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5898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1.5689in"/>
    </style:style>
    <style:style style:name="co14" style:family="table-column">
      <style:table-column-properties fo:break-before="auto" style:column-width="1.5362in"/>
    </style:style>
    <style:style style:name="co15" style:family="table-column">
      <style:table-column-properties fo:break-before="auto" style:column-width="1.4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9" table:style-name="ta1">
        <table:shapes>
          <draw:frame draw:z-index="0" draw:style-name="gr1" draw:text-style-name="P1" svg:width="9.7236in" svg:height="5.4744in" svg:x="1.9661in" svg:y="2.3949in">
            <draw:object draw:notify-on-update-of-ranges="tfoot9.B1:tfoot9.MI1 tfoot9.B1:tfoot9.MI1 tfoot9.A6:tfoot9.A6 tfoot9.B6:tfoot9.MI6 tfoot9.B1:tfoot9.MI1 tfoot9.A8:tfoot9.A8 tfoot9.B8:tfoot9.M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7" table:number-columns-repeated="1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34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column table:style-name="co4" table:default-cell-style-name="Default"/>
        <table:table-column table:style-name="co7" table:number-columns-repeated="8" table:default-cell-style-name="Default"/>
        <table:table-column table:style-name="co9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" table:default-cell-style-name="Default"/>
        <table:table-column table:style-name="co4" table:default-cell-style-name="Default"/>
        <table:table-column table:style-name="co7" table:number-columns-repeated="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17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3809967041" calcext:value-type="float">
            <text:p>0.066713809967041</text:p>
          </table:table-cell>
          <table:table-cell office:value-type="float" office:value="0.100070714950562" calcext:value-type="float">
            <text:p>0.100070714950562</text:p>
          </table:table-cell>
          <table:table-cell office:value-type="float" office:value="0.133427381515503" calcext:value-type="float">
            <text:p>0.133427381515503</text:p>
          </table:table-cell>
          <table:table-cell office:value-type="float" office:value="0.166784286499023" calcext:value-type="float">
            <text:p>0.166784286499023</text:p>
          </table:table-cell>
          <table:table-cell office:value-type="float" office:value="0.200141191482544" calcext:value-type="float">
            <text:p>0.200141191482544</text:p>
          </table:table-cell>
          <table:table-cell office:value-type="float" office:value="0.233497858047485" calcext:value-type="float">
            <text:p>0.233497858047485</text:p>
          </table:table-cell>
          <table:table-cell office:value-type="float" office:value="0.300211429595947" calcext:value-type="float">
            <text:p>0.300211429595947</text:p>
          </table:table-cell>
          <table:table-cell office:value-type="float" office:value="0.333568572998047" calcext:value-type="float">
            <text:p>0.333568572998047</text:p>
          </table:table-cell>
          <table:table-cell office:value-type="float" office:value="0.366925239562988" calcext:value-type="float">
            <text:p>0.366925239562988</text:p>
          </table:table-cell>
          <table:table-cell office:value-type="float" office:value="0.400282144546509" calcext:value-type="float">
            <text:p>0.400282144546509</text:p>
          </table:table-cell>
          <table:table-cell office:value-type="float" office:value="0.43363881111145" calcext:value-type="float">
            <text:p>0.43363881111145</text:p>
          </table:table-cell>
          <table:table-cell office:value-type="float" office:value="0.466995716094971" calcext:value-type="float">
            <text:p>0.466995716094971</text:p>
          </table:table-cell>
          <table:table-cell office:value-type="float" office:value="0.500352382659912" calcext:value-type="float">
            <text:p>0.500352382659912</text:p>
          </table:table-cell>
          <table:table-cell office:value-type="float" office:value="0.533709287643433" calcext:value-type="float">
            <text:p>0.533709287643433</text:p>
          </table:table-cell>
          <table:table-cell office:value-type="float" office:value="0.600422859191895" calcext:value-type="float">
            <text:p>0.600422859191895</text:p>
          </table:table-cell>
          <table:table-cell office:value-type="float" office:value="0.633779525756836" calcext:value-type="float">
            <text:p>0.633779525756836</text:p>
          </table:table-cell>
          <table:table-cell office:value-type="float" office:value="0.667136430740356" calcext:value-type="float">
            <text:p>0.667136430740356</text:p>
          </table:table-cell>
          <table:table-cell office:value-type="float" office:value="0.733850002288818" calcext:value-type="float">
            <text:p>0.733850002288818</text:p>
          </table:table-cell>
          <table:table-cell office:value-type="float" office:value="0.76720666885376" calcext:value-type="float">
            <text:p>0.76720666885376</text:p>
          </table:table-cell>
          <table:table-cell office:value-type="float" office:value="0.80056357383728" calcext:value-type="float">
            <text:p>0.80056357383728</text:p>
          </table:table-cell>
          <table:table-cell office:value-type="float" office:value="0.867276906967163" calcext:value-type="float">
            <text:p>0.867276906967163</text:p>
          </table:table-cell>
          <table:table-cell office:value-type="float" office:value="0.933990478515625" calcext:value-type="float">
            <text:p>0.933990478515625</text:p>
          </table:table-cell>
          <table:table-cell office:value-type="float" office:value="1.00070762634277" calcext:value-type="float">
            <text:p>1.00070762634277</text:p>
          </table:table-cell>
          <table:table-cell office:value-type="float" office:value="1.06742477416992" calcext:value-type="float">
            <text:p>1.06742477416992</text:p>
          </table:table-cell>
          <table:table-cell office:value-type="float" office:value="1.13414168357849" calcext:value-type="float">
            <text:p>1.13414168357849</text:p>
          </table:table-cell>
          <table:table-cell office:value-type="float" office:value="1.20085906982422" calcext:value-type="float">
            <text:p>1.20085906982422</text:p>
          </table:table-cell>
          <table:table-cell office:value-type="float" office:value="1.26757597923279" calcext:value-type="float">
            <text:p>1.26757597923279</text:p>
          </table:table-cell>
          <table:table-cell office:value-type="float" office:value="1.33429336547852" calcext:value-type="float">
            <text:p>1.33429336547852</text:p>
          </table:table-cell>
          <table:table-cell office:value-type="float" office:value="1.40101051330566" calcext:value-type="float">
            <text:p>1.40101051330566</text:p>
          </table:table-cell>
          <table:table-cell office:value-type="float" office:value="1.46772789955139" calcext:value-type="float">
            <text:p>1.46772789955139</text:p>
          </table:table-cell>
          <table:table-cell office:value-type="float" office:value="1.50108647346497" calcext:value-type="float">
            <text:p>1.50108647346497</text:p>
          </table:table-cell>
          <table:table-cell office:value-type="float" office:value="1.56780385971069" calcext:value-type="float">
            <text:p>1.56780385971069</text:p>
          </table:table-cell>
          <table:table-cell office:value-type="float" office:value="1.60116243362427" calcext:value-type="float">
            <text:p>1.60116243362427</text:p>
          </table:table-cell>
          <table:table-cell office:value-type="float" office:value="1.66787981987" calcext:value-type="float">
            <text:p>1.66787981987</text:p>
          </table:table-cell>
          <table:table-cell office:value-type="float" office:value="1.73459696769714" calcext:value-type="float">
            <text:p>1.73459696769714</text:p>
          </table:table-cell>
          <table:table-cell office:value-type="float" office:value="1.80131435394287" calcext:value-type="float">
            <text:p>1.80131435394287</text:p>
          </table:table-cell>
          <table:table-cell office:value-type="float" office:value="1.8680317401886" calcext:value-type="float">
            <text:p>1.8680317401886</text:p>
          </table:table-cell>
          <table:table-cell office:value-type="float" office:value="1.90139055252075" calcext:value-type="float">
            <text:p>1.90139055252075</text:p>
          </table:table-cell>
          <table:table-cell office:value-type="float" office:value="1.96810841560364" calcext:value-type="float">
            <text:p>1.96810841560364</text:p>
          </table:table-cell>
          <table:table-cell office:value-type="float" office:value="2.03482723236084" calcext:value-type="float">
            <text:p>2.03482723236084</text:p>
          </table:table-cell>
          <table:table-cell office:value-type="float" office:value="2.10154604911804" calcext:value-type="float">
            <text:p>2.10154604911804</text:p>
          </table:table-cell>
          <table:table-cell office:value-type="float" office:value="2.50185966491699" calcext:value-type="float">
            <text:p>2.50185966491699</text:p>
          </table:table-cell>
          <table:table-cell office:value-type="float" office:value="2.56857872009277" calcext:value-type="float">
            <text:p>2.56857872009277</text:p>
          </table:table-cell>
          <table:table-cell office:value-type="float" office:value="2.63529801368713" calcext:value-type="float">
            <text:p>2.63529801368713</text:p>
          </table:table-cell>
          <table:table-cell office:value-type="float" office:value="2.73537683486938" calcext:value-type="float">
            <text:p>2.73537683486938</text:p>
          </table:table-cell>
          <table:table-cell office:value-type="float" office:value="3.43587899208069" calcext:value-type="float">
            <text:p>3.43587899208069</text:p>
          </table:table-cell>
          <table:table-cell office:value-type="float" office:value="3.53594756126404" calcext:value-type="float">
            <text:p>3.53594756126404</text:p>
          </table:table-cell>
          <table:table-cell office:value-type="float" office:value="3.80279684066772" calcext:value-type="float">
            <text:p>3.80279684066772</text:p>
          </table:table-cell>
          <table:table-cell office:value-type="float" office:value="3.86950898170471" calcext:value-type="float">
            <text:p>3.86950898170471</text:p>
          </table:table-cell>
          <table:table-cell office:value-type="float" office:value="3.9362211227417" calcext:value-type="float">
            <text:p>3.9362211227417</text:p>
          </table:table-cell>
          <table:table-cell office:value-type="float" office:value="4.06964778900147" calcext:value-type="float">
            <text:p>4.06964778900147</text:p>
          </table:table-cell>
          <table:table-cell office:value-type="float" office:value="4.10300445556641" calcext:value-type="float">
            <text:p>4.10300445556641</text:p>
          </table:table-cell>
          <table:table-cell office:value-type="float" office:value="4.13636112213135" calcext:value-type="float">
            <text:p>4.13636112213135</text:p>
          </table:table-cell>
          <table:table-cell office:value-type="float" office:value="4.16971778869629" calcext:value-type="float">
            <text:p>4.16971778869629</text:p>
          </table:table-cell>
          <table:table-cell office:value-type="float" office:value="4.20307445526123" calcext:value-type="float">
            <text:p>4.20307445526123</text:p>
          </table:table-cell>
          <table:table-cell office:value-type="float" office:value="4.26978802680969" calcext:value-type="float">
            <text:p>4.26978802680969</text:p>
          </table:table-cell>
          <table:table-cell office:value-type="float" office:value="4.33650135993958" calcext:value-type="float">
            <text:p>4.33650135993958</text:p>
          </table:table-cell>
          <table:table-cell office:value-type="float" office:value="4.40321469306946" calcext:value-type="float">
            <text:p>4.40321469306946</text:p>
          </table:table-cell>
          <table:table-cell office:value-type="float" office:value="4.4365713596344" calcext:value-type="float">
            <text:p>4.4365713596344</text:p>
          </table:table-cell>
          <table:table-cell office:value-type="float" office:value="4.5032844543457" calcext:value-type="float">
            <text:p>4.5032844543457</text:p>
          </table:table-cell>
          <table:table-cell office:value-type="float" office:value="4.53664112091064" calcext:value-type="float">
            <text:p>4.53664112091064</text:p>
          </table:table-cell>
          <table:table-cell office:value-type="float" office:value="4.56999754905701" calcext:value-type="float">
            <text:p>4.56999754905701</text:p>
          </table:table-cell>
          <table:table-cell office:value-type="float" office:value="4.60335445404053" calcext:value-type="float">
            <text:p>4.60335445404053</text:p>
          </table:table-cell>
          <table:table-cell office:value-type="float" office:value="4.63671112060547" calcext:value-type="float">
            <text:p>4.63671112060547</text:p>
          </table:table-cell>
          <table:table-cell office:value-type="float" office:value="4.70342421531677" calcext:value-type="float">
            <text:p>4.70342421531677</text:p>
          </table:table-cell>
          <table:table-cell office:value-type="float" office:value="4.77013731002808" calcext:value-type="float">
            <text:p>4.77013731002808</text:p>
          </table:table-cell>
          <table:table-cell office:value-type="float" office:value="4.80349397659302" calcext:value-type="float">
            <text:p>4.80349397659302</text:p>
          </table:table-cell>
          <table:table-cell office:value-type="float" office:value="4.83685040473938" calcext:value-type="float">
            <text:p>4.83685040473938</text:p>
          </table:table-cell>
          <table:table-cell office:value-type="float" office:value="4.97027707099915" calcext:value-type="float">
            <text:p>4.97027707099915</text:p>
          </table:table-cell>
          <table:table-cell office:value-type="float" office:value="5.00363397598267" calcext:value-type="float">
            <text:p>5.00363397598267</text:p>
          </table:table-cell>
          <table:table-cell office:value-type="float" office:value="5.07034754753113" calcext:value-type="float">
            <text:p>5.07034754753113</text:p>
          </table:table-cell>
          <table:table-cell office:value-type="float" office:value="5.10370445251465" calcext:value-type="float">
            <text:p>5.10370445251465</text:p>
          </table:table-cell>
          <table:table-cell office:value-type="float" office:value="5.13706111907959" calcext:value-type="float">
            <text:p>5.13706111907959</text:p>
          </table:table-cell>
          <table:table-cell office:value-type="float" office:value="5.17041802406311" calcext:value-type="float">
            <text:p>5.17041802406311</text:p>
          </table:table-cell>
          <table:table-cell office:value-type="float" office:value="5.20377469062805" calcext:value-type="float">
            <text:p>5.20377469062805</text:p>
          </table:table-cell>
          <table:table-cell office:value-type="float" office:value="5.23713159561157" calcext:value-type="float">
            <text:p>5.23713159561157</text:p>
          </table:table-cell>
          <table:table-cell office:value-type="float" office:value="5.27048850059509" calcext:value-type="float">
            <text:p>5.27048850059509</text:p>
          </table:table-cell>
          <table:table-cell office:value-type="float" office:value="5.30384516716003" calcext:value-type="float">
            <text:p>5.30384516716003</text:p>
          </table:table-cell>
          <table:table-cell office:value-type="float" office:value="5.3705587387085" calcext:value-type="float">
            <text:p>5.3705587387085</text:p>
          </table:table-cell>
          <table:table-cell office:value-type="float" office:value="5.40391564369202" calcext:value-type="float">
            <text:p>5.40391564369202</text:p>
          </table:table-cell>
          <table:table-cell office:value-type="float" office:value="5.70412635803223" calcext:value-type="float">
            <text:p>5.70412635803223</text:p>
          </table:table-cell>
          <table:table-cell office:value-type="float" office:value="5.77083969116211" calcext:value-type="float">
            <text:p>5.77083969116211</text:p>
          </table:table-cell>
          <table:table-cell office:value-type="float" office:value="5.83755302429199" calcext:value-type="float">
            <text:p>5.83755302429199</text:p>
          </table:table-cell>
          <table:table-cell office:value-type="float" office:value="6.40462136268616" calcext:value-type="float">
            <text:p>6.40462136268616</text:p>
          </table:table-cell>
          <table:table-cell office:value-type="float" office:value="6.43797826766968" calcext:value-type="float">
            <text:p>6.43797826766968</text:p>
          </table:table-cell>
          <table:table-cell office:value-type="float" office:value="6.47133564949036" calcext:value-type="float">
            <text:p>6.47133564949036</text:p>
          </table:table-cell>
          <table:table-cell office:value-type="float" office:value="6.50469255447388" calcext:value-type="float">
            <text:p>6.50469255447388</text:p>
          </table:table-cell>
          <table:table-cell office:value-type="float" office:value="6.70483422279358" calcext:value-type="float">
            <text:p>6.70483422279358</text:p>
          </table:table-cell>
          <table:table-cell office:value-type="float" office:value="6.7715482711792" calcext:value-type="float">
            <text:p>6.7715482711792</text:p>
          </table:table-cell>
          <table:table-cell office:value-type="float" office:value="6.87161922454834" calcext:value-type="float">
            <text:p>6.87161922454834</text:p>
          </table:table-cell>
          <table:table-cell office:value-type="float" office:value="6.90497612953186" calcext:value-type="float">
            <text:p>6.90497612953186</text:p>
          </table:table-cell>
          <table:table-cell office:value-type="float" office:value="6.93833303451538" calcext:value-type="float">
            <text:p>6.93833303451538</text:p>
          </table:table-cell>
          <table:table-cell office:value-type="float" office:value="7.00504875183106" calcext:value-type="float">
            <text:p>7.00504875183106</text:p>
          </table:table-cell>
          <table:table-cell office:value-type="float" office:value="7.03840637207031" calcext:value-type="float">
            <text:p>7.03840637207031</text:p>
          </table:table-cell>
          <table:table-cell office:value-type="float" office:value="7.07176399230957" calcext:value-type="float">
            <text:p>7.07176399230957</text:p>
          </table:table-cell>
          <table:table-cell office:value-type="float" office:value="7.13847970962524" calcext:value-type="float">
            <text:p>7.13847970962524</text:p>
          </table:table-cell>
          <table:table-cell office:value-type="float" office:value="7.1718373298645" calcext:value-type="float">
            <text:p>7.1718373298645</text:p>
          </table:table-cell>
          <table:table-cell office:value-type="float" office:value="7.20519518852234" calcext:value-type="float">
            <text:p>7.20519518852234</text:p>
          </table:table-cell>
          <table:table-cell office:value-type="float" office:value="7.2385528087616" calcext:value-type="float">
            <text:p>7.2385528087616</text:p>
          </table:table-cell>
          <table:table-cell office:value-type="float" office:value="7.27191042900085" calcext:value-type="float">
            <text:p>7.27191042900085</text:p>
          </table:table-cell>
          <table:table-cell office:value-type="float" office:value="7.30526852607727" calcext:value-type="float">
            <text:p>7.30526852607727</text:p>
          </table:table-cell>
          <table:table-cell office:value-type="float" office:value="7.40534162521362" calcext:value-type="float">
            <text:p>7.40534162521362</text:p>
          </table:table-cell>
          <table:table-cell office:value-type="float" office:value="7.57213044166565" calcext:value-type="float">
            <text:p>7.57213044166565</text:p>
          </table:table-cell>
          <table:table-cell office:value-type="float" office:value="7.63884615898132" calcext:value-type="float">
            <text:p>7.63884615898132</text:p>
          </table:table-cell>
          <table:table-cell office:value-type="float" office:value="7.67220401763916" calcext:value-type="float">
            <text:p>7.67220401763916</text:p>
          </table:table-cell>
          <table:table-cell office:value-type="float" office:value="7.73891949653626" calcext:value-type="float">
            <text:p>7.73891949653626</text:p>
          </table:table-cell>
          <table:table-cell office:value-type="float" office:value="7.80563521385193" calcext:value-type="float">
            <text:p>7.80563521385193</text:p>
          </table:table-cell>
          <table:table-cell office:value-type="float" office:value="7.87235069274902" calcext:value-type="float">
            <text:p>7.87235069274902</text:p>
          </table:table-cell>
          <table:table-cell office:value-type="float" office:value="7.93906617164612" calcext:value-type="float">
            <text:p>7.93906617164612</text:p>
          </table:table-cell>
          <table:table-cell office:value-type="float" office:value="8.005779504776" calcext:value-type="float">
            <text:p>8.005779504776</text:p>
          </table:table-cell>
          <table:table-cell office:value-type="float" office:value="8.37270069122314" calcext:value-type="float">
            <text:p>8.37270069122314</text:p>
          </table:table-cell>
          <table:table-cell office:value-type="float" office:value="8.50612664222717" calcext:value-type="float">
            <text:p>8.50612664222717</text:p>
          </table:table-cell>
          <table:table-cell office:value-type="float" office:value="8.5728394985199" calcext:value-type="float">
            <text:p>8.5728394985199</text:p>
          </table:table-cell>
          <table:table-cell office:value-type="float" office:value="8.63955211639404" calcext:value-type="float">
            <text:p>8.63955211639404</text:p>
          </table:table-cell>
          <table:table-cell office:value-type="float" office:value="8.70626497268677" calcext:value-type="float">
            <text:p>8.70626497268677</text:p>
          </table:table-cell>
          <table:table-cell office:value-type="float" office:value="8.97311592102051" calcext:value-type="float">
            <text:p>8.97311592102051</text:p>
          </table:table-cell>
          <table:table-cell office:value-type="float" office:value="9.00647211074829" calcext:value-type="float">
            <text:p>9.00647211074829</text:p>
          </table:table-cell>
          <table:table-cell office:value-type="float" office:value="9.03982853889465" calcext:value-type="float">
            <text:p>9.03982853889465</text:p>
          </table:table-cell>
          <table:table-cell office:value-type="float" office:value="9.07318472862244" calcext:value-type="float">
            <text:p>9.07318472862244</text:p>
          </table:table-cell>
          <table:table-cell office:value-type="float" office:value="9.1065411567688" calcext:value-type="float">
            <text:p>9.1065411567688</text:p>
          </table:table-cell>
          <table:table-cell office:value-type="float" office:value="9.13989734649658" calcext:value-type="float">
            <text:p>9.13989734649658</text:p>
          </table:table-cell>
          <table:table-cell office:value-type="float" office:value="9.20660996437073" calcext:value-type="float">
            <text:p>9.20660996437073</text:p>
          </table:table-cell>
          <table:table-cell office:value-type="float" office:value="9.23996639251709" calcext:value-type="float">
            <text:p>9.23996639251709</text:p>
          </table:table-cell>
          <table:table-cell office:value-type="float" office:value="9.27332258224487" calcext:value-type="float">
            <text:p>9.27332258224487</text:p>
          </table:table-cell>
          <table:table-cell office:value-type="float" office:value="9.30667877197266" calcext:value-type="float">
            <text:p>9.30667877197266</text:p>
          </table:table-cell>
          <table:table-cell office:value-type="float" office:value="9.34003520011902" calcext:value-type="float">
            <text:p>9.34003520011902</text:p>
          </table:table-cell>
          <table:table-cell office:value-type="float" office:value="9.44010376930237" calcext:value-type="float">
            <text:p>9.44010376930237</text:p>
          </table:table-cell>
          <table:table-cell office:value-type="float" office:value="9.47345995903015" calcext:value-type="float">
            <text:p>9.47345995903015</text:p>
          </table:table-cell>
          <table:table-cell office:value-type="float" office:value="9.50681614875793" calcext:value-type="float">
            <text:p>9.50681614875793</text:p>
          </table:table-cell>
          <table:table-cell office:value-type="float" office:value="9.5401725769043" calcext:value-type="float">
            <text:p>9.5401725769043</text:p>
          </table:table-cell>
          <table:table-cell office:value-type="float" office:value="9.57352876663208" calcext:value-type="float">
            <text:p>9.57352876663208</text:p>
          </table:table-cell>
          <table:table-cell office:value-type="float" office:value="9.60688495635986" calcext:value-type="float">
            <text:p>9.60688495635986</text:p>
          </table:table-cell>
          <table:table-cell office:value-type="float" office:value="9.67359733581543" calcext:value-type="float">
            <text:p>9.67359733581543</text:p>
          </table:table-cell>
          <table:table-cell office:value-type="float" office:value="9.740309715271" calcext:value-type="float">
            <text:p>9.740309715271</text:p>
          </table:table-cell>
          <table:table-cell office:value-type="float" office:value="9.80702209472656" calcext:value-type="float">
            <text:p>9.80702209472656</text:p>
          </table:table-cell>
          <table:table-cell office:value-type="float" office:value="9.87373423576355" calcext:value-type="float">
            <text:p>9.87373423576355</text:p>
          </table:table-cell>
          <table:table-cell office:value-type="float" office:value="10.1739552021027" calcext:value-type="float">
            <text:p>10.1739552021027</text:p>
          </table:table-cell>
          <table:table-cell office:value-type="float" office:value="10.2406721115112" calcext:value-type="float">
            <text:p>10.2406721115112</text:p>
          </table:table-cell>
          <table:table-cell office:value-type="float" office:value="10.2740306854248" calcext:value-type="float">
            <text:p>10.2740306854248</text:p>
          </table:table-cell>
          <table:table-cell office:value-type="float" office:value="10.3073890209198" calcext:value-type="float">
            <text:p>10.3073890209198</text:p>
          </table:table-cell>
          <table:table-cell office:value-type="float" office:value="10.3407475948334" calcext:value-type="float">
            <text:p>10.3407475948334</text:p>
          </table:table-cell>
          <table:table-cell office:value-type="float" office:value="10.4074647426605" calcext:value-type="float">
            <text:p>10.4074647426605</text:p>
          </table:table-cell>
          <table:table-cell office:value-type="float" office:value="10.5408987998962" calcext:value-type="float">
            <text:p>10.5408987998962</text:p>
          </table:table-cell>
          <table:table-cell office:value-type="float" office:value="11.5416395664215" calcext:value-type="float">
            <text:p>11.5416395664215</text:p>
          </table:table-cell>
          <table:table-cell office:value-type="float" office:value="11.5749971866608" calcext:value-type="float">
            <text:p>11.5749971866608</text:p>
          </table:table-cell>
          <table:table-cell office:value-type="float" office:value="11.6083545684814" calcext:value-type="float">
            <text:p>11.6083545684814</text:p>
          </table:table-cell>
          <table:table-cell office:value-type="float" office:value="11.6417121887207" calcext:value-type="float">
            <text:p>11.6417121887207</text:p>
          </table:table-cell>
          <table:table-cell office:value-type="float" office:value="11.8418581485748" calcext:value-type="float">
            <text:p>11.8418581485748</text:p>
          </table:table-cell>
          <table:table-cell office:value-type="float" office:value="11.9085736274719" calcext:value-type="float">
            <text:p>11.9085736274719</text:p>
          </table:table-cell>
          <table:table-cell office:value-type="float" office:value="11.9419312477112" calcext:value-type="float">
            <text:p>11.9419312477112</text:p>
          </table:table-cell>
          <table:table-cell office:value-type="float" office:value="12.0086450576782" calcext:value-type="float">
            <text:p>12.0086450576782</text:p>
          </table:table-cell>
          <table:table-cell office:value-type="float" office:value="12.0753591060638" calcext:value-type="float">
            <text:p>12.0753591060638</text:p>
          </table:table-cell>
          <table:table-cell office:value-type="float" office:value="12.1087160110474" calcext:value-type="float">
            <text:p>12.1087160110474</text:p>
          </table:table-cell>
          <table:table-cell office:value-type="float" office:value="12.1420729160309" calcext:value-type="float">
            <text:p>12.1420729160309</text:p>
          </table:table-cell>
          <table:table-cell office:value-type="float" office:value="12.1754298210144" calcext:value-type="float">
            <text:p>12.1754298210144</text:p>
          </table:table-cell>
          <table:table-cell office:value-type="float" office:value="12.2087867259979" calcext:value-type="float">
            <text:p>12.2087867259979</text:p>
          </table:table-cell>
          <table:table-cell office:value-type="float" office:value="12.2421436309814" calcext:value-type="float">
            <text:p>12.2421436309814</text:p>
          </table:table-cell>
          <table:table-cell office:value-type="float" office:value="12.275500535965" calcext:value-type="float">
            <text:p>12.275500535965</text:p>
          </table:table-cell>
          <table:table-cell office:value-type="float" office:value="12.3088574409485" calcext:value-type="float">
            <text:p>12.3088574409485</text:p>
          </table:table-cell>
          <table:table-cell office:value-type="float" office:value="12.342214345932" calcext:value-type="float">
            <text:p>12.342214345932</text:p>
          </table:table-cell>
          <table:table-cell office:value-type="float" office:value="12.3755714893341" calcext:value-type="float">
            <text:p>12.3755714893341</text:p>
          </table:table-cell>
          <table:table-cell office:value-type="float" office:value="12.408928155899" calcext:value-type="float">
            <text:p>12.408928155899</text:p>
          </table:table-cell>
          <table:table-cell office:value-type="float" office:value="12.4422850608826" calcext:value-type="float">
            <text:p>12.4422850608826</text:p>
          </table:table-cell>
          <table:table-cell office:value-type="float" office:value="12.7424967288971" calcext:value-type="float">
            <text:p>12.7424967288971</text:p>
          </table:table-cell>
          <table:table-cell office:value-type="float" office:value="12.8092103004456" calcext:value-type="float">
            <text:p>12.8092103004456</text:p>
          </table:table-cell>
          <table:table-cell office:value-type="float" office:value="13.4763398170471" calcext:value-type="float">
            <text:p>13.4763398170471</text:p>
          </table:table-cell>
          <table:table-cell office:value-type="float" office:value="14.1768190860748" calcext:value-type="float">
            <text:p>14.1768190860748</text:p>
          </table:table-cell>
          <table:table-cell office:value-type="float" office:value="14.210175037384" calcext:value-type="float">
            <text:p>14.210175037384</text:p>
          </table:table-cell>
          <table:table-cell office:value-type="float" office:value="14.2435309886932" calcext:value-type="float">
            <text:p>14.2435309886932</text:p>
          </table:table-cell>
          <table:table-cell office:value-type="float" office:value="14.276887178421" calcext:value-type="float">
            <text:p>14.276887178421</text:p>
          </table:table-cell>
          <table:table-cell office:value-type="float" office:value="14.3102431297302" calcext:value-type="float">
            <text:p>14.3102431297302</text:p>
          </table:table-cell>
          <table:table-cell office:value-type="float" office:value="14.3769547939301" calcext:value-type="float">
            <text:p>14.3769547939301</text:p>
          </table:table-cell>
          <table:table-cell office:value-type="float" office:value="14.4103107452393" calcext:value-type="float">
            <text:p>14.4103107452393</text:p>
          </table:table-cell>
          <table:table-cell office:value-type="float" office:value="14.4436666965485" calcext:value-type="float">
            <text:p>14.4436666965485</text:p>
          </table:table-cell>
          <table:table-cell office:value-type="float" office:value="14.4770224094391" calcext:value-type="float">
            <text:p>14.4770224094391</text:p>
          </table:table-cell>
          <table:table-cell office:value-type="float" office:value="14.5103783607483" calcext:value-type="float">
            <text:p>14.5103783607483</text:p>
          </table:table-cell>
          <table:table-cell office:value-type="float" office:value="14.5770900249481" calcext:value-type="float">
            <text:p>14.5770900249481</text:p>
          </table:table-cell>
          <table:table-cell office:value-type="float" office:value="14.6438016891479" calcext:value-type="float">
            <text:p>14.6438016891479</text:p>
          </table:table-cell>
          <table:table-cell office:value-type="float" office:value="14.7105131149292" calcext:value-type="float">
            <text:p>14.7105131149292</text:p>
          </table:table-cell>
          <table:table-cell office:value-type="float" office:value="14.777224779129" calcext:value-type="float">
            <text:p>14.777224779129</text:p>
          </table:table-cell>
          <table:table-cell office:value-type="float" office:value="14.8439362049103" calcext:value-type="float">
            <text:p>14.8439362049103</text:p>
          </table:table-cell>
          <table:table-cell office:value-type="float" office:value="14.9106476306915" calcext:value-type="float">
            <text:p>14.9106476306915</text:p>
          </table:table-cell>
          <table:table-cell office:value-type="float" office:value="14.9773607254028" calcext:value-type="float">
            <text:p>14.9773607254028</text:p>
          </table:table-cell>
          <table:table-cell office:value-type="float" office:value="15.0440754890442" calcext:value-type="float">
            <text:p>15.0440754890442</text:p>
          </table:table-cell>
          <table:table-cell office:value-type="float" office:value="15.3109357357025" calcext:value-type="float">
            <text:p>15.3109357357025</text:p>
          </table:table-cell>
          <table:table-cell office:value-type="float" office:value="15.3776504993439" calcext:value-type="float">
            <text:p>15.3776504993439</text:p>
          </table:table-cell>
          <table:table-cell office:value-type="float" office:value="15.4110081195831" calcext:value-type="float">
            <text:p>15.4110081195831</text:p>
          </table:table-cell>
          <table:table-cell office:value-type="float" office:value="15.4777233600616" calcext:value-type="float">
            <text:p>15.4777233600616</text:p>
          </table:table-cell>
          <table:table-cell office:value-type="float" office:value="15.544438123703" calcext:value-type="float">
            <text:p>15.544438123703</text:p>
          </table:table-cell>
          <table:table-cell office:value-type="float" office:value="15.6111531257629" calcext:value-type="float">
            <text:p>15.6111531257629</text:p>
          </table:table-cell>
          <table:table-cell office:value-type="float" office:value="15.6778683662415" calcext:value-type="float">
            <text:p>15.6778683662415</text:p>
          </table:table-cell>
          <table:table-cell office:value-type="float" office:value="15.74458360672" calcext:value-type="float">
            <text:p>15.74458360672</text:p>
          </table:table-cell>
          <table:table-cell office:value-type="float" office:value="15.8112986087799" calcext:value-type="float">
            <text:p>15.8112986087799</text:p>
          </table:table-cell>
          <table:table-cell office:value-type="float" office:value="15.8446559906006" calcext:value-type="float">
            <text:p>15.8446559906006</text:p>
          </table:table-cell>
          <table:table-cell office:value-type="float" office:value="16.1782422065735" calcext:value-type="float">
            <text:p>16.1782422065735</text:p>
          </table:table-cell>
          <table:table-cell office:value-type="float" office:value="16.2116014957428" calcext:value-type="float">
            <text:p>16.2116014957428</text:p>
          </table:table-cell>
          <table:table-cell office:value-type="float" office:value="16.2449605464935" calcext:value-type="float">
            <text:p>16.2449605464935</text:p>
          </table:table-cell>
          <table:table-cell office:value-type="float" office:value="16.2783193588257" calcext:value-type="float">
            <text:p>16.2783193588257</text:p>
          </table:table-cell>
          <table:table-cell office:value-type="float" office:value="16.311678647995" calcext:value-type="float">
            <text:p>16.311678647995</text:p>
          </table:table-cell>
          <table:table-cell office:value-type="float" office:value="16.3450376987457" calcext:value-type="float">
            <text:p>16.3450376987457</text:p>
          </table:table-cell>
          <table:table-cell office:value-type="float" office:value="16.3783967494965" calcext:value-type="float">
            <text:p>16.3783967494965</text:p>
          </table:table-cell>
          <table:table-cell office:value-type="float" office:value="16.4117560386658" calcext:value-type="float">
            <text:p>16.4117560386658</text:p>
          </table:table-cell>
          <table:table-cell office:value-type="float" office:value="16.4451150894165" calcext:value-type="float">
            <text:p>16.4451150894165</text:p>
          </table:table-cell>
          <table:table-cell office:value-type="float" office:value="16.4784741401672" calcext:value-type="float">
            <text:p>16.4784741401672</text:p>
          </table:table-cell>
          <table:table-cell office:value-type="float" office:value="16.6452701091766" calcext:value-type="float">
            <text:p>16.6452701091766</text:p>
          </table:table-cell>
          <table:table-cell office:value-type="float" office:value="16.6786293983459" calcext:value-type="float">
            <text:p>16.6786293983459</text:p>
          </table:table-cell>
          <table:table-cell office:value-type="float" office:value="16.745347738266" calcext:value-type="float">
            <text:p>16.745347738266</text:p>
          </table:table-cell>
          <table:table-cell office:value-type="float" office:value="16.8120663166046" calcext:value-type="float">
            <text:p>16.8120663166046</text:p>
          </table:table-cell>
          <table:table-cell office:value-type="float" office:value="16.8454256057739" calcext:value-type="float">
            <text:p>16.8454256057739</text:p>
          </table:table-cell>
          <table:table-cell office:value-type="float" office:value="16.9121441841126" calcext:value-type="float">
            <text:p>16.9121441841126</text:p>
          </table:table-cell>
          <table:table-cell office:value-type="float" office:value="16.9788618087769" calcext:value-type="float">
            <text:p>16.9788618087769</text:p>
          </table:table-cell>
          <table:table-cell office:value-type="float" office:value="17.0122203826904" calcext:value-type="float">
            <text:p>17.0122203826904</text:p>
          </table:table-cell>
          <table:table-cell office:value-type="float" office:value="17.0789375305176" calcext:value-type="float">
            <text:p>17.0789375305176</text:p>
          </table:table-cell>
          <table:table-cell office:value-type="float" office:value="17.1456546783447" calcext:value-type="float">
            <text:p>17.1456546783447</text:p>
          </table:table-cell>
          <table:table-cell office:value-type="float" office:value="17.2123718261719" calcext:value-type="float">
            <text:p>17.2123718261719</text:p>
          </table:table-cell>
          <table:table-cell office:value-type="float" office:value="17.2790892124176" calcext:value-type="float">
            <text:p>17.2790892124176</text:p>
          </table:table-cell>
          <table:table-cell office:value-type="float" office:value="17.3124477863312" calcext:value-type="float">
            <text:p>17.3124477863312</text:p>
          </table:table-cell>
          <table:table-cell office:value-type="float" office:value="17.3458065986633" calcext:value-type="float">
            <text:p>17.3458065986633</text:p>
          </table:table-cell>
          <table:table-cell office:value-type="float" office:value="17.3791651725769" calcext:value-type="float">
            <text:p>17.3791651725769</text:p>
          </table:table-cell>
          <table:table-cell office:value-type="float" office:value="17.4125239849091" calcext:value-type="float">
            <text:p>17.4125239849091</text:p>
          </table:table-cell>
          <table:table-cell office:value-type="float" office:value="17.4458825588226" calcext:value-type="float">
            <text:p>17.4458825588226</text:p>
          </table:table-cell>
          <table:table-cell office:value-type="float" office:value="17.4792413711548" calcext:value-type="float">
            <text:p>17.4792413711548</text:p>
          </table:table-cell>
          <table:table-cell office:value-type="float" office:value="17.5125999450684" calcext:value-type="float">
            <text:p>17.5125999450684</text:p>
          </table:table-cell>
          <table:table-cell office:value-type="float" office:value="17.5793175697327" calcext:value-type="float">
            <text:p>17.5793175697327</text:p>
          </table:table-cell>
          <table:table-cell office:value-type="float" office:value="17.6126763820648" calcext:value-type="float">
            <text:p>17.6126763820648</text:p>
          </table:table-cell>
          <table:table-cell office:value-type="float" office:value="17.6460349559784" calcext:value-type="float">
            <text:p>17.6460349559784</text:p>
          </table:table-cell>
          <table:table-cell office:value-type="float" office:value="17.6793940067291" calcext:value-type="float">
            <text:p>17.6793940067291</text:p>
          </table:table-cell>
          <table:table-cell office:value-type="float" office:value="17.7127525806427" calcext:value-type="float">
            <text:p>17.7127525806427</text:p>
          </table:table-cell>
          <table:table-cell office:value-type="float" office:value="17.7461113929749" calcext:value-type="float">
            <text:p>17.7461113929749</text:p>
          </table:table-cell>
          <table:table-cell office:value-type="float" office:value="17.779470205307" calcext:value-type="float">
            <text:p>17.779470205307</text:p>
          </table:table-cell>
          <table:table-cell office:value-type="float" office:value="17.8128292560577" calcext:value-type="float">
            <text:p>17.8128292560577</text:p>
          </table:table-cell>
          <table:table-cell office:value-type="float" office:value="17.8461878299713" calcext:value-type="float">
            <text:p>17.8461878299713</text:p>
          </table:table-cell>
          <table:table-cell office:value-type="float" office:value="17.8795466423035" calcext:value-type="float">
            <text:p>17.8795466423035</text:p>
          </table:table-cell>
          <table:table-cell office:value-type="float" office:value="17.9129056930542" calcext:value-type="float">
            <text:p>17.9129056930542</text:p>
          </table:table-cell>
          <table:table-cell office:value-type="float" office:value="17.9462645053864" calcext:value-type="float">
            <text:p>17.9462645053864</text:p>
          </table:table-cell>
          <table:table-cell office:value-type="float" office:value="17.9796233177185" calcext:value-type="float">
            <text:p>17.9796233177185</text:p>
          </table:table-cell>
          <table:table-cell office:value-type="float" office:value="18.0129823684692" calcext:value-type="float">
            <text:p>18.0129823684692</text:p>
          </table:table-cell>
          <table:table-cell office:value-type="float" office:value="18.0463411808014" calcext:value-type="float">
            <text:p>18.0463411808014</text:p>
          </table:table-cell>
          <table:table-cell office:value-type="float" office:value="18.0797002315521" calcext:value-type="float">
            <text:p>18.0797002315521</text:p>
          </table:table-cell>
          <table:table-cell office:value-type="float" office:value="18.1130592823029" calcext:value-type="float">
            <text:p>18.1130592823029</text:p>
          </table:table-cell>
          <table:table-cell office:value-type="float" office:value="18.1464183330536" calcext:value-type="float">
            <text:p>18.1464183330536</text:p>
          </table:table-cell>
          <table:table-cell office:value-type="float" office:value="18.1797771453857" calcext:value-type="float">
            <text:p>18.1797771453857</text:p>
          </table:table-cell>
          <table:table-cell office:value-type="float" office:value="18.2131364345551" calcext:value-type="float">
            <text:p>18.2131364345551</text:p>
          </table:table-cell>
          <table:table-cell office:value-type="float" office:value="18.2464952468872" calcext:value-type="float">
            <text:p>18.2464952468872</text:p>
          </table:table-cell>
          <table:table-cell office:value-type="float" office:value="18.2798542976379" calcext:value-type="float">
            <text:p>18.2798542976379</text:p>
          </table:table-cell>
          <table:table-cell office:value-type="float" office:value="18.3132135868073" calcext:value-type="float">
            <text:p>18.3132135868073</text:p>
          </table:table-cell>
          <table:table-cell office:value-type="float" office:value="18.346572637558" calcext:value-type="float">
            <text:p>18.346572637558</text:p>
          </table:table-cell>
          <table:table-cell office:value-type="float" office:value="18.3799314498901" calcext:value-type="float">
            <text:p>18.3799314498901</text:p>
          </table:table-cell>
          <table:table-cell office:value-type="float" office:value="18.4132907390594" calcext:value-type="float">
            <text:p>18.4132907390594</text:p>
          </table:table-cell>
          <table:table-cell office:value-type="float" office:value="18.4466497898102" calcext:value-type="float">
            <text:p>18.4466497898102</text:p>
          </table:table-cell>
          <table:table-cell office:value-type="float" office:value="18.5133683681488" calcext:value-type="float">
            <text:p>18.5133683681488</text:p>
          </table:table-cell>
          <table:table-cell office:value-type="float" office:value="18.5467274188995" calcext:value-type="float">
            <text:p>18.5467274188995</text:p>
          </table:table-cell>
          <table:table-cell office:value-type="float" office:value="18.6134459972382" calcext:value-type="float">
            <text:p>18.6134459972382</text:p>
          </table:table-cell>
          <table:table-cell office:value-type="float" office:value="18.6801643371582" calcext:value-type="float">
            <text:p>18.6801643371582</text:p>
          </table:table-cell>
          <table:table-cell office:value-type="float" office:value="18.7468829154968" calcext:value-type="float">
            <text:p>18.7468829154968</text:p>
          </table:table-cell>
          <table:table-cell office:value-type="float" office:value="18.8136014938355" calcext:value-type="float">
            <text:p>18.8136014938355</text:p>
          </table:table-cell>
          <table:table-cell office:value-type="float" office:value="18.8803200721741" calcext:value-type="float">
            <text:p>18.8803200721741</text:p>
          </table:table-cell>
          <table:table-cell office:value-type="float" office:value="18.913679599762" calcext:value-type="float">
            <text:p>18.913679599762</text:p>
          </table:table-cell>
          <table:table-cell office:value-type="float" office:value="18.9470388889313" calcext:value-type="float">
            <text:p>18.9470388889313</text:p>
          </table:table-cell>
          <table:table-cell office:value-type="float" office:value="18.9803953170776" calcext:value-type="float">
            <text:p>18.9803953170776</text:p>
          </table:table-cell>
          <table:table-cell office:value-type="float" office:value="19.0137515068054" calcext:value-type="float">
            <text:p>19.0137515068054</text:p>
          </table:table-cell>
          <table:table-cell office:value-type="float" office:value="19.0804641246796" calcext:value-type="float">
            <text:p>19.0804641246796</text:p>
          </table:table-cell>
          <table:table-cell office:value-type="float" office:value="19.1471767425537" calcext:value-type="float">
            <text:p>19.1471767425537</text:p>
          </table:table-cell>
          <table:table-cell office:value-type="float" office:value="19.2138895988464" calcext:value-type="float">
            <text:p>19.2138895988464</text:p>
          </table:table-cell>
          <table:table-cell office:value-type="float" office:value="19.280601978302" calcext:value-type="float">
            <text:p>19.280601978302</text:p>
          </table:table-cell>
          <table:table-cell office:value-type="float" office:value="19.3473145961761" calcext:value-type="float">
            <text:p>19.3473145961761</text:p>
          </table:table-cell>
          <table:table-cell office:value-type="float" office:value="19.4140269756317" calcext:value-type="float">
            <text:p>19.4140269756317</text:p>
          </table:table-cell>
          <table:table-cell office:value-type="float" office:value="19.4807395935059" calcext:value-type="float">
            <text:p>19.4807395935059</text:p>
          </table:table-cell>
          <table:table-cell office:value-type="float" office:value="19.5474519729614" calcext:value-type="float">
            <text:p>19.5474519729614</text:p>
          </table:table-cell>
          <table:table-cell office:value-type="float" office:value="19.614164352417" calcext:value-type="float">
            <text:p>19.614164352417</text:p>
          </table:table-cell>
          <table:table-cell office:value-type="float" office:value="19.680876493454" calcext:value-type="float">
            <text:p>19.680876493454</text:p>
          </table:table-cell>
          <table:table-cell office:value-type="float" office:value="19.7142326831818" calcext:value-type="float">
            <text:p>19.7142326831818</text:p>
          </table:table-cell>
          <table:table-cell office:value-type="float" office:value="19.7809450626373" calcext:value-type="float">
            <text:p>19.7809450626373</text:p>
          </table:table-cell>
          <table:table-cell office:value-type="float" office:value="19.8143010139465" calcext:value-type="float">
            <text:p>19.8143010139465</text:p>
          </table:table-cell>
          <table:table-cell office:value-type="float" office:value="19.8476574420929" calcext:value-type="float">
            <text:p>19.8476574420929</text:p>
          </table:table-cell>
          <table:table-cell office:value-type="float" office:value="19.8810136318207" calcext:value-type="float">
            <text:p>19.8810136318207</text:p>
          </table:table-cell>
          <table:table-cell office:value-type="float" office:value="19.9477257728577" calcext:value-type="float">
            <text:p>19.9477257728577</text:p>
          </table:table-cell>
          <table:table-cell office:value-type="float" office:value="19.9810831546783" calcext:value-type="float">
            <text:p>19.9810831546783</text:p>
          </table:table-cell>
          <table:table-cell office:value-type="float" office:value="20.0477976799011" calcext:value-type="float">
            <text:p>20.0477976799011</text:p>
          </table:table-cell>
          <table:table-cell office:value-type="float" office:value="20.1478698253632" calcext:value-type="float">
            <text:p>20.1478698253632</text:p>
          </table:table-cell>
          <table:table-cell office:value-type="float" office:value="20.1812269687653" calcext:value-type="float">
            <text:p>20.1812269687653</text:p>
          </table:table-cell>
          <table:table-cell office:value-type="float" office:value="20.2479417324066" calcext:value-type="float">
            <text:p>20.2479417324066</text:p>
          </table:table-cell>
          <table:table-cell office:value-type="float" office:value="20.3146562576294" calcext:value-type="float">
            <text:p>20.3146562576294</text:p>
          </table:table-cell>
          <table:table-cell office:value-type="float" office:value="20.3480136394501" calcext:value-type="float">
            <text:p>20.3480136394501</text:p>
          </table:table-cell>
          <table:table-cell office:value-type="float" office:value="20.4147281646728" calcext:value-type="float">
            <text:p>20.4147281646728</text:p>
          </table:table-cell>
          <table:table-cell office:value-type="float" office:value="20.4814426898956" calcext:value-type="float">
            <text:p>20.4814426898956</text:p>
          </table:table-cell>
          <table:table-cell office:value-type="float" office:value="20.5481572151184" calcext:value-type="float">
            <text:p>20.5481572151184</text:p>
          </table:table-cell>
          <table:table-cell office:value-type="float" office:value="20.6148719787598" calcext:value-type="float">
            <text:p>20.6148719787598</text:p>
          </table:table-cell>
          <table:table-cell office:value-type="float" office:value="20.6815867424011" calcext:value-type="float">
            <text:p>20.6815867424011</text:p>
          </table:table-cell>
          <table:table-cell office:value-type="float" office:value="20.7149438858032" calcext:value-type="float">
            <text:p>20.7149438858032</text:p>
          </table:table-cell>
          <table:table-cell office:value-type="float" office:value="20.7816586494446" calcext:value-type="float">
            <text:p>20.7816586494446</text:p>
          </table:table-cell>
          <table:table-cell office:value-type="float" office:value="20.8150157928467" calcext:value-type="float">
            <text:p>20.8150157928467</text:p>
          </table:table-cell>
          <table:table-cell office:value-type="float" office:value="20.8483731746674" calcext:value-type="float">
            <text:p>20.8483731746674</text:p>
          </table:table-cell>
          <table:table-cell office:value-type="float" office:value="20.8817303180695" calcext:value-type="float">
            <text:p>20.8817303180695</text:p>
          </table:table-cell>
          <table:table-cell office:value-type="float" office:value="20.9150876998901" calcext:value-type="float">
            <text:p>20.9150876998901</text:p>
          </table:table-cell>
          <table:table-cell office:value-type="float" office:value="20.9484448432922" calcext:value-type="float">
            <text:p>20.9484448432922</text:p>
          </table:table-cell>
          <table:table-cell office:value-type="float" office:value="20.9818024635315" calcext:value-type="float">
            <text:p>20.9818024635315</text:p>
          </table:table-cell>
          <table:table-cell office:value-type="float" office:value="21.0151598453522" calcext:value-type="float">
            <text:p>21.0151598453522</text:p>
          </table:table-cell>
          <table:table-cell office:value-type="float" office:value="21.0485169887543" calcext:value-type="float">
            <text:p>21.0485169887543</text:p>
          </table:table-cell>
          <table:table-cell office:value-type="float" office:value="21.081874370575" calcext:value-type="float">
            <text:p>21.081874370575</text:p>
          </table:table-cell>
          <table:table-cell office:value-type="float" office:value="21.1152317523956" calcext:value-type="float">
            <text:p>21.1152317523956</text:p>
          </table:table-cell>
          <table:table-cell office:value-type="float" office:value="21.1485891342163" calcext:value-type="float">
            <text:p>21.1485891342163</text:p>
          </table:table-cell>
          <table:table-cell office:value-type="float" office:value="21.1819462776184" calcext:value-type="float">
            <text:p>21.1819462776184</text:p>
          </table:table-cell>
          <table:table-cell office:value-type="float" office:value="21.2153038978577" calcext:value-type="float">
            <text:p>21.2153038978577</text:p>
          </table:table-cell>
          <table:table-cell office:value-type="float" office:value="21.2486612796783" calcext:value-type="float">
            <text:p>21.2486612796783</text:p>
          </table:table-cell>
          <table:table-cell office:value-type="float" office:value="21.2820184230804" calcext:value-type="float">
            <text:p>21.2820184230804</text:p>
          </table:table-cell>
          <table:table-cell office:value-type="float" office:value="21.3153758049011" calcext:value-type="float">
            <text:p>21.3153758049011</text:p>
          </table:table-cell>
          <table:table-cell office:value-type="float" office:value="21.3487331867218" calcext:value-type="float">
            <text:p>21.3487331867218</text:p>
          </table:table-cell>
          <table:table-cell office:value-type="float" office:value="21.3820903301239" calcext:value-type="float">
            <text:p>21.3820903301239</text:p>
          </table:table-cell>
          <table:table-cell office:value-type="float" office:value="21.4154479503632" calcext:value-type="float">
            <text:p>21.4154479503632</text:p>
          </table:table-cell>
          <table:table-cell office:value-type="float" office:value="21.4488053321838" calcext:value-type="float">
            <text:p>21.4488053321838</text:p>
          </table:table-cell>
          <table:table-cell office:value-type="float" office:value="21.4821624755859" calcext:value-type="float">
            <text:p>21.4821624755859</text:p>
          </table:table-cell>
          <table:table-cell office:value-type="float" office:value="21.5155198574066" calcext:value-type="float">
            <text:p>21.5155198574066</text:p>
          </table:table-cell>
          <table:table-cell office:value-type="float" office:value="21.5488772392273" calcext:value-type="float">
            <text:p>21.5488772392273</text:p>
          </table:table-cell>
          <table:table-cell office:value-type="float" office:value="21.5822343826294" calcext:value-type="float">
            <text:p>21.5822343826294</text:p>
          </table:table-cell>
          <table:table-cell office:value-type="float" office:value="21.6155920028687" calcext:value-type="float">
            <text:p>21.6155920028687</text:p>
          </table:table-cell>
          <table:table-cell office:value-type="float" office:value="21.6489493846893" calcext:value-type="float">
            <text:p>21.6489493846893</text:p>
          </table:table-cell>
          <table:table-cell office:value-type="float" office:value="21.6823065280914" calcext:value-type="float">
            <text:p>21.6823065280914</text:p>
          </table:table-cell>
          <table:table-cell office:value-type="float" office:value="21.7156639099121" calcext:value-type="float">
            <text:p>21.7156639099121</text:p>
          </table:table-cell>
          <table:table-cell office:value-type="float" office:value="21.7490212917328" calcext:value-type="float">
            <text:p>21.7490212917328</text:p>
          </table:table-cell>
          <table:table-cell office:value-type="float" office:value="21.7823784351349" calcext:value-type="float">
            <text:p>21.7823784351349</text:p>
          </table:table-cell>
          <table:table-cell office:value-type="float" office:value="21.8157360553741" calcext:value-type="float">
            <text:p>21.8157360553741</text:p>
          </table:table-cell>
          <table:table-cell office:value-type="float" office:value="21.8490934371948" calcext:value-type="float">
            <text:p>21.8490934371948</text:p>
          </table:table-cell>
          <table:table-cell office:value-type="float" office:value="21.8824505805969" calcext:value-type="float">
            <text:p>21.8824505805969</text:p>
          </table:table-cell>
          <table:table-cell office:value-type="float" office:value="21.9491653442383" calcext:value-type="float">
            <text:p>21.9491653442383</text:p>
          </table:table-cell>
          <table:table-cell office:value-type="float" office:value="22.0158786773682" calcext:value-type="float">
            <text:p>22.0158786773682</text:p>
          </table:table-cell>
          <table:table-cell office:value-type="float" office:value="22.0492353439331" calcext:value-type="float">
            <text:p>22.0492353439331</text:p>
          </table:table-cell>
          <table:table-cell office:value-type="float" office:value="22.0825922489166" calcext:value-type="float">
            <text:p>22.0825922489166</text:p>
          </table:table-cell>
          <table:table-cell office:value-type="float" office:value="22.1159489154816" calcext:value-type="float">
            <text:p>22.1159489154816</text:p>
          </table:table-cell>
          <table:table-cell office:value-type="float" office:value="22.1493055820465" calcext:value-type="float">
            <text:p>22.1493055820465</text:p>
          </table:table-cell>
          <table:table-cell office:value-type="float" office:value="22.1826622486114" calcext:value-type="float">
            <text:p>22.1826622486114</text:p>
          </table:table-cell>
          <table:table-cell office:value-type="float" office:value="22.2160189151764" calcext:value-type="float">
            <text:p>22.2160189151764</text:p>
          </table:table-cell>
          <table:table-cell office:value-type="float" office:value="22.2493755817413" calcext:value-type="float">
            <text:p>22.2493755817413</text:p>
          </table:table-cell>
          <table:table-cell office:value-type="float" office:value="22.2827322483063" calcext:value-type="float">
            <text:p>22.2827322483063</text:p>
          </table:table-cell>
          <table:table-cell office:value-type="float" office:value="22.3160886764526" calcext:value-type="float">
            <text:p>22.3160886764526</text:p>
          </table:table-cell>
          <table:table-cell office:value-type="float" office:value="22.3494453430176" calcext:value-type="float">
            <text:p>22.3494453430176</text:p>
          </table:table-cell>
          <table:table-cell office:value-type="float" office:value="22.4161586761475" calcext:value-type="float">
            <text:p>22.4161586761475</text:p>
          </table:table-cell>
          <table:table-cell office:value-type="float" office:value="22.4828722476959" calcext:value-type="float">
            <text:p>22.4828722476959</text:p>
          </table:table-cell>
          <table:table-cell office:value-type="float" office:value="22.5162286758423" calcext:value-type="float">
            <text:p>22.5162286758423</text:p>
          </table:table-cell>
          <table:table-cell office:value-type="float" office:value="22.5495853424072" calcext:value-type="float">
            <text:p>22.5495853424072</text:p>
          </table:table-cell>
          <table:table-cell office:value-type="float" office:value="22.5829420089722" calcext:value-type="float">
            <text:p>22.5829420089722</text:p>
          </table:table-cell>
          <table:table-cell office:value-type="float" office:value="22.6162986755371" calcext:value-type="float">
            <text:p>22.6162986755371</text:p>
          </table:table-cell>
          <table:table-cell office:value-type="float" office:value="22.6496551036835" calcext:value-type="float">
            <text:p>22.6496551036835</text:p>
          </table:table-cell>
          <table:table-cell office:value-type="float" office:value="22.6830117702484" calcext:value-type="float">
            <text:p>22.6830117702484</text:p>
          </table:table-cell>
          <table:table-cell office:value-type="float" office:value="22.7163684368134" calcext:value-type="float">
            <text:p>22.7163684368134</text:p>
          </table:table-cell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2050992725434" calcext:value-type="float">
            <text:p>0.132050992725434</text:p>
          </table:table-cell>
          <table:table-cell office:value-type="float" office:value="0.131791221845881" calcext:value-type="float">
            <text:p>0.131791221845881</text:p>
          </table:table-cell>
          <table:table-cell office:value-type="float" office:value="0.131778996775081" calcext:value-type="float">
            <text:p>0.131778996775081</text:p>
          </table:table-cell>
          <table:table-cell office:value-type="float" office:value="0.131974163696705" calcext:value-type="float">
            <text:p>0.131974163696705</text:p>
          </table:table-cell>
          <table:table-cell office:value-type="float" office:value="0.132148890487255" calcext:value-type="float">
            <text:p>0.132148890487255</text:p>
          </table:table-cell>
          <table:table-cell office:value-type="float" office:value="0.131855488140308" calcext:value-type="float">
            <text:p>0.131855488140308</text:p>
          </table:table-cell>
          <table:table-cell office:value-type="float" office:value="0.131860005342318" calcext:value-type="float">
            <text:p>0.131860005342318</text:p>
          </table:table-cell>
          <table:table-cell office:value-type="float" office:value="0.131962165208734" calcext:value-type="float">
            <text:p>0.131962165208734</text:p>
          </table:table-cell>
          <table:table-cell office:value-type="float" office:value="0.131923001542778" calcext:value-type="float">
            <text:p>0.131923001542778</text:p>
          </table:table-cell>
          <table:table-cell office:value-type="float" office:value="0.1319061208975" calcext:value-type="float">
            <text:p>0.1319061208975</text:p>
          </table:table-cell>
          <table:table-cell office:value-type="float" office:value="0.132028411699568" calcext:value-type="float">
            <text:p>0.132028411699568</text:p>
          </table:table-cell>
          <table:table-cell office:value-type="float" office:value="0.131854057283045" calcext:value-type="float">
            <text:p>0.131854057283045</text:p>
          </table:table-cell>
          <table:table-cell office:value-type="float" office:value="0.131980300007644" calcext:value-type="float">
            <text:p>0.131980300007644</text:p>
          </table:table-cell>
          <table:table-cell office:value-type="float" office:value="0.131901641244566" calcext:value-type="float">
            <text:p>0.131901641244566</text:p>
          </table:table-cell>
          <table:table-cell office:value-type="float" office:value="0.132055977928826" calcext:value-type="float">
            <text:p>0.132055977928826</text:p>
          </table:table-cell>
          <table:table-cell office:value-type="float" office:value="0.131885041865509" calcext:value-type="float">
            <text:p>0.131885041865509</text:p>
          </table:table-cell>
          <table:table-cell office:value-type="float" office:value="0.131960449258157" calcext:value-type="float">
            <text:p>0.131960449258157</text:p>
          </table:table-cell>
          <table:table-cell office:value-type="float" office:value="0.132076286177272" calcext:value-type="float">
            <text:p>0.132076286177272</text:p>
          </table:table-cell>
          <table:table-cell office:value-type="float" office:value="0.131910897426235" calcext:value-type="float">
            <text:p>0.131910897426235</text:p>
          </table:table-cell>
          <table:table-cell office:value-type="float" office:value="0.132151713948306" calcext:value-type="float">
            <text:p>0.132151713948306</text:p>
          </table:table-cell>
          <table:table-cell office:value-type="float" office:value="0.131986012554518" calcext:value-type="float">
            <text:p>0.131986012554518</text:p>
          </table:table-cell>
          <table:table-cell office:value-type="float" office:value="0.131962788873176" calcext:value-type="float">
            <text:p>0.131962788873176</text:p>
          </table:table-cell>
          <table:table-cell office:value-type="float" office:value="0.131750229727839" calcext:value-type="float">
            <text:p>0.131750229727839</text:p>
          </table:table-cell>
          <table:table-cell office:value-type="float" office:value="0.131909401553682" calcext:value-type="float">
            <text:p>0.131909401553682</text:p>
          </table:table-cell>
          <table:table-cell office:value-type="float" office:value="0.131954654876863" calcext:value-type="float">
            <text:p>0.131954654876863</text:p>
          </table:table-cell>
          <table:table-cell office:value-type="float" office:value="0.131608072057347" calcext:value-type="float">
            <text:p>0.131608072057347</text:p>
          </table:table-cell>
          <table:table-cell office:value-type="float" office:value="0.13208849564122" calcext:value-type="float">
            <text:p>0.13208849564122</text:p>
          </table:table-cell>
          <table:table-cell office:value-type="float" office:value="0.132040391525922" calcext:value-type="float">
            <text:p>0.132040391525922</text:p>
          </table:table-cell>
          <table:table-cell office:value-type="float" office:value="0.131770533345182" calcext:value-type="float">
            <text:p>0.131770533345182</text:p>
          </table:table-cell>
          <table:table-cell office:value-type="float" office:value="0.132163784147946" calcext:value-type="float">
            <text:p>0.132163784147946</text:p>
          </table:table-cell>
          <table:table-cell office:value-type="float" office:value="0.131669415602095" calcext:value-type="float">
            <text:p>0.131669415602095</text:p>
          </table:table-cell>
          <table:table-cell office:value-type="float" office:value="0.132061125096339" calcext:value-type="float">
            <text:p>0.132061125096339</text:p>
          </table:table-cell>
          <table:table-cell office:value-type="float" office:value="0.131742895205382" calcext:value-type="float">
            <text:p>0.131742895205382</text:p>
          </table:table-cell>
          <table:table-cell office:value-type="float" office:value="0.13167169619295" calcext:value-type="float">
            <text:p>0.13167169619295</text:p>
          </table:table-cell>
          <table:table-cell office:value-type="float" office:value="0.131499521942429" calcext:value-type="float">
            <text:p>0.131499521942429</text:p>
          </table:table-cell>
          <table:table-cell office:value-type="float" office:value="0.131146438292669" calcext:value-type="float">
            <text:p>0.131146438292669</text:p>
          </table:table-cell>
          <table:table-cell office:value-type="float" office:value="0.131299488228374" calcext:value-type="float">
            <text:p>0.131299488228374</text:p>
          </table:table-cell>
          <table:table-cell office:value-type="float" office:value="0.131467588150395" calcext:value-type="float">
            <text:p>0.131467588150395</text:p>
          </table:table-cell>
          <table:table-cell office:value-type="float" office:value="0.131357404489399" calcext:value-type="float">
            <text:p>0.131357404489399</text:p>
          </table:table-cell>
          <table:table-cell office:value-type="float" office:value="0.131598301108904" calcext:value-type="float">
            <text:p>0.131598301108904</text:p>
          </table:table-cell>
          <table:table-cell office:value-type="float" office:value="0.128637357844001" calcext:value-type="float">
            <text:p>0.128637357844001</text:p>
          </table:table-cell>
          <table:table-cell office:value-type="float" office:value="0.124767719936789" calcext:value-type="float">
            <text:p>0.124767719936789</text:p>
          </table:table-cell>
          <table:table-cell office:value-type="float" office:value="0.200674691238211" calcext:value-type="float">
            <text:p>0.200674691238211</text:p>
          </table:table-cell>
          <table:table-cell office:value-type="float" office:value="0.193629546043803" calcext:value-type="float">
            <text:p>0.193629546043803</text:p>
          </table:table-cell>
          <table:table-cell office:value-type="float" office:value="0.192412658359253" calcext:value-type="float">
            <text:p>0.192412658359253</text:p>
          </table:table-cell>
          <table:table-cell office:value-type="float" office:value="0.196377374048056" calcext:value-type="float">
            <text:p>0.196377374048056</text:p>
          </table:table-cell>
          <table:table-cell office:value-type="float" office:value="0.189095582698146" calcext:value-type="float">
            <text:p>0.189095582698146</text:p>
          </table:table-cell>
          <table:table-cell office:value-type="float" office:value="0.175138301188109" calcext:value-type="float">
            <text:p>0.175138301188109</text:p>
          </table:table-cell>
          <table:table-cell office:value-type="float" office:value="0.130466264609822" calcext:value-type="float">
            <text:p>0.130466264609822</text:p>
          </table:table-cell>
          <table:table-cell office:value-type="float" office:value="0.124537729026191" calcext:value-type="float">
            <text:p>0.124537729026191</text:p>
          </table:table-cell>
          <table:table-cell office:value-type="float" office:value="0.125312917835109" calcext:value-type="float">
            <text:p>0.125312917835109</text:p>
          </table:table-cell>
          <table:table-cell office:value-type="float" office:value="0.122042638080447" calcext:value-type="float">
            <text:p>0.122042638080447</text:p>
          </table:table-cell>
          <table:table-cell office:value-type="float" office:value="0.124369996910126" calcext:value-type="float">
            <text:p>0.124369996910126</text:p>
          </table:table-cell>
          <table:table-cell office:value-type="float" office:value="0.124715827189" calcext:value-type="float">
            <text:p>0.124715827189</text:p>
          </table:table-cell>
          <table:table-cell office:value-type="float" office:value="0.123284511784825" calcext:value-type="float">
            <text:p>0.123284511784825</text:p>
          </table:table-cell>
          <table:table-cell office:value-type="float" office:value="0.125545107695225" calcext:value-type="float">
            <text:p>0.125545107695225</text:p>
          </table:table-cell>
          <table:table-cell office:value-type="float" office:value="0.129381131897315" calcext:value-type="float">
            <text:p>0.129381131897315</text:p>
          </table:table-cell>
          <table:table-cell office:value-type="float" office:value="0.137538833070345" calcext:value-type="float">
            <text:p>0.137538833070345</text:p>
          </table:table-cell>
          <table:table-cell office:value-type="float" office:value="0.146836968502198" calcext:value-type="float">
            <text:p>0.146836968502198</text:p>
          </table:table-cell>
          <table:table-cell office:value-type="float" office:value="0.14886566443357" calcext:value-type="float">
            <text:p>0.14886566443357</text:p>
          </table:table-cell>
          <table:table-cell office:value-type="float" office:value="0.149414668789378" calcext:value-type="float">
            <text:p>0.149414668789378</text:p>
          </table:table-cell>
          <table:table-cell office:value-type="float" office:value="0.146032438804874" calcext:value-type="float">
            <text:p>0.146032438804874</text:p>
          </table:table-cell>
          <table:table-cell office:value-type="float" office:value="0.143958337226902" calcext:value-type="float">
            <text:p>0.143958337226902</text:p>
          </table:table-cell>
          <table:table-cell office:value-type="float" office:value="0.140559179860563" calcext:value-type="float">
            <text:p>0.140559179860563</text:p>
          </table:table-cell>
          <table:table-cell office:value-type="float" office:value="0.137426004523318" calcext:value-type="float">
            <text:p>0.137426004523318</text:p>
          </table:table-cell>
          <table:table-cell office:value-type="float" office:value="0.128201560379662" calcext:value-type="float">
            <text:p>0.128201560379662</text:p>
          </table:table-cell>
          <table:table-cell office:value-type="float" office:value="0.125960456249617" calcext:value-type="float">
            <text:p>0.125960456249617</text:p>
          </table:table-cell>
          <table:table-cell office:value-type="float" office:value="0.13316897462465" calcext:value-type="float">
            <text:p>0.13316897462465</text:p>
          </table:table-cell>
          <table:table-cell office:value-type="float" office:value="0.139136798136796" calcext:value-type="float">
            <text:p>0.139136798136796</text:p>
          </table:table-cell>
          <table:table-cell office:value-type="float" office:value="0.171865836866506" calcext:value-type="float">
            <text:p>0.171865836866506</text:p>
          </table:table-cell>
          <table:table-cell office:value-type="float" office:value="0.183337565807079" calcext:value-type="float">
            <text:p>0.183337565807079</text:p>
          </table:table-cell>
          <table:table-cell office:value-type="float" office:value="0.190502234489703" calcext:value-type="float">
            <text:p>0.190502234489703</text:p>
          </table:table-cell>
          <table:table-cell office:value-type="float" office:value="0.191279663233486" calcext:value-type="float">
            <text:p>0.191279663233486</text:p>
          </table:table-cell>
          <table:table-cell office:value-type="float" office:value="0.191372782035345" calcext:value-type="float">
            <text:p>0.191372782035345</text:p>
          </table:table-cell>
          <table:table-cell office:value-type="float" office:value="0.189115376221822" calcext:value-type="float">
            <text:p>0.189115376221822</text:p>
          </table:table-cell>
          <table:table-cell office:value-type="float" office:value="0.189196211408287" calcext:value-type="float">
            <text:p>0.189196211408287</text:p>
          </table:table-cell>
          <table:table-cell office:value-type="float" office:value="0.189782709094237" calcext:value-type="float">
            <text:p>0.189782709094237</text:p>
          </table:table-cell>
          <table:table-cell office:value-type="float" office:value="0.190944818096124" calcext:value-type="float">
            <text:p>0.190944818096124</text:p>
          </table:table-cell>
          <table:table-cell office:value-type="float" office:value="0.190317777840133" calcext:value-type="float">
            <text:p>0.190317777840133</text:p>
          </table:table-cell>
          <table:table-cell office:value-type="float" office:value="0.197113817243225" calcext:value-type="float">
            <text:p>0.197113817243225</text:p>
          </table:table-cell>
          <table:table-cell office:value-type="float" office:value="0.200524481252685" calcext:value-type="float">
            <text:p>0.200524481252685</text:p>
          </table:table-cell>
          <table:table-cell office:value-type="float" office:value="0.200945686740315" calcext:value-type="float">
            <text:p>0.200945686740315</text:p>
          </table:table-cell>
          <table:table-cell office:value-type="float" office:value="0.198679214036935" calcext:value-type="float">
            <text:p>0.198679214036935</text:p>
          </table:table-cell>
          <table:table-cell office:value-type="float" office:value="0.200909872110071" calcext:value-type="float">
            <text:p>0.200909872110071</text:p>
          </table:table-cell>
          <table:table-cell office:value-type="float" office:value="0.130003304472063" calcext:value-type="float">
            <text:p>0.130003304472063</text:p>
          </table:table-cell>
          <table:table-cell office:value-type="float" office:value="0.126363381377686" calcext:value-type="float">
            <text:p>0.126363381377686</text:p>
          </table:table-cell>
          <table:table-cell office:value-type="float" office:value="0.125305111231755" calcext:value-type="float">
            <text:p>0.125305111231755</text:p>
          </table:table-cell>
          <table:table-cell office:value-type="float" office:value="0.125310976729248" calcext:value-type="float">
            <text:p>0.125310976729248</text:p>
          </table:table-cell>
          <table:table-cell office:value-type="float" office:value="0.123762870575892" calcext:value-type="float">
            <text:p>0.123762870575892</text:p>
          </table:table-cell>
          <table:table-cell office:value-type="float" office:value="0.122180826334576" calcext:value-type="float">
            <text:p>0.122180826334576</text:p>
          </table:table-cell>
          <table:table-cell office:value-type="float" office:value="0.135434956729401" calcext:value-type="float">
            <text:p>0.135434956729401</text:p>
          </table:table-cell>
          <table:table-cell office:value-type="float" office:value="0.137867053091232" calcext:value-type="float">
            <text:p>0.137867053091232</text:p>
          </table:table-cell>
          <table:table-cell office:value-type="float" office:value="0.141891862004707" calcext:value-type="float">
            <text:p>0.141891862004707</text:p>
          </table:table-cell>
          <table:table-cell office:value-type="float" office:value="0.150404819979076" calcext:value-type="float">
            <text:p>0.150404819979076</text:p>
          </table:table-cell>
          <table:table-cell office:value-type="float" office:value="0.151965578555243" calcext:value-type="float">
            <text:p>0.151965578555243</text:p>
          </table:table-cell>
          <table:table-cell office:value-type="float" office:value="0.152890115467824" calcext:value-type="float">
            <text:p>0.152890115467824</text:p>
          </table:table-cell>
          <table:table-cell office:value-type="float" office:value="0.148470317054096" calcext:value-type="float">
            <text:p>0.148470317054096</text:p>
          </table:table-cell>
          <table:table-cell office:value-type="float" office:value="0.143153296939333" calcext:value-type="float">
            <text:p>0.143153296939333</text:p>
          </table:table-cell>
          <table:table-cell office:value-type="float" office:value="0.137342754316251" calcext:value-type="float">
            <text:p>0.137342754316251</text:p>
          </table:table-cell>
          <table:table-cell office:value-type="float" office:value="0.134366046171841" calcext:value-type="float">
            <text:p>0.134366046171841</text:p>
          </table:table-cell>
          <table:table-cell office:value-type="float" office:value="0.125316239450021" calcext:value-type="float">
            <text:p>0.125316239450021</text:p>
          </table:table-cell>
          <table:table-cell office:value-type="float" office:value="0.122999215094057" calcext:value-type="float">
            <text:p>0.122999215094057</text:p>
          </table:table-cell>
          <table:table-cell office:value-type="float" office:value="0.135535233784189" calcext:value-type="float">
            <text:p>0.135535233784189</text:p>
          </table:table-cell>
          <table:table-cell office:value-type="float" office:value="0.176719995057879" calcext:value-type="float">
            <text:p>0.176719995057879</text:p>
          </table:table-cell>
          <table:table-cell office:value-type="float" office:value="0.190552734335105" calcext:value-type="float">
            <text:p>0.190552734335105</text:p>
          </table:table-cell>
          <table:table-cell office:value-type="float" office:value="0.191485040903877" calcext:value-type="float">
            <text:p>0.191485040903877</text:p>
          </table:table-cell>
          <table:table-cell office:value-type="float" office:value="0.193510522642672" calcext:value-type="float">
            <text:p>0.193510522642672</text:p>
          </table:table-cell>
          <table:table-cell office:value-type="float" office:value="0.193851904942495" calcext:value-type="float">
            <text:p>0.193851904942495</text:p>
          </table:table-cell>
          <table:table-cell office:value-type="float" office:value="0.192470915155035" calcext:value-type="float">
            <text:p>0.192470915155035</text:p>
          </table:table-cell>
          <table:table-cell office:value-type="float" office:value="0.199403230638045" calcext:value-type="float">
            <text:p>0.199403230638045</text:p>
          </table:table-cell>
          <table:table-cell office:value-type="float" office:value="0.202911417904842" calcext:value-type="float">
            <text:p>0.202911417904842</text:p>
          </table:table-cell>
          <table:table-cell office:value-type="float" office:value="0.17831170223407" calcext:value-type="float">
            <text:p>0.17831170223407</text:p>
          </table:table-cell>
          <table:table-cell office:value-type="float" office:value="0.190121959891472" calcext:value-type="float">
            <text:p>0.190121959891472</text:p>
          </table:table-cell>
          <table:table-cell office:value-type="float" office:value="0.189869159827197" calcext:value-type="float">
            <text:p>0.189869159827197</text:p>
          </table:table-cell>
          <table:table-cell office:value-type="float" office:value="0.186014293051407" calcext:value-type="float">
            <text:p>0.186014293051407</text:p>
          </table:table-cell>
          <table:table-cell office:value-type="float" office:value="0.182206062768489" calcext:value-type="float">
            <text:p>0.182206062768489</text:p>
          </table:table-cell>
          <table:table-cell office:value-type="float" office:value="0.126528507923735" calcext:value-type="float">
            <text:p>0.126528507923735</text:p>
          </table:table-cell>
          <table:table-cell office:value-type="float" office:value="0.124091017675477" calcext:value-type="float">
            <text:p>0.124091017675477</text:p>
          </table:table-cell>
          <table:table-cell office:value-type="float" office:value="0.128102737383185" calcext:value-type="float">
            <text:p>0.128102737383185</text:p>
          </table:table-cell>
          <table:table-cell office:value-type="float" office:value="0.127847206200964" calcext:value-type="float">
            <text:p>0.127847206200964</text:p>
          </table:table-cell>
          <table:table-cell office:value-type="float" office:value="0.127474776161694" calcext:value-type="float">
            <text:p>0.127474776161694</text:p>
          </table:table-cell>
          <table:table-cell office:value-type="float" office:value="0.128027061285398" calcext:value-type="float">
            <text:p>0.128027061285398</text:p>
          </table:table-cell>
          <table:table-cell office:value-type="float" office:value="0.125957734179955" calcext:value-type="float">
            <text:p>0.125957734179955</text:p>
          </table:table-cell>
          <table:table-cell office:value-type="float" office:value="0.127175097495823" calcext:value-type="float">
            <text:p>0.127175097495823</text:p>
          </table:table-cell>
          <table:table-cell office:value-type="float" office:value="0.128655410967351" calcext:value-type="float">
            <text:p>0.128655410967351</text:p>
          </table:table-cell>
          <table:table-cell office:value-type="float" office:value="0.127898007375247" calcext:value-type="float">
            <text:p>0.127898007375247</text:p>
          </table:table-cell>
          <table:table-cell office:value-type="float" office:value="0.125261532332447" calcext:value-type="float">
            <text:p>0.125261532332447</text:p>
          </table:table-cell>
          <table:table-cell office:value-type="float" office:value="0.133097482138608" calcext:value-type="float">
            <text:p>0.133097482138608</text:p>
          </table:table-cell>
          <table:table-cell office:value-type="float" office:value="0.136559096366599" calcext:value-type="float">
            <text:p>0.136559096366599</text:p>
          </table:table-cell>
          <table:table-cell office:value-type="float" office:value="0.13934126272156" calcext:value-type="float">
            <text:p>0.13934126272156</text:p>
          </table:table-cell>
          <table:table-cell office:value-type="float" office:value="0.144433404682688" calcext:value-type="float">
            <text:p>0.144433404682688</text:p>
          </table:table-cell>
          <table:table-cell office:value-type="float" office:value="0.147678029213763" calcext:value-type="float">
            <text:p>0.147678029213763</text:p>
          </table:table-cell>
          <table:table-cell office:value-type="float" office:value="0.149919017000068" calcext:value-type="float">
            <text:p>0.149919017000068</text:p>
          </table:table-cell>
          <table:table-cell office:value-type="float" office:value="0.151744789644812" calcext:value-type="float">
            <text:p>0.151744789644812</text:p>
          </table:table-cell>
          <table:table-cell office:value-type="float" office:value="0.145762744511057" calcext:value-type="float">
            <text:p>0.145762744511057</text:p>
          </table:table-cell>
          <table:table-cell office:value-type="float" office:value="0.136303293650926" calcext:value-type="float">
            <text:p>0.136303293650926</text:p>
          </table:table-cell>
          <table:table-cell office:value-type="float" office:value="0.128334471972129" calcext:value-type="float">
            <text:p>0.128334471972129</text:p>
          </table:table-cell>
          <table:table-cell office:value-type="float" office:value="0.193249533283873" calcext:value-type="float">
            <text:p>0.193249533283873</text:p>
          </table:table-cell>
          <table:table-cell office:value-type="float" office:value="0.18989253793114" calcext:value-type="float">
            <text:p>0.18989253793114</text:p>
          </table:table-cell>
          <table:table-cell office:value-type="float" office:value="0.191529484231018" calcext:value-type="float">
            <text:p>0.191529484231018</text:p>
          </table:table-cell>
          <table:table-cell office:value-type="float" office:value="0.190224197363982" calcext:value-type="float">
            <text:p>0.190224197363982</text:p>
          </table:table-cell>
          <table:table-cell office:value-type="float" office:value="0.190442852545982" calcext:value-type="float">
            <text:p>0.190442852545982</text:p>
          </table:table-cell>
          <table:table-cell office:value-type="float" office:value="0.189840237692704" calcext:value-type="float">
            <text:p>0.189840237692704</text:p>
          </table:table-cell>
          <table:table-cell office:value-type="float" office:value="0.197164093945764" calcext:value-type="float">
            <text:p>0.197164093945764</text:p>
          </table:table-cell>
          <table:table-cell office:value-type="float" office:value="0.138323226571227" calcext:value-type="float">
            <text:p>0.138323226571227</text:p>
          </table:table-cell>
          <table:table-cell office:value-type="float" office:value="0.133557090735721" calcext:value-type="float">
            <text:p>0.133557090735721</text:p>
          </table:table-cell>
          <table:table-cell office:value-type="float" office:value="0.134190156268669" calcext:value-type="float">
            <text:p>0.134190156268669</text:p>
          </table:table-cell>
          <table:table-cell office:value-type="float" office:value="0.135513091768138" calcext:value-type="float">
            <text:p>0.135513091768138</text:p>
          </table:table-cell>
          <table:table-cell office:value-type="float" office:value="0.133901735181908" calcext:value-type="float">
            <text:p>0.133901735181908</text:p>
          </table:table-cell>
          <table:table-cell office:value-type="float" office:value="0.130422944347177" calcext:value-type="float">
            <text:p>0.130422944347177</text:p>
          </table:table-cell>
          <table:table-cell office:value-type="float" office:value="0.134007219634514" calcext:value-type="float">
            <text:p>0.134007219634514</text:p>
          </table:table-cell>
          <table:table-cell office:value-type="float" office:value="0.140835121952348" calcext:value-type="float">
            <text:p>0.140835121952348</text:p>
          </table:table-cell>
          <table:table-cell office:value-type="float" office:value="0.148725158408635" calcext:value-type="float">
            <text:p>0.148725158408635</text:p>
          </table:table-cell>
          <table:table-cell office:value-type="float" office:value="0.155289344980258" calcext:value-type="float">
            <text:p>0.155289344980258</text:p>
          </table:table-cell>
          <table:table-cell office:value-type="float" office:value="0.158700754076235" calcext:value-type="float">
            <text:p>0.158700754076235</text:p>
          </table:table-cell>
          <table:table-cell office:value-type="float" office:value="0.161954892529708" calcext:value-type="float">
            <text:p>0.161954892529708</text:p>
          </table:table-cell>
          <table:table-cell office:value-type="float" office:value="0.163673307580788" calcext:value-type="float">
            <text:p>0.163673307580788</text:p>
          </table:table-cell>
          <table:table-cell office:value-type="float" office:value="0.162172674650173" calcext:value-type="float">
            <text:p>0.162172674650173</text:p>
          </table:table-cell>
          <table:table-cell office:value-type="float" office:value="0.160789357574606" calcext:value-type="float">
            <text:p>0.160789357574606</text:p>
          </table:table-cell>
          <table:table-cell office:value-type="float" office:value="0.155897267315801" calcext:value-type="float">
            <text:p>0.155897267315801</text:p>
          </table:table-cell>
          <table:table-cell office:value-type="float" office:value="0.149520072096032" calcext:value-type="float">
            <text:p>0.149520072096032</text:p>
          </table:table-cell>
          <table:table-cell office:value-type="float" office:value="0.143693514500436" calcext:value-type="float">
            <text:p>0.143693514500436</text:p>
          </table:table-cell>
          <table:table-cell office:value-type="float" office:value="0.138525785926396" calcext:value-type="float">
            <text:p>0.138525785926396</text:p>
          </table:table-cell>
          <table:table-cell office:value-type="float" office:value="0.135127194740591" calcext:value-type="float">
            <text:p>0.135127194740591</text:p>
          </table:table-cell>
          <table:table-cell office:value-type="float" office:value="0.187091155710172" calcext:value-type="float">
            <text:p>0.187091155710172</text:p>
          </table:table-cell>
          <table:table-cell office:value-type="float" office:value="0.19220508094746" calcext:value-type="float">
            <text:p>0.19220508094746</text:p>
          </table:table-cell>
          <table:table-cell office:value-type="float" office:value="0.20027217713924" calcext:value-type="float">
            <text:p>0.20027217713924</text:p>
          </table:table-cell>
          <table:table-cell office:value-type="float" office:value="0.135458319208852" calcext:value-type="float">
            <text:p>0.135458319208852</text:p>
          </table:table-cell>
          <table:table-cell office:value-type="float" office:value="0.136941954918513" calcext:value-type="float">
            <text:p>0.136941954918513</text:p>
          </table:table-cell>
          <table:table-cell office:value-type="float" office:value="0.13606096835345" calcext:value-type="float">
            <text:p>0.13606096835345</text:p>
          </table:table-cell>
          <table:table-cell office:value-type="float" office:value="0.136036869208181" calcext:value-type="float">
            <text:p>0.136036869208181</text:p>
          </table:table-cell>
          <table:table-cell office:value-type="float" office:value="0.133360601429205" calcext:value-type="float">
            <text:p>0.133360601429205</text:p>
          </table:table-cell>
          <table:table-cell office:value-type="float" office:value="0.127629328940873" calcext:value-type="float">
            <text:p>0.127629328940873</text:p>
          </table:table-cell>
          <table:table-cell office:value-type="float" office:value="0.126184842043079" calcext:value-type="float">
            <text:p>0.126184842043079</text:p>
          </table:table-cell>
          <table:table-cell office:value-type="float" office:value="0.124227562955557" calcext:value-type="float">
            <text:p>0.124227562955557</text:p>
          </table:table-cell>
          <table:table-cell office:value-type="float" office:value="0.123755820534294" calcext:value-type="float">
            <text:p>0.123755820534294</text:p>
          </table:table-cell>
          <table:table-cell office:value-type="float" office:value="0.117294983145811" calcext:value-type="float">
            <text:p>0.117294983145811</text:p>
          </table:table-cell>
          <table:table-cell office:value-type="float" office:value="0.118234027425104" calcext:value-type="float">
            <text:p>0.118234027425104</text:p>
          </table:table-cell>
          <table:table-cell office:value-type="float" office:value="0.126180526561811" calcext:value-type="float">
            <text:p>0.126180526561811</text:p>
          </table:table-cell>
          <table:table-cell office:value-type="float" office:value="0.135800961307094" calcext:value-type="float">
            <text:p>0.135800961307094</text:p>
          </table:table-cell>
          <table:table-cell office:value-type="float" office:value="0.141662892405844" calcext:value-type="float">
            <text:p>0.141662892405844</text:p>
          </table:table-cell>
          <table:table-cell office:value-type="float" office:value="0.140125805243498" calcext:value-type="float">
            <text:p>0.140125805243498</text:p>
          </table:table-cell>
          <table:table-cell office:value-type="float" office:value="0.134288633281493" calcext:value-type="float">
            <text:p>0.134288633281493</text:p>
          </table:table-cell>
          <table:table-cell office:value-type="float" office:value="0.128021243102256" calcext:value-type="float">
            <text:p>0.128021243102256</text:p>
          </table:table-cell>
          <table:table-cell office:value-type="float" office:value="0.123716271414159" calcext:value-type="float">
            <text:p>0.123716271414159</text:p>
          </table:table-cell>
          <table:table-cell office:value-type="float" office:value="0.177687547060951" calcext:value-type="float">
            <text:p>0.177687547060951</text:p>
          </table:table-cell>
          <table:table-cell office:value-type="float" office:value="0.184220832874212" calcext:value-type="float">
            <text:p>0.184220832874212</text:p>
          </table:table-cell>
          <table:table-cell office:value-type="float" office:value="0.186668609486101" calcext:value-type="float">
            <text:p>0.186668609486101</text:p>
          </table:table-cell>
          <table:table-cell office:value-type="float" office:value="0.187764074388699" calcext:value-type="float">
            <text:p>0.187764074388699</text:p>
          </table:table-cell>
          <table:table-cell office:value-type="float" office:value="0.187208793305575" calcext:value-type="float">
            <text:p>0.187208793305575</text:p>
          </table:table-cell>
          <table:table-cell office:value-type="float" office:value="0.190379539740693" calcext:value-type="float">
            <text:p>0.190379539740693</text:p>
          </table:table-cell>
          <table:table-cell office:value-type="float" office:value="0.195225662377615" calcext:value-type="float">
            <text:p>0.195225662377615</text:p>
          </table:table-cell>
          <table:table-cell office:value-type="float" office:value="0.195890440357692" calcext:value-type="float">
            <text:p>0.195890440357692</text:p>
          </table:table-cell>
          <table:table-cell office:value-type="float" office:value="0.201396706267022" calcext:value-type="float">
            <text:p>0.201396706267022</text:p>
          </table:table-cell>
          <table:table-cell office:value-type="float" office:value="0.193886233926624" calcext:value-type="float">
            <text:p>0.193886233926624</text:p>
          </table:table-cell>
          <table:table-cell office:value-type="float" office:value="0.126375923189494" calcext:value-type="float">
            <text:p>0.126375923189494</text:p>
          </table:table-cell>
          <table:table-cell office:value-type="float" office:value="0.126572863539581" calcext:value-type="float">
            <text:p>0.126572863539581</text:p>
          </table:table-cell>
          <table:table-cell office:value-type="float" office:value="0.12732794722922" calcext:value-type="float">
            <text:p>0.12732794722922</text:p>
          </table:table-cell>
          <table:table-cell office:value-type="float" office:value="0.126088037128259" calcext:value-type="float">
            <text:p>0.126088037128259</text:p>
          </table:table-cell>
          <table:table-cell office:value-type="float" office:value="0.123774759636405" calcext:value-type="float">
            <text:p>0.123774759636405</text:p>
          </table:table-cell>
          <table:table-cell office:value-type="float" office:value="0.119869234853089" calcext:value-type="float">
            <text:p>0.119869234853089</text:p>
          </table:table-cell>
          <table:table-cell office:value-type="float" office:value="0.11753837239503" calcext:value-type="float">
            <text:p>0.11753837239503</text:p>
          </table:table-cell>
          <table:table-cell office:value-type="float" office:value="0.118345450346391" calcext:value-type="float">
            <text:p>0.118345450346391</text:p>
          </table:table-cell>
          <table:table-cell office:value-type="float" office:value="0.11867024093434" calcext:value-type="float">
            <text:p>0.11867024093434</text:p>
          </table:table-cell>
          <table:table-cell office:value-type="float" office:value="0.127915550536056" calcext:value-type="float">
            <text:p>0.127915550536056</text:p>
          </table:table-cell>
          <table:table-cell office:value-type="float" office:value="0.108935219421873" calcext:value-type="float">
            <text:p>0.108935219421873</text:p>
          </table:table-cell>
          <table:table-cell office:value-type="float" office:value="0.106714246924166" calcext:value-type="float">
            <text:p>0.106714246924166</text:p>
          </table:table-cell>
          <table:table-cell office:value-type="float" office:value="0.112608579112029" calcext:value-type="float">
            <text:p>0.112608579112029</text:p>
          </table:table-cell>
          <table:table-cell office:value-type="float" office:value="0.112183966306171" calcext:value-type="float">
            <text:p>0.112183966306171</text:p>
          </table:table-cell>
          <table:table-cell office:value-type="float" office:value="0.11144469893641" calcext:value-type="float">
            <text:p>0.11144469893641</text:p>
          </table:table-cell>
          <table:table-cell office:value-type="float" office:value="0.107693594209648" calcext:value-type="float">
            <text:p>0.107693594209648</text:p>
          </table:table-cell>
          <table:table-cell office:value-type="float" office:value="0.112717277738655" calcext:value-type="float">
            <text:p>0.112717277738655</text:p>
          </table:table-cell>
          <table:table-cell office:value-type="float" office:value="0.112350018201178" calcext:value-type="float">
            <text:p>0.112350018201178</text:p>
          </table:table-cell>
          <table:table-cell office:value-type="float" office:value="0.111303391619697" calcext:value-type="float">
            <text:p>0.111303391619697</text:p>
          </table:table-cell>
          <table:table-cell office:value-type="float" office:value="0.114514935832213" calcext:value-type="float">
            <text:p>0.114514935832213</text:p>
          </table:table-cell>
          <table:table-cell office:value-type="float" office:value="0.119138061290955" calcext:value-type="float">
            <text:p>0.119138061290955</text:p>
          </table:table-cell>
          <table:table-cell office:value-type="float" office:value="0.126120147944339" calcext:value-type="float">
            <text:p>0.126120147944339</text:p>
          </table:table-cell>
          <table:table-cell office:value-type="float" office:value="0.128160515042962" calcext:value-type="float">
            <text:p>0.128160515042962</text:p>
          </table:table-cell>
          <table:table-cell office:value-type="float" office:value="0.128288912232054" calcext:value-type="float">
            <text:p>0.128288912232054</text:p>
          </table:table-cell>
          <table:table-cell office:value-type="float" office:value="0.127800284088557" calcext:value-type="float">
            <text:p>0.127800284088557</text:p>
          </table:table-cell>
          <table:table-cell office:value-type="float" office:value="0.12625228346862" calcext:value-type="float">
            <text:p>0.12625228346862</text:p>
          </table:table-cell>
          <table:table-cell office:value-type="float" office:value="0.125396552794446" calcext:value-type="float">
            <text:p>0.125396552794446</text:p>
          </table:table-cell>
          <table:table-cell office:value-type="float" office:value="0.126033980057539" calcext:value-type="float">
            <text:p>0.126033980057539</text:p>
          </table:table-cell>
          <table:table-cell office:value-type="float" office:value="0.126836842860326" calcext:value-type="float">
            <text:p>0.126836842860326</text:p>
          </table:table-cell>
          <table:table-cell office:value-type="float" office:value="0.126785703831749" calcext:value-type="float">
            <text:p>0.126785703831749</text:p>
          </table:table-cell>
          <table:table-cell office:value-type="float" office:value="0.12623484667734" calcext:value-type="float">
            <text:p>0.12623484667734</text:p>
          </table:table-cell>
          <table:table-cell office:value-type="float" office:value="0.125250098347142" calcext:value-type="float">
            <text:p>0.125250098347142</text:p>
          </table:table-cell>
          <table:table-cell office:value-type="float" office:value="0.124075933781869" calcext:value-type="float">
            <text:p>0.124075933781869</text:p>
          </table:table-cell>
          <table:table-cell office:value-type="float" office:value="0.123374518179733" calcext:value-type="float">
            <text:p>0.123374518179733</text:p>
          </table:table-cell>
          <table:table-cell office:value-type="float" office:value="0.122949759629895" calcext:value-type="float">
            <text:p>0.122949759629895</text:p>
          </table:table-cell>
          <table:table-cell office:value-type="float" office:value="0.122326362025683" calcext:value-type="float">
            <text:p>0.122326362025683</text:p>
          </table:table-cell>
          <table:table-cell office:value-type="float" office:value="0.122249534011868" calcext:value-type="float">
            <text:p>0.122249534011868</text:p>
          </table:table-cell>
          <table:table-cell office:value-type="float" office:value="0.122343769987911" calcext:value-type="float">
            <text:p>0.122343769987911</text:p>
          </table:table-cell>
          <table:table-cell office:value-type="float" office:value="0.122827333678001" calcext:value-type="float">
            <text:p>0.122827333678001</text:p>
          </table:table-cell>
          <table:table-cell office:value-type="float" office:value="0.123152027258282" calcext:value-type="float">
            <text:p>0.123152027258282</text:p>
          </table:table-cell>
          <table:table-cell office:value-type="float" office:value="0.122713818875494" calcext:value-type="float">
            <text:p>0.122713818875494</text:p>
          </table:table-cell>
          <table:table-cell office:value-type="float" office:value="0.12280885453008" calcext:value-type="float">
            <text:p>0.12280885453008</text:p>
          </table:table-cell>
          <table:table-cell office:value-type="float" office:value="0.122696534033815" calcext:value-type="float">
            <text:p>0.122696534033815</text:p>
          </table:table-cell>
          <table:table-cell office:value-type="float" office:value="0.12287883626338" calcext:value-type="float">
            <text:p>0.12287883626338</text:p>
          </table:table-cell>
          <table:table-cell office:value-type="float" office:value="0.122964335126882" calcext:value-type="float">
            <text:p>0.122964335126882</text:p>
          </table:table-cell>
          <table:table-cell office:value-type="float" office:value="0.12278405726844" calcext:value-type="float">
            <text:p>0.12278405726844</text:p>
          </table:table-cell>
          <table:table-cell office:value-type="float" office:value="0.122814061506236" calcext:value-type="float">
            <text:p>0.122814061506236</text:p>
          </table:table-cell>
          <table:table-cell office:value-type="float" office:value="0.122587871496794" calcext:value-type="float">
            <text:p>0.122587871496794</text:p>
          </table:table-cell>
          <table:table-cell office:value-type="float" office:value="0.122090251685532" calcext:value-type="float">
            <text:p>0.122090251685532</text:p>
          </table:table-cell>
          <table:table-cell office:value-type="float" office:value="0.121376467191048" calcext:value-type="float">
            <text:p>0.121376467191048</text:p>
          </table:table-cell>
          <table:table-cell office:value-type="float" office:value="0.120901684990434" calcext:value-type="float">
            <text:p>0.120901684990434</text:p>
          </table:table-cell>
          <table:table-cell office:value-type="float" office:value="0.120566692820087" calcext:value-type="float">
            <text:p>0.120566692820087</text:p>
          </table:table-cell>
          <table:table-cell office:value-type="float" office:value="0.119787941858845" calcext:value-type="float">
            <text:p>0.119787941858845</text:p>
          </table:table-cell>
          <table:table-cell office:value-type="float" office:value="0.119413535485249" calcext:value-type="float">
            <text:p>0.119413535485249</text:p>
          </table:table-cell>
          <table:table-cell office:value-type="float" office:value="0.119113133703273" calcext:value-type="float">
            <text:p>0.119113133703273</text:p>
          </table:table-cell>
          <table:table-cell office:value-type="float" office:value="0.118931017821532" calcext:value-type="float">
            <text:p>0.118931017821532</text:p>
          </table:table-cell>
          <table:table-cell office:value-type="float" office:value="0.118933902519476" calcext:value-type="float">
            <text:p>0.118933902519476</text:p>
          </table:table-cell>
          <table:table-cell office:value-type="float" office:value="0.119105498324234" calcext:value-type="float">
            <text:p>0.119105498324234</text:p>
          </table:table-cell>
          <table:table-cell office:value-type="float" office:value="0.119140706208844" calcext:value-type="float">
            <text:p>0.119140706208844</text:p>
          </table:table-cell>
          <table:table-cell office:value-type="float" office:value="0.119338756548669" calcext:value-type="float">
            <text:p>0.119338756548669</text:p>
          </table:table-cell>
          <table:table-cell office:value-type="float" office:value="0.119057089076278" calcext:value-type="float">
            <text:p>0.119057089076278</text:p>
          </table:table-cell>
          <table:table-cell office:value-type="float" office:value="0.119459043430733" calcext:value-type="float">
            <text:p>0.119459043430733</text:p>
          </table:table-cell>
          <table:table-cell office:value-type="float" office:value="0.119202315677094" calcext:value-type="float">
            <text:p>0.119202315677094</text:p>
          </table:table-cell>
          <table:table-cell office:value-type="float" office:value="0.119006289995247" calcext:value-type="float">
            <text:p>0.119006289995247</text:p>
          </table:table-cell>
          <table:table-cell office:value-type="float" office:value="0.119226530390495" calcext:value-type="float">
            <text:p>0.119226530390495</text:p>
          </table:table-cell>
          <table:table-cell office:value-type="float" office:value="0.119180662505976" calcext:value-type="float">
            <text:p>0.119180662505976</text:p>
          </table:table-cell>
          <table:table-cell office:value-type="float" office:value="0.119358331026717" calcext:value-type="float">
            <text:p>0.119358331026717</text:p>
          </table:table-cell>
          <table:table-cell office:value-type="float" office:value="0.119195778509537" calcext:value-type="float">
            <text:p>0.119195778509537</text:p>
          </table:table-cell>
          <table:table-cell office:value-type="float" office:value="0.119084732126865" calcext:value-type="float">
            <text:p>0.119084732126865</text:p>
          </table:table-cell>
          <table:table-cell office:value-type="float" office:value="0.119107088662977" calcext:value-type="float">
            <text:p>0.119107088662977</text:p>
          </table:table-cell>
          <table:table-cell office:value-type="float" office:value="0.11905098816856" calcext:value-type="float">
            <text:p>0.11905098816856</text:p>
          </table:table-cell>
          <table:table-cell office:value-type="float" office:value="0.119081442355732" calcext:value-type="float">
            <text:p>0.119081442355732</text:p>
          </table:table-cell>
          <table:table-cell office:value-type="float" office:value="0.118923614797189" calcext:value-type="float">
            <text:p>0.118923614797189</text:p>
          </table:table-cell>
          <table:table-cell office:value-type="float" office:value="0.118958861894606" calcext:value-type="float">
            <text:p>0.118958861894606</text:p>
          </table:table-cell>
          <table:table-cell office:value-type="float" office:value="0.118858237779207" calcext:value-type="float">
            <text:p>0.118858237779207</text:p>
          </table:table-cell>
          <table:table-cell office:value-type="float" office:value="0.118937823664947" calcext:value-type="float">
            <text:p>0.118937823664947</text:p>
          </table:table-cell>
          <table:table-cell office:value-type="float" office:value="0.118966254454554" calcext:value-type="float">
            <text:p>0.118966254454554</text:p>
          </table:table-cell>
          <table:table-cell office:value-type="float" office:value="0.119044070812779" calcext:value-type="float">
            <text:p>0.119044070812779</text:p>
          </table:table-cell>
          <table:table-cell office:value-type="float" office:value="0.119111865770876" calcext:value-type="float">
            <text:p>0.119111865770876</text:p>
          </table:table-cell>
          <table:table-cell office:value-type="float" office:value="0.118926575472363" calcext:value-type="float">
            <text:p>0.118926575472363</text:p>
          </table:table-cell>
          <table:table-cell office:value-type="float" office:value="0.119178376395768" calcext:value-type="float">
            <text:p>0.119178376395768</text:p>
          </table:table-cell>
          <table:table-cell office:value-type="float" office:value="0.118852885987333" calcext:value-type="float">
            <text:p>0.118852885987333</text:p>
          </table:table-cell>
          <table:table-cell office:value-type="float" office:value="0.119051317972017" calcext:value-type="float">
            <text:p>0.119051317972017</text:p>
          </table:table-cell>
          <table:table-cell office:value-type="float" office:value="0.11897494802679" calcext:value-type="float">
            <text:p>0.11897494802679</text:p>
          </table:table-cell>
          <table:table-cell office:value-type="float" office:value="0.119017032346399" calcext:value-type="float">
            <text:p>0.119017032346399</text:p>
          </table:table-cell>
          <table:table-cell office:value-type="float" office:value="0.119009576587528" calcext:value-type="float">
            <text:p>0.119009576587528</text:p>
          </table:table-cell>
          <table:table-cell office:value-type="float" office:value="0.118916614211814" calcext:value-type="float">
            <text:p>0.118916614211814</text:p>
          </table:table-cell>
          <table:table-cell office:value-type="float" office:value="0.119035674401083" calcext:value-type="float">
            <text:p>0.119035674401083</text:p>
          </table:table-cell>
          <table:table-cell office:value-type="float" office:value="0.118974078195622" calcext:value-type="float">
            <text:p>0.118974078195622</text:p>
          </table:table-cell>
          <table:table-cell office:value-type="float" office:value="0.119123627425231" calcext:value-type="float">
            <text:p>0.119123627425231</text:p>
          </table:table-cell>
          <table:table-cell office:value-type="float" office:value="0.119029033600201" calcext:value-type="float">
            <text:p>0.119029033600201</text:p>
          </table:table-cell>
          <table:table-cell office:value-type="float" office:value="0.119000048887" calcext:value-type="float">
            <text:p>0.119000048887</text:p>
          </table:table-cell>
          <table:table-cell office:value-type="float" office:value="0.119252157974964" calcext:value-type="float">
            <text:p>0.119252157974964</text:p>
          </table:table-cell>
          <table:table-cell office:value-type="float" office:value="0.119045351162736" calcext:value-type="float">
            <text:p>0.119045351162736</text:p>
          </table:table-cell>
          <table:table-cell office:value-type="float" office:value="0.118984590754426" calcext:value-type="float">
            <text:p>0.118984590754426</text:p>
          </table:table-cell>
          <table:table-cell office:value-type="float" office:value="0.119066446290401" calcext:value-type="float">
            <text:p>0.119066446290401</text:p>
          </table:table-cell>
          <table:table-cell office:value-type="float" office:value="0.119233216383236" calcext:value-type="float">
            <text:p>0.119233216383236</text:p>
          </table:table-cell>
          <table:table-cell office:value-type="float" office:value="0.119017289189872" calcext:value-type="float">
            <text:p>0.119017289189872</text:p>
          </table:table-cell>
          <table:table-cell office:value-type="float" office:value="0.119167730128376" calcext:value-type="float">
            <text:p>0.119167730128376</text:p>
          </table:table-cell>
          <table:table-cell office:value-type="float" office:value="0.119004058478221" calcext:value-type="float">
            <text:p>0.119004058478221</text:p>
          </table:table-cell>
          <table:table-cell office:value-type="float" office:value="0.119016913217004" calcext:value-type="float">
            <text:p>0.119016913217004</text:p>
          </table:table-cell>
          <table:table-cell office:value-type="float" office:value="0.119143518693787" calcext:value-type="float">
            <text:p>0.119143518693787</text:p>
          </table:table-cell>
          <table:table-cell office:value-type="float" office:value="0.11909642345949" calcext:value-type="float">
            <text:p>0.11909642345949</text:p>
          </table:table-cell>
          <table:table-cell office:value-type="float" office:value="0.118928936703844" calcext:value-type="float">
            <text:p>0.118928936703844</text:p>
          </table:table-cell>
          <table:table-cell office:value-type="float" office:value="0.119056253035663" calcext:value-type="float">
            <text:p>0.119056253035663</text:p>
          </table:table-cell>
          <table:table-cell office:value-type="float" office:value="0.118974949186259" calcext:value-type="float">
            <text:p>0.118974949186259</text:p>
          </table:table-cell>
          <table:table-cell office:value-type="float" office:value="0.11896554259351" calcext:value-type="float">
            <text:p>0.11896554259351</text:p>
          </table:table-cell>
          <table:table-cell office:value-type="float" office:value="0.119101225267658" calcext:value-type="float">
            <text:p>0.119101225267658</text:p>
          </table:table-cell>
          <table:table-cell office:value-type="float" office:value="0.118932488804618" calcext:value-type="float">
            <text:p>0.118932488804618</text:p>
          </table:table-cell>
          <table:table-cell office:value-type="float" office:value="0.119097350625089" calcext:value-type="float">
            <text:p>0.119097350625089</text:p>
          </table:table-cell>
          <table:table-cell office:value-type="float" office:value="0.118974584224198" calcext:value-type="float">
            <text:p>0.118974584224198</text:p>
          </table:table-cell>
          <table:table-cell office:value-type="float" office:value="0.119231566328131" calcext:value-type="float">
            <text:p>0.119231566328131</text:p>
          </table:table-cell>
          <table:table-cell office:value-type="float" office:value="0.119063714478463" calcext:value-type="float">
            <text:p>0.119063714478463</text:p>
          </table:table-cell>
          <table:table-cell office:value-type="float" office:value="0.119127427929844" calcext:value-type="float">
            <text:p>0.119127427929844</text:p>
          </table:table-cell>
          <table:table-cell office:value-type="float" office:value="0.119231455330166" calcext:value-type="float">
            <text:p>0.119231455330166</text:p>
          </table:table-cell>
          <table:table-cell office:value-type="float" office:value="0.118894267878776" calcext:value-type="float">
            <text:p>0.118894267878776</text:p>
          </table:table-cell>
          <table:table-cell office:value-type="float" office:value="0.118975059646152" calcext:value-type="float">
            <text:p>0.118975059646152</text:p>
          </table:table-cell>
          <table:table-cell office:value-type="float" office:value="0.119212791547976" calcext:value-type="float">
            <text:p>0.119212791547976</text:p>
          </table:table-cell>
          <table:table-cell office:value-type="float" office:value="0.119066838282056" calcext:value-type="float">
            <text:p>0.119066838282056</text:p>
          </table:table-cell>
          <table:table-cell office:value-type="float" office:value="0.11903166566699" calcext:value-type="float">
            <text:p>0.11903166566699</text:p>
          </table:table-cell>
          <table:table-cell office:value-type="float" office:value="0.119161888076249" calcext:value-type="float">
            <text:p>0.119161888076249</text:p>
          </table:table-cell>
          <table:table-cell office:value-type="float" office:value="0.118954616992977" calcext:value-type="float">
            <text:p>0.118954616992977</text:p>
          </table:table-cell>
          <table:table-cell office:value-type="float" office:value="0.118970235347788" calcext:value-type="float">
            <text:p>0.118970235347788</text:p>
          </table:table-cell>
          <table:table-cell office:value-type="float" office:value="0.119101026948764" calcext:value-type="float">
            <text:p>0.119101026948764</text:p>
          </table:table-cell>
          <table:table-cell office:value-type="float" office:value="0.119035401955065" calcext:value-type="float">
            <text:p>0.119035401955065</text:p>
          </table:table-cell>
          <table:table-cell office:value-type="float" office:value="0.11920599819887" calcext:value-type="float">
            <text:p>0.11920599819887</text:p>
          </table:table-cell>
          <table:table-cell office:value-type="float" office:value="0.119094573168248" calcext:value-type="float">
            <text:p>0.119094573168248</text:p>
          </table:table-cell>
          <table:table-cell office:value-type="float" office:value="0.119022384060037" calcext:value-type="float">
            <text:p>0.119022384060037</text:p>
          </table:table-cell>
          <table:table-cell office:value-type="float" office:value="0.11931592853866" calcext:value-type="float">
            <text:p>0.11931592853866</text:p>
          </table:table-cell>
          <table:table-cell office:value-type="float" office:value="0.118900420480304" calcext:value-type="float">
            <text:p>0.118900420480304</text:p>
          </table:table-cell>
          <table:table-cell office:value-type="float" office:value="0.119099690550898" calcext:value-type="float">
            <text:p>0.119099690550898</text:p>
          </table:table-cell>
          <table:table-cell office:value-type="float" office:value="0.119057676350752" calcext:value-type="float">
            <text:p>0.119057676350752</text:p>
          </table:table-cell>
          <table:table-cell office:value-type="float" office:value="0.119128101610427" calcext:value-type="float">
            <text:p>0.119128101610427</text:p>
          </table:table-cell>
          <table:table-cell office:value-type="float" office:value="0.119007829143702" calcext:value-type="float">
            <text:p>0.119007829143702</text:p>
          </table:table-cell>
          <table:table-cell office:value-type="float" office:value="0.119078031487487" calcext:value-type="float">
            <text:p>0.119078031487487</text:p>
          </table:table-cell>
          <table:table-cell office:value-type="float" office:value="0.119046179684702" calcext:value-type="float">
            <text:p>0.119046179684702</text:p>
          </table:table-cell>
          <table:table-cell office:value-type="float" office:value="0.119142642117319" calcext:value-type="float">
            <text:p>0.119142642117319</text:p>
          </table:table-cell>
          <table:table-cell office:value-type="float" office:value="0.118855124840187" calcext:value-type="float">
            <text:p>0.118855124840187</text:p>
          </table:table-cell>
          <table:table-cell office:value-type="float" office:value="0.118927290265361" calcext:value-type="float">
            <text:p>0.118927290265361</text:p>
          </table:table-cell>
          <table:table-cell office:value-type="float" office:value="0.119105950573733" calcext:value-type="float">
            <text:p>0.119105950573733</text:p>
          </table:table-cell>
          <table:table-cell office:value-type="float" office:value="0.11911566485015" calcext:value-type="float">
            <text:p>0.11911566485015</text:p>
          </table:table-cell>
          <table:table-cell office:value-type="float" office:value="0.119106527505502" calcext:value-type="float">
            <text:p>0.119106527505502</text:p>
          </table:table-cell>
          <table:table-cell office:value-type="float" office:value="0.119007405168973" calcext:value-type="float">
            <text:p>0.119007405168973</text:p>
          </table:table-cell>
          <table:table-cell office:value-type="float" office:value="0.119086010213377" calcext:value-type="float">
            <text:p>0.119086010213377</text:p>
          </table:table-cell>
          <table:table-cell office:value-type="float" office:value="0.118967544677427" calcext:value-type="float">
            <text:p>0.118967544677427</text:p>
          </table:table-cell>
          <table:table-cell office:value-type="float" office:value="0.11912071851355" calcext:value-type="float">
            <text:p>0.11912071851355</text:p>
          </table:table-cell>
          <table:table-cell office:value-type="float" office:value="0.119155565351444" calcext:value-type="float">
            <text:p>0.119155565351444</text:p>
          </table:table-cell>
          <table:table-cell office:value-type="float" office:value="0.11901819576924" calcext:value-type="float">
            <text:p>0.11901819576924</text:p>
          </table:table-cell>
          <table:table-cell office:value-type="float" office:value="0.118897137050388" calcext:value-type="float">
            <text:p>0.118897137050388</text:p>
          </table:table-cell>
          <table:table-cell office:value-type="float" office:value="0.119120321549306" calcext:value-type="float">
            <text:p>0.119120321549306</text:p>
          </table:table-cell>
          <table:table-cell office:value-type="float" office:value="0.119034423984016" calcext:value-type="float">
            <text:p>0.119034423984016</text:p>
          </table:table-cell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95585933841981" calcext:value-type="float">
            <text:p>-0.019558593384198</text:p>
          </table:table-cell>
          <table:table-cell office:value-type="float" office:value="-0.0195255943209203" calcext:value-type="float">
            <text:p>-0.01952559432092</text:p>
          </table:table-cell>
          <table:table-cell office:value-type="float" office:value="-0.0195338392370649" calcext:value-type="float">
            <text:p>-0.019533839237065</text:p>
          </table:table-cell>
          <table:table-cell office:value-type="float" office:value="-0.0195575618296162" calcext:value-type="float">
            <text:p>-0.019557561829616</text:p>
          </table:table-cell>
          <table:table-cell office:value-type="float" office:value="-0.0195777484716135" calcext:value-type="float">
            <text:p>-0.019577748471614</text:p>
          </table:table-cell>
          <table:table-cell office:value-type="float" office:value="-0.0195380330438581" calcext:value-type="float">
            <text:p>-0.019538033043858</text:p>
          </table:table-cell>
          <table:table-cell office:value-type="float" office:value="-0.0195476873884357" calcext:value-type="float">
            <text:p>-0.019547687388436</text:p>
          </table:table-cell>
          <table:table-cell office:value-type="float" office:value="-0.019550035426872" calcext:value-type="float">
            <text:p>-0.019550035426872</text:p>
          </table:table-cell>
          <table:table-cell office:value-type="float" office:value="-0.019559191484365" calcext:value-type="float">
            <text:p>-0.019559191484365</text:p>
          </table:table-cell>
          <table:table-cell office:value-type="float" office:value="-0.019541318940096" calcext:value-type="float">
            <text:p>-0.019541318940096</text:p>
          </table:table-cell>
          <table:table-cell office:value-type="float" office:value="-0.0195776007110241" calcext:value-type="float">
            <text:p>-0.019577600711024</text:p>
          </table:table-cell>
          <table:table-cell office:value-type="float" office:value="-0.0195450653435542" calcext:value-type="float">
            <text:p>-0.019545065343554</text:p>
          </table:table-cell>
          <table:table-cell office:value-type="float" office:value="-0.0195439466491811" calcext:value-type="float">
            <text:p>-0.019543946649181</text:p>
          </table:table-cell>
          <table:table-cell office:value-type="float" office:value="-0.0195219195449395" calcext:value-type="float">
            <text:p>-0.01952191954494</text:p>
          </table:table-cell>
          <table:table-cell office:value-type="float" office:value="-0.0195507413443662" calcext:value-type="float">
            <text:p>-0.019550741344366</text:p>
          </table:table-cell>
          <table:table-cell office:value-type="float" office:value="-0.0195286595703372" calcext:value-type="float">
            <text:p>-0.019528659570337</text:p>
          </table:table-cell>
          <table:table-cell office:value-type="float" office:value="-0.0195424549088546" calcext:value-type="float">
            <text:p>-0.019542454908855</text:p>
          </table:table-cell>
          <table:table-cell office:value-type="float" office:value="-0.0195373500263054" calcext:value-type="float">
            <text:p>-0.019537350026305</text:p>
          </table:table-cell>
          <table:table-cell office:value-type="float" office:value="-0.019512466644273" calcext:value-type="float">
            <text:p>-0.019512466644273</text:p>
          </table:table-cell>
          <table:table-cell office:value-type="float" office:value="-0.0195528351104768" calcext:value-type="float">
            <text:p>-0.019552835110477</text:p>
          </table:table-cell>
          <table:table-cell office:value-type="float" office:value="-0.0195389866071338" calcext:value-type="float">
            <text:p>-0.019538986607134</text:p>
          </table:table-cell>
          <table:table-cell office:value-type="float" office:value="-0.01953654357545" calcext:value-type="float">
            <text:p>-0.01953654357545</text:p>
          </table:table-cell>
          <table:table-cell office:value-type="float" office:value="-0.0195057224112055" calcext:value-type="float">
            <text:p>-0.019505722411206</text:p>
          </table:table-cell>
          <table:table-cell office:value-type="float" office:value="-0.0195165836293571" calcext:value-type="float">
            <text:p>-0.019516583629357</text:p>
          </table:table-cell>
          <table:table-cell office:value-type="float" office:value="-0.0195284384592041" calcext:value-type="float">
            <text:p>-0.019528438459204</text:p>
          </table:table-cell>
          <table:table-cell office:value-type="float" office:value="-0.0194739009841141" calcext:value-type="float">
            <text:p>-0.019473900984114</text:p>
          </table:table-cell>
          <table:table-cell office:value-type="float" office:value="-0.0195395545684179" calcext:value-type="float">
            <text:p>-0.019539554568418</text:p>
          </table:table-cell>
          <table:table-cell office:value-type="float" office:value="-0.0195455198562823" calcext:value-type="float">
            <text:p>-0.019545519856282</text:p>
          </table:table-cell>
          <table:table-cell office:value-type="float" office:value="-0.0194957758338056" calcext:value-type="float">
            <text:p>-0.019495775833806</text:p>
          </table:table-cell>
          <table:table-cell office:value-type="float" office:value="-0.0195584124480173" calcext:value-type="float">
            <text:p>-0.019558412448017</text:p>
          </table:table-cell>
          <table:table-cell office:value-type="float" office:value="-0.0195000965755049" calcext:value-type="float">
            <text:p>-0.019500096575505</text:p>
          </table:table-cell>
          <table:table-cell office:value-type="float" office:value="-0.0195635743708114" calcext:value-type="float">
            <text:p>-0.019563574370811</text:p>
          </table:table-cell>
          <table:table-cell office:value-type="float" office:value="-0.0193764500866116" calcext:value-type="float">
            <text:p>-0.019376450086612</text:p>
          </table:table-cell>
          <table:table-cell office:value-type="float" office:value="-0.0192791728041185" calcext:value-type="float">
            <text:p>-0.019279172804119</text:p>
          </table:table-cell>
          <table:table-cell office:value-type="float" office:value="-0.019272299991346" calcext:value-type="float">
            <text:p>-0.019272299991346</text:p>
          </table:table-cell>
          <table:table-cell office:value-type="float" office:value="-0.0191541250331018" calcext:value-type="float">
            <text:p>-0.019154125033102</text:p>
          </table:table-cell>
          <table:table-cell office:value-type="float" office:value="-0.0193053982268824" calcext:value-type="float">
            <text:p>-0.019305398226882</text:p>
          </table:table-cell>
          <table:table-cell office:value-type="float" office:value="-0.0192960042926032" calcext:value-type="float">
            <text:p>-0.019296004292603</text:p>
          </table:table-cell>
          <table:table-cell office:value-type="float" office:value="-0.0192068510203667" calcext:value-type="float">
            <text:p>-0.019206851020367</text:p>
          </table:table-cell>
          <table:table-cell office:value-type="float" office:value="-0.0194634088033682" calcext:value-type="float">
            <text:p>-0.019463408803368</text:p>
          </table:table-cell>
          <table:table-cell office:value-type="float" office:value="-0.0192341886515315" calcext:value-type="float">
            <text:p>-0.019234188651532</text:p>
          </table:table-cell>
          <table:table-cell office:value-type="float" office:value="-0.0175678971482358" calcext:value-type="float">
            <text:p>-0.017567897148236</text:p>
          </table:table-cell>
          <table:table-cell office:value-type="float" office:value="-0.0539223719087938" calcext:value-type="float">
            <text:p>-0.053922371908794</text:p>
          </table:table-cell>
          <table:table-cell office:value-type="float" office:value="-0.0562715319146248" calcext:value-type="float">
            <text:p>-0.056271531914625</text:p>
          </table:table-cell>
          <table:table-cell office:value-type="float" office:value="-0.0543938062533783" calcext:value-type="float">
            <text:p>-0.054393806253378</text:p>
          </table:table-cell>
          <table:table-cell office:value-type="float" office:value="-0.0502208266562866" calcext:value-type="float">
            <text:p>-0.050220826656287</text:p>
          </table:table-cell>
          <table:table-cell office:value-type="float" office:value="-0.0127665954932412" calcext:value-type="float">
            <text:p>-0.012766595493241</text:p>
          </table:table-cell>
          <table:table-cell office:value-type="float" office:value="-0.00977734559442902" calcext:value-type="float">
            <text:p>-0.009777345594429</text:p>
          </table:table-cell>
          <table:table-cell office:value-type="float" office:value="-0.0496287490208732" calcext:value-type="float">
            <text:p>-0.049628749020873</text:p>
          </table:table-cell>
          <table:table-cell office:value-type="float" office:value="-0.048972335761944" calcext:value-type="float">
            <text:p>-0.048972335761944</text:p>
          </table:table-cell>
          <table:table-cell office:value-type="float" office:value="-0.0451821608949664" calcext:value-type="float">
            <text:p>-0.045182160894966</text:p>
          </table:table-cell>
          <table:table-cell office:value-type="float" office:value="-0.0156954931367092" calcext:value-type="float">
            <text:p>-0.015695493136709</text:p>
          </table:table-cell>
          <table:table-cell office:value-type="float" office:value="-0.0114735456278904" calcext:value-type="float">
            <text:p>-0.01147354562789</text:p>
          </table:table-cell>
          <table:table-cell office:value-type="float" office:value="-0.00668237121584505" calcext:value-type="float">
            <text:p>-0.006682371215845</text:p>
          </table:table-cell>
          <table:table-cell office:value-type="float" office:value="-0.0025417535081947" calcext:value-type="float">
            <text:p>-0.002541753508195</text:p>
          </table:table-cell>
          <table:table-cell office:value-type="float" office:value="-0.00482860966800728" calcext:value-type="float">
            <text:p>-0.004828609668007</text:p>
          </table:table-cell>
          <table:table-cell office:value-type="float" office:value="-0.0184110780401667" calcext:value-type="float">
            <text:p>-0.018411078040167</text:p>
          </table:table-cell>
          <table:table-cell office:value-type="float" office:value="-0.021789048336294" calcext:value-type="float">
            <text:p>-0.021789048336294</text:p>
          </table:table-cell>
          <table:table-cell office:value-type="float" office:value="-0.0222721979199913" calcext:value-type="float">
            <text:p>-0.022272197919991</text:p>
          </table:table-cell>
          <table:table-cell office:value-type="float" office:value="-0.0217887234050052" calcext:value-type="float">
            <text:p>-0.021788723405005</text:p>
          </table:table-cell>
          <table:table-cell office:value-type="float" office:value="-0.0202129445987296" calcext:value-type="float">
            <text:p>-0.02021294459873</text:p>
          </table:table-cell>
          <table:table-cell office:value-type="float" office:value="-0.0189778089077635" calcext:value-type="float">
            <text:p>-0.018977808907764</text:p>
          </table:table-cell>
          <table:table-cell office:value-type="float" office:value="-0.0179377349904443" calcext:value-type="float">
            <text:p>-0.017937734990444</text:p>
          </table:table-cell>
          <table:table-cell office:value-type="float" office:value="-0.0168133203396491" calcext:value-type="float">
            <text:p>-0.016813320339649</text:p>
          </table:table-cell>
          <table:table-cell office:value-type="float" office:value="-0.0161490469503984" calcext:value-type="float">
            <text:p>-0.016149046950398</text:p>
          </table:table-cell>
          <table:table-cell office:value-type="float" office:value="-0.0115387603726218" calcext:value-type="float">
            <text:p>-0.011538760372622</text:p>
          </table:table-cell>
          <table:table-cell office:value-type="float" office:value="-0.0227308768828173" calcext:value-type="float">
            <text:p>-0.022730876882817</text:p>
          </table:table-cell>
          <table:table-cell office:value-type="float" office:value="-0.0310474769667504" calcext:value-type="float">
            <text:p>-0.03104747696675</text:p>
          </table:table-cell>
          <table:table-cell office:value-type="float" office:value="-0.0364999667255666" calcext:value-type="float">
            <text:p>-0.036499966725567</text:p>
          </table:table-cell>
          <table:table-cell office:value-type="float" office:value="-0.034531555929337" calcext:value-type="float">
            <text:p>-0.034531555929337</text:p>
          </table:table-cell>
          <table:table-cell office:value-type="float" office:value="-0.0398675677081673" calcext:value-type="float">
            <text:p>-0.039867567708167</text:p>
          </table:table-cell>
          <table:table-cell office:value-type="float" office:value="-0.049840431505775" calcext:value-type="float">
            <text:p>-0.049840431505775</text:p>
          </table:table-cell>
          <table:table-cell office:value-type="float" office:value="-0.051946450637361" calcext:value-type="float">
            <text:p>-0.051946450637361</text:p>
          </table:table-cell>
          <table:table-cell office:value-type="float" office:value="-0.0539097687180388" calcext:value-type="float">
            <text:p>-0.053909768718039</text:p>
          </table:table-cell>
          <table:table-cell office:value-type="float" office:value="-0.0530386638725644" calcext:value-type="float">
            <text:p>-0.053038663872564</text:p>
          </table:table-cell>
          <table:table-cell office:value-type="float" office:value="-0.0513773661962269" calcext:value-type="float">
            <text:p>-0.051377366196227</text:p>
          </table:table-cell>
          <table:table-cell office:value-type="float" office:value="-0.0502183654734159" calcext:value-type="float">
            <text:p>-0.050218365473416</text:p>
          </table:table-cell>
          <table:table-cell office:value-type="float" office:value="-0.0493305280619061" calcext:value-type="float">
            <text:p>-0.049330528061906</text:p>
          </table:table-cell>
          <table:table-cell office:value-type="float" office:value="-0.0489180688378543" calcext:value-type="float">
            <text:p>-0.048918068837854</text:p>
          </table:table-cell>
          <table:table-cell office:value-type="float" office:value="-0.0505831634389022" calcext:value-type="float">
            <text:p>-0.050583163438902</text:p>
          </table:table-cell>
          <table:table-cell office:value-type="float" office:value="-0.0490774972905813" calcext:value-type="float">
            <text:p>-0.049077497290581</text:p>
          </table:table-cell>
          <table:table-cell office:value-type="float" office:value="-0.0253737315621215" calcext:value-type="float">
            <text:p>-0.025373731562122</text:p>
          </table:table-cell>
          <table:table-cell office:value-type="float" office:value="-0.0260600016410296" calcext:value-type="float">
            <text:p>-0.02606000164103</text:p>
          </table:table-cell>
          <table:table-cell office:value-type="float" office:value="-0.0257801284030836" calcext:value-type="float">
            <text:p>-0.025780128403084</text:p>
          </table:table-cell>
          <table:table-cell office:value-type="float" office:value="-0.0497916575062997" calcext:value-type="float">
            <text:p>-0.0497916575063</text:p>
          </table:table-cell>
          <table:table-cell office:value-type="float" office:value="-0.0493714785001951" calcext:value-type="float">
            <text:p>-0.049371478500195</text:p>
          </table:table-cell>
          <table:table-cell office:value-type="float" office:value="-0.0485326815339996" calcext:value-type="float">
            <text:p>-0.048532681534</text:p>
          </table:table-cell>
          <table:table-cell office:value-type="float" office:value="-0.0465539897050244" calcext:value-type="float">
            <text:p>-0.046553989705024</text:p>
          </table:table-cell>
          <table:table-cell office:value-type="float" office:value="-0.0147249704862273" calcext:value-type="float">
            <text:p>-0.014724970486227</text:p>
          </table:table-cell>
          <table:table-cell office:value-type="float" office:value="-0.00546819710812888" calcext:value-type="float">
            <text:p>-0.005468197108129</text:p>
          </table:table-cell>
          <table:table-cell office:value-type="float" office:value="-0.0231000630523881" calcext:value-type="float">
            <text:p>-0.023100063052388</text:p>
          </table:table-cell>
          <table:table-cell office:value-type="float" office:value="-0.0238491996188362" calcext:value-type="float">
            <text:p>-0.023849199618836</text:p>
          </table:table-cell>
          <table:table-cell office:value-type="float" office:value="-0.0232231475807498" calcext:value-type="float">
            <text:p>-0.02322314758075</text:p>
          </table:table-cell>
          <table:table-cell office:value-type="float" office:value="-0.0223906155143934" calcext:value-type="float">
            <text:p>-0.022390615514393</text:p>
          </table:table-cell>
          <table:table-cell office:value-type="float" office:value="-0.0214852979527617" calcext:value-type="float">
            <text:p>-0.021485297952762</text:p>
          </table:table-cell>
          <table:table-cell office:value-type="float" office:value="-0.0209835871522439" calcext:value-type="float">
            <text:p>-0.020983587152244</text:p>
          </table:table-cell>
          <table:table-cell office:value-type="float" office:value="-0.0191892469680616" calcext:value-type="float">
            <text:p>-0.019189246968062</text:p>
          </table:table-cell>
          <table:table-cell office:value-type="float" office:value="-0.0177276622818499" calcext:value-type="float">
            <text:p>-0.01772766228185</text:p>
          </table:table-cell>
          <table:table-cell office:value-type="float" office:value="-0.0169456281810452" calcext:value-type="float">
            <text:p>-0.016945628181045</text:p>
          </table:table-cell>
          <table:table-cell office:value-type="float" office:value="-0.0154221204507192" calcext:value-type="float">
            <text:p>-0.015422120450719</text:p>
          </table:table-cell>
          <table:table-cell office:value-type="float" office:value="-0.0119528848198413" calcext:value-type="float">
            <text:p>-0.011952884819841</text:p>
          </table:table-cell>
          <table:table-cell office:value-type="float" office:value="-0.0144371568962019" calcext:value-type="float">
            <text:p>-0.014437156896202</text:p>
          </table:table-cell>
          <table:table-cell office:value-type="float" office:value="-0.035189118857497" calcext:value-type="float">
            <text:p>-0.035189118857497</text:p>
          </table:table-cell>
          <table:table-cell office:value-type="float" office:value="-0.0380730503474546" calcext:value-type="float">
            <text:p>-0.038073050347455</text:p>
          </table:table-cell>
          <table:table-cell office:value-type="float" office:value="-0.0494780869130502" calcext:value-type="float">
            <text:p>-0.04947808691305</text:p>
          </table:table-cell>
          <table:table-cell office:value-type="float" office:value="-0.0511635825156619" calcext:value-type="float">
            <text:p>-0.051163582515662</text:p>
          </table:table-cell>
          <table:table-cell office:value-type="float" office:value="-0.0524054490684642" calcext:value-type="float">
            <text:p>-0.052405449068464</text:p>
          </table:table-cell>
          <table:table-cell office:value-type="float" office:value="-0.0491245035340647" calcext:value-type="float">
            <text:p>-0.049124503534065</text:p>
          </table:table-cell>
          <table:table-cell office:value-type="float" office:value="-0.0475167875093467" calcext:value-type="float">
            <text:p>-0.047516787509347</text:p>
          </table:table-cell>
          <table:table-cell office:value-type="float" office:value="-0.0499896205090817" calcext:value-type="float">
            <text:p>-0.049989620509082</text:p>
          </table:table-cell>
          <table:table-cell office:value-type="float" office:value="-0.0457323465123305" calcext:value-type="float">
            <text:p>-0.045732346512331</text:p>
          </table:table-cell>
          <table:table-cell office:value-type="float" office:value="-0.0237506676060286" calcext:value-type="float">
            <text:p>-0.023750667606029</text:p>
          </table:table-cell>
          <table:table-cell office:value-type="float" office:value="-0.0182438004690395" calcext:value-type="float">
            <text:p>-0.01824380046904</text:p>
          </table:table-cell>
          <table:table-cell office:value-type="float" office:value="-0.0148052959716817" calcext:value-type="float">
            <text:p>-0.014805295971682</text:p>
          </table:table-cell>
          <table:table-cell office:value-type="float" office:value="-0.0125151071085127" calcext:value-type="float">
            <text:p>-0.012515107108513</text:p>
          </table:table-cell>
          <table:table-cell office:value-type="float" office:value="-0.0108055447154163" calcext:value-type="float">
            <text:p>-0.010805544715416</text:p>
          </table:table-cell>
          <table:table-cell office:value-type="float" office:value="-0.0496709097036905" calcext:value-type="float">
            <text:p>-0.049670909703691</text:p>
          </table:table-cell>
          <table:table-cell office:value-type="float" office:value="-0.0496822544818386" calcext:value-type="float">
            <text:p>-0.049682254481839</text:p>
          </table:table-cell>
          <table:table-cell office:value-type="float" office:value="-0.0502694455324955" calcext:value-type="float">
            <text:p>-0.050269445532496</text:p>
          </table:table-cell>
          <table:table-cell office:value-type="float" office:value="-0.0482567668910711" calcext:value-type="float">
            <text:p>-0.048256766891071</text:p>
          </table:table-cell>
          <table:table-cell office:value-type="float" office:value="-0.0460130970617612" calcext:value-type="float">
            <text:p>-0.046013097061761</text:p>
          </table:table-cell>
          <table:table-cell office:value-type="float" office:value="-0.0415444250607982" calcext:value-type="float">
            <text:p>-0.041544425060798</text:p>
          </table:table-cell>
          <table:table-cell office:value-type="float" office:value="-0.027216425153564" calcext:value-type="float">
            <text:p>-0.027216425153564</text:p>
          </table:table-cell>
          <table:table-cell office:value-type="float" office:value="-0.0222898513151517" calcext:value-type="float">
            <text:p>-0.022289851315152</text:p>
          </table:table-cell>
          <table:table-cell office:value-type="float" office:value="-0.0176883833669575" calcext:value-type="float">
            <text:p>-0.017688383366958</text:p>
          </table:table-cell>
          <table:table-cell office:value-type="float" office:value="-0.0123715623161372" calcext:value-type="float">
            <text:p>-0.012371562316137</text:p>
          </table:table-cell>
          <table:table-cell office:value-type="float" office:value="-0.00655911118695142" calcext:value-type="float">
            <text:p>-0.006559111186951</text:p>
          </table:table-cell>
          <table:table-cell office:value-type="float" office:value="-0.0237056430233167" calcext:value-type="float">
            <text:p>-0.023705643023317</text:p>
          </table:table-cell>
          <table:table-cell office:value-type="float" office:value="-0.0247291253245744" calcext:value-type="float">
            <text:p>-0.024729125324574</text:p>
          </table:table-cell>
          <table:table-cell office:value-type="float" office:value="-0.0233199543731089" calcext:value-type="float">
            <text:p>-0.023319954373109</text:p>
          </table:table-cell>
          <table:table-cell office:value-type="float" office:value="-0.0230693874540606" calcext:value-type="float">
            <text:p>-0.023069387454061</text:p>
          </table:table-cell>
          <table:table-cell office:value-type="float" office:value="-0.0217938312466528" calcext:value-type="float">
            <text:p>-0.021793831246653</text:p>
          </table:table-cell>
          <table:table-cell office:value-type="float" office:value="-0.0212603345409816" calcext:value-type="float">
            <text:p>-0.021260334540982</text:p>
          </table:table-cell>
          <table:table-cell office:value-type="float" office:value="-0.0203724188554117" calcext:value-type="float">
            <text:p>-0.020372418855412</text:p>
          </table:table-cell>
          <table:table-cell office:value-type="float" office:value="-0.0188301071894649" calcext:value-type="float">
            <text:p>-0.018830107189465</text:p>
          </table:table-cell>
          <table:table-cell office:value-type="float" office:value="-0.016842766495873" calcext:value-type="float">
            <text:p>-0.016842766495873</text:p>
          </table:table-cell>
          <table:table-cell office:value-type="float" office:value="-0.0155160094445218" calcext:value-type="float">
            <text:p>-0.015516009444522</text:p>
          </table:table-cell>
          <table:table-cell office:value-type="float" office:value="-0.0474300773355406" calcext:value-type="float">
            <text:p>-0.047430077335541</text:p>
          </table:table-cell>
          <table:table-cell office:value-type="float" office:value="-0.0526023333911481" calcext:value-type="float">
            <text:p>-0.052602333391148</text:p>
          </table:table-cell>
          <table:table-cell office:value-type="float" office:value="-0.0548587184583647" calcext:value-type="float">
            <text:p>-0.054858718458365</text:p>
          </table:table-cell>
          <table:table-cell office:value-type="float" office:value="-0.0553323643085345" calcext:value-type="float">
            <text:p>-0.055332364308535</text:p>
          </table:table-cell>
          <table:table-cell office:value-type="float" office:value="-0.0541731911576273" calcext:value-type="float">
            <text:p>-0.054173191157627</text:p>
          </table:table-cell>
          <table:table-cell office:value-type="float" office:value="-0.0514569442235595" calcext:value-type="float">
            <text:p>-0.05145694422356</text:p>
          </table:table-cell>
          <table:table-cell office:value-type="float" office:value="-0.0523983566141022" calcext:value-type="float">
            <text:p>-0.052398356614102</text:p>
          </table:table-cell>
          <table:table-cell office:value-type="float" office:value="-0.0498285214992167" calcext:value-type="float">
            <text:p>-0.049828521499217</text:p>
          </table:table-cell>
          <table:table-cell office:value-type="float" office:value="-0.0495940920930227" calcext:value-type="float">
            <text:p>-0.049594092093023</text:p>
          </table:table-cell>
          <table:table-cell office:value-type="float" office:value="-0.0491264865582998" calcext:value-type="float">
            <text:p>-0.0491264865583</text:p>
          </table:table-cell>
          <table:table-cell office:value-type="float" office:value="-0.0472313107200951" calcext:value-type="float">
            <text:p>-0.047231310720095</text:p>
          </table:table-cell>
          <table:table-cell office:value-type="float" office:value="-0.0136274716699407" calcext:value-type="float">
            <text:p>-0.013627471669941</text:p>
          </table:table-cell>
          <table:table-cell office:value-type="float" office:value="-0.00373352365772844" calcext:value-type="float">
            <text:p>-0.003733523657728</text:p>
          </table:table-cell>
          <table:table-cell office:value-type="float" office:value="-0.00689460798180966" calcext:value-type="float">
            <text:p>-0.00689460798181</text:p>
          </table:table-cell>
          <table:table-cell office:value-type="float" office:value="-0.0233210718722248" calcext:value-type="float">
            <text:p>-0.023321071872225</text:p>
          </table:table-cell>
          <table:table-cell office:value-type="float" office:value="-0.0250937976401709" calcext:value-type="float">
            <text:p>-0.025093797640171</text:p>
          </table:table-cell>
          <table:table-cell office:value-type="float" office:value="-0.0250753321063835" calcext:value-type="float">
            <text:p>-0.025075332106384</text:p>
          </table:table-cell>
          <table:table-cell office:value-type="float" office:value="-0.0240306590251576" calcext:value-type="float">
            <text:p>-0.024030659025158</text:p>
          </table:table-cell>
          <table:table-cell office:value-type="float" office:value="-0.0237666719223244" calcext:value-type="float">
            <text:p>-0.023766671922324</text:p>
          </table:table-cell>
          <table:table-cell office:value-type="float" office:value="-0.0227812094362829" calcext:value-type="float">
            <text:p>-0.022781209436283</text:p>
          </table:table-cell>
          <table:table-cell office:value-type="float" office:value="-0.0223652184374194" calcext:value-type="float">
            <text:p>-0.022365218437419</text:p>
          </table:table-cell>
          <table:table-cell office:value-type="float" office:value="-0.0215182387577376" calcext:value-type="float">
            <text:p>-0.021518238757738</text:p>
          </table:table-cell>
          <table:table-cell office:value-type="float" office:value="-0.0203011476939598" calcext:value-type="float">
            <text:p>-0.02030114769396</text:p>
          </table:table-cell>
          <table:table-cell office:value-type="float" office:value="-0.0185931390698473" calcext:value-type="float">
            <text:p>-0.018593139069847</text:p>
          </table:table-cell>
          <table:table-cell office:value-type="float" office:value="-0.0172911701781104" calcext:value-type="float">
            <text:p>-0.01729117017811</text:p>
          </table:table-cell>
          <table:table-cell office:value-type="float" office:value="-0.0146014288518868" calcext:value-type="float">
            <text:p>-0.014601428851887</text:p>
          </table:table-cell>
          <table:table-cell office:value-type="float" office:value="-0.0148827475087642" calcext:value-type="float">
            <text:p>-0.014882747508764</text:p>
          </table:table-cell>
          <table:table-cell office:value-type="float" office:value="-0.0461184203957815" calcext:value-type="float">
            <text:p>-0.046118420395782</text:p>
          </table:table-cell>
          <table:table-cell office:value-type="float" office:value="-0.0535674813970472" calcext:value-type="float">
            <text:p>-0.053567481397047</text:p>
          </table:table-cell>
          <table:table-cell office:value-type="float" office:value="-0.0232659945562982" calcext:value-type="float">
            <text:p>-0.023265994556298</text:p>
          </table:table-cell>
          <table:table-cell office:value-type="float" office:value="-0.0494795380979196" calcext:value-type="float">
            <text:p>-0.04947953809792</text:p>
          </table:table-cell>
          <table:table-cell office:value-type="float" office:value="-0.0478220734146789" calcext:value-type="float">
            <text:p>-0.047822073414679</text:p>
          </table:table-cell>
          <table:table-cell office:value-type="float" office:value="-0.046047992446036" calcext:value-type="float">
            <text:p>-0.046047992446036</text:p>
          </table:table-cell>
          <table:table-cell office:value-type="float" office:value="-0.0430750387716966" calcext:value-type="float">
            <text:p>-0.043075038771697</text:p>
          </table:table-cell>
          <table:table-cell office:value-type="float" office:value="-0.0373268909665737" calcext:value-type="float">
            <text:p>-0.037326890966574</text:p>
          </table:table-cell>
          <table:table-cell office:value-type="float" office:value="-0.0228830194779113" calcext:value-type="float">
            <text:p>-0.022883019477911</text:p>
          </table:table-cell>
          <table:table-cell office:value-type="float" office:value="-0.0182797019159998" calcext:value-type="float">
            <text:p>-0.018279701916</text:p>
          </table:table-cell>
          <table:table-cell office:value-type="float" office:value="-0.012657929316845" calcext:value-type="float">
            <text:p>-0.012657929316845</text:p>
          </table:table-cell>
          <table:table-cell office:value-type="float" office:value="-0.00592986633152292" calcext:value-type="float">
            <text:p>-0.005929866331523</text:p>
          </table:table-cell>
          <table:table-cell office:value-type="float" office:value="-0.0055498133374638" calcext:value-type="float">
            <text:p>-0.005549813337464</text:p>
          </table:table-cell>
          <table:table-cell office:value-type="float" office:value="-0.0181257303008996" calcext:value-type="float">
            <text:p>-0.0181257303009</text:p>
          </table:table-cell>
          <table:table-cell office:value-type="float" office:value="-0.021898052407286" calcext:value-type="float">
            <text:p>-0.021898052407286</text:p>
          </table:table-cell>
          <table:table-cell office:value-type="float" office:value="-0.020853866929646" calcext:value-type="float">
            <text:p>-0.020853866929646</text:p>
          </table:table-cell>
          <table:table-cell office:value-type="float" office:value="-0.0187834238520215" calcext:value-type="float">
            <text:p>-0.018783423852022</text:p>
          </table:table-cell>
          <table:table-cell office:value-type="float" office:value="-0.0176028849558095" calcext:value-type="float">
            <text:p>-0.01760288495581</text:p>
          </table:table-cell>
          <table:table-cell office:value-type="float" office:value="-0.0149206893187369" calcext:value-type="float">
            <text:p>-0.014920689318737</text:p>
          </table:table-cell>
          <table:table-cell office:value-type="float" office:value="-0.0106011329823284" calcext:value-type="float">
            <text:p>-0.010601132982328</text:p>
          </table:table-cell>
          <table:table-cell office:value-type="float" office:value="-0.0127534313151955" calcext:value-type="float">
            <text:p>-0.012753431315196</text:p>
          </table:table-cell>
          <table:table-cell office:value-type="float" office:value="-0.033284379933835" calcext:value-type="float">
            <text:p>-0.033284379933835</text:p>
          </table:table-cell>
          <table:table-cell office:value-type="float" office:value="-0.041118465332921" calcext:value-type="float">
            <text:p>-0.041118465332921</text:p>
          </table:table-cell>
          <table:table-cell office:value-type="float" office:value="-0.0437271760717132" calcext:value-type="float">
            <text:p>-0.043727176071713</text:p>
          </table:table-cell>
          <table:table-cell office:value-type="float" office:value="-0.0433787575126178" calcext:value-type="float">
            <text:p>-0.043378757512618</text:p>
          </table:table-cell>
          <table:table-cell office:value-type="float" office:value="-0.0389759230091797" calcext:value-type="float">
            <text:p>-0.03897592300918</text:p>
          </table:table-cell>
          <table:table-cell office:value-type="float" office:value="-0.0357244589895604" calcext:value-type="float">
            <text:p>-0.03572445898956</text:p>
          </table:table-cell>
          <table:table-cell office:value-type="float" office:value="-0.033652124938336" calcext:value-type="float">
            <text:p>-0.033652124938336</text:p>
          </table:table-cell>
          <table:table-cell office:value-type="float" office:value="-0.021681365951513" calcext:value-type="float">
            <text:p>-0.021681365951513</text:p>
          </table:table-cell>
          <table:table-cell office:value-type="float" office:value="-0.0290707007966816" calcext:value-type="float">
            <text:p>-0.029070700796682</text:p>
          </table:table-cell>
          <table:table-cell office:value-type="float" office:value="-0.0300419025923264" calcext:value-type="float">
            <text:p>-0.030041902592326</text:p>
          </table:table-cell>
          <table:table-cell office:value-type="float" office:value="-0.0151639742635758" calcext:value-type="float">
            <text:p>-0.015163974263576</text:p>
          </table:table-cell>
          <table:table-cell office:value-type="float" office:value="-0.0127995538069593" calcext:value-type="float">
            <text:p>-0.012799553806959</text:p>
          </table:table-cell>
          <table:table-cell office:value-type="float" office:value="-0.0100157759638021" calcext:value-type="float">
            <text:p>-0.010015775963802</text:p>
          </table:table-cell>
          <table:table-cell office:value-type="float" office:value="-0.00741962431792712" calcext:value-type="float">
            <text:p>-0.007419624317927</text:p>
          </table:table-cell>
          <table:table-cell office:value-type="float" office:value="-0.00499148097108846" calcext:value-type="float">
            <text:p>-0.004991480971088</text:p>
          </table:table-cell>
          <table:table-cell office:value-type="float" office:value="-0.003449646389789" calcext:value-type="float">
            <text:p>-0.003449646389789</text:p>
          </table:table-cell>
          <table:table-cell office:value-type="float" office:value="-0.00245481755725534" calcext:value-type="float">
            <text:p>-0.002454817557255</text:p>
          </table:table-cell>
          <table:table-cell office:value-type="float" office:value="-0.00385890680543538" calcext:value-type="float">
            <text:p>-0.003858906805435</text:p>
          </table:table-cell>
          <table:table-cell office:value-type="float" office:value="-0.00407784246777927" calcext:value-type="float">
            <text:p>-0.004077842467779</text:p>
          </table:table-cell>
          <table:table-cell office:value-type="float" office:value="-0.0068730431108933" calcext:value-type="float">
            <text:p>-0.006873043110893</text:p>
          </table:table-cell>
          <table:table-cell office:value-type="float" office:value="-0.0427882765189143" calcext:value-type="float">
            <text:p>-0.042788276518914</text:p>
          </table:table-cell>
          <table:table-cell office:value-type="float" office:value="-0.0455707603260871" calcext:value-type="float">
            <text:p>-0.045570760326087</text:p>
          </table:table-cell>
          <table:table-cell office:value-type="float" office:value="-0.0497608639693971" calcext:value-type="float">
            <text:p>-0.049760863969397</text:p>
          </table:table-cell>
          <table:table-cell office:value-type="float" office:value="-0.0464612198227421" calcext:value-type="float">
            <text:p>-0.046461219822742</text:p>
          </table:table-cell>
          <table:table-cell office:value-type="float" office:value="-0.0423383088299862" calcext:value-type="float">
            <text:p>-0.042338308829986</text:p>
          </table:table-cell>
          <table:table-cell office:value-type="float" office:value="-0.0297890040153758" calcext:value-type="float">
            <text:p>-0.029789004015376</text:p>
          </table:table-cell>
          <table:table-cell office:value-type="float" office:value="-0.0238214645835207" calcext:value-type="float">
            <text:p>-0.023821464583521</text:p>
          </table:table-cell>
          <table:table-cell office:value-type="float" office:value="-0.020939019366206" calcext:value-type="float">
            <text:p>-0.020939019366206</text:p>
          </table:table-cell>
          <table:table-cell office:value-type="float" office:value="-0.0110473047561908" calcext:value-type="float">
            <text:p>-0.011047304756191</text:p>
          </table:table-cell>
          <table:table-cell office:value-type="float" office:value="-0.0143895204069344" calcext:value-type="float">
            <text:p>-0.014389520406934</text:p>
          </table:table-cell>
          <table:table-cell office:value-type="float" office:value="-0.0198012040460501" calcext:value-type="float">
            <text:p>-0.01980120404605</text:p>
          </table:table-cell>
          <table:table-cell office:value-type="float" office:value="-0.0192906580310951" calcext:value-type="float">
            <text:p>-0.019290658031095</text:p>
          </table:table-cell>
          <table:table-cell office:value-type="float" office:value="-0.0196741120175463" calcext:value-type="float">
            <text:p>-0.019674112017546</text:p>
          </table:table-cell>
          <table:table-cell office:value-type="float" office:value="-0.0197368751261705" calcext:value-type="float">
            <text:p>-0.019736875126171</text:p>
          </table:table-cell>
          <table:table-cell office:value-type="float" office:value="-0.0188928708873238" calcext:value-type="float">
            <text:p>-0.018892870887324</text:p>
          </table:table-cell>
          <table:table-cell office:value-type="float" office:value="-0.017880807592124" calcext:value-type="float">
            <text:p>-0.017880807592124</text:p>
          </table:table-cell>
          <table:table-cell office:value-type="float" office:value="-0.0170435814779073" calcext:value-type="float">
            <text:p>-0.017043581477907</text:p>
          </table:table-cell>
          <table:table-cell office:value-type="float" office:value="-0.0170181720930239" calcext:value-type="float">
            <text:p>-0.017018172093024</text:p>
          </table:table-cell>
          <table:table-cell office:value-type="float" office:value="-0.0168679527903542" calcext:value-type="float">
            <text:p>-0.016867952790354</text:p>
          </table:table-cell>
          <table:table-cell office:value-type="float" office:value="-0.0176303676629494" calcext:value-type="float">
            <text:p>-0.017630367662949</text:p>
          </table:table-cell>
          <table:table-cell office:value-type="float" office:value="-0.017558027458986" calcext:value-type="float">
            <text:p>-0.017558027458986</text:p>
          </table:table-cell>
          <table:table-cell office:value-type="float" office:value="-0.0173667856738629" calcext:value-type="float">
            <text:p>-0.017366785673863</text:p>
          </table:table-cell>
          <table:table-cell office:value-type="float" office:value="-0.0172366122891319" calcext:value-type="float">
            <text:p>-0.017236612289132</text:p>
          </table:table-cell>
          <table:table-cell office:value-type="float" office:value="-0.0173806665078746" calcext:value-type="float">
            <text:p>-0.017380666507875</text:p>
          </table:table-cell>
          <table:table-cell office:value-type="float" office:value="-0.0176163366346489" calcext:value-type="float">
            <text:p>-0.017616336634649</text:p>
          </table:table-cell>
          <table:table-cell office:value-type="float" office:value="-0.0176559651942921" calcext:value-type="float">
            <text:p>-0.017655965194292</text:p>
          </table:table-cell>
          <table:table-cell office:value-type="float" office:value="-0.0174922626219734" calcext:value-type="float">
            <text:p>-0.017492262621973</text:p>
          </table:table-cell>
          <table:table-cell office:value-type="float" office:value="-0.017553154570132" calcext:value-type="float">
            <text:p>-0.017553154570132</text:p>
          </table:table-cell>
          <table:table-cell office:value-type="float" office:value="-0.017568149363065" calcext:value-type="float">
            <text:p>-0.017568149363065</text:p>
          </table:table-cell>
          <table:table-cell office:value-type="float" office:value="-0.0177322104839015" calcext:value-type="float">
            <text:p>-0.017732210483902</text:p>
          </table:table-cell>
          <table:table-cell office:value-type="float" office:value="-0.0178307023266145" calcext:value-type="float">
            <text:p>-0.017830702326615</text:p>
          </table:table-cell>
          <table:table-cell office:value-type="float" office:value="-0.0177209473127713" calcext:value-type="float">
            <text:p>-0.017720947312771</text:p>
          </table:table-cell>
          <table:table-cell office:value-type="float" office:value="-0.0176560097439162" calcext:value-type="float">
            <text:p>-0.017656009743916</text:p>
          </table:table-cell>
          <table:table-cell office:value-type="float" office:value="-0.0176764709196323" calcext:value-type="float">
            <text:p>-0.017676470919632</text:p>
          </table:table-cell>
          <table:table-cell office:value-type="float" office:value="-0.0177206770590511" calcext:value-type="float">
            <text:p>-0.017720677059051</text:p>
          </table:table-cell>
          <table:table-cell office:value-type="float" office:value="-0.0177853505715148" calcext:value-type="float">
            <text:p>-0.017785350571515</text:p>
          </table:table-cell>
          <table:table-cell office:value-type="float" office:value="-0.0177837651255966" calcext:value-type="float">
            <text:p>-0.017783765125597</text:p>
          </table:table-cell>
          <table:table-cell office:value-type="float" office:value="-0.0177746913085498" calcext:value-type="float">
            <text:p>-0.01777469130855</text:p>
          </table:table-cell>
          <table:table-cell office:value-type="float" office:value="-0.0177414897964781" calcext:value-type="float">
            <text:p>-0.017741489796478</text:p>
          </table:table-cell>
          <table:table-cell office:value-type="float" office:value="-0.0178060424642388" calcext:value-type="float">
            <text:p>-0.017806042464239</text:p>
          </table:table-cell>
          <table:table-cell office:value-type="float" office:value="-0.0177687315278246" calcext:value-type="float">
            <text:p>-0.017768731527825</text:p>
          </table:table-cell>
          <table:table-cell office:value-type="float" office:value="-0.0177657016541047" calcext:value-type="float">
            <text:p>-0.017765701654105</text:p>
          </table:table-cell>
          <table:table-cell office:value-type="float" office:value="-0.0177601162986455" calcext:value-type="float">
            <text:p>-0.017760116298646</text:p>
          </table:table-cell>
          <table:table-cell office:value-type="float" office:value="-0.0177524412605188" calcext:value-type="float">
            <text:p>-0.017752441260519</text:p>
          </table:table-cell>
          <table:table-cell office:value-type="float" office:value="-0.0177864980755707" calcext:value-type="float">
            <text:p>-0.017786498075571</text:p>
          </table:table-cell>
          <table:table-cell office:value-type="float" office:value="-0.0177674174201369" calcext:value-type="float">
            <text:p>-0.017767417420137</text:p>
          </table:table-cell>
          <table:table-cell office:value-type="float" office:value="-0.0177970683396065" calcext:value-type="float">
            <text:p>-0.017797068339607</text:p>
          </table:table-cell>
          <table:table-cell office:value-type="float" office:value="-0.0178031589662961" calcext:value-type="float">
            <text:p>-0.017803158966296</text:p>
          </table:table-cell>
          <table:table-cell office:value-type="float" office:value="-0.0178310414448139" calcext:value-type="float">
            <text:p>-0.017831041444814</text:p>
          </table:table-cell>
          <table:table-cell office:value-type="float" office:value="-0.0178939437657954" calcext:value-type="float">
            <text:p>-0.017893943765795</text:p>
          </table:table-cell>
          <table:table-cell office:value-type="float" office:value="-0.017795594893945" calcext:value-type="float">
            <text:p>-0.017795594893945</text:p>
          </table:table-cell>
          <table:table-cell office:value-type="float" office:value="-0.0178840436832782" calcext:value-type="float">
            <text:p>-0.017884043683278</text:p>
          </table:table-cell>
          <table:table-cell office:value-type="float" office:value="-0.0178633806751946" calcext:value-type="float">
            <text:p>-0.017863380675195</text:p>
          </table:table-cell>
          <table:table-cell office:value-type="float" office:value="-0.0178294453821191" calcext:value-type="float">
            <text:p>-0.017829445382119</text:p>
          </table:table-cell>
          <table:table-cell office:value-type="float" office:value="-0.0178606727184316" calcext:value-type="float">
            <text:p>-0.017860672718432</text:p>
          </table:table-cell>
          <table:table-cell office:value-type="float" office:value="-0.0178567223413223" calcext:value-type="float">
            <text:p>-0.017856722341322</text:p>
          </table:table-cell>
          <table:table-cell office:value-type="float" office:value="-0.0178851864746737" calcext:value-type="float">
            <text:p>-0.017885186474674</text:p>
          </table:table-cell>
          <table:table-cell office:value-type="float" office:value="-0.0178932249721532" calcext:value-type="float">
            <text:p>-0.017893224972153</text:p>
          </table:table-cell>
          <table:table-cell office:value-type="float" office:value="-0.0179193773523648" calcext:value-type="float">
            <text:p>-0.017919377352365</text:p>
          </table:table-cell>
          <table:table-cell office:value-type="float" office:value="-0.0179127979473612" calcext:value-type="float">
            <text:p>-0.017912797947361</text:p>
          </table:table-cell>
          <table:table-cell office:value-type="float" office:value="-0.0178555025356727" calcext:value-type="float">
            <text:p>-0.017855502535673</text:p>
          </table:table-cell>
          <table:table-cell office:value-type="float" office:value="-0.0178861966282725" calcext:value-type="float">
            <text:p>-0.017886196628273</text:p>
          </table:table-cell>
          <table:table-cell office:value-type="float" office:value="-0.0178593701676846" calcext:value-type="float">
            <text:p>-0.017859370167685</text:p>
          </table:table-cell>
          <table:table-cell office:value-type="float" office:value="-0.0178543113438696" calcext:value-type="float">
            <text:p>-0.01785431134387</text:p>
          </table:table-cell>
          <table:table-cell office:value-type="float" office:value="-0.0178547710866496" calcext:value-type="float">
            <text:p>-0.01785477108665</text:p>
          </table:table-cell>
          <table:table-cell office:value-type="float" office:value="-0.0178526370897573" calcext:value-type="float">
            <text:p>-0.017852637089757</text:p>
          </table:table-cell>
          <table:table-cell office:value-type="float" office:value="-0.0178603763718207" calcext:value-type="float">
            <text:p>-0.017860376371821</text:p>
          </table:table-cell>
          <table:table-cell office:value-type="float" office:value="-0.017885396640719" calcext:value-type="float">
            <text:p>-0.017885396640719</text:p>
          </table:table-cell>
          <table:table-cell office:value-type="float" office:value="-0.0178840075150838" calcext:value-type="float">
            <text:p>-0.017884007515084</text:p>
          </table:table-cell>
          <table:table-cell office:value-type="float" office:value="-0.0178655529856927" calcext:value-type="float">
            <text:p>-0.017865552985693</text:p>
          </table:table-cell>
          <table:table-cell office:value-type="float" office:value="-0.0178811619796234" calcext:value-type="float">
            <text:p>-0.017881161979623</text:p>
          </table:table-cell>
          <table:table-cell office:value-type="float" office:value="-0.0178506865335138" calcext:value-type="float">
            <text:p>-0.017850686533514</text:p>
          </table:table-cell>
          <table:table-cell office:value-type="float" office:value="-0.0178985021416876" calcext:value-type="float">
            <text:p>-0.017898502141688</text:p>
          </table:table-cell>
          <table:table-cell office:value-type="float" office:value="-0.0178758301046597" calcext:value-type="float">
            <text:p>-0.01787583010466</text:p>
          </table:table-cell>
          <table:table-cell office:value-type="float" office:value="-0.0178639565984101" calcext:value-type="float">
            <text:p>-0.01786395659841</text:p>
          </table:table-cell>
          <table:table-cell office:value-type="float" office:value="-0.0178704458596753" calcext:value-type="float">
            <text:p>-0.017870445859675</text:p>
          </table:table-cell>
          <table:table-cell office:value-type="float" office:value="-0.0178481860428108" calcext:value-type="float">
            <text:p>-0.017848186042811</text:p>
          </table:table-cell>
          <table:table-cell office:value-type="float" office:value="-0.0178962160083904" calcext:value-type="float">
            <text:p>-0.01789621600839</text:p>
          </table:table-cell>
          <table:table-cell office:value-type="float" office:value="-0.0178657329832732" calcext:value-type="float">
            <text:p>-0.017865732983273</text:p>
          </table:table-cell>
          <table:table-cell office:value-type="float" office:value="-0.0178845859840675" calcext:value-type="float">
            <text:p>-0.017884585984068</text:p>
          </table:table-cell>
          <table:table-cell office:value-type="float" office:value="-0.0178725885636898" calcext:value-type="float">
            <text:p>-0.01787258856369</text:p>
          </table:table-cell>
          <table:table-cell office:value-type="float" office:value="-0.0178869730771728" calcext:value-type="float">
            <text:p>-0.017886973077173</text:p>
          </table:table-cell>
          <table:table-cell office:value-type="float" office:value="-0.0179069778920826" calcext:value-type="float">
            <text:p>-0.017906977892083</text:p>
          </table:table-cell>
          <table:table-cell office:value-type="float" office:value="-0.0178784997925491" calcext:value-type="float">
            <text:p>-0.017878499792549</text:p>
          </table:table-cell>
          <table:table-cell office:value-type="float" office:value="-0.0178580097159033" calcext:value-type="float">
            <text:p>-0.017858009715903</text:p>
          </table:table-cell>
          <table:table-cell office:value-type="float" office:value="-0.0178904874236374" calcext:value-type="float">
            <text:p>-0.017890487423637</text:p>
          </table:table-cell>
          <table:table-cell office:value-type="float" office:value="-0.0179044843550296" calcext:value-type="float">
            <text:p>-0.01790448435503</text:p>
          </table:table-cell>
          <table:table-cell office:value-type="float" office:value="-0.0178736332447011" calcext:value-type="float">
            <text:p>-0.017873633244701</text:p>
          </table:table-cell>
          <table:table-cell office:value-type="float" office:value="-0.0179056952548376" calcext:value-type="float">
            <text:p>-0.017905695254838</text:p>
          </table:table-cell>
          <table:table-cell office:value-type="float" office:value="-0.0178883456553231" calcext:value-type="float">
            <text:p>-0.017888345655323</text:p>
          </table:table-cell>
          <table:table-cell office:value-type="float" office:value="-0.0178658116528691" calcext:value-type="float">
            <text:p>-0.017865811652869</text:p>
          </table:table-cell>
          <table:table-cell office:value-type="float" office:value="-0.0179006651127936" calcext:value-type="float">
            <text:p>-0.017900665112794</text:p>
          </table:table-cell>
          <table:table-cell office:value-type="float" office:value="-0.0178791383514446" calcext:value-type="float">
            <text:p>-0.017879138351445</text:p>
          </table:table-cell>
          <table:table-cell office:value-type="float" office:value="-0.0178626415908072" calcext:value-type="float">
            <text:p>-0.017862641590807</text:p>
          </table:table-cell>
          <table:table-cell office:value-type="float" office:value="-0.017880875191783" calcext:value-type="float">
            <text:p>-0.017880875191783</text:p>
          </table:table-cell>
          <table:table-cell office:value-type="float" office:value="-0.0178362341109944" calcext:value-type="float">
            <text:p>-0.017836234110994</text:p>
          </table:table-cell>
          <table:table-cell office:value-type="float" office:value="-0.0178762932859976" calcext:value-type="float">
            <text:p>-0.017876293285998</text:p>
          </table:table-cell>
          <table:table-cell office:value-type="float" office:value="-0.0178831594420164" calcext:value-type="float">
            <text:p>-0.017883159442016</text:p>
          </table:table-cell>
          <table:table-cell office:value-type="float" office:value="-0.0178586570334847" calcext:value-type="float">
            <text:p>-0.017858657033485</text:p>
          </table:table-cell>
          <table:table-cell office:value-type="float" office:value="-0.0178848110037963" calcext:value-type="float">
            <text:p>-0.017884811003796</text:p>
          </table:table-cell>
          <table:table-cell office:value-type="float" office:value="-0.0178683679166256" calcext:value-type="float">
            <text:p>-0.017868367916626</text:p>
          </table:table-cell>
          <table:table-cell office:value-type="float" office:value="-0.0178890578799171" calcext:value-type="float">
            <text:p>-0.017889057879917</text:p>
          </table:table-cell>
          <table:table-cell office:value-type="float" office:value="-0.0178840127058981" calcext:value-type="float">
            <text:p>-0.017884012705898</text:p>
          </table:table-cell>
          <table:table-cell office:value-type="float" office:value="-0.0178726108638404" calcext:value-type="float">
            <text:p>-0.01787261086384</text:p>
          </table:table-cell>
          <table:table-cell office:value-type="float" office:value="-0.0178965865138664" calcext:value-type="float">
            <text:p>-0.017896586513866</text:p>
          </table:table-cell>
          <table:table-cell office:value-type="float" office:value="-0.0178559857300368" calcext:value-type="float">
            <text:p>-0.017855985730037</text:p>
          </table:table-cell>
          <table:table-cell office:value-type="float" office:value="-0.0178649375520866" calcext:value-type="float">
            <text:p>-0.017864937552087</text:p>
          </table:table-cell>
          <table:table-cell office:value-type="float" office:value="-0.0178947362902796" calcext:value-type="float">
            <text:p>-0.01789473629028</text:p>
          </table:table-cell>
          <table:table-cell office:value-type="float" office:value="-0.0178786429778537" calcext:value-type="float">
            <text:p>-0.017878642977854</text:p>
          </table:table-cell>
          <table:table-cell office:value-type="float" office:value="-0.0178792646990978" calcext:value-type="float">
            <text:p>-0.017879264699098</text:p>
          </table:table-cell>
          <table:table-cell office:value-type="float" office:value="-0.0178899613438565" calcext:value-type="float">
            <text:p>-0.017889961343857</text:p>
          </table:table-cell>
          <table:table-cell office:value-type="float" office:value="-0.0178445526908448" calcext:value-type="float">
            <text:p>-0.017844552690845</text:p>
          </table:table-cell>
          <table:table-cell office:value-type="float" office:value="-0.017863629928157" calcext:value-type="float">
            <text:p>-0.017863629928157</text:p>
          </table:table-cell>
          <table:table-cell office:value-type="float" office:value="-0.0178827212166376" calcext:value-type="float">
            <text:p>-0.017882721216638</text:p>
          </table:table-cell>
          <table:table-cell office:value-type="float" office:value="-0.0178763350495063" calcext:value-type="float">
            <text:p>-0.017876335049506</text:p>
          </table:table-cell>
          <table:table-cell office:value-type="float" office:value="-0.0179139882571796" calcext:value-type="float">
            <text:p>-0.01791398825718</text:p>
          </table:table-cell>
          <table:table-cell office:value-type="float" office:value="-0.017865932154799" calcext:value-type="float">
            <text:p>-0.017865932154799</text:p>
          </table:table-cell>
          <table:table-cell office:value-type="float" office:value="-0.0178689303789388" calcext:value-type="float">
            <text:p>-0.017868930378939</text:p>
          </table:table-cell>
          <table:table-cell office:value-type="float" office:value="-0.0179115454654343" calcext:value-type="float">
            <text:p>-0.017911545465434</text:p>
          </table:table-cell>
          <table:table-cell office:value-type="float" office:value="-0.0178353361420388" calcext:value-type="float">
            <text:p>-0.017835336142039</text:p>
          </table:table-cell>
          <table:table-cell office:value-type="float" office:value="-0.0178892809977159" calcext:value-type="float">
            <text:p>-0.017889280997716</text:p>
          </table:table-cell>
          <table:table-cell office:value-type="float" office:value="-0.017888097902567" calcext:value-type="float">
            <text:p>-0.017888097902567</text:p>
          </table:table-cell>
          <table:table-cell office:value-type="float" office:value="-0.0178914375719446" calcext:value-type="float">
            <text:p>-0.017891437571945</text:p>
          </table:table-cell>
          <table:table-cell office:value-type="float" office:value="-0.0178622367463671" calcext:value-type="float">
            <text:p>-0.017862236746367</text:p>
          </table:table-cell>
          <table:table-cell office:value-type="float" office:value="-0.0178785270367131" calcext:value-type="float">
            <text:p>-0.017878527036713</text:p>
          </table:table-cell>
          <table:table-cell office:value-type="float" office:value="-0.0178743121681875" calcext:value-type="float">
            <text:p>-0.017874312168188</text:p>
          </table:table-cell>
          <table:table-cell office:value-type="float" office:value="-0.0178873148556238" calcext:value-type="float">
            <text:p>-0.017887314855624</text:p>
          </table:table-cell>
          <table:table-cell office:value-type="float" office:value="-0.0178530488100316" calcext:value-type="float">
            <text:p>-0.017853048810032</text:p>
          </table:table-cell>
          <table:table-cell office:value-type="float" office:value="-0.0178502487208451" calcext:value-type="float">
            <text:p>-0.017850248720845</text:p>
          </table:table-cell>
          <table:table-cell office:value-type="float" office:value="-0.0178970546138424" calcext:value-type="float">
            <text:p>-0.017897054613842</text:p>
          </table:table-cell>
          <table:table-cell office:value-type="float" office:value="-0.0178972578661067" calcext:value-type="float">
            <text:p>-0.017897257866107</text:p>
          </table:table-cell>
          <table:table-cell office:value-type="float" office:value="-0.0178764401882167" calcext:value-type="float">
            <text:p>-0.017876440188217</text:p>
          </table:table-cell>
          <table:table-cell office:value-type="float" office:value="-0.017871010252689" calcext:value-type="float">
            <text:p>-0.017871010252689</text:p>
          </table:table-cell>
          <table:table-cell office:value-type="float" office:value="-0.0178634765103624" calcext:value-type="float">
            <text:p>-0.017863476510362</text:p>
          </table:table-cell>
          <table:table-cell office:value-type="float" office:value="-0.0178499750047787" calcext:value-type="float">
            <text:p>-0.017849975004779</text:p>
          </table:table-cell>
          <table:table-cell office:value-type="float" office:value="-0.0178859366465288" calcext:value-type="float">
            <text:p>-0.017885936646529</text:p>
          </table:table-cell>
          <table:table-cell office:value-type="float" office:value="-0.0178944883360653" calcext:value-type="float">
            <text:p>-0.017894488336065</text:p>
          </table:table-cell>
          <table:table-cell office:value-type="float" office:value="-0.0178600675211479" calcext:value-type="float">
            <text:p>-0.017860067521148</text:p>
          </table:table-cell>
          <table:table-cell office:value-type="float" office:value="-0.017859279222582" calcext:value-type="float">
            <text:p>-0.017859279222582</text:p>
          </table:table-cell>
          <table:table-cell office:value-type="float" office:value="-0.0178832205930354" calcext:value-type="float">
            <text:p>-0.017883220593035</text:p>
          </table:table-cell>
          <table:table-cell office:value-type="float" office:value="-0.0178508122399741" calcext:value-type="float">
            <text:p>-0.017850812239974</text:p>
          </table:table-cell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43266465463506" calcext:value-type="float">
            <text:p>0.543266465463506</text:p>
          </table:table-cell>
          <table:table-cell office:value-type="float" office:value="0.542162544503102" calcext:value-type="float">
            <text:p>0.542162544503102</text:p>
          </table:table-cell>
          <table:table-cell office:value-type="float" office:value="0.542165520048222" calcext:value-type="float">
            <text:p>0.542165520048222</text:p>
          </table:table-cell>
          <table:table-cell office:value-type="float" office:value="0.543004874318386" calcext:value-type="float">
            <text:p>0.543004874318386</text:p>
          </table:table-cell>
          <table:table-cell office:value-type="float" office:value="0.543696411540897" calcext:value-type="float">
            <text:p>0.543696411540897</text:p>
          </table:table-cell>
          <table:table-cell office:value-type="float" office:value="0.542474484426445" calcext:value-type="float">
            <text:p>0.542474484426445</text:p>
          </table:table-cell>
          <table:table-cell office:value-type="float" office:value="0.54244532668756" calcext:value-type="float">
            <text:p>0.54244532668756</text:p>
          </table:table-cell>
          <table:table-cell office:value-type="float" office:value="0.54289106913237" calcext:value-type="float">
            <text:p>0.54289106913237</text:p>
          </table:table-cell>
          <table:table-cell office:value-type="float" office:value="0.542790190272333" calcext:value-type="float">
            <text:p>0.542790190272333</text:p>
          </table:table-cell>
          <table:table-cell office:value-type="float" office:value="0.542683155157591" calcext:value-type="float">
            <text:p>0.542683155157591</text:p>
          </table:table-cell>
          <table:table-cell office:value-type="float" office:value="0.543135765179044" calcext:value-type="float">
            <text:p>0.543135765179044</text:p>
          </table:table-cell>
          <table:table-cell office:value-type="float" office:value="0.54269737383573" calcext:value-type="float">
            <text:p>0.54269737383573</text:p>
          </table:table-cell>
          <table:table-cell office:value-type="float" office:value="0.543041338695337" calcext:value-type="float">
            <text:p>0.543041338695337</text:p>
          </table:table-cell>
          <table:table-cell office:value-type="float" office:value="0.542731513103135" calcext:value-type="float">
            <text:p>0.542731513103135</text:p>
          </table:table-cell>
          <table:table-cell office:value-type="float" office:value="0.54315148197166" calcext:value-type="float">
            <text:p>0.54315148197166</text:p>
          </table:table-cell>
          <table:table-cell office:value-type="float" office:value="0.542589022202674" calcext:value-type="float">
            <text:p>0.542589022202674</text:p>
          </table:table-cell>
          <table:table-cell office:value-type="float" office:value="0.542928333100483" calcext:value-type="float">
            <text:p>0.542928333100483</text:p>
          </table:table-cell>
          <table:table-cell office:value-type="float" office:value="0.543423646002456" calcext:value-type="float">
            <text:p>0.543423646002456</text:p>
          </table:table-cell>
          <table:table-cell office:value-type="float" office:value="0.54272212414165" calcext:value-type="float">
            <text:p>0.54272212414165</text:p>
          </table:table-cell>
          <table:table-cell office:value-type="float" office:value="0.543739834483323" calcext:value-type="float">
            <text:p>0.543739834483323</text:p>
          </table:table-cell>
          <table:table-cell office:value-type="float" office:value="0.54310510781025" calcext:value-type="float">
            <text:p>0.54310510781025</text:p>
          </table:table-cell>
          <table:table-cell office:value-type="float" office:value="0.542899463164577" calcext:value-type="float">
            <text:p>0.542899463164577</text:p>
          </table:table-cell>
          <table:table-cell office:value-type="float" office:value="0.542162934631981" calcext:value-type="float">
            <text:p>0.542162934631981</text:p>
          </table:table-cell>
          <table:table-cell office:value-type="float" office:value="0.542733693433559" calcext:value-type="float">
            <text:p>0.542733693433559</text:p>
          </table:table-cell>
          <table:table-cell office:value-type="float" office:value="0.542990188847371" calcext:value-type="float">
            <text:p>0.542990188847371</text:p>
          </table:table-cell>
          <table:table-cell office:value-type="float" office:value="0.541548849279914" calcext:value-type="float">
            <text:p>0.541548849279914</text:p>
          </table:table-cell>
          <table:table-cell office:value-type="float" office:value="0.543433718147909" calcext:value-type="float">
            <text:p>0.543433718147909</text:p>
          </table:table-cell>
          <table:table-cell office:value-type="float" office:value="0.54333729436658" calcext:value-type="float">
            <text:p>0.54333729436658</text:p>
          </table:table-cell>
          <table:table-cell office:value-type="float" office:value="0.542198172567611" calcext:value-type="float">
            <text:p>0.542198172567611</text:p>
          </table:table-cell>
          <table:table-cell office:value-type="float" office:value="0.543768436970316" calcext:value-type="float">
            <text:p>0.543768436970316</text:p>
          </table:table-cell>
          <table:table-cell office:value-type="float" office:value="0.541894752146678" calcext:value-type="float">
            <text:p>0.541894752146678</text:p>
          </table:table-cell>
          <table:table-cell office:value-type="float" office:value="0.543406405922477" calcext:value-type="float">
            <text:p>0.543406405922477</text:p>
          </table:table-cell>
          <table:table-cell office:value-type="float" office:value="0.542390869003984" calcext:value-type="float">
            <text:p>0.542390869003984</text:p>
          </table:table-cell>
          <table:table-cell office:value-type="float" office:value="0.543620917314744" calcext:value-type="float">
            <text:p>0.543620917314744</text:p>
          </table:table-cell>
          <table:table-cell office:value-type="float" office:value="0.54405181003115" calcext:value-type="float">
            <text:p>0.54405181003115</text:p>
          </table:table-cell>
          <table:table-cell office:value-type="float" office:value="0.542474046584563" calcext:value-type="float">
            <text:p>0.542474046584563</text:p>
          </table:table-cell>
          <table:table-cell office:value-type="float" office:value="0.542756338982982" calcext:value-type="float">
            <text:p>0.542756338982982</text:p>
          </table:table-cell>
          <table:table-cell office:value-type="float" office:value="0.543925851197218" calcext:value-type="float">
            <text:p>0.543925851197218</text:p>
          </table:table-cell>
          <table:table-cell office:value-type="float" office:value="0.54324113239024" calcext:value-type="float">
            <text:p>0.54324113239024</text:p>
          </table:table-cell>
          <table:table-cell office:value-type="float" office:value="0.54353691737798" calcext:value-type="float">
            <text:p>0.54353691737798</text:p>
          </table:table-cell>
          <table:table-cell office:value-type="float" office:value="0.533349410413251" calcext:value-type="float">
            <text:p>0.533349410413251</text:p>
          </table:table-cell>
          <table:table-cell office:value-type="float" office:value="0.522741302457166" calcext:value-type="float">
            <text:p>0.522741302457166</text:p>
          </table:table-cell>
          <table:table-cell office:value-type="float" office:value="0.588535080273236" calcext:value-type="float">
            <text:p>0.588535080273236</text:p>
          </table:table-cell>
          <table:table-cell office:value-type="float" office:value="0.58896456330998" calcext:value-type="float">
            <text:p>0.58896456330998</text:p>
          </table:table-cell>
          <table:table-cell office:value-type="float" office:value="0.59153509223829" calcext:value-type="float">
            <text:p>0.59153509223829</text:p>
          </table:table-cell>
          <table:table-cell office:value-type="float" office:value="0.580513186515146" calcext:value-type="float">
            <text:p>0.580513186515146</text:p>
          </table:table-cell>
          <table:table-cell office:value-type="float" office:value="0.539346460766124" calcext:value-type="float">
            <text:p>0.539346460766124</text:p>
          </table:table-cell>
          <table:table-cell office:value-type="float" office:value="0.542626396061628" calcext:value-type="float">
            <text:p>0.542626396061628</text:p>
          </table:table-cell>
          <table:table-cell office:value-type="float" office:value="0.618965893802841" calcext:value-type="float">
            <text:p>0.618965893802841</text:p>
          </table:table-cell>
          <table:table-cell office:value-type="float" office:value="0.611373359974558" calcext:value-type="float">
            <text:p>0.611373359974558</text:p>
          </table:table-cell>
          <table:table-cell office:value-type="float" office:value="0.603456995649436" calcext:value-type="float">
            <text:p>0.603456995649436</text:p>
          </table:table-cell>
          <table:table-cell office:value-type="float" office:value="0.559913307818069" calcext:value-type="float">
            <text:p>0.559913307818069</text:p>
          </table:table-cell>
          <table:table-cell office:value-type="float" office:value="0.544544079792939" calcext:value-type="float">
            <text:p>0.544544079792939</text:p>
          </table:table-cell>
          <table:table-cell office:value-type="float" office:value="0.529481437280906" calcext:value-type="float">
            <text:p>0.529481437280906</text:p>
          </table:table-cell>
          <table:table-cell office:value-type="float" office:value="0.513924935779015" calcext:value-type="float">
            <text:p>0.513924935779015</text:p>
          </table:table-cell>
          <table:table-cell office:value-type="float" office:value="0.521251871486383" calcext:value-type="float">
            <text:p>0.521251871486383</text:p>
          </table:table-cell>
          <table:table-cell office:value-type="float" office:value="0.523576485748966" calcext:value-type="float">
            <text:p>0.523576485748966</text:p>
          </table:table-cell>
          <table:table-cell office:value-type="float" office:value="0.536544868441697" calcext:value-type="float">
            <text:p>0.536544868441697</text:p>
          </table:table-cell>
          <table:table-cell office:value-type="float" office:value="0.55523472025785" calcext:value-type="float">
            <text:p>0.55523472025785</text:p>
          </table:table-cell>
          <table:table-cell office:value-type="float" office:value="0.559827080321813" calcext:value-type="float">
            <text:p>0.559827080321813</text:p>
          </table:table-cell>
          <table:table-cell office:value-type="float" office:value="0.572024571709502" calcext:value-type="float">
            <text:p>0.572024571709502</text:p>
          </table:table-cell>
          <table:table-cell office:value-type="float" office:value="0.566615066968631" calcext:value-type="float">
            <text:p>0.566615066968631</text:p>
          </table:table-cell>
          <table:table-cell office:value-type="float" office:value="0.568141785676481" calcext:value-type="float">
            <text:p>0.568141785676481</text:p>
          </table:table-cell>
          <table:table-cell office:value-type="float" office:value="0.559579288684371" calcext:value-type="float">
            <text:p>0.559579288684371</text:p>
          </table:table-cell>
          <table:table-cell office:value-type="float" office:value="0.556971105026722" calcext:value-type="float">
            <text:p>0.556971105026722</text:p>
          </table:table-cell>
          <table:table-cell office:value-type="float" office:value="0.537175781187983" calcext:value-type="float">
            <text:p>0.537175781187983</text:p>
          </table:table-cell>
          <table:table-cell office:value-type="float" office:value="0.534751281843802" calcext:value-type="float">
            <text:p>0.534751281843802</text:p>
          </table:table-cell>
          <table:table-cell office:value-type="float" office:value="0.550941821911143" calcext:value-type="float">
            <text:p>0.550941821911143</text:p>
          </table:table-cell>
          <table:table-cell office:value-type="float" office:value="0.555754191415608" calcext:value-type="float">
            <text:p>0.555754191415608</text:p>
          </table:table-cell>
          <table:table-cell office:value-type="float" office:value="0.562955026248015" calcext:value-type="float">
            <text:p>0.562955026248015</text:p>
          </table:table-cell>
          <table:table-cell office:value-type="float" office:value="0.587702577176302" calcext:value-type="float">
            <text:p>0.587702577176302</text:p>
          </table:table-cell>
          <table:table-cell office:value-type="float" office:value="0.592779653956071" calcext:value-type="float">
            <text:p>0.592779653956071</text:p>
          </table:table-cell>
          <table:table-cell office:value-type="float" office:value="0.595266183444018" calcext:value-type="float">
            <text:p>0.595266183444018</text:p>
          </table:table-cell>
          <table:table-cell office:value-type="float" office:value="0.602606933582328" calcext:value-type="float">
            <text:p>0.602606933582328</text:p>
          </table:table-cell>
          <table:table-cell office:value-type="float" office:value="0.597915039003176" calcext:value-type="float">
            <text:p>0.597915039003176</text:p>
          </table:table-cell>
          <table:table-cell office:value-type="float" office:value="0.59842079292357" calcext:value-type="float">
            <text:p>0.59842079292357</text:p>
          </table:table-cell>
          <table:table-cell office:value-type="float" office:value="0.600350291353558" calcext:value-type="float">
            <text:p>0.600350291353558</text:p>
          </table:table-cell>
          <table:table-cell office:value-type="float" office:value="0.596042100699236" calcext:value-type="float">
            <text:p>0.596042100699236</text:p>
          </table:table-cell>
          <table:table-cell office:value-type="float" office:value="0.589947828133763" calcext:value-type="float">
            <text:p>0.589947828133763</text:p>
          </table:table-cell>
          <table:table-cell office:value-type="float" office:value="0.586870351696664" calcext:value-type="float">
            <text:p>0.586870351696664</text:p>
          </table:table-cell>
          <table:table-cell office:value-type="float" office:value="0.58222449670447" calcext:value-type="float">
            <text:p>0.58222449670447</text:p>
          </table:table-cell>
          <table:table-cell office:value-type="float" office:value="0.569554606886374" calcext:value-type="float">
            <text:p>0.569554606886374</text:p>
          </table:table-cell>
          <table:table-cell office:value-type="float" office:value="0.568299160316755" calcext:value-type="float">
            <text:p>0.568299160316755</text:p>
          </table:table-cell>
          <table:table-cell office:value-type="float" office:value="0.566294735668343" calcext:value-type="float">
            <text:p>0.566294735668343</text:p>
          </table:table-cell>
          <table:table-cell office:value-type="float" office:value="0.631856340176763" calcext:value-type="float">
            <text:p>0.631856340176763</text:p>
          </table:table-cell>
          <table:table-cell office:value-type="float" office:value="0.625587914658869" calcext:value-type="float">
            <text:p>0.625587914658869</text:p>
          </table:table-cell>
          <table:table-cell office:value-type="float" office:value="0.624111699586055" calcext:value-type="float">
            <text:p>0.624111699586055</text:p>
          </table:table-cell>
          <table:table-cell office:value-type="float" office:value="0.617660262989735" calcext:value-type="float">
            <text:p>0.617660262989735</text:p>
          </table:table-cell>
          <table:table-cell office:value-type="float" office:value="0.551948239138025" calcext:value-type="float">
            <text:p>0.551948239138025</text:p>
          </table:table-cell>
          <table:table-cell office:value-type="float" office:value="0.523089702646122" calcext:value-type="float">
            <text:p>0.523089702646122</text:p>
          </table:table-cell>
          <table:table-cell office:value-type="float" office:value="0.543835500448499" calcext:value-type="float">
            <text:p>0.543835500448499</text:p>
          </table:table-cell>
          <table:table-cell office:value-type="float" office:value="0.539444649361686" calcext:value-type="float">
            <text:p>0.539444649361686</text:p>
          </table:table-cell>
          <table:table-cell office:value-type="float" office:value="0.543859194012362" calcext:value-type="float">
            <text:p>0.543859194012362</text:p>
          </table:table-cell>
          <table:table-cell office:value-type="float" office:value="0.558830195474715" calcext:value-type="float">
            <text:p>0.558830195474715</text:p>
          </table:table-cell>
          <table:table-cell office:value-type="float" office:value="0.563860159418404" calcext:value-type="float">
            <text:p>0.563860159418404</text:p>
          </table:table-cell>
          <table:table-cell office:value-type="float" office:value="0.568734729288963" calcext:value-type="float">
            <text:p>0.568734729288963</text:p>
          </table:table-cell>
          <table:table-cell office:value-type="float" office:value="0.573333018258013" calcext:value-type="float">
            <text:p>0.573333018258013</text:p>
          </table:table-cell>
          <table:table-cell office:value-type="float" office:value="0.565546337468002" calcext:value-type="float">
            <text:p>0.565546337468002</text:p>
          </table:table-cell>
          <table:table-cell office:value-type="float" office:value="0.55694832854502" calcext:value-type="float">
            <text:p>0.55694832854502</text:p>
          </table:table-cell>
          <table:table-cell office:value-type="float" office:value="0.554889321859865" calcext:value-type="float">
            <text:p>0.554889321859865</text:p>
          </table:table-cell>
          <table:table-cell office:value-type="float" office:value="0.534815874911917" calcext:value-type="float">
            <text:p>0.534815874911917</text:p>
          </table:table-cell>
          <table:table-cell office:value-type="float" office:value="0.537758678101369" calcext:value-type="float">
            <text:p>0.537758678101369</text:p>
          </table:table-cell>
          <table:table-cell office:value-type="float" office:value="0.559982742989429" calcext:value-type="float">
            <text:p>0.559982742989429</text:p>
          </table:table-cell>
          <table:table-cell office:value-type="float" office:value="0.583705385554923" calcext:value-type="float">
            <text:p>0.583705385554923</text:p>
          </table:table-cell>
          <table:table-cell office:value-type="float" office:value="0.599978348144173" calcext:value-type="float">
            <text:p>0.599978348144173</text:p>
          </table:table-cell>
          <table:table-cell office:value-type="float" office:value="0.5906935418761" calcext:value-type="float">
            <text:p>0.5906935418761</text:p>
          </table:table-cell>
          <table:table-cell office:value-type="float" office:value="0.596942073784478" calcext:value-type="float">
            <text:p>0.596942073784478</text:p>
          </table:table-cell>
          <table:table-cell office:value-type="float" office:value="0.600164151695869" calcext:value-type="float">
            <text:p>0.600164151695869</text:p>
          </table:table-cell>
          <table:table-cell office:value-type="float" office:value="0.591264783752108" calcext:value-type="float">
            <text:p>0.591264783752108</text:p>
          </table:table-cell>
          <table:table-cell office:value-type="float" office:value="0.597370688851099" calcext:value-type="float">
            <text:p>0.597370688851099</text:p>
          </table:table-cell>
          <table:table-cell office:value-type="float" office:value="0.593425652570094" calcext:value-type="float">
            <text:p>0.593425652570094</text:p>
          </table:table-cell>
          <table:table-cell office:value-type="float" office:value="0.588299530811389" calcext:value-type="float">
            <text:p>0.588299530811389</text:p>
          </table:table-cell>
          <table:table-cell office:value-type="float" office:value="0.565214027267096" calcext:value-type="float">
            <text:p>0.565214027267096</text:p>
          </table:table-cell>
          <table:table-cell office:value-type="float" office:value="0.552576025333413" calcext:value-type="float">
            <text:p>0.552576025333413</text:p>
          </table:table-cell>
          <table:table-cell office:value-type="float" office:value="0.552910644804786" calcext:value-type="float">
            <text:p>0.552910644804786</text:p>
          </table:table-cell>
          <table:table-cell office:value-type="float" office:value="0.558915527860523" calcext:value-type="float">
            <text:p>0.558915527860523</text:p>
          </table:table-cell>
          <table:table-cell office:value-type="float" office:value="0.63399751165626" calcext:value-type="float">
            <text:p>0.63399751165626</text:p>
          </table:table-cell>
          <table:table-cell office:value-type="float" office:value="0.627817661736929" calcext:value-type="float">
            <text:p>0.627817661736929</text:p>
          </table:table-cell>
          <table:table-cell office:value-type="float" office:value="0.63792759682415" calcext:value-type="float">
            <text:p>0.63792759682415</text:p>
          </table:table-cell>
          <table:table-cell office:value-type="float" office:value="0.62547402815356" calcext:value-type="float">
            <text:p>0.62547402815356</text:p>
          </table:table-cell>
          <table:table-cell office:value-type="float" office:value="0.622458562948818" calcext:value-type="float">
            <text:p>0.622458562948818</text:p>
          </table:table-cell>
          <table:table-cell office:value-type="float" office:value="0.623933838581972" calcext:value-type="float">
            <text:p>0.623933838581972</text:p>
          </table:table-cell>
          <table:table-cell office:value-type="float" office:value="0.592026805496596" calcext:value-type="float">
            <text:p>0.592026805496596</text:p>
          </table:table-cell>
          <table:table-cell office:value-type="float" office:value="0.576973093647352" calcext:value-type="float">
            <text:p>0.576973093647352</text:p>
          </table:table-cell>
          <table:table-cell office:value-type="float" office:value="0.561217251069315" calcext:value-type="float">
            <text:p>0.561217251069315</text:p>
          </table:table-cell>
          <table:table-cell office:value-type="float" office:value="0.548400653412463" calcext:value-type="float">
            <text:p>0.548400653412463</text:p>
          </table:table-cell>
          <table:table-cell office:value-type="float" office:value="0.532115759822653" calcext:value-type="float">
            <text:p>0.532115759822653</text:p>
          </table:table-cell>
          <table:table-cell office:value-type="float" office:value="0.541791285240012" calcext:value-type="float">
            <text:p>0.541791285240012</text:p>
          </table:table-cell>
          <table:table-cell office:value-type="float" office:value="0.543443649948341" calcext:value-type="float">
            <text:p>0.543443649948341</text:p>
          </table:table-cell>
          <table:table-cell office:value-type="float" office:value="0.544199050795012" calcext:value-type="float">
            <text:p>0.544199050795012</text:p>
          </table:table-cell>
          <table:table-cell office:value-type="float" office:value="0.557277619374449" calcext:value-type="float">
            <text:p>0.557277619374449</text:p>
          </table:table-cell>
          <table:table-cell office:value-type="float" office:value="0.560810767014173" calcext:value-type="float">
            <text:p>0.560810767014173</text:p>
          </table:table-cell>
          <table:table-cell office:value-type="float" office:value="0.566563172721322" calcext:value-type="float">
            <text:p>0.566563172721322</text:p>
          </table:table-cell>
          <table:table-cell office:value-type="float" office:value="0.577429229713048" calcext:value-type="float">
            <text:p>0.577429229713048</text:p>
          </table:table-cell>
          <table:table-cell office:value-type="float" office:value="0.576743840449188" calcext:value-type="float">
            <text:p>0.576743840449188</text:p>
          </table:table-cell>
          <table:table-cell office:value-type="float" office:value="0.563476425385891" calcext:value-type="float">
            <text:p>0.563476425385891</text:p>
          </table:table-cell>
          <table:table-cell office:value-type="float" office:value="0.560104123266024" calcext:value-type="float">
            <text:p>0.560104123266024</text:p>
          </table:table-cell>
          <table:table-cell office:value-type="float" office:value="0.630298369980276" calcext:value-type="float">
            <text:p>0.630298369980276</text:p>
          </table:table-cell>
          <table:table-cell office:value-type="float" office:value="0.607107454777079" calcext:value-type="float">
            <text:p>0.607107454777079</text:p>
          </table:table-cell>
          <table:table-cell office:value-type="float" office:value="0.618728960972097" calcext:value-type="float">
            <text:p>0.618728960972097</text:p>
          </table:table-cell>
          <table:table-cell office:value-type="float" office:value="0.62159077175858" calcext:value-type="float">
            <text:p>0.62159077175858</text:p>
          </table:table-cell>
          <table:table-cell office:value-type="float" office:value="0.62661351743426" calcext:value-type="float">
            <text:p>0.62661351743426</text:p>
          </table:table-cell>
          <table:table-cell office:value-type="float" office:value="0.624047780847942" calcext:value-type="float">
            <text:p>0.624047780847942</text:p>
          </table:table-cell>
          <table:table-cell office:value-type="float" office:value="0.619934528643195" calcext:value-type="float">
            <text:p>0.619934528643195</text:p>
          </table:table-cell>
          <table:table-cell office:value-type="float" office:value="0.653520098557539" calcext:value-type="float">
            <text:p>0.653520098557539</text:p>
          </table:table-cell>
          <table:table-cell office:value-type="float" office:value="0.642257171616453" calcext:value-type="float">
            <text:p>0.642257171616453</text:p>
          </table:table-cell>
          <table:table-cell office:value-type="float" office:value="0.642607236513053" calcext:value-type="float">
            <text:p>0.642607236513053</text:p>
          </table:table-cell>
          <table:table-cell office:value-type="float" office:value="0.63727903122731" calcext:value-type="float">
            <text:p>0.63727903122731</text:p>
          </table:table-cell>
          <table:table-cell office:value-type="float" office:value="0.580678478712076" calcext:value-type="float">
            <text:p>0.580678478712076</text:p>
          </table:table-cell>
          <table:table-cell office:value-type="float" office:value="0.548495947814283" calcext:value-type="float">
            <text:p>0.548495947814283</text:p>
          </table:table-cell>
          <table:table-cell office:value-type="float" office:value="0.554538691639364" calcext:value-type="float">
            <text:p>0.554538691639364</text:p>
          </table:table-cell>
          <table:table-cell office:value-type="float" office:value="0.560611904739734" calcext:value-type="float">
            <text:p>0.560611904739734</text:p>
          </table:table-cell>
          <table:table-cell office:value-type="float" office:value="0.563171287704584" calcext:value-type="float">
            <text:p>0.563171287704584</text:p>
          </table:table-cell>
          <table:table-cell office:value-type="float" office:value="0.574374825715945" calcext:value-type="float">
            <text:p>0.574374825715945</text:p>
          </table:table-cell>
          <table:table-cell office:value-type="float" office:value="0.575731549207208" calcext:value-type="float">
            <text:p>0.575731549207208</text:p>
          </table:table-cell>
          <table:table-cell office:value-type="float" office:value="0.583469770874895" calcext:value-type="float">
            <text:p>0.583469770874895</text:p>
          </table:table-cell>
          <table:table-cell office:value-type="float" office:value="0.588406236107941" calcext:value-type="float">
            <text:p>0.588406236107941</text:p>
          </table:table-cell>
          <table:table-cell office:value-type="float" office:value="0.590218840927374" calcext:value-type="float">
            <text:p>0.590218840927374</text:p>
          </table:table-cell>
          <table:table-cell office:value-type="float" office:value="0.593378944574428" calcext:value-type="float">
            <text:p>0.593378944574428</text:p>
          </table:table-cell>
          <table:table-cell office:value-type="float" office:value="0.590326089315418" calcext:value-type="float">
            <text:p>0.590326089315418</text:p>
          </table:table-cell>
          <table:table-cell office:value-type="float" office:value="0.579782520402746" calcext:value-type="float">
            <text:p>0.579782520402746</text:p>
          </table:table-cell>
          <table:table-cell office:value-type="float" office:value="0.571880913811736" calcext:value-type="float">
            <text:p>0.571880913811736</text:p>
          </table:table-cell>
          <table:table-cell office:value-type="float" office:value="0.566070674382346" calcext:value-type="float">
            <text:p>0.566070674382346</text:p>
          </table:table-cell>
          <table:table-cell office:value-type="float" office:value="0.568803971154939" calcext:value-type="float">
            <text:p>0.568803971154939</text:p>
          </table:table-cell>
          <table:table-cell office:value-type="float" office:value="0.592509556228362" calcext:value-type="float">
            <text:p>0.592509556228362</text:p>
          </table:table-cell>
          <table:table-cell office:value-type="float" office:value="0.600097692497168" calcext:value-type="float">
            <text:p>0.600097692497168</text:p>
          </table:table-cell>
          <table:table-cell office:value-type="float" office:value="0.557707361231108" calcext:value-type="float">
            <text:p>0.557707361231108</text:p>
          </table:table-cell>
          <table:table-cell office:value-type="float" office:value="0.604181636608758" calcext:value-type="float">
            <text:p>0.604181636608758</text:p>
          </table:table-cell>
          <table:table-cell office:value-type="float" office:value="0.605297889453867" calcext:value-type="float">
            <text:p>0.605297889453867</text:p>
          </table:table-cell>
          <table:table-cell office:value-type="float" office:value="0.601933244357979" calcext:value-type="float">
            <text:p>0.601933244357979</text:p>
          </table:table-cell>
          <table:table-cell office:value-type="float" office:value="0.603004696664395" calcext:value-type="float">
            <text:p>0.603004696664395</text:p>
          </table:table-cell>
          <table:table-cell office:value-type="float" office:value="0.595145035386495" calcext:value-type="float">
            <text:p>0.595145035386495</text:p>
          </table:table-cell>
          <table:table-cell office:value-type="float" office:value="0.557929205024307" calcext:value-type="float">
            <text:p>0.557929205024307</text:p>
          </table:table-cell>
          <table:table-cell office:value-type="float" office:value="0.545359457032999" calcext:value-type="float">
            <text:p>0.545359457032999</text:p>
          </table:table-cell>
          <table:table-cell office:value-type="float" office:value="0.534802031639562" calcext:value-type="float">
            <text:p>0.534802031639562</text:p>
          </table:table-cell>
          <table:table-cell office:value-type="float" office:value="0.541271125663036" calcext:value-type="float">
            <text:p>0.541271125663036</text:p>
          </table:table-cell>
          <table:table-cell office:value-type="float" office:value="0.527463697221574" calcext:value-type="float">
            <text:p>0.527463697221574</text:p>
          </table:table-cell>
          <table:table-cell office:value-type="float" office:value="0.534582913460116" calcext:value-type="float">
            <text:p>0.534582913460116</text:p>
          </table:table-cell>
          <table:table-cell office:value-type="float" office:value="0.554934470051374" calcext:value-type="float">
            <text:p>0.554934470051374</text:p>
          </table:table-cell>
          <table:table-cell office:value-type="float" office:value="0.575779991154053" calcext:value-type="float">
            <text:p>0.575779991154053</text:p>
          </table:table-cell>
          <table:table-cell office:value-type="float" office:value="0.592818691821842" calcext:value-type="float">
            <text:p>0.592818691821842</text:p>
          </table:table-cell>
          <table:table-cell office:value-type="float" office:value="0.599518246857685" calcext:value-type="float">
            <text:p>0.599518246857685</text:p>
          </table:table-cell>
          <table:table-cell office:value-type="float" office:value="0.591415599125258" calcext:value-type="float">
            <text:p>0.591415599125258</text:p>
          </table:table-cell>
          <table:table-cell office:value-type="float" office:value="0.572631851033395" calcext:value-type="float">
            <text:p>0.572631851033395</text:p>
          </table:table-cell>
          <table:table-cell office:value-type="float" office:value="0.559366196789259" calcext:value-type="float">
            <text:p>0.559366196789259</text:p>
          </table:table-cell>
          <table:table-cell office:value-type="float" office:value="0.592081278446235" calcext:value-type="float">
            <text:p>0.592081278446235</text:p>
          </table:table-cell>
          <table:table-cell office:value-type="float" office:value="0.592899436675259" calcext:value-type="float">
            <text:p>0.592899436675259</text:p>
          </table:table-cell>
          <table:table-cell office:value-type="float" office:value="0.598695639792885" calcext:value-type="float">
            <text:p>0.598695639792885</text:p>
          </table:table-cell>
          <table:table-cell office:value-type="float" office:value="0.607884130489634" calcext:value-type="float">
            <text:p>0.607884130489634</text:p>
          </table:table-cell>
          <table:table-cell office:value-type="float" office:value="0.607819432949359" calcext:value-type="float">
            <text:p>0.607819432949359</text:p>
          </table:table-cell>
          <table:table-cell office:value-type="float" office:value="0.607173062219386" calcext:value-type="float">
            <text:p>0.607173062219386</text:p>
          </table:table-cell>
          <table:table-cell office:value-type="float" office:value="0.602087922026945" calcext:value-type="float">
            <text:p>0.602087922026945</text:p>
          </table:table-cell>
          <table:table-cell office:value-type="float" office:value="0.580845947771751" calcext:value-type="float">
            <text:p>0.580845947771751</text:p>
          </table:table-cell>
          <table:table-cell office:value-type="float" office:value="0.595739204045995" calcext:value-type="float">
            <text:p>0.595739204045995</text:p>
          </table:table-cell>
          <table:table-cell office:value-type="float" office:value="0.580340023622907" calcext:value-type="float">
            <text:p>0.580340023622907</text:p>
          </table:table-cell>
          <table:table-cell office:value-type="float" office:value="0.627271312490918" calcext:value-type="float">
            <text:p>0.627271312490918</text:p>
          </table:table-cell>
          <table:table-cell office:value-type="float" office:value="0.615976922156367" calcext:value-type="float">
            <text:p>0.615976922156367</text:p>
          </table:table-cell>
          <table:table-cell office:value-type="float" office:value="0.608040275961632" calcext:value-type="float">
            <text:p>0.608040275961632</text:p>
          </table:table-cell>
          <table:table-cell office:value-type="float" office:value="0.598611956596231" calcext:value-type="float">
            <text:p>0.598611956596231</text:p>
          </table:table-cell>
          <table:table-cell office:value-type="float" office:value="0.597241104395441" calcext:value-type="float">
            <text:p>0.597241104395441</text:p>
          </table:table-cell>
          <table:table-cell office:value-type="float" office:value="0.596428011522804" calcext:value-type="float">
            <text:p>0.596428011522804</text:p>
          </table:table-cell>
          <table:table-cell office:value-type="float" office:value="0.602807553245567" calcext:value-type="float">
            <text:p>0.602807553245567</text:p>
          </table:table-cell>
          <table:table-cell office:value-type="float" office:value="0.614694655515234" calcext:value-type="float">
            <text:p>0.614694655515234</text:p>
          </table:table-cell>
          <table:table-cell office:value-type="float" office:value="0.616722788632239" calcext:value-type="float">
            <text:p>0.616722788632239</text:p>
          </table:table-cell>
          <table:table-cell office:value-type="float" office:value="0.655673928107219" calcext:value-type="float">
            <text:p>0.655673928107219</text:p>
          </table:table-cell>
          <table:table-cell office:value-type="float" office:value="0.657630214136735" calcext:value-type="float">
            <text:p>0.657630214136735</text:p>
          </table:table-cell>
          <table:table-cell office:value-type="float" office:value="0.650382889432842" calcext:value-type="float">
            <text:p>0.650382889432842</text:p>
          </table:table-cell>
          <table:table-cell office:value-type="float" office:value="0.655204082788784" calcext:value-type="float">
            <text:p>0.655204082788784</text:p>
          </table:table-cell>
          <table:table-cell office:value-type="float" office:value="0.631755073775076" calcext:value-type="float">
            <text:p>0.631755073775076</text:p>
          </table:table-cell>
          <table:table-cell office:value-type="float" office:value="0.634545380087863" calcext:value-type="float">
            <text:p>0.634545380087863</text:p>
          </table:table-cell>
          <table:table-cell office:value-type="float" office:value="0.603915223491437" calcext:value-type="float">
            <text:p>0.603915223491437</text:p>
          </table:table-cell>
          <table:table-cell office:value-type="float" office:value="0.5782663519238" calcext:value-type="float">
            <text:p>0.5782663519238</text:p>
          </table:table-cell>
          <table:table-cell office:value-type="float" office:value="0.563190970961812" calcext:value-type="float">
            <text:p>0.563190970961812</text:p>
          </table:table-cell>
          <table:table-cell office:value-type="float" office:value="0.556751038360705" calcext:value-type="float">
            <text:p>0.556751038360705</text:p>
          </table:table-cell>
          <table:table-cell office:value-type="float" office:value="0.56451236908195" calcext:value-type="float">
            <text:p>0.56451236908195</text:p>
          </table:table-cell>
          <table:table-cell office:value-type="float" office:value="0.572152158143515" calcext:value-type="float">
            <text:p>0.572152158143515</text:p>
          </table:table-cell>
          <table:table-cell office:value-type="float" office:value="0.594717110535432" calcext:value-type="float">
            <text:p>0.594717110535432</text:p>
          </table:table-cell>
          <table:table-cell office:value-type="float" office:value="0.60272598269795" calcext:value-type="float">
            <text:p>0.60272598269795</text:p>
          </table:table-cell>
          <table:table-cell office:value-type="float" office:value="0.607137729347215" calcext:value-type="float">
            <text:p>0.607137729347215</text:p>
          </table:table-cell>
          <table:table-cell office:value-type="float" office:value="0.604636097189295" calcext:value-type="float">
            <text:p>0.604636097189295</text:p>
          </table:table-cell>
          <table:table-cell office:value-type="float" office:value="0.602322389365633" calcext:value-type="float">
            <text:p>0.602322389365633</text:p>
          </table:table-cell>
          <table:table-cell office:value-type="float" office:value="0.59720680595336" calcext:value-type="float">
            <text:p>0.59720680595336</text:p>
          </table:table-cell>
          <table:table-cell office:value-type="float" office:value="0.598220626312676" calcext:value-type="float">
            <text:p>0.598220626312676</text:p>
          </table:table-cell>
          <table:table-cell office:value-type="float" office:value="0.598243589602715" calcext:value-type="float">
            <text:p>0.598243589602715</text:p>
          </table:table-cell>
          <table:table-cell office:value-type="float" office:value="0.601744839515979" calcext:value-type="float">
            <text:p>0.601744839515979</text:p>
          </table:table-cell>
          <table:table-cell office:value-type="float" office:value="0.602964110756312" calcext:value-type="float">
            <text:p>0.602964110756312</text:p>
          </table:table-cell>
          <table:table-cell office:value-type="float" office:value="0.602521969801899" calcext:value-type="float">
            <text:p>0.602521969801899</text:p>
          </table:table-cell>
          <table:table-cell office:value-type="float" office:value="0.600846727638148" calcext:value-type="float">
            <text:p>0.600846727638148</text:p>
          </table:table-cell>
          <table:table-cell office:value-type="float" office:value="0.60117940615483" calcext:value-type="float">
            <text:p>0.60117940615483</text:p>
          </table:table-cell>
          <table:table-cell office:value-type="float" office:value="0.602867857014937" calcext:value-type="float">
            <text:p>0.602867857014937</text:p>
          </table:table-cell>
          <table:table-cell office:value-type="float" office:value="0.601966836705959" calcext:value-type="float">
            <text:p>0.601966836705959</text:p>
          </table:table-cell>
          <table:table-cell office:value-type="float" office:value="0.600316767594636" calcext:value-type="float">
            <text:p>0.600316767594636</text:p>
          </table:table-cell>
          <table:table-cell office:value-type="float" office:value="0.59910048666119" calcext:value-type="float">
            <text:p>0.59910048666119</text:p>
          </table:table-cell>
          <table:table-cell office:value-type="float" office:value="0.598900831284179" calcext:value-type="float">
            <text:p>0.598900831284179</text:p>
          </table:table-cell>
          <table:table-cell office:value-type="float" office:value="0.59910861563759" calcext:value-type="float">
            <text:p>0.59910861563759</text:p>
          </table:table-cell>
          <table:table-cell office:value-type="float" office:value="0.597589663697649" calcext:value-type="float">
            <text:p>0.597589663697649</text:p>
          </table:table-cell>
          <table:table-cell office:value-type="float" office:value="0.59750814881787" calcext:value-type="float">
            <text:p>0.59750814881787</text:p>
          </table:table-cell>
          <table:table-cell office:value-type="float" office:value="0.597758936456976" calcext:value-type="float">
            <text:p>0.597758936456976</text:p>
          </table:table-cell>
          <table:table-cell office:value-type="float" office:value="0.597564188960992" calcext:value-type="float">
            <text:p>0.597564188960992</text:p>
          </table:table-cell>
          <table:table-cell office:value-type="float" office:value="0.597864018231979" calcext:value-type="float">
            <text:p>0.597864018231979</text:p>
          </table:table-cell>
          <table:table-cell office:value-type="float" office:value="0.596253957210317" calcext:value-type="float">
            <text:p>0.596253957210317</text:p>
          </table:table-cell>
          <table:table-cell office:value-type="float" office:value="0.596460222473143" calcext:value-type="float">
            <text:p>0.596460222473143</text:p>
          </table:table-cell>
          <table:table-cell office:value-type="float" office:value="0.596136466113299" calcext:value-type="float">
            <text:p>0.596136466113299</text:p>
          </table:table-cell>
          <table:table-cell office:value-type="float" office:value="0.595830687763583" calcext:value-type="float">
            <text:p>0.595830687763583</text:p>
          </table:table-cell>
          <table:table-cell office:value-type="float" office:value="0.596117001219485" calcext:value-type="float">
            <text:p>0.596117001219485</text:p>
          </table:table-cell>
          <table:table-cell office:value-type="float" office:value="0.596545294395543" calcext:value-type="float">
            <text:p>0.596545294395543</text:p>
          </table:table-cell>
          <table:table-cell office:value-type="float" office:value="0.597392172800237" calcext:value-type="float">
            <text:p>0.597392172800237</text:p>
          </table:table-cell>
          <table:table-cell office:value-type="float" office:value="0.595300164246355" calcext:value-type="float">
            <text:p>0.595300164246355</text:p>
          </table:table-cell>
          <table:table-cell office:value-type="float" office:value="0.595549849680012" calcext:value-type="float">
            <text:p>0.595549849680012</text:p>
          </table:table-cell>
          <table:table-cell office:value-type="float" office:value="0.596073921226256" calcext:value-type="float">
            <text:p>0.596073921226256</text:p>
          </table:table-cell>
          <table:table-cell office:value-type="float" office:value="0.596232428719526" calcext:value-type="float">
            <text:p>0.596232428719526</text:p>
          </table:table-cell>
          <table:table-cell office:value-type="float" office:value="0.596093414035215" calcext:value-type="float">
            <text:p>0.596093414035215</text:p>
          </table:table-cell>
          <table:table-cell office:value-type="float" office:value="0.596286539128792" calcext:value-type="float">
            <text:p>0.596286539128792</text:p>
          </table:table-cell>
          <table:table-cell office:value-type="float" office:value="0.595993234530025" calcext:value-type="float">
            <text:p>0.595993234530025</text:p>
          </table:table-cell>
          <table:table-cell office:value-type="float" office:value="0.597175421384846" calcext:value-type="float">
            <text:p>0.597175421384846</text:p>
          </table:table-cell>
          <table:table-cell office:value-type="float" office:value="0.595208991083572" calcext:value-type="float">
            <text:p>0.595208991083572</text:p>
          </table:table-cell>
          <table:table-cell office:value-type="float" office:value="0.596959600124712" calcext:value-type="float">
            <text:p>0.596959600124712</text:p>
          </table:table-cell>
          <table:table-cell office:value-type="float" office:value="0.59602229350532" calcext:value-type="float">
            <text:p>0.59602229350532</text:p>
          </table:table-cell>
          <table:table-cell office:value-type="float" office:value="0.595601920171515" calcext:value-type="float">
            <text:p>0.595601920171515</text:p>
          </table:table-cell>
          <table:table-cell office:value-type="float" office:value="0.595925838639416" calcext:value-type="float">
            <text:p>0.595925838639416</text:p>
          </table:table-cell>
          <table:table-cell office:value-type="float" office:value="0.595752708351168" calcext:value-type="float">
            <text:p>0.595752708351168</text:p>
          </table:table-cell>
          <table:table-cell office:value-type="float" office:value="0.596111601447511" calcext:value-type="float">
            <text:p>0.596111601447511</text:p>
          </table:table-cell>
          <table:table-cell office:value-type="float" office:value="0.595027375436758" calcext:value-type="float">
            <text:p>0.595027375436758</text:p>
          </table:table-cell>
          <table:table-cell office:value-type="float" office:value="0.594390004837697" calcext:value-type="float">
            <text:p>0.594390004837697</text:p>
          </table:table-cell>
          <table:table-cell office:value-type="float" office:value="0.594381695001544" calcext:value-type="float">
            <text:p>0.594381695001544</text:p>
          </table:table-cell>
          <table:table-cell office:value-type="float" office:value="0.593782149146924" calcext:value-type="float">
            <text:p>0.593782149146924</text:p>
          </table:table-cell>
          <table:table-cell office:value-type="float" office:value="0.594203920842124" calcext:value-type="float">
            <text:p>0.594203920842124</text:p>
          </table:table-cell>
          <table:table-cell office:value-type="float" office:value="0.59334237756485" calcext:value-type="float">
            <text:p>0.59334237756485</text:p>
          </table:table-cell>
          <table:table-cell office:value-type="float" office:value="0.593392945825799" calcext:value-type="float">
            <text:p>0.593392945825799</text:p>
          </table:table-cell>
          <table:table-cell office:value-type="float" office:value="0.592877947614219" calcext:value-type="float">
            <text:p>0.592877947614219</text:p>
          </table:table-cell>
          <table:table-cell office:value-type="float" office:value="0.593265821233198" calcext:value-type="float">
            <text:p>0.593265821233198</text:p>
          </table:table-cell>
          <table:table-cell office:value-type="float" office:value="0.593373947548998" calcext:value-type="float">
            <text:p>0.593373947548998</text:p>
          </table:table-cell>
          <table:table-cell office:value-type="float" office:value="0.593793692097642" calcext:value-type="float">
            <text:p>0.593793692097642</text:p>
          </table:table-cell>
          <table:table-cell office:value-type="float" office:value="0.594137607440574" calcext:value-type="float">
            <text:p>0.594137607440574</text:p>
          </table:table-cell>
          <table:table-cell office:value-type="float" office:value="0.593189635315922" calcext:value-type="float">
            <text:p>0.593189635315922</text:p>
          </table:table-cell>
          <table:table-cell office:value-type="float" office:value="0.59440594564405" calcext:value-type="float">
            <text:p>0.59440594564405</text:p>
          </table:table-cell>
          <table:table-cell office:value-type="float" office:value="0.592798216260942" calcext:value-type="float">
            <text:p>0.592798216260942</text:p>
          </table:table-cell>
          <table:table-cell office:value-type="float" office:value="0.593803162927115" calcext:value-type="float">
            <text:p>0.593803162927115</text:p>
          </table:table-cell>
          <table:table-cell office:value-type="float" office:value="0.593403822662292" calcext:value-type="float">
            <text:p>0.593403822662292</text:p>
          </table:table-cell>
          <table:table-cell office:value-type="float" office:value="0.593550612967517" calcext:value-type="float">
            <text:p>0.593550612967517</text:p>
          </table:table-cell>
          <table:table-cell office:value-type="float" office:value="0.593548671189931" calcext:value-type="float">
            <text:p>0.593548671189931</text:p>
          </table:table-cell>
          <table:table-cell office:value-type="float" office:value="0.593018637794398" calcext:value-type="float">
            <text:p>0.593018637794398</text:p>
          </table:table-cell>
          <table:table-cell office:value-type="float" office:value="0.593647742467799" calcext:value-type="float">
            <text:p>0.593647742467799</text:p>
          </table:table-cell>
          <table:table-cell office:value-type="float" office:value="0.593341545036162" calcext:value-type="float">
            <text:p>0.593341545036162</text:p>
          </table:table-cell>
          <table:table-cell office:value-type="float" office:value="0.594059798427522" calcext:value-type="float">
            <text:p>0.594059798427522</text:p>
          </table:table-cell>
          <table:table-cell office:value-type="float" office:value="0.593650596586064" calcext:value-type="float">
            <text:p>0.593650596586064</text:p>
          </table:table-cell>
          <table:table-cell office:value-type="float" office:value="0.593483024467592" calcext:value-type="float">
            <text:p>0.593483024467592</text:p>
          </table:table-cell>
          <table:table-cell office:value-type="float" office:value="0.594747591875334" calcext:value-type="float">
            <text:p>0.594747591875334</text:p>
          </table:table-cell>
          <table:table-cell office:value-type="float" office:value="0.593687343514409" calcext:value-type="float">
            <text:p>0.593687343514409</text:p>
          </table:table-cell>
          <table:table-cell office:value-type="float" office:value="0.593344798067182" calcext:value-type="float">
            <text:p>0.593344798067182</text:p>
          </table:table-cell>
          <table:table-cell office:value-type="float" office:value="0.59384908504066" calcext:value-type="float">
            <text:p>0.59384908504066</text:p>
          </table:table-cell>
          <table:table-cell office:value-type="float" office:value="0.594611815743747" calcext:value-type="float">
            <text:p>0.594611815743747</text:p>
          </table:table-cell>
          <table:table-cell office:value-type="float" office:value="0.593602880620267" calcext:value-type="float">
            <text:p>0.593602880620267</text:p>
          </table:table-cell>
          <table:table-cell office:value-type="float" office:value="0.594287524846724" calcext:value-type="float">
            <text:p>0.594287524846724</text:p>
          </table:table-cell>
          <table:table-cell office:value-type="float" office:value="0.593505794926881" calcext:value-type="float">
            <text:p>0.593505794926881</text:p>
          </table:table-cell>
          <table:table-cell office:value-type="float" office:value="0.593560180838947" calcext:value-type="float">
            <text:p>0.593560180838947</text:p>
          </table:table-cell>
          <table:table-cell office:value-type="float" office:value="0.594151788095841" calcext:value-type="float">
            <text:p>0.594151788095841</text:p>
          </table:table-cell>
          <table:table-cell office:value-type="float" office:value="0.593982691546368" calcext:value-type="float">
            <text:p>0.593982691546368</text:p>
          </table:table-cell>
          <table:table-cell office:value-type="float" office:value="0.593089098758999" calcext:value-type="float">
            <text:p>0.593089098758999</text:p>
          </table:table-cell>
          <table:table-cell office:value-type="float" office:value="0.593796274985246" calcext:value-type="float">
            <text:p>0.593796274985246</text:p>
          </table:table-cell>
          <table:table-cell office:value-type="float" office:value="0.593311405825051" calcext:value-type="float">
            <text:p>0.593311405825051</text:p>
          </table:table-cell>
          <table:table-cell office:value-type="float" office:value="0.593309802620277" calcext:value-type="float">
            <text:p>0.593309802620277</text:p>
          </table:table-cell>
          <table:table-cell office:value-type="float" office:value="0.593897172884372" calcext:value-type="float">
            <text:p>0.593897172884372</text:p>
          </table:table-cell>
          <table:table-cell office:value-type="float" office:value="0.593102026864597" calcext:value-type="float">
            <text:p>0.593102026864597</text:p>
          </table:table-cell>
          <table:table-cell office:value-type="float" office:value="0.593874750857019" calcext:value-type="float">
            <text:p>0.593874750857019</text:p>
          </table:table-cell>
          <table:table-cell office:value-type="float" office:value="0.593298123351234" calcext:value-type="float">
            <text:p>0.593298123351234</text:p>
          </table:table-cell>
          <table:table-cell office:value-type="float" office:value="0.594599545668323" calcext:value-type="float">
            <text:p>0.594599545668323</text:p>
          </table:table-cell>
          <table:table-cell office:value-type="float" office:value="0.593790576489559" calcext:value-type="float">
            <text:p>0.593790576489559</text:p>
          </table:table-cell>
          <table:table-cell office:value-type="float" office:value="0.594125168905653" calcext:value-type="float">
            <text:p>0.594125168905653</text:p>
          </table:table-cell>
          <table:table-cell office:value-type="float" office:value="0.594535719877027" calcext:value-type="float">
            <text:p>0.594535719877027</text:p>
          </table:table-cell>
          <table:table-cell office:value-type="float" office:value="0.59294749464513" calcext:value-type="float">
            <text:p>0.59294749464513</text:p>
          </table:table-cell>
          <table:table-cell office:value-type="float" office:value="0.593295006092385" calcext:value-type="float">
            <text:p>0.593295006092385</text:p>
          </table:table-cell>
          <table:table-cell office:value-type="float" office:value="0.594479125828323" calcext:value-type="float">
            <text:p>0.594479125828323</text:p>
          </table:table-cell>
          <table:table-cell office:value-type="float" office:value="0.593763797552309" calcext:value-type="float">
            <text:p>0.593763797552309</text:p>
          </table:table-cell>
          <table:table-cell office:value-type="float" office:value="0.593600820311024" calcext:value-type="float">
            <text:p>0.593600820311024</text:p>
          </table:table-cell>
          <table:table-cell office:value-type="float" office:value="0.594247242860052" calcext:value-type="float">
            <text:p>0.594247242860052</text:p>
          </table:table-cell>
          <table:table-cell office:value-type="float" office:value="0.593259094318844" calcext:value-type="float">
            <text:p>0.593259094318844</text:p>
          </table:table-cell>
          <table:table-cell office:value-type="float" office:value="0.593349849214303" calcext:value-type="float">
            <text:p>0.593349849214303</text:p>
          </table:table-cell>
          <table:table-cell office:value-type="float" office:value="0.593879254891871" calcext:value-type="float">
            <text:p>0.593879254891871</text:p>
          </table:table-cell>
          <table:table-cell office:value-type="float" office:value="0.593614153059499" calcext:value-type="float">
            <text:p>0.593614153059499</text:p>
          </table:table-cell>
          <table:table-cell office:value-type="float" office:value="0.594469649163916" calcext:value-type="float">
            <text:p>0.594469649163916</text:p>
          </table:table-cell>
          <table:table-cell office:value-type="float" office:value="0.593906540809107" calcext:value-type="float">
            <text:p>0.593906540809107</text:p>
          </table:table-cell>
          <table:table-cell office:value-type="float" office:value="0.593538857928012" calcext:value-type="float">
            <text:p>0.593538857928012</text:p>
          </table:table-cell>
          <table:table-cell office:value-type="float" office:value="0.595010560356931" calcext:value-type="float">
            <text:p>0.595010560356931</text:p>
          </table:table-cell>
          <table:table-cell office:value-type="float" office:value="0.592925374128538" calcext:value-type="float">
            <text:p>0.592925374128538</text:p>
          </table:table-cell>
          <table:table-cell office:value-type="float" office:value="0.593920845999744" calcext:value-type="float">
            <text:p>0.593920845999744</text:p>
          </table:table-cell>
          <table:table-cell office:value-type="float" office:value="0.59370934495105" calcext:value-type="float">
            <text:p>0.59370934495105</text:p>
          </table:table-cell>
          <table:table-cell office:value-type="float" office:value="0.59405368343557" calcext:value-type="float">
            <text:p>0.59405368343557</text:p>
          </table:table-cell>
          <table:table-cell office:value-type="float" office:value="0.593461759563356" calcext:value-type="float">
            <text:p>0.593461759563356</text:p>
          </table:table-cell>
          <table:table-cell office:value-type="float" office:value="0.593815409464076" calcext:value-type="float">
            <text:p>0.593815409464076</text:p>
          </table:table-cell>
          <table:table-cell office:value-type="float" office:value="0.593691684805067" calcext:value-type="float">
            <text:p>0.593691684805067</text:p>
          </table:table-cell>
          <table:table-cell office:value-type="float" office:value="0.594153022351009" calcext:value-type="float">
            <text:p>0.594153022351009</text:p>
          </table:table-cell>
          <table:table-cell office:value-type="float" office:value="0.592714723619187" calcext:value-type="float">
            <text:p>0.592714723619187</text:p>
          </table:table-cell>
          <table:table-cell office:value-type="float" office:value="0.593044838988949" calcext:value-type="float">
            <text:p>0.593044838988949</text:p>
          </table:table-cell>
          <table:table-cell office:value-type="float" office:value="0.593955745854763" calcext:value-type="float">
            <text:p>0.593955745854763</text:p>
          </table:table-cell>
          <table:table-cell office:value-type="float" office:value="0.594065469830928" calcext:value-type="float">
            <text:p>0.594065469830928</text:p>
          </table:table-cell>
          <table:table-cell office:value-type="float" office:value="0.593950567371598" calcext:value-type="float">
            <text:p>0.593950567371598</text:p>
          </table:table-cell>
          <table:table-cell office:value-type="float" office:value="0.593468193814922" calcext:value-type="float">
            <text:p>0.593468193814922</text:p>
          </table:table-cell>
          <table:table-cell office:value-type="float" office:value="0.593922786504908" calcext:value-type="float">
            <text:p>0.593922786504908</text:p>
          </table:table-cell>
          <table:table-cell office:value-type="float" office:value="0.593272223158241" calcext:value-type="float">
            <text:p>0.593272223158241</text:p>
          </table:table-cell>
          <table:table-cell office:value-type="float" office:value="0.594068636555978" calcext:value-type="float">
            <text:p>0.594068636555978</text:p>
          </table:table-cell>
          <table:table-cell office:value-type="float" office:value="0.594208031699871" calcext:value-type="float">
            <text:p>0.594208031699871</text:p>
          </table:table-cell>
          <table:table-cell office:value-type="float" office:value="0.593517296745503" calcext:value-type="float">
            <text:p>0.593517296745503</text:p>
          </table:table-cell>
          <table:table-cell office:value-type="float" office:value="0.592946071241515" calcext:value-type="float">
            <text:p>0.592946071241515</text:p>
          </table:table-cell>
          <table:table-cell office:value-type="float" office:value="0.594037463101653" calcext:value-type="float">
            <text:p>0.594037463101653</text:p>
          </table:table-cell>
          <table:table-cell office:value-type="float" office:value="0.593571485785866" calcext:value-type="float">
            <text:p>0.593571485785866</text:p>
          </table:table-cell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99709996252191" calcext:value-type="float">
            <text:p>-0.199709996252191</text:p>
          </table:table-cell>
          <table:table-cell office:value-type="float" office:value="-0.199450522942688" calcext:value-type="float">
            <text:p>-0.199450522942688</text:p>
          </table:table-cell>
          <table:table-cell office:value-type="float" office:value="-0.199419889577116" calcext:value-type="float">
            <text:p>-0.199419889577116</text:p>
          </table:table-cell>
          <table:table-cell office:value-type="float" office:value="-0.199627391035037" calcext:value-type="float">
            <text:p>-0.199627391035037</text:p>
          </table:table-cell>
          <table:table-cell office:value-type="float" office:value="-0.199801997566455" calcext:value-type="float">
            <text:p>-0.199801997566455</text:p>
          </table:table-cell>
          <table:table-cell office:value-type="float" office:value="-0.199506399515457" calcext:value-type="float">
            <text:p>-0.199506399515457</text:p>
          </table:table-cell>
          <table:table-cell office:value-type="float" office:value="-0.199502381806853" calcext:value-type="float">
            <text:p>-0.199502381806853</text:p>
          </table:table-cell>
          <table:table-cell office:value-type="float" office:value="-0.199609786782689" calcext:value-type="float">
            <text:p>-0.199609786782689</text:p>
          </table:table-cell>
          <table:table-cell office:value-type="float" office:value="-0.199555121812473" calcext:value-type="float">
            <text:p>-0.199555121812473</text:p>
          </table:table-cell>
          <table:table-cell office:value-type="float" office:value="-0.19953710007635" calcext:value-type="float">
            <text:p>-0.19953710007635</text:p>
          </table:table-cell>
          <table:table-cell office:value-type="float" office:value="-0.199666272695248" calcext:value-type="float">
            <text:p>-0.199666272695248</text:p>
          </table:table-cell>
          <table:table-cell office:value-type="float" office:value="-0.199493552003335" calcext:value-type="float">
            <text:p>-0.199493552003335</text:p>
          </table:table-cell>
          <table:table-cell office:value-type="float" office:value="-0.199622461434119" calcext:value-type="float">
            <text:p>-0.199622461434119</text:p>
          </table:table-cell>
          <table:table-cell office:value-type="float" office:value="-0.199532034866196" calcext:value-type="float">
            <text:p>-0.199532034866196</text:p>
          </table:table-cell>
          <table:table-cell office:value-type="float" office:value="-0.199680823088611" calcext:value-type="float">
            <text:p>-0.199680823088611</text:p>
          </table:table-cell>
          <table:table-cell office:value-type="float" office:value="-0.199500802563781" calcext:value-type="float">
            <text:p>-0.199500802563781</text:p>
          </table:table-cell>
          <table:table-cell office:value-type="float" office:value="-0.199589082808409" calcext:value-type="float">
            <text:p>-0.199589082808409</text:p>
          </table:table-cell>
          <table:table-cell office:value-type="float" office:value="-0.199695053011346" calcext:value-type="float">
            <text:p>-0.199695053011346</text:p>
          </table:table-cell>
          <table:table-cell office:value-type="float" office:value="-0.19955421487427" calcext:value-type="float">
            <text:p>-0.19955421487427</text:p>
          </table:table-cell>
          <table:table-cell office:value-type="float" office:value="-0.1997744890485" calcext:value-type="float">
            <text:p>-0.1997744890485</text:p>
          </table:table-cell>
          <table:table-cell office:value-type="float" office:value="-0.199609205950258" calcext:value-type="float">
            <text:p>-0.199609205950258</text:p>
          </table:table-cell>
          <table:table-cell office:value-type="float" office:value="-0.199579923814366" calcext:value-type="float">
            <text:p>-0.199579923814366</text:p>
          </table:table-cell>
          <table:table-cell office:value-type="float" office:value="-0.199382965373507" calcext:value-type="float">
            <text:p>-0.199382965373507</text:p>
          </table:table-cell>
          <table:table-cell office:value-type="float" office:value="-0.199528654597988" calcext:value-type="float">
            <text:p>-0.199528654597988</text:p>
          </table:table-cell>
          <table:table-cell office:value-type="float" office:value="-0.199598512124497" calcext:value-type="float">
            <text:p>-0.199598512124497</text:p>
          </table:table-cell>
          <table:table-cell office:value-type="float" office:value="-0.199245587638777" calcext:value-type="float">
            <text:p>-0.199245587638777</text:p>
          </table:table-cell>
          <table:table-cell office:value-type="float" office:value="-0.199718326581111" calcext:value-type="float">
            <text:p>-0.199718326581111</text:p>
          </table:table-cell>
          <table:table-cell office:value-type="float" office:value="-0.199670391951225" calcext:value-type="float">
            <text:p>-0.199670391951225</text:p>
          </table:table-cell>
          <table:table-cell office:value-type="float" office:value="-0.199404187333756" calcext:value-type="float">
            <text:p>-0.199404187333756</text:p>
          </table:table-cell>
          <table:table-cell office:value-type="float" office:value="-0.199802125244887" calcext:value-type="float">
            <text:p>-0.199802125244887</text:p>
          </table:table-cell>
          <table:table-cell office:value-type="float" office:value="-0.199308330337537" calcext:value-type="float">
            <text:p>-0.199308330337537</text:p>
          </table:table-cell>
          <table:table-cell office:value-type="float" office:value="-0.199714149717509" calcext:value-type="float">
            <text:p>-0.199714149717509</text:p>
          </table:table-cell>
          <table:table-cell office:value-type="float" office:value="-0.199372251054203" calcext:value-type="float">
            <text:p>-0.199372251054203</text:p>
          </table:table-cell>
          <table:table-cell office:value-type="float" office:value="-0.199321246521461" calcext:value-type="float">
            <text:p>-0.199321246521461</text:p>
          </table:table-cell>
          <table:table-cell office:value-type="float" office:value="-0.199122634776174" calcext:value-type="float">
            <text:p>-0.199122634776174</text:p>
          </table:table-cell>
          <table:table-cell office:value-type="float" office:value="-0.198805192479534" calcext:value-type="float">
            <text:p>-0.198805192479534</text:p>
          </table:table-cell>
          <table:table-cell office:value-type="float" office:value="-0.198933471798488" calcext:value-type="float">
            <text:p>-0.198933471798488</text:p>
          </table:table-cell>
          <table:table-cell office:value-type="float" office:value="-0.199132733640017" calcext:value-type="float">
            <text:p>-0.199132733640017</text:p>
          </table:table-cell>
          <table:table-cell office:value-type="float" office:value="-0.199013848662087" calcext:value-type="float">
            <text:p>-0.199013848662087</text:p>
          </table:table-cell>
          <table:table-cell office:value-type="float" office:value="-0.199241051755312" calcext:value-type="float">
            <text:p>-0.199241051755312</text:p>
          </table:table-cell>
          <table:table-cell office:value-type="float" office:value="-0.196258590756439" calcext:value-type="float">
            <text:p>-0.196258590756439</text:p>
          </table:table-cell>
          <table:table-cell office:value-type="float" office:value="-0.192319081313783" calcext:value-type="float">
            <text:p>-0.192319081313783</text:p>
          </table:table-cell>
          <table:table-cell office:value-type="float" office:value="-0.268355682355836" calcext:value-type="float">
            <text:p>-0.268355682355836</text:p>
          </table:table-cell>
          <table:table-cell office:value-type="float" office:value="-0.261355395041262" calcext:value-type="float">
            <text:p>-0.261355395041262</text:p>
          </table:table-cell>
          <table:table-cell office:value-type="float" office:value="-0.260014532945374" calcext:value-type="float">
            <text:p>-0.260014532945374</text:p>
          </table:table-cell>
          <table:table-cell office:value-type="float" office:value="-0.264023323748655" calcext:value-type="float">
            <text:p>-0.264023323748655</text:p>
          </table:table-cell>
          <table:table-cell office:value-type="float" office:value="-0.256763963474109" calcext:value-type="float">
            <text:p>-0.256763963474109</text:p>
          </table:table-cell>
          <table:table-cell office:value-type="float" office:value="-0.242811458400662" calcext:value-type="float">
            <text:p>-0.242811458400662</text:p>
          </table:table-cell>
          <table:table-cell office:value-type="float" office:value="-0.19811203625291" calcext:value-type="float">
            <text:p>-0.19811203625291</text:p>
          </table:table-cell>
          <table:table-cell office:value-type="float" office:value="-0.192245531784878" calcext:value-type="float">
            <text:p>-0.192245531784878</text:p>
          </table:table-cell>
          <table:table-cell office:value-type="float" office:value="-0.193031988165916" calcext:value-type="float">
            <text:p>-0.193031988165916</text:p>
          </table:table-cell>
          <table:table-cell office:value-type="float" office:value="-0.189694600027765" calcext:value-type="float">
            <text:p>-0.189694600027765</text:p>
          </table:table-cell>
          <table:table-cell office:value-type="float" office:value="-0.192016433316037" calcext:value-type="float">
            <text:p>-0.192016433316037</text:p>
          </table:table-cell>
          <table:table-cell office:value-type="float" office:value="-0.192490762135298" calcext:value-type="float">
            <text:p>-0.192490762135298</text:p>
          </table:table-cell>
          <table:table-cell office:value-type="float" office:value="-0.190924962866249" calcext:value-type="float">
            <text:p>-0.190924962866249</text:p>
          </table:table-cell>
          <table:table-cell office:value-type="float" office:value="-0.193221481252687" calcext:value-type="float">
            <text:p>-0.193221481252687</text:p>
          </table:table-cell>
          <table:table-cell office:value-type="float" office:value="-0.196971295858816" calcext:value-type="float">
            <text:p>-0.196971295858816</text:p>
          </table:table-cell>
          <table:table-cell office:value-type="float" office:value="-0.205190857662435" calcext:value-type="float">
            <text:p>-0.205190857662435</text:p>
          </table:table-cell>
          <table:table-cell office:value-type="float" office:value="-0.214596338797462" calcext:value-type="float">
            <text:p>-0.214596338797462</text:p>
          </table:table-cell>
          <table:table-cell office:value-type="float" office:value="-0.21650269633788" calcext:value-type="float">
            <text:p>-0.21650269633788</text:p>
          </table:table-cell>
          <table:table-cell office:value-type="float" office:value="-0.217048666163818" calcext:value-type="float">
            <text:p>-0.217048666163818</text:p>
          </table:table-cell>
          <table:table-cell office:value-type="float" office:value="-0.213646476644238" calcext:value-type="float">
            <text:p>-0.213646476644238</text:p>
          </table:table-cell>
          <table:table-cell office:value-type="float" office:value="-0.211585378714009" calcext:value-type="float">
            <text:p>-0.211585378714009</text:p>
          </table:table-cell>
          <table:table-cell office:value-type="float" office:value="-0.208155454799767" calcext:value-type="float">
            <text:p>-0.208155454799767</text:p>
          </table:table-cell>
          <table:table-cell office:value-type="float" office:value="-0.204965130574834" calcext:value-type="float">
            <text:p>-0.204965130574834</text:p>
          </table:table-cell>
          <table:table-cell office:value-type="float" office:value="-0.19572035092351" calcext:value-type="float">
            <text:p>-0.19572035092351</text:p>
          </table:table-cell>
          <table:table-cell office:value-type="float" office:value="-0.193573248880039" calcext:value-type="float">
            <text:p>-0.193573248880039</text:p>
          </table:table-cell>
          <table:table-cell office:value-type="float" office:value="-0.200726809998279" calcext:value-type="float">
            <text:p>-0.200726809998279</text:p>
          </table:table-cell>
          <table:table-cell office:value-type="float" office:value="-0.206768854515139" calcext:value-type="float">
            <text:p>-0.206768854515139</text:p>
          </table:table-cell>
          <table:table-cell office:value-type="float" office:value="-0.239523833071628" calcext:value-type="float">
            <text:p>-0.239523833071628</text:p>
          </table:table-cell>
          <table:table-cell office:value-type="float" office:value="-0.251002040119053" calcext:value-type="float">
            <text:p>-0.251002040119053</text:p>
          </table:table-cell>
          <table:table-cell office:value-type="float" office:value="-0.258273360307557" calcext:value-type="float">
            <text:p>-0.258273360307557</text:p>
          </table:table-cell>
          <table:table-cell office:value-type="float" office:value="-0.2589434327517" calcext:value-type="float">
            <text:p>-0.2589434327517</text:p>
          </table:table-cell>
          <table:table-cell office:value-type="float" office:value="-0.259052746060396" calcext:value-type="float">
            <text:p>-0.259052746060396</text:p>
          </table:table-cell>
          <table:table-cell office:value-type="float" office:value="-0.256897367033849" calcext:value-type="float">
            <text:p>-0.256897367033849</text:p>
          </table:table-cell>
          <table:table-cell office:value-type="float" office:value="-0.256852612080381" calcext:value-type="float">
            <text:p>-0.256852612080381</text:p>
          </table:table-cell>
          <table:table-cell office:value-type="float" office:value="-0.257553372914387" calcext:value-type="float">
            <text:p>-0.257553372914387</text:p>
          </table:table-cell>
          <table:table-cell office:value-type="float" office:value="-0.258552237494076" calcext:value-type="float">
            <text:p>-0.258552237494076</text:p>
          </table:table-cell>
          <table:table-cell office:value-type="float" office:value="-0.258034014193143" calcext:value-type="float">
            <text:p>-0.258034014193143</text:p>
          </table:table-cell>
          <table:table-cell office:value-type="float" office:value="-0.264740084898446" calcext:value-type="float">
            <text:p>-0.264740084898446</text:p>
          </table:table-cell>
          <table:table-cell office:value-type="float" office:value="-0.26819143435452" calcext:value-type="float">
            <text:p>-0.26819143435452</text:p>
          </table:table-cell>
          <table:table-cell office:value-type="float" office:value="-0.268533409461534" calcext:value-type="float">
            <text:p>-0.268533409461534</text:p>
          </table:table-cell>
          <table:table-cell office:value-type="float" office:value="-0.266299748568633" calcext:value-type="float">
            <text:p>-0.266299748568633</text:p>
          </table:table-cell>
          <table:table-cell office:value-type="float" office:value="-0.268440671431884" calcext:value-type="float">
            <text:p>-0.268440671431884</text:p>
          </table:table-cell>
          <table:table-cell office:value-type="float" office:value="-0.1977001665129" calcext:value-type="float">
            <text:p>-0.1977001665129</text:p>
          </table:table-cell>
          <table:table-cell office:value-type="float" office:value="-0.194016337571978" calcext:value-type="float">
            <text:p>-0.194016337571978</text:p>
          </table:table-cell>
          <table:table-cell office:value-type="float" office:value="-0.192947680348937" calcext:value-type="float">
            <text:p>-0.192947680348937</text:p>
          </table:table-cell>
          <table:table-cell office:value-type="float" office:value="-0.192947903132705" calcext:value-type="float">
            <text:p>-0.192947903132705</text:p>
          </table:table-cell>
          <table:table-cell office:value-type="float" office:value="-0.19137454055109" calcext:value-type="float">
            <text:p>-0.19137454055109</text:p>
          </table:table-cell>
          <table:table-cell office:value-type="float" office:value="-0.189738540073021" calcext:value-type="float">
            <text:p>-0.189738540073021</text:p>
          </table:table-cell>
          <table:table-cell office:value-type="float" office:value="-0.203056282548286" calcext:value-type="float">
            <text:p>-0.203056282548286</text:p>
          </table:table-cell>
          <table:table-cell office:value-type="float" office:value="-0.205511666062404" calcext:value-type="float">
            <text:p>-0.205511666062404</text:p>
          </table:table-cell>
          <table:table-cell office:value-type="float" office:value="-0.209526592856066" calcext:value-type="float">
            <text:p>-0.209526592856066</text:p>
          </table:table-cell>
          <table:table-cell office:value-type="float" office:value="-0.218050471103854" calcext:value-type="float">
            <text:p>-0.218050471103854</text:p>
          </table:table-cell>
          <table:table-cell office:value-type="float" office:value="-0.219596993834171" calcext:value-type="float">
            <text:p>-0.219596993834171</text:p>
          </table:table-cell>
          <table:table-cell office:value-type="float" office:value="-0.220559995691517" calcext:value-type="float">
            <text:p>-0.220559995691517</text:p>
          </table:table-cell>
          <table:table-cell office:value-type="float" office:value="-0.216129367854624" calcext:value-type="float">
            <text:p>-0.216129367854624</text:p>
          </table:table-cell>
          <table:table-cell office:value-type="float" office:value="-0.2106880781738" calcext:value-type="float">
            <text:p>-0.2106880781738</text:p>
          </table:table-cell>
          <table:table-cell office:value-type="float" office:value="-0.204963651808455" calcext:value-type="float">
            <text:p>-0.204963651808455</text:p>
          </table:table-cell>
          <table:table-cell office:value-type="float" office:value="-0.201914343705042" calcext:value-type="float">
            <text:p>-0.201914343705042</text:p>
          </table:table-cell>
          <table:table-cell office:value-type="float" office:value="-0.192841948375756" calcext:value-type="float">
            <text:p>-0.192841948375756</text:p>
          </table:table-cell>
          <table:table-cell office:value-type="float" office:value="-0.190611938738707" calcext:value-type="float">
            <text:p>-0.190611938738707</text:p>
          </table:table-cell>
          <table:table-cell office:value-type="float" office:value="-0.203085592091757" calcext:value-type="float">
            <text:p>-0.203085592091757</text:p>
          </table:table-cell>
          <table:table-cell office:value-type="float" office:value="-0.244347612369677" calcext:value-type="float">
            <text:p>-0.244347612369677</text:p>
          </table:table-cell>
          <table:table-cell office:value-type="float" office:value="-0.258304818088641" calcext:value-type="float">
            <text:p>-0.258304818088641</text:p>
          </table:table-cell>
          <table:table-cell office:value-type="float" office:value="-0.259210406985653" calcext:value-type="float">
            <text:p>-0.259210406985653</text:p>
          </table:table-cell>
          <table:table-cell office:value-type="float" office:value="-0.261140538229652" calcext:value-type="float">
            <text:p>-0.261140538229652</text:p>
          </table:table-cell>
          <table:table-cell office:value-type="float" office:value="-0.261543840588852" calcext:value-type="float">
            <text:p>-0.261543840588852</text:p>
          </table:table-cell>
          <table:table-cell office:value-type="float" office:value="-0.260128331745527" calcext:value-type="float">
            <text:p>-0.260128331745527</text:p>
          </table:table-cell>
          <table:table-cell office:value-type="float" office:value="-0.267035659630461" calcext:value-type="float">
            <text:p>-0.267035659630461</text:p>
          </table:table-cell>
          <table:table-cell office:value-type="float" office:value="-0.270558201472243" calcext:value-type="float">
            <text:p>-0.270558201472243</text:p>
          </table:table-cell>
          <table:table-cell office:value-type="float" office:value="-0.245963425217614" calcext:value-type="float">
            <text:p>-0.245963425217614</text:p>
          </table:table-cell>
          <table:table-cell office:value-type="float" office:value="-0.257758428853843" calcext:value-type="float">
            <text:p>-0.257758428853843</text:p>
          </table:table-cell>
          <table:table-cell office:value-type="float" office:value="-0.257457814584446" calcext:value-type="float">
            <text:p>-0.257457814584446</text:p>
          </table:table-cell>
          <table:table-cell office:value-type="float" office:value="-0.253533376793476" calcext:value-type="float">
            <text:p>-0.253533376793476</text:p>
          </table:table-cell>
          <table:table-cell office:value-type="float" office:value="-0.249732076460059" calcext:value-type="float">
            <text:p>-0.249732076460059</text:p>
          </table:table-cell>
          <table:table-cell office:value-type="float" office:value="-0.194158283409564" calcext:value-type="float">
            <text:p>-0.194158283409564</text:p>
          </table:table-cell>
          <table:table-cell office:value-type="float" office:value="-0.191752219036477" calcext:value-type="float">
            <text:p>-0.191752219036477</text:p>
          </table:table-cell>
          <table:table-cell office:value-type="float" office:value="-0.195829775345123" calcext:value-type="float">
            <text:p>-0.195829775345123</text:p>
          </table:table-cell>
          <table:table-cell office:value-type="float" office:value="-0.195401304959807" calcext:value-type="float">
            <text:p>-0.195401304959807</text:p>
          </table:table-cell>
          <table:table-cell office:value-type="float" office:value="-0.195126944733177" calcext:value-type="float">
            <text:p>-0.195126944733177</text:p>
          </table:table-cell>
          <table:table-cell office:value-type="float" office:value="-0.195690340059678" calcext:value-type="float">
            <text:p>-0.195690340059678</text:p>
          </table:table-cell>
          <table:table-cell office:value-type="float" office:value="-0.193586397035361" calcext:value-type="float">
            <text:p>-0.193586397035361</text:p>
          </table:table-cell>
          <table:table-cell office:value-type="float" office:value="-0.19477087101731" calcext:value-type="float">
            <text:p>-0.19477087101731</text:p>
          </table:table-cell>
          <table:table-cell office:value-type="float" office:value="-0.196285785538875" calcext:value-type="float">
            <text:p>-0.196285785538875</text:p>
          </table:table-cell>
          <table:table-cell office:value-type="float" office:value="-0.195607181705013" calcext:value-type="float">
            <text:p>-0.195607181705013</text:p>
          </table:table-cell>
          <table:table-cell office:value-type="float" office:value="-0.19288010663156" calcext:value-type="float">
            <text:p>-0.19288010663156</text:p>
          </table:table-cell>
          <table:table-cell office:value-type="float" office:value="-0.200702228894546" calcext:value-type="float">
            <text:p>-0.200702228894546</text:p>
          </table:table-cell>
          <table:table-cell office:value-type="float" office:value="-0.204285565782448" calcext:value-type="float">
            <text:p>-0.204285565782448</text:p>
          </table:table-cell>
          <table:table-cell office:value-type="float" office:value="-0.206858179973221" calcext:value-type="float">
            <text:p>-0.206858179973221</text:p>
          </table:table-cell>
          <table:table-cell office:value-type="float" office:value="-0.212199486622158" calcext:value-type="float">
            <text:p>-0.212199486622158</text:p>
          </table:table-cell>
          <table:table-cell office:value-type="float" office:value="-0.215200651430623" calcext:value-type="float">
            <text:p>-0.215200651430623</text:p>
          </table:table-cell>
          <table:table-cell office:value-type="float" office:value="-0.217603715137873" calcext:value-type="float">
            <text:p>-0.217603715137873</text:p>
          </table:table-cell>
          <table:table-cell office:value-type="float" office:value="-0.219294284671326" calcext:value-type="float">
            <text:p>-0.219294284671326</text:p>
          </table:table-cell>
          <table:table-cell office:value-type="float" office:value="-0.213298438691443" calcext:value-type="float">
            <text:p>-0.213298438691443</text:p>
          </table:table-cell>
          <table:table-cell office:value-type="float" office:value="-0.203829045882456" calcext:value-type="float">
            <text:p>-0.203829045882456</text:p>
          </table:table-cell>
          <table:table-cell office:value-type="float" office:value="-0.195876669344558" calcext:value-type="float">
            <text:p>-0.195876669344558</text:p>
          </table:table-cell>
          <table:table-cell office:value-type="float" office:value="-0.26093988594598" calcext:value-type="float">
            <text:p>-0.26093988594598</text:p>
          </table:table-cell>
          <table:table-cell office:value-type="float" office:value="-0.257625198780162" calcext:value-type="float">
            <text:p>-0.257625198780162</text:p>
          </table:table-cell>
          <table:table-cell office:value-type="float" office:value="-0.259138872264928" calcext:value-type="float">
            <text:p>-0.259138872264928</text:p>
          </table:table-cell>
          <table:table-cell office:value-type="float" office:value="-0.257792073331173" calcext:value-type="float">
            <text:p>-0.257792073331173</text:p>
          </table:table-cell>
          <table:table-cell office:value-type="float" office:value="-0.258177625244974" calcext:value-type="float">
            <text:p>-0.258177625244974</text:p>
          </table:table-cell>
          <table:table-cell office:value-type="float" office:value="-0.257470411185068" calcext:value-type="float">
            <text:p>-0.257470411185068</text:p>
          </table:table-cell>
          <table:table-cell office:value-type="float" office:value="-0.264796278503154" calcext:value-type="float">
            <text:p>-0.264796278503154</text:p>
          </table:table-cell>
          <table:table-cell office:value-type="float" office:value="-0.205929490517013" calcext:value-type="float">
            <text:p>-0.205929490517013</text:p>
          </table:table-cell>
          <table:table-cell office:value-type="float" office:value="-0.201195008821177" calcext:value-type="float">
            <text:p>-0.201195008821177</text:p>
          </table:table-cell>
          <table:table-cell office:value-type="float" office:value="-0.201801620742463" calcext:value-type="float">
            <text:p>-0.201801620742463</text:p>
          </table:table-cell>
          <table:table-cell office:value-type="float" office:value="-0.203123631959967" calcext:value-type="float">
            <text:p>-0.203123631959967</text:p>
          </table:table-cell>
          <table:table-cell office:value-type="float" office:value="-0.201513161205028" calcext:value-type="float">
            <text:p>-0.201513161205028</text:p>
          </table:table-cell>
          <table:table-cell office:value-type="float" office:value="-0.198042883204957" calcext:value-type="float">
            <text:p>-0.198042883204957</text:p>
          </table:table-cell>
          <table:table-cell office:value-type="float" office:value="-0.201653327427539" calcext:value-type="float">
            <text:p>-0.201653327427539</text:p>
          </table:table-cell>
          <table:table-cell office:value-type="float" office:value="-0.208521086854936" calcext:value-type="float">
            <text:p>-0.208521086854936</text:p>
          </table:table-cell>
          <table:table-cell office:value-type="float" office:value="-0.216319432962743" calcext:value-type="float">
            <text:p>-0.216319432962743</text:p>
          </table:table-cell>
          <table:table-cell office:value-type="float" office:value="-0.222908686116738" calcext:value-type="float">
            <text:p>-0.222908686116738</text:p>
          </table:table-cell>
          <table:table-cell office:value-type="float" office:value="-0.226246218103302" calcext:value-type="float">
            <text:p>-0.226246218103302</text:p>
          </table:table-cell>
          <table:table-cell office:value-type="float" office:value="-0.229641816091269" calcext:value-type="float">
            <text:p>-0.229641816091269</text:p>
          </table:table-cell>
          <table:table-cell office:value-type="float" office:value="-0.231202297043746" calcext:value-type="float">
            <text:p>-0.231202297043746</text:p>
          </table:table-cell>
          <table:table-cell office:value-type="float" office:value="-0.229751258328584" calcext:value-type="float">
            <text:p>-0.229751258328584</text:p>
          </table:table-cell>
          <table:table-cell office:value-type="float" office:value="-0.228391542870275" calcext:value-type="float">
            <text:p>-0.228391542870275</text:p>
          </table:table-cell>
          <table:table-cell office:value-type="float" office:value="-0.223459988439869" calcext:value-type="float">
            <text:p>-0.223459988439869</text:p>
          </table:table-cell>
          <table:table-cell office:value-type="float" office:value="-0.217132484297513" calcext:value-type="float">
            <text:p>-0.217132484297513</text:p>
          </table:table-cell>
          <table:table-cell office:value-type="float" office:value="-0.211189359991696" calcext:value-type="float">
            <text:p>-0.211189359991696</text:p>
          </table:table-cell>
          <table:table-cell office:value-type="float" office:value="-0.206090169496988" calcext:value-type="float">
            <text:p>-0.206090169496988</text:p>
          </table:table-cell>
          <table:table-cell office:value-type="float" office:value="-0.202619600014553" calcext:value-type="float">
            <text:p>-0.202619600014553</text:p>
          </table:table-cell>
          <table:table-cell office:value-type="float" office:value="-0.254690000933585" calcext:value-type="float">
            <text:p>-0.254690000933585</text:p>
          </table:table-cell>
          <table:table-cell office:value-type="float" office:value="-0.259864304779966" calcext:value-type="float">
            <text:p>-0.259864304779966</text:p>
          </table:table-cell>
          <table:table-cell office:value-type="float" office:value="-0.267880171608903" calcext:value-type="float">
            <text:p>-0.267880171608903</text:p>
          </table:table-cell>
          <table:table-cell office:value-type="float" office:value="-0.203139752262254" calcext:value-type="float">
            <text:p>-0.203139752262254</text:p>
          </table:table-cell>
          <table:table-cell office:value-type="float" office:value="-0.204537372094237" calcext:value-type="float">
            <text:p>-0.204537372094237</text:p>
          </table:table-cell>
          <table:table-cell office:value-type="float" office:value="-0.203690077510372" calcext:value-type="float">
            <text:p>-0.203690077510372</text:p>
          </table:table-cell>
          <table:table-cell office:value-type="float" office:value="-0.203653178540883" calcext:value-type="float">
            <text:p>-0.203653178540883</text:p>
          </table:table-cell>
          <table:table-cell office:value-type="float" office:value="-0.200912679240495" calcext:value-type="float">
            <text:p>-0.200912679240495</text:p>
          </table:table-cell>
          <table:table-cell office:value-type="float" office:value="-0.195168028553126" calcext:value-type="float">
            <text:p>-0.195168028553126</text:p>
          </table:table-cell>
          <table:table-cell office:value-type="float" office:value="-0.193757989174545" calcext:value-type="float">
            <text:p>-0.193757989174545</text:p>
          </table:table-cell>
          <table:table-cell office:value-type="float" office:value="-0.191820875844543" calcext:value-type="float">
            <text:p>-0.191820875844543</text:p>
          </table:table-cell>
          <table:table-cell office:value-type="float" office:value="-0.191372504061675" calcext:value-type="float">
            <text:p>-0.191372504061675</text:p>
          </table:table-cell>
          <table:table-cell office:value-type="float" office:value="-0.184873993108039" calcext:value-type="float">
            <text:p>-0.184873993108039</text:p>
          </table:table-cell>
          <table:table-cell office:value-type="float" office:value="-0.185849585185663" calcext:value-type="float">
            <text:p>-0.185849585185663</text:p>
          </table:table-cell>
          <table:table-cell office:value-type="float" office:value="-0.193825375120796" calcext:value-type="float">
            <text:p>-0.193825375120796</text:p>
          </table:table-cell>
          <table:table-cell office:value-type="float" office:value="-0.203441465101587" calcext:value-type="float">
            <text:p>-0.203441465101587</text:p>
          </table:table-cell>
          <table:table-cell office:value-type="float" office:value="-0.209219386856285" calcext:value-type="float">
            <text:p>-0.209219386856285</text:p>
          </table:table-cell>
          <table:table-cell office:value-type="float" office:value="-0.207759282475194" calcext:value-type="float">
            <text:p>-0.207759282475194</text:p>
          </table:table-cell>
          <table:table-cell office:value-type="float" office:value="-0.201836210050954" calcext:value-type="float">
            <text:p>-0.201836210050954</text:p>
          </table:table-cell>
          <table:table-cell office:value-type="float" office:value="-0.195540180943719" calcext:value-type="float">
            <text:p>-0.195540180943719</text:p>
          </table:table-cell>
          <table:table-cell office:value-type="float" office:value="-0.191310554205061" calcext:value-type="float">
            <text:p>-0.191310554205061</text:p>
          </table:table-cell>
          <table:table-cell office:value-type="float" office:value="-0.24524016349452" calcext:value-type="float">
            <text:p>-0.24524016349452</text:p>
          </table:table-cell>
          <table:table-cell office:value-type="float" office:value="-0.251868245346912" calcext:value-type="float">
            <text:p>-0.251868245346912</text:p>
          </table:table-cell>
          <table:table-cell office:value-type="float" office:value="-0.254176866285756" calcext:value-type="float">
            <text:p>-0.254176866285756</text:p>
          </table:table-cell>
          <table:table-cell office:value-type="float" office:value="-0.255336893065773" calcext:value-type="float">
            <text:p>-0.255336893065773</text:p>
          </table:table-cell>
          <table:table-cell office:value-type="float" office:value="-0.25483420939094" calcext:value-type="float">
            <text:p>-0.25483420939094</text:p>
          </table:table-cell>
          <table:table-cell office:value-type="float" office:value="-0.25800270154688" calcext:value-type="float">
            <text:p>-0.25800270154688</text:p>
          </table:table-cell>
          <table:table-cell office:value-type="float" office:value="-0.262825122948328" calcext:value-type="float">
            <text:p>-0.262825122948328</text:p>
          </table:table-cell>
          <table:table-cell office:value-type="float" office:value="-0.263473073897799" calcext:value-type="float">
            <text:p>-0.263473073897799</text:p>
          </table:table-cell>
          <table:table-cell office:value-type="float" office:value="-0.268927026456822" calcext:value-type="float">
            <text:p>-0.268927026456822</text:p>
          </table:table-cell>
          <table:table-cell office:value-type="float" office:value="-0.261475768677594" calcext:value-type="float">
            <text:p>-0.261475768677594</text:p>
          </table:table-cell>
          <table:table-cell office:value-type="float" office:value="-0.193948034599523" calcext:value-type="float">
            <text:p>-0.193948034599523</text:p>
          </table:table-cell>
          <table:table-cell office:value-type="float" office:value="-0.194170504137137" calcext:value-type="float">
            <text:p>-0.194170504137137</text:p>
          </table:table-cell>
          <table:table-cell office:value-type="float" office:value="-0.194937112786486" calcext:value-type="float">
            <text:p>-0.194937112786486</text:p>
          </table:table-cell>
          <table:table-cell office:value-type="float" office:value="-0.1935986241323" calcext:value-type="float">
            <text:p>-0.1935986241323</text:p>
          </table:table-cell>
          <table:table-cell office:value-type="float" office:value="-0.19135902841681" calcext:value-type="float">
            <text:p>-0.19135902841681</text:p>
          </table:table-cell>
          <table:table-cell office:value-type="float" office:value="-0.187306578360062" calcext:value-type="float">
            <text:p>-0.187306578360062</text:p>
          </table:table-cell>
          <table:table-cell office:value-type="float" office:value="-0.185149555115425" calcext:value-type="float">
            <text:p>-0.185149555115425</text:p>
          </table:table-cell>
          <table:table-cell office:value-type="float" office:value="-0.185860889979658" calcext:value-type="float">
            <text:p>-0.185860889979658</text:p>
          </table:table-cell>
          <table:table-cell office:value-type="float" office:value="-0.186282207246431" calcext:value-type="float">
            <text:p>-0.186282207246431</text:p>
          </table:table-cell>
          <table:table-cell office:value-type="float" office:value="-0.195484856790611" calcext:value-type="float">
            <text:p>-0.195484856790611</text:p>
          </table:table-cell>
          <table:table-cell office:value-type="float" office:value="-0.176611580383927" calcext:value-type="float">
            <text:p>-0.176611580383927</text:p>
          </table:table-cell>
          <table:table-cell office:value-type="float" office:value="-0.174161529223081" calcext:value-type="float">
            <text:p>-0.174161529223081</text:p>
          </table:table-cell>
          <table:table-cell office:value-type="float" office:value="-0.180279119720767" calcext:value-type="float">
            <text:p>-0.180279119720767</text:p>
          </table:table-cell>
          <table:table-cell office:value-type="float" office:value="-0.179852843541871" calcext:value-type="float">
            <text:p>-0.179852843541871</text:p>
          </table:table-cell>
          <table:table-cell office:value-type="float" office:value="-0.17897508286698" calcext:value-type="float">
            <text:p>-0.17897508286698</text:p>
          </table:table-cell>
          <table:table-cell office:value-type="float" office:value="-0.175183102214219" calcext:value-type="float">
            <text:p>-0.175183102214219</text:p>
          </table:table-cell>
          <table:table-cell office:value-type="float" office:value="-0.180246910454357" calcext:value-type="float">
            <text:p>-0.180246910454357</text:p>
          </table:table-cell>
          <table:table-cell office:value-type="float" office:value="-0.179861492056885" calcext:value-type="float">
            <text:p>-0.179861492056885</text:p>
          </table:table-cell>
          <table:table-cell office:value-type="float" office:value="-0.178816491212208" calcext:value-type="float">
            <text:p>-0.178816491212208</text:p>
          </table:table-cell>
          <table:table-cell office:value-type="float" office:value="-0.182218182570565" calcext:value-type="float">
            <text:p>-0.182218182570565</text:p>
          </table:table-cell>
          <table:table-cell office:value-type="float" office:value="-0.186781708777051" calcext:value-type="float">
            <text:p>-0.186781708777051</text:p>
          </table:table-cell>
          <table:table-cell office:value-type="float" office:value="-0.193795129173269" calcext:value-type="float">
            <text:p>-0.193795129173269</text:p>
          </table:table-cell>
          <table:table-cell office:value-type="float" office:value="-0.195801514909902" calcext:value-type="float">
            <text:p>-0.195801514909902</text:p>
          </table:table-cell>
          <table:table-cell office:value-type="float" office:value="-0.195874754631714" calcext:value-type="float">
            <text:p>-0.195874754631714</text:p>
          </table:table-cell>
          <table:table-cell office:value-type="float" office:value="-0.195350073803505" calcext:value-type="float">
            <text:p>-0.195350073803505</text:p>
          </table:table-cell>
          <table:table-cell office:value-type="float" office:value="-0.1938318919772" calcext:value-type="float">
            <text:p>-0.1938318919772</text:p>
          </table:table-cell>
          <table:table-cell office:value-type="float" office:value="-0.19298077969689" calcext:value-type="float">
            <text:p>-0.19298077969689</text:p>
          </table:table-cell>
          <table:table-cell office:value-type="float" office:value="-0.193611241444062" calcext:value-type="float">
            <text:p>-0.193611241444062</text:p>
          </table:table-cell>
          <table:table-cell office:value-type="float" office:value="-0.194460830985343" calcext:value-type="float">
            <text:p>-0.194460830985343</text:p>
          </table:table-cell>
          <table:table-cell office:value-type="float" office:value="-0.194347016133034" calcext:value-type="float">
            <text:p>-0.194347016133034</text:p>
          </table:table-cell>
          <table:table-cell office:value-type="float" office:value="-0.193789403239657" calcext:value-type="float">
            <text:p>-0.193789403239657</text:p>
          </table:table-cell>
          <table:table-cell office:value-type="float" office:value="-0.192788593797088" calcext:value-type="float">
            <text:p>-0.192788593797088</text:p>
          </table:table-cell>
          <table:table-cell office:value-type="float" office:value="-0.191624612978113" calcext:value-type="float">
            <text:p>-0.191624612978113</text:p>
          </table:table-cell>
          <table:table-cell office:value-type="float" office:value="-0.190894529565528" calcext:value-type="float">
            <text:p>-0.190894529565528</text:p>
          </table:table-cell>
          <table:table-cell office:value-type="float" office:value="-0.190522953186028" calcext:value-type="float">
            <text:p>-0.190522953186028</text:p>
          </table:table-cell>
          <table:table-cell office:value-type="float" office:value="-0.189867013422873" calcext:value-type="float">
            <text:p>-0.189867013422873</text:p>
          </table:table-cell>
          <table:table-cell office:value-type="float" office:value="-0.189775751413221" calcext:value-type="float">
            <text:p>-0.189775751413221</text:p>
          </table:table-cell>
          <table:table-cell office:value-type="float" office:value="-0.189892003373397" calcext:value-type="float">
            <text:p>-0.189892003373397</text:p>
          </table:table-cell>
          <table:table-cell office:value-type="float" office:value="-0.190373957898591" calcext:value-type="float">
            <text:p>-0.190373957898591</text:p>
          </table:table-cell>
          <table:table-cell office:value-type="float" office:value="-0.190651213638175" calcext:value-type="float">
            <text:p>-0.190651213638175</text:p>
          </table:table-cell>
          <table:table-cell office:value-type="float" office:value="-0.190258053832897" calcext:value-type="float">
            <text:p>-0.190258053832897</text:p>
          </table:table-cell>
          <table:table-cell office:value-type="float" office:value="-0.190315029618834" calcext:value-type="float">
            <text:p>-0.190315029618834</text:p>
          </table:table-cell>
          <table:table-cell office:value-type="float" office:value="-0.190228755973237" calcext:value-type="float">
            <text:p>-0.190228755973237</text:p>
          </table:table-cell>
          <table:table-cell office:value-type="float" office:value="-0.190426481813928" calcext:value-type="float">
            <text:p>-0.190426481813928</text:p>
          </table:table-cell>
          <table:table-cell office:value-type="float" office:value="-0.190469332798948" calcext:value-type="float">
            <text:p>-0.190469332798948</text:p>
          </table:table-cell>
          <table:table-cell office:value-type="float" office:value="-0.19033150607066" calcext:value-type="float">
            <text:p>-0.19033150607066</text:p>
          </table:table-cell>
          <table:table-cell office:value-type="float" office:value="-0.190361695826189" calcext:value-type="float">
            <text:p>-0.190361695826189</text:p>
          </table:table-cell>
          <table:table-cell office:value-type="float" office:value="-0.190160911969413" calcext:value-type="float">
            <text:p>-0.190160911969413</text:p>
          </table:table-cell>
          <table:table-cell office:value-type="float" office:value="-0.189637931824542" calcext:value-type="float">
            <text:p>-0.189637931824542</text:p>
          </table:table-cell>
          <table:table-cell office:value-type="float" office:value="-0.188942671012145" calcext:value-type="float">
            <text:p>-0.188942671012145</text:p>
          </table:table-cell>
          <table:table-cell office:value-type="float" office:value="-0.188485494966607" calcext:value-type="float">
            <text:p>-0.188485494966607</text:p>
          </table:table-cell>
          <table:table-cell office:value-type="float" office:value="-0.188125082795024" calcext:value-type="float">
            <text:p>-0.188125082795024</text:p>
          </table:table-cell>
          <table:table-cell office:value-type="float" office:value="-0.187366234412236" calcext:value-type="float">
            <text:p>-0.187366234412236</text:p>
          </table:table-cell>
          <table:table-cell office:value-type="float" office:value="-0.186976695919724" calcext:value-type="float">
            <text:p>-0.186976695919724</text:p>
          </table:table-cell>
          <table:table-cell office:value-type="float" office:value="-0.186699980194769" calcext:value-type="float">
            <text:p>-0.186699980194769</text:p>
          </table:table-cell>
          <table:table-cell office:value-type="float" office:value="-0.1865351425949" calcext:value-type="float">
            <text:p>-0.1865351425949</text:p>
          </table:table-cell>
          <table:table-cell office:value-type="float" office:value="-0.186534691998956" calcext:value-type="float">
            <text:p>-0.186534691998956</text:p>
          </table:table-cell>
          <table:table-cell office:value-type="float" office:value="-0.186689549247224" calcext:value-type="float">
            <text:p>-0.186689549247224</text:p>
          </table:table-cell>
          <table:table-cell office:value-type="float" office:value="-0.186756595976741" calcext:value-type="float">
            <text:p>-0.186756595976741</text:p>
          </table:table-cell>
          <table:table-cell office:value-type="float" office:value="-0.186982083579767" calcext:value-type="float">
            <text:p>-0.186982083579767</text:p>
          </table:table-cell>
          <table:table-cell office:value-type="float" office:value="-0.186733809904369" calcext:value-type="float">
            <text:p>-0.186733809904369</text:p>
          </table:table-cell>
          <table:table-cell office:value-type="float" office:value="-0.187117391695207" calcext:value-type="float">
            <text:p>-0.187117391695207</text:p>
          </table:table-cell>
          <table:table-cell office:value-type="float" office:value="-0.186857432516724" calcext:value-type="float">
            <text:p>-0.186857432516724</text:p>
          </table:table-cell>
          <table:table-cell office:value-type="float" office:value="-0.186661314670899" calcext:value-type="float">
            <text:p>-0.186661314670899</text:p>
          </table:table-cell>
          <table:table-cell office:value-type="float" office:value="-0.186877454701544" calcext:value-type="float">
            <text:p>-0.186877454701544</text:p>
          </table:table-cell>
          <table:table-cell office:value-type="float" office:value="-0.186828859078364" calcext:value-type="float">
            <text:p>-0.186828859078364</text:p>
          </table:table-cell>
          <table:table-cell office:value-type="float" office:value="-0.187028385745886" calcext:value-type="float">
            <text:p>-0.187028385745886</text:p>
          </table:table-cell>
          <table:table-cell office:value-type="float" office:value="-0.186847477589788" calcext:value-type="float">
            <text:p>-0.186847477589788</text:p>
          </table:table-cell>
          <table:table-cell office:value-type="float" office:value="-0.186715536424302" calcext:value-type="float">
            <text:p>-0.186715536424302</text:p>
          </table:table-cell>
          <table:table-cell office:value-type="float" office:value="-0.186738444973574" calcext:value-type="float">
            <text:p>-0.186738444973574</text:p>
          </table:table-cell>
          <table:table-cell office:value-type="float" office:value="-0.186703895774126" calcext:value-type="float">
            <text:p>-0.186703895774126</text:p>
          </table:table-cell>
          <table:table-cell office:value-type="float" office:value="-0.186746299400927" calcext:value-type="float">
            <text:p>-0.186746299400927</text:p>
          </table:table-cell>
          <table:table-cell office:value-type="float" office:value="-0.186572649823185" calcext:value-type="float">
            <text:p>-0.186572649823185</text:p>
          </table:table-cell>
          <table:table-cell office:value-type="float" office:value="-0.186611550102044" calcext:value-type="float">
            <text:p>-0.186611550102044</text:p>
          </table:table-cell>
          <table:table-cell office:value-type="float" office:value="-0.186479688429302" calcext:value-type="float">
            <text:p>-0.186479688429302</text:p>
          </table:table-cell>
          <table:table-cell office:value-type="float" office:value="-0.186566525549934" calcext:value-type="float">
            <text:p>-0.186566525549934</text:p>
          </table:table-cell>
          <table:table-cell office:value-type="float" office:value="-0.186612189072103" calcext:value-type="float">
            <text:p>-0.186612189072103</text:p>
          </table:table-cell>
          <table:table-cell office:value-type="float" office:value="-0.186699317979522" calcext:value-type="float">
            <text:p>-0.186699317979522</text:p>
          </table:table-cell>
          <table:table-cell office:value-type="float" office:value="-0.186739756979753" calcext:value-type="float">
            <text:p>-0.186739756979753</text:p>
          </table:table-cell>
          <table:table-cell office:value-type="float" office:value="-0.186569329776558" calcext:value-type="float">
            <text:p>-0.186569329776558</text:p>
          </table:table-cell>
          <table:table-cell office:value-type="float" office:value="-0.186815301703236" calcext:value-type="float">
            <text:p>-0.186815301703236</text:p>
          </table:table-cell>
          <table:table-cell office:value-type="float" office:value="-0.186482590889395" calcext:value-type="float">
            <text:p>-0.186482590889395</text:p>
          </table:table-cell>
          <table:table-cell office:value-type="float" office:value="-0.186671202524323" calcext:value-type="float">
            <text:p>-0.186671202524323</text:p>
          </table:table-cell>
          <table:table-cell office:value-type="float" office:value="-0.18662843049839" calcext:value-type="float">
            <text:p>-0.18662843049839</text:p>
          </table:table-cell>
          <table:table-cell office:value-type="float" office:value="-0.186677670077116" calcext:value-type="float">
            <text:p>-0.186677670077116</text:p>
          </table:table-cell>
          <table:table-cell office:value-type="float" office:value="-0.186657724952254" calcext:value-type="float">
            <text:p>-0.186657724952254</text:p>
          </table:table-cell>
          <table:table-cell office:value-type="float" office:value="-0.186558932606185" calcext:value-type="float">
            <text:p>-0.186558932606185</text:p>
          </table:table-cell>
          <table:table-cell office:value-type="float" office:value="-0.186675000766703" calcext:value-type="float">
            <text:p>-0.186675000766703</text:p>
          </table:table-cell>
          <table:table-cell office:value-type="float" office:value="-0.18661889050191" calcext:value-type="float">
            <text:p>-0.18661889050191</text:p>
          </table:table-cell>
          <table:table-cell office:value-type="float" office:value="-0.186760522950041" calcext:value-type="float">
            <text:p>-0.186760522950041</text:p>
          </table:table-cell>
          <table:table-cell office:value-type="float" office:value="-0.186658082669166" calcext:value-type="float">
            <text:p>-0.186658082669166</text:p>
          </table:table-cell>
          <table:table-cell office:value-type="float" office:value="-0.186622266452273" calcext:value-type="float">
            <text:p>-0.186622266452273</text:p>
          </table:table-cell>
          <table:table-cell office:value-type="float" office:value="-0.18689663542362" calcext:value-type="float">
            <text:p>-0.18689663542362</text:p>
          </table:table-cell>
          <table:table-cell office:value-type="float" office:value="-0.186691134390821" calcext:value-type="float">
            <text:p>-0.186691134390821</text:p>
          </table:table-cell>
          <table:table-cell office:value-type="float" office:value="-0.186628692383381" calcext:value-type="float">
            <text:p>-0.186628692383381</text:p>
          </table:table-cell>
          <table:table-cell office:value-type="float" office:value="-0.186719216358231" calcext:value-type="float">
            <text:p>-0.186719216358231</text:p>
          </table:table-cell>
          <table:table-cell office:value-type="float" office:value="-0.186872292456318" calcext:value-type="float">
            <text:p>-0.186872292456318</text:p>
          </table:table-cell>
          <table:table-cell office:value-type="float" office:value="-0.18665126055797" calcext:value-type="float">
            <text:p>-0.18665126055797</text:p>
          </table:table-cell>
          <table:table-cell office:value-type="float" office:value="-0.186788933690593" calcext:value-type="float">
            <text:p>-0.186788933690593</text:p>
          </table:table-cell>
          <table:table-cell office:value-type="float" office:value="-0.186642037316003" calcext:value-type="float">
            <text:p>-0.186642037316003</text:p>
          </table:table-cell>
          <table:table-cell office:value-type="float" office:value="-0.186660632772991" calcext:value-type="float">
            <text:p>-0.186660632772991</text:p>
          </table:table-cell>
          <table:table-cell office:value-type="float" office:value="-0.186764564931425" calcext:value-type="float">
            <text:p>-0.186764564931425</text:p>
          </table:table-cell>
          <table:table-cell office:value-type="float" office:value="-0.186734431926793" calcext:value-type="float">
            <text:p>-0.186734431926793</text:p>
          </table:table-cell>
          <table:table-cell office:value-type="float" office:value="-0.186566695343145" calcext:value-type="float">
            <text:p>-0.186566695343145</text:p>
          </table:table-cell>
          <table:table-cell office:value-type="float" office:value="-0.186699362871518" calcext:value-type="float">
            <text:p>-0.186699362871518</text:p>
          </table:table-cell>
          <table:table-cell office:value-type="float" office:value="-0.186613396300843" calcext:value-type="float">
            <text:p>-0.186613396300843</text:p>
          </table:table-cell>
          <table:table-cell office:value-type="float" office:value="-0.186603998811656" calcext:value-type="float">
            <text:p>-0.186603998811656</text:p>
          </table:table-cell>
          <table:table-cell office:value-type="float" office:value="-0.186739266052673" calcext:value-type="float">
            <text:p>-0.186739266052673</text:p>
          </table:table-cell>
          <table:table-cell office:value-type="float" office:value="-0.186553949924994" calcext:value-type="float">
            <text:p>-0.186553949924994</text:p>
          </table:table-cell>
          <table:table-cell office:value-type="float" office:value="-0.186748979013374" calcext:value-type="float">
            <text:p>-0.186748979013374</text:p>
          </table:table-cell>
          <table:table-cell office:value-type="float" office:value="-0.186613044858576" calcext:value-type="float">
            <text:p>-0.186613044858576</text:p>
          </table:table-cell>
          <table:table-cell office:value-type="float" office:value="-0.186846104140296" calcext:value-type="float">
            <text:p>-0.186846104140296</text:p>
          </table:table-cell>
          <table:table-cell office:value-type="float" office:value="-0.186693088584593" calcext:value-type="float">
            <text:p>-0.186693088584593</text:p>
          </table:table-cell>
          <table:table-cell office:value-type="float" office:value="-0.186768195510851" calcext:value-type="float">
            <text:p>-0.186768195510851</text:p>
          </table:table-cell>
          <table:table-cell office:value-type="float" office:value="-0.186882131828374" calcext:value-type="float">
            <text:p>-0.186882131828374</text:p>
          </table:table-cell>
          <table:table-cell office:value-type="float" office:value="-0.186534172510893" calcext:value-type="float">
            <text:p>-0.186534172510893</text:p>
          </table:table-cell>
          <table:table-cell office:value-type="float" office:value="-0.186605150919212" calcext:value-type="float">
            <text:p>-0.186605150919212</text:p>
          </table:table-cell>
          <table:table-cell office:value-type="float" office:value="-0.186852633552427" calcext:value-type="float">
            <text:p>-0.186852633552427</text:p>
          </table:table-cell>
          <table:table-cell office:value-type="float" office:value="-0.186706265882135" calcext:value-type="float">
            <text:p>-0.186706265882135</text:p>
          </table:table-cell>
          <table:table-cell office:value-type="float" office:value="-0.1866587756756" calcext:value-type="float">
            <text:p>-0.1866587756756</text:p>
          </table:table-cell>
          <table:table-cell office:value-type="float" office:value="-0.186798955657893" calcext:value-type="float">
            <text:p>-0.186798955657893</text:p>
          </table:table-cell>
          <table:table-cell office:value-type="float" office:value="-0.186576939582501" calcext:value-type="float">
            <text:p>-0.186576939582501</text:p>
          </table:table-cell>
          <table:table-cell office:value-type="float" office:value="-0.186598795498856" calcext:value-type="float">
            <text:p>-0.186598795498856</text:p>
          </table:table-cell>
          <table:table-cell office:value-type="float" office:value="-0.186734701267596" calcext:value-type="float">
            <text:p>-0.186734701267596</text:p>
          </table:table-cell>
          <table:table-cell office:value-type="float" office:value="-0.18666322567481" calcext:value-type="float">
            <text:p>-0.18666322567481</text:p>
          </table:table-cell>
          <table:table-cell office:value-type="float" office:value="-0.186852618804715" calcext:value-type="float">
            <text:p>-0.186852618804715</text:p>
          </table:table-cell>
          <table:table-cell office:value-type="float" office:value="-0.186720067428002" calcext:value-type="float">
            <text:p>-0.186720067428002</text:p>
          </table:table-cell>
          <table:table-cell office:value-type="float" office:value="-0.186665657239989" calcext:value-type="float">
            <text:p>-0.186665657239989</text:p>
          </table:table-cell>
          <table:table-cell office:value-type="float" office:value="-0.186964850408552" calcext:value-type="float">
            <text:p>-0.186964850408552</text:p>
          </table:table-cell>
          <table:table-cell office:value-type="float" office:value="-0.186545680454496" calcext:value-type="float">
            <text:p>-0.186545680454496</text:p>
          </table:table-cell>
          <table:table-cell office:value-type="float" office:value="-0.186753459869468" calcext:value-type="float">
            <text:p>-0.186753459869468</text:p>
          </table:table-cell>
          <table:table-cell office:value-type="float" office:value="-0.18669494158876" calcext:value-type="float">
            <text:p>-0.18669494158876</text:p>
          </table:table-cell>
          <table:table-cell office:value-type="float" office:value="-0.186782169766152" calcext:value-type="float">
            <text:p>-0.186782169766152</text:p>
          </table:table-cell>
          <table:table-cell office:value-type="float" office:value="-0.186662487739166" calcext:value-type="float">
            <text:p>-0.186662487739166</text:p>
          </table:table-cell>
          <table:table-cell office:value-type="float" office:value="-0.186729774840026" calcext:value-type="float">
            <text:p>-0.186729774840026</text:p>
          </table:table-cell>
          <table:table-cell office:value-type="float" office:value="-0.186685376069094" calcext:value-type="float">
            <text:p>-0.186685376069094</text:p>
          </table:table-cell>
          <table:table-cell office:value-type="float" office:value="-0.186773040402342" calcext:value-type="float">
            <text:p>-0.186773040402342</text:p>
          </table:table-cell>
          <table:table-cell office:value-type="float" office:value="-0.18647506585147" calcext:value-type="float">
            <text:p>-0.18647506585147</text:p>
          </table:table-cell>
          <table:table-cell office:value-type="float" office:value="-0.186556012235761" calcext:value-type="float">
            <text:p>-0.186556012235761</text:p>
          </table:table-cell>
          <table:table-cell office:value-type="float" office:value="-0.186752247107413" calcext:value-type="float">
            <text:p>-0.186752247107413</text:p>
          </table:table-cell>
          <table:table-cell office:value-type="float" office:value="-0.18674349547836" calcext:value-type="float">
            <text:p>-0.18674349547836</text:p>
          </table:table-cell>
          <table:table-cell office:value-type="float" office:value="-0.186737118738101" calcext:value-type="float">
            <text:p>-0.186737118738101</text:p>
          </table:table-cell>
          <table:table-cell office:value-type="float" office:value="-0.186648146284198" calcext:value-type="float">
            <text:p>-0.186648146284198</text:p>
          </table:table-cell>
          <table:table-cell office:value-type="float" office:value="-0.186746403470571" calcext:value-type="float">
            <text:p>-0.186746403470571</text:p>
          </table:table-cell>
          <table:table-cell office:value-type="float" office:value="-0.186596167351315" calcext:value-type="float">
            <text:p>-0.186596167351315</text:p>
          </table:table-cell>
          <table:table-cell office:value-type="float" office:value="-0.186760469172085" calcext:value-type="float">
            <text:p>-0.186760469172085</text:p>
          </table:table-cell>
          <table:table-cell office:value-type="float" office:value="-0.186796457692611" calcext:value-type="float">
            <text:p>-0.186796457692611</text:p>
          </table:table-cell>
          <table:table-cell office:value-type="float" office:value="-0.186667092446874" calcext:value-type="float">
            <text:p>-0.186667092446874</text:p>
          </table:table-cell>
          <table:table-cell office:value-type="float" office:value="-0.186532157053066" calcext:value-type="float">
            <text:p>-0.186532157053066</text:p>
          </table:table-cell>
          <table:table-cell office:value-type="float" office:value="-0.186768223590792" calcext:value-type="float">
            <text:p>-0.186768223590792</text:p>
          </table:table-cell>
          <table:table-cell office:value-type="float" office:value="-0.186692567684106" calcext:value-type="float">
            <text:p>-0.186692567684106</text:p>
          </table:table-cell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4492408073803" calcext:value-type="float">
            <text:p>0.304492408073803</text:p>
          </table:table-cell>
          <table:table-cell office:value-type="float" office:value="0.304450862091863" calcext:value-type="float">
            <text:p>0.304450862091863</text:p>
          </table:table-cell>
          <table:table-cell office:value-type="float" office:value="0.304453393908539" calcext:value-type="float">
            <text:p>0.304453393908539</text:p>
          </table:table-cell>
          <table:table-cell office:value-type="float" office:value="0.304482065884088" calcext:value-type="float">
            <text:p>0.304482065884088</text:p>
          </table:table-cell>
          <table:table-cell office:value-type="float" office:value="0.304505399980582" calcext:value-type="float">
            <text:p>0.304505399980582</text:p>
          </table:table-cell>
          <table:table-cell office:value-type="float" office:value="0.304469916413546" calcext:value-type="float">
            <text:p>0.304469916413546</text:p>
          </table:table-cell>
          <table:table-cell office:value-type="float" office:value="0.30446224365893" calcext:value-type="float">
            <text:p>0.30446224365893</text:p>
          </table:table-cell>
          <table:table-cell office:value-type="float" office:value="0.304477619210704" calcext:value-type="float">
            <text:p>0.304477619210704</text:p>
          </table:table-cell>
          <table:table-cell office:value-type="float" office:value="0.304465568319482" calcext:value-type="float">
            <text:p>0.304465568319482</text:p>
          </table:table-cell>
          <table:table-cell office:value-type="float" office:value="0.304452350404118" calcext:value-type="float">
            <text:p>0.304452350404118</text:p>
          </table:table-cell>
          <table:table-cell office:value-type="float" office:value="0.304503663234458" calcext:value-type="float">
            <text:p>0.304503663234458</text:p>
          </table:table-cell>
          <table:table-cell office:value-type="float" office:value="0.304462644404056" calcext:value-type="float">
            <text:p>0.304462644404056</text:p>
          </table:table-cell>
          <table:table-cell office:value-type="float" office:value="0.304481782480384" calcext:value-type="float">
            <text:p>0.304481782480384</text:p>
          </table:table-cell>
          <table:table-cell office:value-type="float" office:value="0.304440141019289" calcext:value-type="float">
            <text:p>0.304440141019289</text:p>
          </table:table-cell>
          <table:table-cell office:value-type="float" office:value="0.30446326439575" calcext:value-type="float">
            <text:p>0.30446326439575</text:p>
          </table:table-cell>
          <table:table-cell office:value-type="float" office:value="0.304437517138955" calcext:value-type="float">
            <text:p>0.304437517138955</text:p>
          </table:table-cell>
          <table:table-cell office:value-type="float" office:value="0.304455552426635" calcext:value-type="float">
            <text:p>0.304455552426635</text:p>
          </table:table-cell>
          <table:table-cell office:value-type="float" office:value="0.304451519467503" calcext:value-type="float">
            <text:p>0.304451519467503</text:p>
          </table:table-cell>
          <table:table-cell office:value-type="float" office:value="0.304428473802512" calcext:value-type="float">
            <text:p>0.304428473802512</text:p>
          </table:table-cell>
          <table:table-cell office:value-type="float" office:value="0.304475419196202" calcext:value-type="float">
            <text:p>0.304475419196202</text:p>
          </table:table-cell>
          <table:table-cell office:value-type="float" office:value="0.30446199705044" calcext:value-type="float">
            <text:p>0.30446199705044</text:p>
          </table:table-cell>
          <table:table-cell office:value-type="float" office:value="0.304451060126777" calcext:value-type="float">
            <text:p>0.304451060126777</text:p>
          </table:table-cell>
          <table:table-cell office:value-type="float" office:value="0.304425739669121" calcext:value-type="float">
            <text:p>0.304425739669121</text:p>
          </table:table-cell>
          <table:table-cell office:value-type="float" office:value="0.30442676010691" calcext:value-type="float">
            <text:p>0.30442676010691</text:p>
          </table:table-cell>
          <table:table-cell office:value-type="float" office:value="0.304446770126375" calcext:value-type="float">
            <text:p>0.304446770126375</text:p>
          </table:table-cell>
          <table:table-cell office:value-type="float" office:value="0.30439494895513" calcext:value-type="float">
            <text:p>0.30439494895513</text:p>
          </table:table-cell>
          <table:table-cell office:value-type="float" office:value="0.304470123476006" calcext:value-type="float">
            <text:p>0.304470123476006</text:p>
          </table:table-cell>
          <table:table-cell office:value-type="float" office:value="0.304466346280766" calcext:value-type="float">
            <text:p>0.304466346280766</text:p>
          </table:table-cell>
          <table:table-cell office:value-type="float" office:value="0.304421114765472" calcext:value-type="float">
            <text:p>0.304421114765472</text:p>
          </table:table-cell>
          <table:table-cell office:value-type="float" office:value="0.304481899955208" calcext:value-type="float">
            <text:p>0.304481899955208</text:p>
          </table:table-cell>
          <table:table-cell office:value-type="float" office:value="0.304429193934302" calcext:value-type="float">
            <text:p>0.304429193934302</text:p>
          </table:table-cell>
          <table:table-cell office:value-type="float" office:value="0.304495651056528" calcext:value-type="float">
            <text:p>0.304495651056528</text:p>
          </table:table-cell>
          <table:table-cell office:value-type="float" office:value="0.304291942296966" calcext:value-type="float">
            <text:p>0.304291942296966</text:p>
          </table:table-cell>
          <table:table-cell office:value-type="float" office:value="0.304204064136253" calcext:value-type="float">
            <text:p>0.304204064136253</text:p>
          </table:table-cell>
          <table:table-cell office:value-type="float" office:value="0.304184231972227" calcext:value-type="float">
            <text:p>0.304184231972227</text:p>
          </table:table-cell>
          <table:table-cell office:value-type="float" office:value="0.304089322445051" calcext:value-type="float">
            <text:p>0.304089322445051</text:p>
          </table:table-cell>
          <table:table-cell office:value-type="float" office:value="0.304233346544796" calcext:value-type="float">
            <text:p>0.304233346544796</text:p>
          </table:table-cell>
          <table:table-cell office:value-type="float" office:value="0.304231137047713" calcext:value-type="float">
            <text:p>0.304231137047713</text:p>
          </table:table-cell>
          <table:table-cell office:value-type="float" office:value="0.304136128389541" calcext:value-type="float">
            <text:p>0.304136128389541</text:p>
          </table:table-cell>
          <table:table-cell office:value-type="float" office:value="0.304388548177095" calcext:value-type="float">
            <text:p>0.304388548177095</text:p>
          </table:table-cell>
          <table:table-cell office:value-type="float" office:value="0.304153084300527" calcext:value-type="float">
            <text:p>0.304153084300527</text:p>
          </table:table-cell>
          <table:table-cell office:value-type="float" office:value="0.302488892727647" calcext:value-type="float">
            <text:p>0.302488892727647</text:p>
          </table:table-cell>
          <table:table-cell office:value-type="float" office:value="0.338852914222832" calcext:value-type="float">
            <text:p>0.338852914222832</text:p>
          </table:table-cell>
          <table:table-cell office:value-type="float" office:value="0.341200905416713" calcext:value-type="float">
            <text:p>0.341200905416713</text:p>
          </table:table-cell>
          <table:table-cell office:value-type="float" office:value="0.33933137033528" calcext:value-type="float">
            <text:p>0.33933137033528</text:p>
          </table:table-cell>
          <table:table-cell office:value-type="float" office:value="0.335158808779398" calcext:value-type="float">
            <text:p>0.335158808779398</text:p>
          </table:table-cell>
          <table:table-cell office:value-type="float" office:value="0.297694182841586" calcext:value-type="float">
            <text:p>0.297694182841586</text:p>
          </table:table-cell>
          <table:table-cell office:value-type="float" office:value="0.294707926981904" calcext:value-type="float">
            <text:p>0.294707926981904</text:p>
          </table:table-cell>
          <table:table-cell office:value-type="float" office:value="0.334567087046454" calcext:value-type="float">
            <text:p>0.334567087046454</text:p>
          </table:table-cell>
          <table:table-cell office:value-type="float" office:value="0.33389524857166" calcext:value-type="float">
            <text:p>0.33389524857166</text:p>
          </table:table-cell>
          <table:table-cell office:value-type="float" office:value="0.33010512719186" calcext:value-type="float">
            <text:p>0.33010512719186</text:p>
          </table:table-cell>
          <table:table-cell office:value-type="float" office:value="0.300605758141823" calcext:value-type="float">
            <text:p>0.300605758141823</text:p>
          </table:table-cell>
          <table:table-cell office:value-type="float" office:value="0.296388943349799" calcext:value-type="float">
            <text:p>0.296388943349799</text:p>
          </table:table-cell>
          <table:table-cell office:value-type="float" office:value="0.291603514237026" calcext:value-type="float">
            <text:p>0.291603514237026</text:p>
          </table:table-cell>
          <table:table-cell office:value-type="float" office:value="0.287462576797661" calcext:value-type="float">
            <text:p>0.287462576797661</text:p>
          </table:table-cell>
          <table:table-cell office:value-type="float" office:value="0.289754157195859" calcext:value-type="float">
            <text:p>0.289754157195859</text:p>
          </table:table-cell>
          <table:table-cell office:value-type="float" office:value="0.303326987438235" calcext:value-type="float">
            <text:p>0.303326987438235</text:p>
          </table:table-cell>
          <table:table-cell office:value-type="float" office:value="0.306711800717065" calcext:value-type="float">
            <text:p>0.306711800717065</text:p>
          </table:table-cell>
          <table:table-cell office:value-type="float" office:value="0.307178135709008" calcext:value-type="float">
            <text:p>0.307178135709008</text:p>
          </table:table-cell>
          <table:table-cell office:value-type="float" office:value="0.306703999771851" calcext:value-type="float">
            <text:p>0.306703999771851</text:p>
          </table:table-cell>
          <table:table-cell office:value-type="float" office:value="0.305132083136432" calcext:value-type="float">
            <text:p>0.305132083136432</text:p>
          </table:table-cell>
          <table:table-cell office:value-type="float" office:value="0.303876953179651" calcext:value-type="float">
            <text:p>0.303876953179651</text:p>
          </table:table-cell>
          <table:table-cell office:value-type="float" office:value="0.302842655359461" calcext:value-type="float">
            <text:p>0.302842655359461</text:p>
          </table:table-cell>
          <table:table-cell office:value-type="float" office:value="0.301723032683178" calcext:value-type="float">
            <text:p>0.301723032683178</text:p>
          </table:table-cell>
          <table:table-cell office:value-type="float" office:value="0.301060063295176" calcext:value-type="float">
            <text:p>0.301060063295176</text:p>
          </table:table-cell>
          <table:table-cell office:value-type="float" office:value="0.29642953072622" calcext:value-type="float">
            <text:p>0.29642953072622</text:p>
          </table:table-cell>
          <table:table-cell office:value-type="float" office:value="0.307630206175666" calcext:value-type="float">
            <text:p>0.307630206175666</text:p>
          </table:table-cell>
          <table:table-cell office:value-type="float" office:value="0.315942217370692" calcext:value-type="float">
            <text:p>0.315942217370692</text:p>
          </table:table-cell>
          <table:table-cell office:value-type="float" office:value="0.321411307054168" calcext:value-type="float">
            <text:p>0.321411307054168</text:p>
          </table:table-cell>
          <table:table-cell office:value-type="float" office:value="0.319432763438364" calcext:value-type="float">
            <text:p>0.319432763438364</text:p>
          </table:table-cell>
          <table:table-cell office:value-type="float" office:value="0.324768181476971" calcext:value-type="float">
            <text:p>0.324768181476971</text:p>
          </table:table-cell>
          <table:table-cell office:value-type="float" office:value="0.334741669569778" calcext:value-type="float">
            <text:p>0.334741669569778</text:p>
          </table:table-cell>
          <table:table-cell office:value-type="float" office:value="0.336853288552131" calcext:value-type="float">
            <text:p>0.336853288552131</text:p>
          </table:table-cell>
          <table:table-cell office:value-type="float" office:value="0.338815260801821" calcext:value-type="float">
            <text:p>0.338815260801821</text:p>
          </table:table-cell>
          <table:table-cell office:value-type="float" office:value="0.337936876293726" calcext:value-type="float">
            <text:p>0.337936876293726</text:p>
          </table:table-cell>
          <table:table-cell office:value-type="float" office:value="0.336298592152598" calcext:value-type="float">
            <text:p>0.336298592152598</text:p>
          </table:table-cell>
          <table:table-cell office:value-type="float" office:value="0.335112371814362" calcext:value-type="float">
            <text:p>0.335112371814362</text:p>
          </table:table-cell>
          <table:table-cell office:value-type="float" office:value="0.334239394348986" calcext:value-type="float">
            <text:p>0.334239394348986</text:p>
          </table:table-cell>
          <table:table-cell office:value-type="float" office:value="0.33383412007761" calcext:value-type="float">
            <text:p>0.33383412007761</text:p>
          </table:table-cell>
          <table:table-cell office:value-type="float" office:value="0.335490893042524" calcext:value-type="float">
            <text:p>0.335490893042524</text:p>
          </table:table-cell>
          <table:table-cell office:value-type="float" office:value="0.333968163111514" calcext:value-type="float">
            <text:p>0.333968163111514</text:p>
          </table:table-cell>
          <table:table-cell office:value-type="float" office:value="0.310267410263614" calcext:value-type="float">
            <text:p>0.310267410263614</text:p>
          </table:table-cell>
          <table:table-cell office:value-type="float" office:value="0.310948368495326" calcext:value-type="float">
            <text:p>0.310948368495326</text:p>
          </table:table-cell>
          <table:table-cell office:value-type="float" office:value="0.310678278177807" calcext:value-type="float">
            <text:p>0.310678278177807</text:p>
          </table:table-cell>
          <table:table-cell office:value-type="float" office:value="0.334703040249583" calcext:value-type="float">
            <text:p>0.334703040249583</text:p>
          </table:table-cell>
          <table:table-cell office:value-type="float" office:value="0.334257650289473" calcext:value-type="float">
            <text:p>0.334257650289473</text:p>
          </table:table-cell>
          <table:table-cell office:value-type="float" office:value="0.333415510914132" calcext:value-type="float">
            <text:p>0.333415510914132</text:p>
          </table:table-cell>
          <table:table-cell office:value-type="float" office:value="0.331441454966495" calcext:value-type="float">
            <text:p>0.331441454966495</text:p>
          </table:table-cell>
          <table:table-cell office:value-type="float" office:value="0.299600041122283" calcext:value-type="float">
            <text:p>0.299600041122283</text:p>
          </table:table-cell>
          <table:table-cell office:value-type="float" office:value="0.290347921893946" calcext:value-type="float">
            <text:p>0.290347921893946</text:p>
          </table:table-cell>
          <table:table-cell office:value-type="float" office:value="0.307985627295045" calcext:value-type="float">
            <text:p>0.307985627295045</text:p>
          </table:table-cell>
          <table:table-cell office:value-type="float" office:value="0.308735898690885" calcext:value-type="float">
            <text:p>0.308735898690885</text:p>
          </table:table-cell>
          <table:table-cell office:value-type="float" office:value="0.308097992866007" calcext:value-type="float">
            <text:p>0.308097992866007</text:p>
          </table:table-cell>
          <table:table-cell office:value-type="float" office:value="0.307262056246928" calcext:value-type="float">
            <text:p>0.307262056246928</text:p>
          </table:table-cell>
          <table:table-cell office:value-type="float" office:value="0.306362227937794" calcext:value-type="float">
            <text:p>0.306362227937794</text:p>
          </table:table-cell>
          <table:table-cell office:value-type="float" office:value="0.305883138376733" calcext:value-type="float">
            <text:p>0.305883138376733</text:p>
          </table:table-cell>
          <table:table-cell office:value-type="float" office:value="0.304062618370694" calcext:value-type="float">
            <text:p>0.304062618370694</text:p>
          </table:table-cell>
          <table:table-cell office:value-type="float" office:value="0.302600898365782" calcext:value-type="float">
            <text:p>0.302600898365782</text:p>
          </table:table-cell>
          <table:table-cell office:value-type="float" office:value="0.301816088733629" calcext:value-type="float">
            <text:p>0.301816088733629</text:p>
          </table:table-cell>
          <table:table-cell office:value-type="float" office:value="0.300284632575599" calcext:value-type="float">
            <text:p>0.300284632575599</text:p>
          </table:table-cell>
          <table:table-cell office:value-type="float" office:value="0.296838551894101" calcext:value-type="float">
            <text:p>0.296838551894101</text:p>
          </table:table-cell>
          <table:table-cell office:value-type="float" office:value="0.299309732623344" calcext:value-type="float">
            <text:p>0.299309732623344</text:p>
          </table:table-cell>
          <table:table-cell office:value-type="float" office:value="0.320072626138324" calcext:value-type="float">
            <text:p>0.320072626138324</text:p>
          </table:table-cell>
          <table:table-cell office:value-type="float" office:value="0.322957673732972" calcext:value-type="float">
            <text:p>0.322957673732972</text:p>
          </table:table-cell>
          <table:table-cell office:value-type="float" office:value="0.334364592803435" calcext:value-type="float">
            <text:p>0.334364592803435</text:p>
          </table:table-cell>
          <table:table-cell office:value-type="float" office:value="0.336045660936663" calcext:value-type="float">
            <text:p>0.336045660936663</text:p>
          </table:table-cell>
          <table:table-cell office:value-type="float" office:value="0.337291637367545" calcext:value-type="float">
            <text:p>0.337291637367545</text:p>
          </table:table-cell>
          <table:table-cell office:value-type="float" office:value="0.334007126211442" calcext:value-type="float">
            <text:p>0.334007126211442</text:p>
          </table:table-cell>
          <table:table-cell office:value-type="float" office:value="0.332389913477355" calcext:value-type="float">
            <text:p>0.332389913477355</text:p>
          </table:table-cell>
          <table:table-cell office:value-type="float" office:value="0.334854300033025" calcext:value-type="float">
            <text:p>0.334854300033025</text:p>
          </table:table-cell>
          <table:table-cell office:value-type="float" office:value="0.330600293188438" calcext:value-type="float">
            <text:p>0.330600293188438</text:p>
          </table:table-cell>
          <table:table-cell office:value-type="float" office:value="0.308621132323608" calcext:value-type="float">
            <text:p>0.308621132323608</text:p>
          </table:table-cell>
          <table:table-cell office:value-type="float" office:value="0.303112349898332" calcext:value-type="float">
            <text:p>0.303112349898332</text:p>
          </table:table-cell>
          <table:table-cell office:value-type="float" office:value="0.299651925372607" calcext:value-type="float">
            <text:p>0.299651925372607</text:p>
          </table:table-cell>
          <table:table-cell office:value-type="float" office:value="0.297366480569257" calcext:value-type="float">
            <text:p>0.297366480569257</text:p>
          </table:table-cell>
          <table:table-cell office:value-type="float" office:value="0.295674046948405" calcext:value-type="float">
            <text:p>0.295674046948405</text:p>
          </table:table-cell>
          <table:table-cell office:value-type="float" office:value="0.334562306141943" calcext:value-type="float">
            <text:p>0.334562306141943</text:p>
          </table:table-cell>
          <table:table-cell office:value-type="float" office:value="0.334554620346569" calcext:value-type="float">
            <text:p>0.334554620346569</text:p>
          </table:table-cell>
          <table:table-cell office:value-type="float" office:value="0.335135995929786" calcext:value-type="float">
            <text:p>0.335135995929786</text:p>
          </table:table-cell>
          <table:table-cell office:value-type="float" office:value="0.333124081033909" calcext:value-type="float">
            <text:p>0.333124081033909</text:p>
          </table:table-cell>
          <table:table-cell office:value-type="float" office:value="0.330875734151311" calcext:value-type="float">
            <text:p>0.330875734151311</text:p>
          </table:table-cell>
          <table:table-cell office:value-type="float" office:value="0.326417752450959" calcext:value-type="float">
            <text:p>0.326417752450959</text:p>
          </table:table-cell>
          <table:table-cell office:value-type="float" office:value="0.312079292416975" calcext:value-type="float">
            <text:p>0.312079292416975</text:p>
          </table:table-cell>
          <table:table-cell office:value-type="float" office:value="0.307157310232938" calcext:value-type="float">
            <text:p>0.307157310232938</text:p>
          </table:table-cell>
          <table:table-cell office:value-type="float" office:value="0.302561790297112" calcext:value-type="float">
            <text:p>0.302561790297112</text:p>
          </table:table-cell>
          <table:table-cell office:value-type="float" office:value="0.297260666258622" calcext:value-type="float">
            <text:p>0.297260666258622</text:p>
          </table:table-cell>
          <table:table-cell office:value-type="float" office:value="0.291420529417747" calcext:value-type="float">
            <text:p>0.291420529417747</text:p>
          </table:table-cell>
          <table:table-cell office:value-type="float" office:value="0.308586599994557" calcext:value-type="float">
            <text:p>0.308586599994557</text:p>
          </table:table-cell>
          <table:table-cell office:value-type="float" office:value="0.309619642287502" calcext:value-type="float">
            <text:p>0.309619642287502</text:p>
          </table:table-cell>
          <table:table-cell office:value-type="float" office:value="0.308180971072217" calcext:value-type="float">
            <text:p>0.308180971072217</text:p>
          </table:table-cell>
          <table:table-cell office:value-type="float" office:value="0.30795442545753" calcext:value-type="float">
            <text:p>0.30795442545753</text:p>
          </table:table-cell>
          <table:table-cell office:value-type="float" office:value="0.306647883844313" calcext:value-type="float">
            <text:p>0.306647883844313</text:p>
          </table:table-cell>
          <table:table-cell office:value-type="float" office:value="0.306143334238137" calcext:value-type="float">
            <text:p>0.306143334238137</text:p>
          </table:table-cell>
          <table:table-cell office:value-type="float" office:value="0.305247815246359" calcext:value-type="float">
            <text:p>0.305247815246359</text:p>
          </table:table-cell>
          <table:table-cell office:value-type="float" office:value="0.303692065402404" calcext:value-type="float">
            <text:p>0.303692065402404</text:p>
          </table:table-cell>
          <table:table-cell office:value-type="float" office:value="0.301681465691707" calcext:value-type="float">
            <text:p>0.301681465691707</text:p>
          </table:table-cell>
          <table:table-cell office:value-type="float" office:value="0.300373976173095" calcext:value-type="float">
            <text:p>0.300373976173095</text:p>
          </table:table-cell>
          <table:table-cell office:value-type="float" office:value="0.332304680766764" calcext:value-type="float">
            <text:p>0.332304680766764</text:p>
          </table:table-cell>
          <table:table-cell office:value-type="float" office:value="0.337464422895945" calcext:value-type="float">
            <text:p>0.337464422895945</text:p>
          </table:table-cell>
          <table:table-cell office:value-type="float" office:value="0.339717536340816" calcext:value-type="float">
            <text:p>0.339717536340816</text:p>
          </table:table-cell>
          <table:table-cell office:value-type="float" office:value="0.340194568250986" calcext:value-type="float">
            <text:p>0.340194568250986</text:p>
          </table:table-cell>
          <table:table-cell office:value-type="float" office:value="0.33903388450963" calcext:value-type="float">
            <text:p>0.33903388450963</text:p>
          </table:table-cell>
          <table:table-cell office:value-type="float" office:value="0.336322364033218" calcext:value-type="float">
            <text:p>0.336322364033218</text:p>
          </table:table-cell>
          <table:table-cell office:value-type="float" office:value="0.337241836295137" calcext:value-type="float">
            <text:p>0.337241836295137</text:p>
          </table:table-cell>
          <table:table-cell office:value-type="float" office:value="0.334673017327183" calcext:value-type="float">
            <text:p>0.334673017327183</text:p>
          </table:table-cell>
          <table:table-cell office:value-type="float" office:value="0.3344525007253" calcext:value-type="float">
            <text:p>0.3344525007253</text:p>
          </table:table-cell>
          <table:table-cell office:value-type="float" office:value="0.333983105535256" calcext:value-type="float">
            <text:p>0.333983105535256</text:p>
          </table:table-cell>
          <table:table-cell office:value-type="float" office:value="0.332078949943617" calcext:value-type="float">
            <text:p>0.332078949943617</text:p>
          </table:table-cell>
          <table:table-cell office:value-type="float" office:value="0.298476400466109" calcext:value-type="float">
            <text:p>0.298476400466109</text:p>
          </table:table-cell>
          <table:table-cell office:value-type="float" office:value="0.288580385753399" calcext:value-type="float">
            <text:p>0.288580385753399</text:p>
          </table:table-cell>
          <table:table-cell office:value-type="float" office:value="0.291749182272879" calcext:value-type="float">
            <text:p>0.291749182272879</text:p>
          </table:table-cell>
          <table:table-cell office:value-type="float" office:value="0.308179741985157" calcext:value-type="float">
            <text:p>0.308179741985157</text:p>
          </table:table-cell>
          <table:table-cell office:value-type="float" office:value="0.309930839106457" calcext:value-type="float">
            <text:p>0.309930839106457</text:p>
          </table:table-cell>
          <table:table-cell office:value-type="float" office:value="0.309916729276739" calcext:value-type="float">
            <text:p>0.309916729276739</text:p>
          </table:table-cell>
          <table:table-cell office:value-type="float" office:value="0.308862328404977" calcext:value-type="float">
            <text:p>0.308862328404977</text:p>
          </table:table-cell>
          <table:table-cell office:value-type="float" office:value="0.30862252095442" calcext:value-type="float">
            <text:p>0.30862252095442</text:p>
          </table:table-cell>
          <table:table-cell office:value-type="float" office:value="0.30761185907458" calcext:value-type="float">
            <text:p>0.30761185907458</text:p>
          </table:table-cell>
          <table:table-cell office:value-type="float" office:value="0.30720633621035" calcext:value-type="float">
            <text:p>0.30720633621035</text:p>
          </table:table-cell>
          <table:table-cell office:value-type="float" office:value="0.30635028060644" calcext:value-type="float">
            <text:p>0.30635028060644</text:p>
          </table:table-cell>
          <table:table-cell office:value-type="float" office:value="0.305143428825514" calcext:value-type="float">
            <text:p>0.305143428825514</text:p>
          </table:table-cell>
          <table:table-cell office:value-type="float" office:value="0.303438524497683" calcext:value-type="float">
            <text:p>0.303438524497683</text:p>
          </table:table-cell>
          <table:table-cell office:value-type="float" office:value="0.302123055905636" calcext:value-type="float">
            <text:p>0.302123055905636</text:p>
          </table:table-cell>
          <table:table-cell office:value-type="float" office:value="0.299442056063043" calcext:value-type="float">
            <text:p>0.299442056063043</text:p>
          </table:table-cell>
          <table:table-cell office:value-type="float" office:value="0.299719799000742" calcext:value-type="float">
            <text:p>0.299719799000742</text:p>
          </table:table-cell>
          <table:table-cell office:value-type="float" office:value="0.330953025506132" calcext:value-type="float">
            <text:p>0.330953025506132</text:p>
          </table:table-cell>
          <table:table-cell office:value-type="float" office:value="0.338418858749769" calcext:value-type="float">
            <text:p>0.338418858749769</text:p>
          </table:table-cell>
          <table:table-cell office:value-type="float" office:value="0.308116582462848" calcext:value-type="float">
            <text:p>0.308116582462848</text:p>
          </table:table-cell>
          <table:table-cell office:value-type="float" office:value="0.334345760984953" calcext:value-type="float">
            <text:p>0.334345760984953</text:p>
          </table:table-cell>
          <table:table-cell office:value-type="float" office:value="0.332682993212279" calcext:value-type="float">
            <text:p>0.332682993212279</text:p>
          </table:table-cell>
          <table:table-cell office:value-type="float" office:value="0.330921199955337" calcext:value-type="float">
            <text:p>0.330921199955337</text:p>
          </table:table-cell>
          <table:table-cell office:value-type="float" office:value="0.32792859695896" calcext:value-type="float">
            <text:p>0.32792859695896</text:p>
          </table:table-cell>
          <table:table-cell office:value-type="float" office:value="0.322184837255662" calcext:value-type="float">
            <text:p>0.322184837255662</text:p>
          </table:table-cell>
          <table:table-cell office:value-type="float" office:value="0.307737929074826" calcext:value-type="float">
            <text:p>0.307737929074826</text:p>
          </table:table-cell>
          <table:table-cell office:value-type="float" office:value="0.303119617348266" calcext:value-type="float">
            <text:p>0.303119617348266</text:p>
          </table:table-cell>
          <table:table-cell office:value-type="float" office:value="0.297517939376692" calcext:value-type="float">
            <text:p>0.297517939376692</text:p>
          </table:table-cell>
          <table:table-cell office:value-type="float" office:value="0.29079406716929" calcext:value-type="float">
            <text:p>0.29079406716929</text:p>
          </table:table-cell>
          <table:table-cell office:value-type="float" office:value="0.290417102205639" calcext:value-type="float">
            <text:p>0.290417102205639</text:p>
          </table:table-cell>
          <table:table-cell office:value-type="float" office:value="0.30301436502239" calcext:value-type="float">
            <text:p>0.30301436502239</text:p>
          </table:table-cell>
          <table:table-cell office:value-type="float" office:value="0.306765262521891" calcext:value-type="float">
            <text:p>0.306765262521891</text:p>
          </table:table-cell>
          <table:table-cell office:value-type="float" office:value="0.305716119993939" calcext:value-type="float">
            <text:p>0.305716119993939</text:p>
          </table:table-cell>
          <table:table-cell office:value-type="float" office:value="0.303649467285575" calcext:value-type="float">
            <text:p>0.303649467285575</text:p>
          </table:table-cell>
          <table:table-cell office:value-type="float" office:value="0.302455121696028" calcext:value-type="float">
            <text:p>0.302455121696028</text:p>
          </table:table-cell>
          <table:table-cell office:value-type="float" office:value="0.299781012556338" calcext:value-type="float">
            <text:p>0.299781012556338</text:p>
          </table:table-cell>
          <table:table-cell office:value-type="float" office:value="0.29546646766593" calcext:value-type="float">
            <text:p>0.29546646766593</text:p>
          </table:table-cell>
          <table:table-cell office:value-type="float" office:value="0.297611367349334" calcext:value-type="float">
            <text:p>0.297611367349334</text:p>
          </table:table-cell>
          <table:table-cell office:value-type="float" office:value="0.318129002686151" calcext:value-type="float">
            <text:p>0.318129002686151</text:p>
          </table:table-cell>
          <table:table-cell office:value-type="float" office:value="0.325972375318414" calcext:value-type="float">
            <text:p>0.325972375318414</text:p>
          </table:table-cell>
          <table:table-cell office:value-type="float" office:value="0.328567407904525" calcext:value-type="float">
            <text:p>0.328567407904525</text:p>
          </table:table-cell>
          <table:table-cell office:value-type="float" office:value="0.328222172391623" calcext:value-type="float">
            <text:p>0.328222172391623</text:p>
          </table:table-cell>
          <table:table-cell office:value-type="float" office:value="0.323826275063806" calcext:value-type="float">
            <text:p>0.323826275063806</text:p>
          </table:table-cell>
          <table:table-cell office:value-type="float" office:value="0.320582996101772" calcext:value-type="float">
            <text:p>0.320582996101772</text:p>
          </table:table-cell>
          <table:table-cell office:value-type="float" office:value="0.318497664417856" calcext:value-type="float">
            <text:p>0.318497664417856</text:p>
          </table:table-cell>
          <table:table-cell office:value-type="float" office:value="0.306539939912274" calcext:value-type="float">
            <text:p>0.306539939912274</text:p>
          </table:table-cell>
          <table:table-cell office:value-type="float" office:value="0.313917770957012" calcext:value-type="float">
            <text:p>0.313917770957012</text:p>
          </table:table-cell>
          <table:table-cell office:value-type="float" office:value="0.314890161552196" calcext:value-type="float">
            <text:p>0.314890161552196</text:p>
          </table:table-cell>
          <table:table-cell office:value-type="float" office:value="0.300021930092905" calcext:value-type="float">
            <text:p>0.300021930092905</text:p>
          </table:table-cell>
          <table:table-cell office:value-type="float" office:value="0.297663093212338" calcext:value-type="float">
            <text:p>0.297663093212338</text:p>
          </table:table-cell>
          <table:table-cell office:value-type="float" office:value="0.294866791216314" calcext:value-type="float">
            <text:p>0.294866791216314</text:p>
          </table:table-cell>
          <table:table-cell office:value-type="float" office:value="0.292276789596389" calcext:value-type="float">
            <text:p>0.292276789596389</text:p>
          </table:table-cell>
          <table:table-cell office:value-type="float" office:value="0.289862786105396" calcext:value-type="float">
            <text:p>0.289862786105396</text:p>
          </table:table-cell>
          <table:table-cell office:value-type="float" office:value="0.288312225990281" calcext:value-type="float">
            <text:p>0.288312225990281</text:p>
          </table:table-cell>
          <table:table-cell office:value-type="float" office:value="0.287309451204065" calcext:value-type="float">
            <text:p>0.287309451204065</text:p>
          </table:table-cell>
          <table:table-cell office:value-type="float" office:value="0.288708852038106" calcext:value-type="float">
            <text:p>0.288708852038106</text:p>
          </table:table-cell>
          <table:table-cell office:value-type="float" office:value="0.288938250162801" calcext:value-type="float">
            <text:p>0.288938250162801</text:p>
          </table:table-cell>
          <table:table-cell office:value-type="float" office:value="0.291741017354621" calcext:value-type="float">
            <text:p>0.291741017354621</text:p>
          </table:table-cell>
          <table:table-cell office:value-type="float" office:value="0.327654610730736" calcext:value-type="float">
            <text:p>0.327654610730736</text:p>
          </table:table-cell>
          <table:table-cell office:value-type="float" office:value="0.330419403478624" calcext:value-type="float">
            <text:p>0.330419403478624</text:p>
          </table:table-cell>
          <table:table-cell office:value-type="float" office:value="0.334630544481575" calcext:value-type="float">
            <text:p>0.334630544481575</text:p>
          </table:table-cell>
          <table:table-cell office:value-type="float" office:value="0.33133448970164" calcext:value-type="float">
            <text:p>0.33133448970164</text:p>
          </table:table-cell>
          <table:table-cell office:value-type="float" office:value="0.327193616486386" calcext:value-type="float">
            <text:p>0.327193616486386</text:p>
          </table:table-cell>
          <table:table-cell office:value-type="float" office:value="0.314651032603867" calcext:value-type="float">
            <text:p>0.314651032603867</text:p>
          </table:table-cell>
          <table:table-cell office:value-type="float" office:value="0.308687262975803" calcext:value-type="float">
            <text:p>0.308687262975803</text:p>
          </table:table-cell>
          <table:table-cell office:value-type="float" office:value="0.305793806702771" calcext:value-type="float">
            <text:p>0.305793806702771</text:p>
          </table:table-cell>
          <table:table-cell office:value-type="float" office:value="0.295910487778412" calcext:value-type="float">
            <text:p>0.295910487778412</text:p>
          </table:table-cell>
          <table:table-cell office:value-type="float" office:value="0.299286160043546" calcext:value-type="float">
            <text:p>0.299286160043546</text:p>
          </table:table-cell>
          <table:table-cell office:value-type="float" office:value="0.304680479621543" calcext:value-type="float">
            <text:p>0.304680479621543</text:p>
          </table:table-cell>
          <table:table-cell office:value-type="float" office:value="0.30416104279497" calcext:value-type="float">
            <text:p>0.30416104279497</text:p>
          </table:table-cell>
          <table:table-cell office:value-type="float" office:value="0.30454909273703" calcext:value-type="float">
            <text:p>0.30454909273703</text:p>
          </table:table-cell>
          <table:table-cell office:value-type="float" office:value="0.304610951182945" calcext:value-type="float">
            <text:p>0.304610951182945</text:p>
          </table:table-cell>
          <table:table-cell office:value-type="float" office:value="0.30374559173733" calcext:value-type="float">
            <text:p>0.30374559173733</text:p>
          </table:table-cell>
          <table:table-cell office:value-type="float" office:value="0.302750078462563" calcext:value-type="float">
            <text:p>0.302750078462563</text:p>
          </table:table-cell>
          <table:table-cell office:value-type="float" office:value="0.301911342362823" calcext:value-type="float">
            <text:p>0.301911342362823</text:p>
          </table:table-cell>
          <table:table-cell office:value-type="float" office:value="0.30190423483681" calcext:value-type="float">
            <text:p>0.30190423483681</text:p>
          </table:table-cell>
          <table:table-cell office:value-type="float" office:value="0.30174000691576" calcext:value-type="float">
            <text:p>0.30174000691576</text:p>
          </table:table-cell>
          <table:table-cell office:value-type="float" office:value="0.302479075758507" calcext:value-type="float">
            <text:p>0.302479075758507</text:p>
          </table:table-cell>
          <table:table-cell office:value-type="float" office:value="0.302412527404847" calcext:value-type="float">
            <text:p>0.302412527404847</text:p>
          </table:table-cell>
          <table:table-cell office:value-type="float" office:value="0.302210573495367" calcext:value-type="float">
            <text:p>0.302210573495367</text:p>
          </table:table-cell>
          <table:table-cell office:value-type="float" office:value="0.302080743807779" calcext:value-type="float">
            <text:p>0.302080743807779</text:p>
          </table:table-cell>
          <table:table-cell office:value-type="float" office:value="0.302223446330574" calcext:value-type="float">
            <text:p>0.302223446330574</text:p>
          </table:table-cell>
          <table:table-cell office:value-type="float" office:value="0.302481517515819" calcext:value-type="float">
            <text:p>0.302481517515819</text:p>
          </table:table-cell>
          <table:table-cell office:value-type="float" office:value="0.302496438032234" calcext:value-type="float">
            <text:p>0.302496438032234</text:p>
          </table:table-cell>
          <table:table-cell office:value-type="float" office:value="0.302330091051488" calcext:value-type="float">
            <text:p>0.302330091051488</text:p>
          </table:table-cell>
          <table:table-cell office:value-type="float" office:value="0.302405647469841" calcext:value-type="float">
            <text:p>0.302405647469841</text:p>
          </table:table-cell>
          <table:table-cell office:value-type="float" office:value="0.302409462238373" calcext:value-type="float">
            <text:p>0.302409462238373</text:p>
          </table:table-cell>
          <table:table-cell office:value-type="float" office:value="0.302560515274345" calcext:value-type="float">
            <text:p>0.302560515274345</text:p>
          </table:table-cell>
          <table:table-cell office:value-type="float" office:value="0.302673244978004" calcext:value-type="float">
            <text:p>0.302673244978004</text:p>
          </table:table-cell>
          <table:table-cell office:value-type="float" office:value="0.302548217965998" calcext:value-type="float">
            <text:p>0.302548217965998</text:p>
          </table:table-cell>
          <table:table-cell office:value-type="float" office:value="0.302478229978108" calcext:value-type="float">
            <text:p>0.302478229978108</text:p>
          </table:table-cell>
          <table:table-cell office:value-type="float" office:value="0.302504389277398" calcext:value-type="float">
            <text:p>0.302504389277398</text:p>
          </table:table-cell>
          <table:table-cell office:value-type="float" office:value="0.302545184093846" calcext:value-type="float">
            <text:p>0.302545184093846</text:p>
          </table:table-cell>
          <table:table-cell office:value-type="float" office:value="0.302611678218462" calcext:value-type="float">
            <text:p>0.302611678218462</text:p>
          </table:table-cell>
          <table:table-cell office:value-type="float" office:value="0.302623779613854" calcext:value-type="float">
            <text:p>0.302623779613854</text:p>
          </table:table-cell>
          <table:table-cell office:value-type="float" office:value="0.302618388791969" calcext:value-type="float">
            <text:p>0.302618388791969</text:p>
          </table:table-cell>
          <table:table-cell office:value-type="float" office:value="0.302577416449632" calcext:value-type="float">
            <text:p>0.302577416449632</text:p>
          </table:table-cell>
          <table:table-cell office:value-type="float" office:value="0.302655501541247" calcext:value-type="float">
            <text:p>0.302655501541247</text:p>
          </table:table-cell>
          <table:table-cell office:value-type="float" office:value="0.302618155524388" calcext:value-type="float">
            <text:p>0.302618155524388</text:p>
          </table:table-cell>
          <table:table-cell office:value-type="float" office:value="0.302614159709467" calcext:value-type="float">
            <text:p>0.302614159709467</text:p>
          </table:table-cell>
          <table:table-cell office:value-type="float" office:value="0.302616575874182" calcext:value-type="float">
            <text:p>0.302616575874182</text:p>
          </table:table-cell>
          <table:table-cell office:value-type="float" office:value="0.302596308763011" calcext:value-type="float">
            <text:p>0.302596308763011</text:p>
          </table:table-cell>
          <table:table-cell office:value-type="float" office:value="0.302640315194876" calcext:value-type="float">
            <text:p>0.302640315194876</text:p>
          </table:table-cell>
          <table:table-cell office:value-type="float" office:value="0.302635249295031" calcext:value-type="float">
            <text:p>0.302635249295031</text:p>
          </table:table-cell>
          <table:table-cell office:value-type="float" office:value="0.302671444315095" calcext:value-type="float">
            <text:p>0.302671444315095</text:p>
          </table:table-cell>
          <table:table-cell office:value-type="float" office:value="0.302663251207681" calcext:value-type="float">
            <text:p>0.302663251207681</text:p>
          </table:table-cell>
          <table:table-cell office:value-type="float" office:value="0.30271135112156" calcext:value-type="float">
            <text:p>0.30271135112156</text:p>
          </table:table-cell>
          <table:table-cell office:value-type="float" office:value="0.302771990380126" calcext:value-type="float">
            <text:p>0.302771990380126</text:p>
          </table:table-cell>
          <table:table-cell office:value-type="float" office:value="0.302694125385714" calcext:value-type="float">
            <text:p>0.302694125385714</text:p>
          </table:table-cell>
          <table:table-cell office:value-type="float" office:value="0.302781998519986" calcext:value-type="float">
            <text:p>0.302781998519986</text:p>
          </table:table-cell>
          <table:table-cell office:value-type="float" office:value="0.302755412015693" calcext:value-type="float">
            <text:p>0.302755412015693</text:p>
          </table:table-cell>
          <table:table-cell office:value-type="float" office:value="0.302729214473975" calcext:value-type="float">
            <text:p>0.302729214473975</text:p>
          </table:table-cell>
          <table:table-cell office:value-type="float" office:value="0.302750713426813" calcext:value-type="float">
            <text:p>0.302750713426813</text:p>
          </table:table-cell>
          <table:table-cell office:value-type="float" office:value="0.302758501495956" calcext:value-type="float">
            <text:p>0.302758501495956</text:p>
          </table:table-cell>
          <table:table-cell office:value-type="float" office:value="0.302791106113325" calcext:value-type="float">
            <text:p>0.302791106113325</text:p>
          </table:table-cell>
          <table:table-cell office:value-type="float" office:value="0.302785531290463" calcext:value-type="float">
            <text:p>0.302785531290463</text:p>
          </table:table-cell>
          <table:table-cell office:value-type="float" office:value="0.302796428768226" calcext:value-type="float">
            <text:p>0.302796428768226</text:p>
          </table:table-cell>
          <table:table-cell office:value-type="float" office:value="0.30279438165689" calcext:value-type="float">
            <text:p>0.30279438165689</text:p>
          </table:table-cell>
          <table:table-cell office:value-type="float" office:value="0.302751573022315" calcext:value-type="float">
            <text:p>0.302751573022315</text:p>
          </table:table-cell>
          <table:table-cell office:value-type="float" office:value="0.302790225654811" calcext:value-type="float">
            <text:p>0.302790225654811</text:p>
          </table:table-cell>
          <table:table-cell office:value-type="float" office:value="0.302759464801513" calcext:value-type="float">
            <text:p>0.302759464801513</text:p>
          </table:table-cell>
          <table:table-cell office:value-type="float" office:value="0.302754256498943" calcext:value-type="float">
            <text:p>0.302754256498943</text:p>
          </table:table-cell>
          <table:table-cell office:value-type="float" office:value="0.302737633315701" calcext:value-type="float">
            <text:p>0.302737633315701</text:p>
          </table:table-cell>
          <table:table-cell office:value-type="float" office:value="0.30273759665761" calcext:value-type="float">
            <text:p>0.30273759665761</text:p>
          </table:table-cell>
          <table:table-cell office:value-type="float" office:value="0.302755226223867" calcext:value-type="float">
            <text:p>0.302755226223867</text:p>
          </table:table-cell>
          <table:table-cell office:value-type="float" office:value="0.302784358120466" calcext:value-type="float">
            <text:p>0.302784358120466</text:p>
          </table:table-cell>
          <table:table-cell office:value-type="float" office:value="0.30276575586248" calcext:value-type="float">
            <text:p>0.30276575586248</text:p>
          </table:table-cell>
          <table:table-cell office:value-type="float" office:value="0.302754743388489" calcext:value-type="float">
            <text:p>0.302754743388489</text:p>
          </table:table-cell>
          <table:table-cell office:value-type="float" office:value="0.302778396521326" calcext:value-type="float">
            <text:p>0.302778396521326</text:p>
          </table:table-cell>
          <table:table-cell office:value-type="float" office:value="0.302737269283009" calcext:value-type="float">
            <text:p>0.302737269283009</text:p>
          </table:table-cell>
          <table:table-cell office:value-type="float" office:value="0.302783069468543" calcext:value-type="float">
            <text:p>0.302783069468543</text:p>
          </table:table-cell>
          <table:table-cell office:value-type="float" office:value="0.302770666036767" calcext:value-type="float">
            <text:p>0.302770666036767</text:p>
          </table:table-cell>
          <table:table-cell office:value-type="float" office:value="0.302768984472007" calcext:value-type="float">
            <text:p>0.302768984472007</text:p>
          </table:table-cell>
          <table:table-cell office:value-type="float" office:value="0.30276971713346" calcext:value-type="float">
            <text:p>0.30276971713346</text:p>
          </table:table-cell>
          <table:table-cell office:value-type="float" office:value="0.302744891824985" calcext:value-type="float">
            <text:p>0.302744891824985</text:p>
          </table:table-cell>
          <table:table-cell office:value-type="float" office:value="0.302782756118426" calcext:value-type="float">
            <text:p>0.302782756118426</text:p>
          </table:table-cell>
          <table:table-cell office:value-type="float" office:value="0.302757630951121" calcext:value-type="float">
            <text:p>0.302757630951121</text:p>
          </table:table-cell>
          <table:table-cell office:value-type="float" office:value="0.302766986096238" calcext:value-type="float">
            <text:p>0.302766986096238</text:p>
          </table:table-cell>
          <table:table-cell office:value-type="float" office:value="0.302761927693022" calcext:value-type="float">
            <text:p>0.302761927693022</text:p>
          </table:table-cell>
          <table:table-cell office:value-type="float" office:value="0.302765391590564" calcext:value-type="float">
            <text:p>0.302765391590564</text:p>
          </table:table-cell>
          <table:table-cell office:value-type="float" office:value="0.302799933525763" calcext:value-type="float">
            <text:p>0.302799933525763</text:p>
          </table:table-cell>
          <table:table-cell office:value-type="float" office:value="0.302779115738097" calcext:value-type="float">
            <text:p>0.302779115738097</text:p>
          </table:table-cell>
          <table:table-cell office:value-type="float" office:value="0.302755238317048" calcext:value-type="float">
            <text:p>0.302755238317048</text:p>
          </table:table-cell>
          <table:table-cell office:value-type="float" office:value="0.302784028137842" calcext:value-type="float">
            <text:p>0.302784028137842</text:p>
          </table:table-cell>
          <table:table-cell office:value-type="float" office:value="0.302798318628811" calcext:value-type="float">
            <text:p>0.302798318628811</text:p>
          </table:table-cell>
          <table:table-cell office:value-type="float" office:value="0.302765388698252" calcext:value-type="float">
            <text:p>0.302765388698252</text:p>
          </table:table-cell>
          <table:table-cell office:value-type="float" office:value="0.302780740192681" calcext:value-type="float">
            <text:p>0.302780740192681</text:p>
          </table:table-cell>
          <table:table-cell office:value-type="float" office:value="0.302776338058664" calcext:value-type="float">
            <text:p>0.302776338058664</text:p>
          </table:table-cell>
          <table:table-cell office:value-type="float" office:value="0.30276012094291" calcext:value-type="float">
            <text:p>0.30276012094291</text:p>
          </table:table-cell>
          <table:table-cell office:value-type="float" office:value="0.302772764474013" calcext:value-type="float">
            <text:p>0.302772764474013</text:p>
          </table:table-cell>
          <table:table-cell office:value-type="float" office:value="0.302770795014925" calcext:value-type="float">
            <text:p>0.302770795014925</text:p>
          </table:table-cell>
          <table:table-cell office:value-type="float" office:value="0.302756659020667" calcext:value-type="float">
            <text:p>0.302756659020667</text:p>
          </table:table-cell>
          <table:table-cell office:value-type="float" office:value="0.302770805175795" calcext:value-type="float">
            <text:p>0.302770805175795</text:p>
          </table:table-cell>
          <table:table-cell office:value-type="float" office:value="0.302720378142991" calcext:value-type="float">
            <text:p>0.302720378142991</text:p>
          </table:table-cell>
          <table:table-cell office:value-type="float" office:value="0.302767651874306" calcext:value-type="float">
            <text:p>0.302767651874306</text:p>
          </table:table-cell>
          <table:table-cell office:value-type="float" office:value="0.302772039584697" calcext:value-type="float">
            <text:p>0.302772039584697</text:p>
          </table:table-cell>
          <table:table-cell office:value-type="float" office:value="0.302737729891477" calcext:value-type="float">
            <text:p>0.302737729891477</text:p>
          </table:table-cell>
          <table:table-cell office:value-type="float" office:value="0.302778469746438" calcext:value-type="float">
            <text:p>0.302778469746438</text:p>
          </table:table-cell>
          <table:table-cell office:value-type="float" office:value="0.302759970927602" calcext:value-type="float">
            <text:p>0.302759970927602</text:p>
          </table:table-cell>
          <table:table-cell office:value-type="float" office:value="0.302771095665359" calcext:value-type="float">
            <text:p>0.302771095665359</text:p>
          </table:table-cell>
          <table:table-cell office:value-type="float" office:value="0.302769047069452" calcext:value-type="float">
            <text:p>0.302769047069452</text:p>
          </table:table-cell>
          <table:table-cell office:value-type="float" office:value="0.302764431265425" calcext:value-type="float">
            <text:p>0.302764431265425</text:p>
          </table:table-cell>
          <table:table-cell office:value-type="float" office:value="0.302792210463684" calcext:value-type="float">
            <text:p>0.302792210463684</text:p>
          </table:table-cell>
          <table:table-cell office:value-type="float" office:value="0.30274288346581" calcext:value-type="float">
            <text:p>0.30274288346581</text:p>
          </table:table-cell>
          <table:table-cell office:value-type="float" office:value="0.302752445949219" calcext:value-type="float">
            <text:p>0.302752445949219</text:p>
          </table:table-cell>
          <table:table-cell office:value-type="float" office:value="0.302783265628364" calcext:value-type="float">
            <text:p>0.302783265628364</text:p>
          </table:table-cell>
          <table:table-cell office:value-type="float" office:value="0.302769734514861" calcext:value-type="float">
            <text:p>0.302769734514861</text:p>
          </table:table-cell>
          <table:table-cell office:value-type="float" office:value="0.302760657350943" calcext:value-type="float">
            <text:p>0.302760657350943</text:p>
          </table:table-cell>
          <table:table-cell office:value-type="float" office:value="0.302785208969395" calcext:value-type="float">
            <text:p>0.302785208969395</text:p>
          </table:table-cell>
          <table:table-cell office:value-type="float" office:value="0.302727065083497" calcext:value-type="float">
            <text:p>0.302727065083497</text:p>
          </table:table-cell>
          <table:table-cell office:value-type="float" office:value="0.302750880888697" calcext:value-type="float">
            <text:p>0.302750880888697</text:p>
          </table:table-cell>
          <table:table-cell office:value-type="float" office:value="0.302768923918876" calcext:value-type="float">
            <text:p>0.302768923918876</text:p>
          </table:table-cell>
          <table:table-cell office:value-type="float" office:value="0.302770724686026" calcext:value-type="float">
            <text:p>0.302770724686026</text:p>
          </table:table-cell>
          <table:table-cell office:value-type="float" office:value="0.302810209537213" calcext:value-type="float">
            <text:p>0.302810209537213</text:p>
          </table:table-cell>
          <table:table-cell office:value-type="float" office:value="0.302752419202241" calcext:value-type="float">
            <text:p>0.302752419202241</text:p>
          </table:table-cell>
          <table:table-cell office:value-type="float" office:value="0.302753201467652" calcext:value-type="float">
            <text:p>0.302753201467652</text:p>
          </table:table-cell>
          <table:table-cell office:value-type="float" office:value="0.302811115175078" calcext:value-type="float">
            <text:p>0.302811115175078</text:p>
          </table:table-cell>
          <table:table-cell office:value-type="float" office:value="0.302729433546783" calcext:value-type="float">
            <text:p>0.302729433546783</text:p>
          </table:table-cell>
          <table:table-cell office:value-type="float" office:value="0.302782213948863" calcext:value-type="float">
            <text:p>0.302782213948863</text:p>
          </table:table-cell>
          <table:table-cell office:value-type="float" office:value="0.302778588814665" calcext:value-type="float">
            <text:p>0.302778588814665</text:p>
          </table:table-cell>
          <table:table-cell office:value-type="float" office:value="0.302789922256165" calcext:value-type="float">
            <text:p>0.302789922256165</text:p>
          </table:table-cell>
          <table:table-cell office:value-type="float" office:value="0.302760523496909" calcext:value-type="float">
            <text:p>0.302760523496909</text:p>
          </table:table-cell>
          <table:table-cell office:value-type="float" office:value="0.302771296629328" calcext:value-type="float">
            <text:p>0.302771296629328</text:p>
          </table:table-cell>
          <table:table-cell office:value-type="float" office:value="0.302772675380096" calcext:value-type="float">
            <text:p>0.302772675380096</text:p>
          </table:table-cell>
          <table:table-cell office:value-type="float" office:value="0.302772111074721" calcext:value-type="float">
            <text:p>0.302772111074721</text:p>
          </table:table-cell>
          <table:table-cell office:value-type="float" office:value="0.302728476153823" calcext:value-type="float">
            <text:p>0.302728476153823</text:p>
          </table:table-cell>
          <table:table-cell office:value-type="float" office:value="0.302737331847707" calcext:value-type="float">
            <text:p>0.302737331847707</text:p>
          </table:table-cell>
          <table:table-cell office:value-type="float" office:value="0.302787124522756" calcext:value-type="float">
            <text:p>0.302787124522756</text:p>
          </table:table-cell>
          <table:table-cell office:value-type="float" office:value="0.302782407515289" calcext:value-type="float">
            <text:p>0.302782407515289</text:p>
          </table:table-cell>
          <table:table-cell office:value-type="float" office:value="0.302759443790165" calcext:value-type="float">
            <text:p>0.302759443790165</text:p>
          </table:table-cell>
          <table:table-cell office:value-type="float" office:value="0.30275848580803" calcext:value-type="float">
            <text:p>0.30275848580803</text:p>
          </table:table-cell>
          <table:table-cell office:value-type="float" office:value="0.302762913933978" calcext:value-type="float">
            <text:p>0.302762913933978</text:p>
          </table:table-cell>
          <table:table-cell office:value-type="float" office:value="0.30273693230308" calcext:value-type="float">
            <text:p>0.30273693230308</text:p>
          </table:table-cell>
          <table:table-cell office:value-type="float" office:value="0.302775262388606" calcext:value-type="float">
            <text:p>0.302775262388606</text:p>
          </table:table-cell>
          <table:table-cell office:value-type="float" office:value="0.302780747744068" calcext:value-type="float">
            <text:p>0.302780747744068</text:p>
          </table:table-cell>
          <table:table-cell office:value-type="float" office:value="0.302752496214187" calcext:value-type="float">
            <text:p>0.302752496214187</text:p>
          </table:table-cell>
          <table:table-cell office:value-type="float" office:value="0.302748681392928" calcext:value-type="float">
            <text:p>0.302748681392928</text:p>
          </table:table-cell>
          <table:table-cell office:value-type="float" office:value="0.302773424578427" calcext:value-type="float">
            <text:p>0.302773424578427</text:p>
          </table:table-cell>
          <table:table-cell office:value-type="float" office:value="0.302755290132055" calcext:value-type="float">
            <text:p>0.302755290132055</text:p>
          </table:table-cell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45976421136756" calcext:value-type="float">
            <text:p>-0.345976421136756</text:p>
          </table:table-cell>
          <table:table-cell office:value-type="float" office:value="-0.34488608822613" calcext:value-type="float">
            <text:p>-0.34488608822613</text:p>
          </table:table-cell>
          <table:table-cell office:value-type="float" office:value="-0.344946048756362" calcext:value-type="float">
            <text:p>-0.344946048756362</text:p>
          </table:table-cell>
          <table:table-cell office:value-type="float" office:value="-0.345749668297713" calcext:value-type="float">
            <text:p>-0.345749668297713</text:p>
          </table:table-cell>
          <table:table-cell office:value-type="float" office:value="-0.346445361067629" calcext:value-type="float">
            <text:p>-0.346445361067629</text:p>
          </table:table-cell>
          <table:table-cell office:value-type="float" office:value="-0.345206167988603" calcext:value-type="float">
            <text:p>-0.345206167988603</text:p>
          </table:table-cell>
          <table:table-cell office:value-type="float" office:value="-0.345222647387155" calcext:value-type="float">
            <text:p>-0.345222647387155</text:p>
          </table:table-cell>
          <table:table-cell office:value-type="float" office:value="-0.345644096644818" calcext:value-type="float">
            <text:p>-0.345644096644818</text:p>
          </table:table-cell>
          <table:table-cell office:value-type="float" office:value="-0.345592090137305" calcext:value-type="float">
            <text:p>-0.345592090137305</text:p>
          </table:table-cell>
          <table:table-cell office:value-type="float" office:value="-0.345485294669934" calcext:value-type="float">
            <text:p>-0.345485294669934</text:p>
          </table:table-cell>
          <table:table-cell office:value-type="float" office:value="-0.345894679812667" calcext:value-type="float">
            <text:p>-0.345894679812667</text:p>
          </table:table-cell>
          <table:table-cell office:value-type="float" office:value="-0.345481679739283" calcext:value-type="float">
            <text:p>-0.345481679739283</text:p>
          </table:table-cell>
          <table:table-cell office:value-type="float" office:value="-0.345787194671101" calcext:value-type="float">
            <text:p>-0.345787194671101</text:p>
          </table:table-cell>
          <table:table-cell office:value-type="float" office:value="-0.345507187941277" calcext:value-type="float">
            <text:p>-0.345507187941277</text:p>
          </table:table-cell>
          <table:table-cell office:value-type="float" office:value="-0.345956105962889" calcext:value-type="float">
            <text:p>-0.345956105962889</text:p>
          </table:table-cell>
          <table:table-cell office:value-type="float" office:value="-0.345408208355212" calcext:value-type="float">
            <text:p>-0.345408208355212</text:p>
          </table:table-cell>
          <table:table-cell office:value-type="float" office:value="-0.345724588201624" calcext:value-type="float">
            <text:p>-0.345724588201624</text:p>
          </table:table-cell>
          <table:table-cell office:value-type="float" office:value="-0.346257370499588" calcext:value-type="float">
            <text:p>-0.346257370499588</text:p>
          </table:table-cell>
          <table:table-cell office:value-type="float" office:value="-0.345487602647757" calcext:value-type="float">
            <text:p>-0.345487602647757</text:p>
          </table:table-cell>
          <table:table-cell office:value-type="float" office:value="-0.346549632565666" calcext:value-type="float">
            <text:p>-0.346549632565666</text:p>
          </table:table-cell>
          <table:table-cell office:value-type="float" office:value="-0.345898336129423" calcext:value-type="float">
            <text:p>-0.345898336129423</text:p>
          </table:table-cell>
          <table:table-cell office:value-type="float" office:value="-0.34572260322326" calcext:value-type="float">
            <text:p>-0.34572260322326</text:p>
          </table:table-cell>
          <table:table-cell office:value-type="float" office:value="-0.34493330623894" calcext:value-type="float">
            <text:p>-0.34493330623894</text:p>
          </table:table-cell>
          <table:table-cell office:value-type="float" office:value="-0.345558802156449" calcext:value-type="float">
            <text:p>-0.345558802156449</text:p>
          </table:table-cell>
          <table:table-cell office:value-type="float" office:value="-0.345749322385573" calcext:value-type="float">
            <text:p>-0.345749322385573</text:p>
          </table:table-cell>
          <table:table-cell office:value-type="float" office:value="-0.344349817149751" calcext:value-type="float">
            <text:p>-0.344349817149751</text:p>
          </table:table-cell>
          <table:table-cell office:value-type="float" office:value="-0.346213335450146" calcext:value-type="float">
            <text:p>-0.346213335450146</text:p>
          </table:table-cell>
          <table:table-cell office:value-type="float" office:value="-0.346101944890168" calcext:value-type="float">
            <text:p>-0.346101944890168</text:p>
          </table:table-cell>
          <table:table-cell office:value-type="float" office:value="-0.34497068885781" calcext:value-type="float">
            <text:p>-0.34497068885781</text:p>
          </table:table-cell>
          <table:table-cell office:value-type="float" office:value="-0.346532290911153" calcext:value-type="float">
            <text:p>-0.346532290911153</text:p>
          </table:table-cell>
          <table:table-cell office:value-type="float" office:value="-0.344641322823587" calcext:value-type="float">
            <text:p>-0.344641322823587</text:p>
          </table:table-cell>
          <table:table-cell office:value-type="float" office:value="-0.34614322261864" calcext:value-type="float">
            <text:p>-0.34614322261864</text:p>
          </table:table-cell>
          <table:table-cell office:value-type="float" office:value="-0.345180561102007" calcext:value-type="float">
            <text:p>-0.345180561102007</text:p>
          </table:table-cell>
          <table:table-cell office:value-type="float" office:value="-0.346407403691301" calcext:value-type="float">
            <text:p>-0.346407403691301</text:p>
          </table:table-cell>
          <table:table-cell office:value-type="float" office:value="-0.346871411960724" calcext:value-type="float">
            <text:p>-0.346871411960724</text:p>
          </table:table-cell>
          <table:table-cell office:value-type="float" office:value="-0.345192401279458" calcext:value-type="float">
            <text:p>-0.345192401279458</text:p>
          </table:table-cell>
          <table:table-cell office:value-type="float" office:value="-0.345502793404777" calcext:value-type="float">
            <text:p>-0.345502793404777</text:p>
          </table:table-cell>
          <table:table-cell office:value-type="float" office:value="-0.346617240268699" calcext:value-type="float">
            <text:p>-0.346617240268699</text:p>
          </table:table-cell>
          <table:table-cell office:value-type="float" office:value="-0.34594789974012" calcext:value-type="float">
            <text:p>-0.34594789974012</text:p>
          </table:table-cell>
          <table:table-cell office:value-type="float" office:value="-0.346243971592861" calcext:value-type="float">
            <text:p>-0.346243971592861</text:p>
          </table:table-cell>
          <table:table-cell office:value-type="float" office:value="-0.335932436848008" calcext:value-type="float">
            <text:p>-0.335932436848008</text:p>
          </table:table-cell>
          <table:table-cell office:value-type="float" office:value="-0.325281804076716" calcext:value-type="float">
            <text:p>-0.325281804076716</text:p>
          </table:table-cell>
          <table:table-cell office:value-type="float" office:value="-0.391337931765557" calcext:value-type="float">
            <text:p>-0.391337931765557</text:p>
          </table:table-cell>
          <table:table-cell office:value-type="float" office:value="-0.39183758177806" calcext:value-type="float">
            <text:p>-0.39183758177806</text:p>
          </table:table-cell>
          <table:table-cell office:value-type="float" office:value="-0.394220017755578" calcext:value-type="float">
            <text:p>-0.394220017755578</text:p>
          </table:table-cell>
          <table:table-cell office:value-type="float" office:value="-0.383262005375391" calcext:value-type="float">
            <text:p>-0.383262005375391</text:p>
          </table:table-cell>
          <table:table-cell office:value-type="float" office:value="-0.341908055448563" calcext:value-type="float">
            <text:p>-0.341908055448563</text:p>
          </table:table-cell>
          <table:table-cell office:value-type="float" office:value="-0.345185247596456" calcext:value-type="float">
            <text:p>-0.345185247596456</text:p>
          </table:table-cell>
          <table:table-cell office:value-type="float" office:value="-0.421650843658548" calcext:value-type="float">
            <text:p>-0.421650843658548</text:p>
          </table:table-cell>
          <table:table-cell office:value-type="float" office:value="-0.41416000095965" calcext:value-type="float">
            <text:p>-0.41416000095965</text:p>
          </table:table-cell>
          <table:table-cell office:value-type="float" office:value="-0.406275838965968" calcext:value-type="float">
            <text:p>-0.406275838965968</text:p>
          </table:table-cell>
          <table:table-cell office:value-type="float" office:value="-0.362637635372324" calcext:value-type="float">
            <text:p>-0.362637635372324</text:p>
          </table:table-cell>
          <table:table-cell office:value-type="float" office:value="-0.347285250352046" calcext:value-type="float">
            <text:p>-0.347285250352046</text:p>
          </table:table-cell>
          <table:table-cell office:value-type="float" office:value="-0.332330163846063" calcext:value-type="float">
            <text:p>-0.332330163846063</text:p>
          </table:table-cell>
          <table:table-cell office:value-type="float" office:value="-0.316638027443199" calcext:value-type="float">
            <text:p>-0.316638027443199</text:p>
          </table:table-cell>
          <table:table-cell office:value-type="float" office:value="-0.324077744992626" calcext:value-type="float">
            <text:p>-0.324077744992626</text:p>
          </table:table-cell>
          <table:table-cell office:value-type="float" office:value="-0.326322988819414" calcext:value-type="float">
            <text:p>-0.326322988819414</text:p>
          </table:table-cell>
          <table:table-cell office:value-type="float" office:value="-0.339336292656868" calcext:value-type="float">
            <text:p>-0.339336292656868</text:p>
          </table:table-cell>
          <table:table-cell office:value-type="float" office:value="-0.358123652599702" calcext:value-type="float">
            <text:p>-0.358123652599702</text:p>
          </table:table-cell>
          <table:table-cell office:value-type="float" office:value="-0.362524608465434" calcext:value-type="float">
            <text:p>-0.362524608465434</text:p>
          </table:table-cell>
          <table:table-cell office:value-type="float" office:value="-0.374786663979762" calcext:value-type="float">
            <text:p>-0.374786663979762</text:p>
          </table:table-cell>
          <table:table-cell office:value-type="float" office:value="-0.369396005248225" calcext:value-type="float">
            <text:p>-0.369396005248225</text:p>
          </table:table-cell>
          <table:table-cell office:value-type="float" office:value="-0.370909455726245" calcext:value-type="float">
            <text:p>-0.370909455726245</text:p>
          </table:table-cell>
          <table:table-cell office:value-type="float" office:value="-0.36228187108782" calcext:value-type="float">
            <text:p>-0.36228187108782</text:p>
          </table:table-cell>
          <table:table-cell office:value-type="float" office:value="-0.359635126227033" calcext:value-type="float">
            <text:p>-0.359635126227033</text:p>
          </table:table-cell>
          <table:table-cell office:value-type="float" office:value="-0.33985884066823" calcext:value-type="float">
            <text:p>-0.33985884066823</text:p>
          </table:table-cell>
          <table:table-cell office:value-type="float" office:value="-0.337493763375624" calcext:value-type="float">
            <text:p>-0.337493763375624</text:p>
          </table:table-cell>
          <table:table-cell office:value-type="float" office:value="-0.353743076759796" calcext:value-type="float">
            <text:p>-0.353743076759796</text:p>
          </table:table-cell>
          <table:table-cell office:value-type="float" office:value="-0.358496599650248" calcext:value-type="float">
            <text:p>-0.358496599650248</text:p>
          </table:table-cell>
          <table:table-cell office:value-type="float" office:value="-0.365737002372929" calcext:value-type="float">
            <text:p>-0.365737002372929</text:p>
          </table:table-cell>
          <table:table-cell office:value-type="float" office:value="-0.390561749110888" calcext:value-type="float">
            <text:p>-0.390561749110888</text:p>
          </table:table-cell>
          <table:table-cell office:value-type="float" office:value="-0.395788934520373" calcext:value-type="float">
            <text:p>-0.395788934520373</text:p>
          </table:table-cell>
          <table:table-cell office:value-type="float" office:value="-0.398137033844355" calcext:value-type="float">
            <text:p>-0.398137033844355</text:p>
          </table:table-cell>
          <table:table-cell office:value-type="float" office:value="-0.405443688556594" calcext:value-type="float">
            <text:p>-0.405443688556594</text:p>
          </table:table-cell>
          <table:table-cell office:value-type="float" office:value="-0.400923794776017" calcext:value-type="float">
            <text:p>-0.400923794776017</text:p>
          </table:table-cell>
          <table:table-cell office:value-type="float" office:value="-0.401201414320647" calcext:value-type="float">
            <text:p>-0.401201414320647</text:p>
          </table:table-cell>
          <table:table-cell office:value-type="float" office:value="-0.403285093240675" calcext:value-type="float">
            <text:p>-0.403285093240675</text:p>
          </table:table-cell>
          <table:table-cell office:value-type="float" office:value="-0.39887626760445" calcext:value-type="float">
            <text:p>-0.39887626760445</text:p>
          </table:table-cell>
          <table:table-cell office:value-type="float" office:value="-0.392783240078962" calcext:value-type="float">
            <text:p>-0.392783240078962</text:p>
          </table:table-cell>
          <table:table-cell office:value-type="float" office:value="-0.389720829999173" calcext:value-type="float">
            <text:p>-0.389720829999173</text:p>
          </table:table-cell>
          <table:table-cell office:value-type="float" office:value="-0.38510851352445" calcext:value-type="float">
            <text:p>-0.38510851352445</text:p>
          </table:table-cell>
          <table:table-cell office:value-type="float" office:value="-0.372404466170865" calcext:value-type="float">
            <text:p>-0.372404466170865</text:p>
          </table:table-cell>
          <table:table-cell office:value-type="float" office:value="-0.371148931309905" calcext:value-type="float">
            <text:p>-0.371148931309905</text:p>
          </table:table-cell>
          <table:table-cell office:value-type="float" office:value="-0.368967516270883" calcext:value-type="float">
            <text:p>-0.368967516270883</text:p>
          </table:table-cell>
          <table:table-cell office:value-type="float" office:value="-0.434685596472481" calcext:value-type="float">
            <text:p>-0.434685596472481</text:p>
          </table:table-cell>
          <table:table-cell office:value-type="float" office:value="-0.42857086997006" calcext:value-type="float">
            <text:p>-0.42857086997006</text:p>
          </table:table-cell>
          <table:table-cell office:value-type="float" office:value="-0.427032668105007" calcext:value-type="float">
            <text:p>-0.427032668105007</text:p>
          </table:table-cell>
          <table:table-cell office:value-type="float" office:value="-0.420521504063982" calcext:value-type="float">
            <text:p>-0.420521504063982</text:p>
          </table:table-cell>
          <table:table-cell office:value-type="float" office:value="-0.354832004237382" calcext:value-type="float">
            <text:p>-0.354832004237382</text:p>
          </table:table-cell>
          <table:table-cell office:value-type="float" office:value="-0.325994066646331" calcext:value-type="float">
            <text:p>-0.325994066646331</text:p>
          </table:table-cell>
          <table:table-cell office:value-type="float" office:value="-0.34672282658373" calcext:value-type="float">
            <text:p>-0.34672282658373</text:p>
          </table:table-cell>
          <table:table-cell office:value-type="float" office:value="-0.34235584026987" calcext:value-type="float">
            <text:p>-0.34235584026987</text:p>
          </table:table-cell>
          <table:table-cell office:value-type="float" office:value="-0.346824252770547" calcext:value-type="float">
            <text:p>-0.346824252770547</text:p>
          </table:table-cell>
          <table:table-cell office:value-type="float" office:value="-0.361730384015558" calcext:value-type="float">
            <text:p>-0.361730384015558</text:p>
          </table:table-cell>
          <table:table-cell office:value-type="float" office:value="-0.366767457996978" calcext:value-type="float">
            <text:p>-0.366767457996978</text:p>
          </table:table-cell>
          <table:table-cell office:value-type="float" office:value="-0.371490957603171" calcext:value-type="float">
            <text:p>-0.371490957603171</text:p>
          </table:table-cell>
          <table:table-cell office:value-type="float" office:value="-0.37622481160413" calcext:value-type="float">
            <text:p>-0.37622481160413</text:p>
          </table:table-cell>
          <table:table-cell office:value-type="float" office:value="-0.368333669659527" calcext:value-type="float">
            <text:p>-0.368333669659527</text:p>
          </table:table-cell>
          <table:table-cell office:value-type="float" office:value="-0.359776570901359" calcext:value-type="float">
            <text:p>-0.359776570901359</text:p>
          </table:table-cell>
          <table:table-cell office:value-type="float" office:value="-0.357714915493238" calcext:value-type="float">
            <text:p>-0.357714915493238</text:p>
          </table:table-cell>
          <table:table-cell office:value-type="float" office:value="-0.337442971404488" calcext:value-type="float">
            <text:p>-0.337442971404488</text:p>
          </table:table-cell>
          <table:table-cell office:value-type="float" office:value="-0.340518283444258" calcext:value-type="float">
            <text:p>-0.340518283444258</text:p>
          </table:table-cell>
          <table:table-cell office:value-type="float" office:value="-0.362707950702919" calcext:value-type="float">
            <text:p>-0.362707950702919</text:p>
          </table:table-cell>
          <table:table-cell office:value-type="float" office:value="-0.386557672083445" calcext:value-type="float">
            <text:p>-0.386557672083445</text:p>
          </table:table-cell>
          <table:table-cell office:value-type="float" office:value="-0.402903690874647" calcext:value-type="float">
            <text:p>-0.402903690874647</text:p>
          </table:table-cell>
          <table:table-cell office:value-type="float" office:value="-0.393715866030692" calcext:value-type="float">
            <text:p>-0.393715866030692</text:p>
          </table:table-cell>
          <table:table-cell office:value-type="float" office:value="-0.399814741246701" calcext:value-type="float">
            <text:p>-0.399814741246701</text:p>
          </table:table-cell>
          <table:table-cell office:value-type="float" office:value="-0.403100598645242" calcext:value-type="float">
            <text:p>-0.403100598645242</text:p>
          </table:table-cell>
          <table:table-cell office:value-type="float" office:value="-0.394170029175089" calcext:value-type="float">
            <text:p>-0.394170029175089</text:p>
          </table:table-cell>
          <table:table-cell office:value-type="float" office:value="-0.400261672986381" calcext:value-type="float">
            <text:p>-0.400261672986381</text:p>
          </table:table-cell>
          <table:table-cell office:value-type="float" office:value="-0.396317917871374" calcext:value-type="float">
            <text:p>-0.396317917871374</text:p>
          </table:table-cell>
          <table:table-cell office:value-type="float" office:value="-0.391257514932122" calcext:value-type="float">
            <text:p>-0.391257514932122</text:p>
          </table:table-cell>
          <table:table-cell office:value-type="float" office:value="-0.368102809707987" calcext:value-type="float">
            <text:p>-0.368102809707987</text:p>
          </table:table-cell>
          <table:table-cell office:value-type="float" office:value="-0.355465652597721" calcext:value-type="float">
            <text:p>-0.355465652597721</text:p>
          </table:table-cell>
          <table:table-cell office:value-type="float" office:value="-0.355623383168806" calcext:value-type="float">
            <text:p>-0.355623383168806</text:p>
          </table:table-cell>
          <table:table-cell office:value-type="float" office:value="-0.361654033657978" calcext:value-type="float">
            <text:p>-0.361654033657978</text:p>
          </table:table-cell>
          <table:table-cell office:value-type="float" office:value="-0.436725404597221" calcext:value-type="float">
            <text:p>-0.436725404597221</text:p>
          </table:table-cell>
          <table:table-cell office:value-type="float" office:value="-0.430815475063782" calcext:value-type="float">
            <text:p>-0.430815475063782</text:p>
          </table:table-cell>
          <table:table-cell office:value-type="float" office:value="-0.440928474670029" calcext:value-type="float">
            <text:p>-0.440928474670029</text:p>
          </table:table-cell>
          <table:table-cell office:value-type="float" office:value="-0.428356251492507" calcext:value-type="float">
            <text:p>-0.428356251492507</text:p>
          </table:table-cell>
          <table:table-cell office:value-type="float" office:value="-0.425340575386027" calcext:value-type="float">
            <text:p>-0.425340575386027</text:p>
          </table:table-cell>
          <table:table-cell office:value-type="float" office:value="-0.426855170149021" calcext:value-type="float">
            <text:p>-0.426855170149021</text:p>
          </table:table-cell>
          <table:table-cell office:value-type="float" office:value="-0.394845519372229" calcext:value-type="float">
            <text:p>-0.394845519372229</text:p>
          </table:table-cell>
          <table:table-cell office:value-type="float" office:value="-0.379840458999807" calcext:value-type="float">
            <text:p>-0.379840458999807</text:p>
          </table:table-cell>
          <table:table-cell office:value-type="float" office:value="-0.364066322122493" calcext:value-type="float">
            <text:p>-0.364066322122493</text:p>
          </table:table-cell>
          <table:table-cell office:value-type="float" office:value="-0.351259521185517" calcext:value-type="float">
            <text:p>-0.351259521185517</text:p>
          </table:table-cell>
          <table:table-cell office:value-type="float" office:value="-0.335098493352526" calcext:value-type="float">
            <text:p>-0.335098493352526</text:p>
          </table:table-cell>
          <table:table-cell office:value-type="float" office:value="-0.344715678272041" calcext:value-type="float">
            <text:p>-0.344715678272041</text:p>
          </table:table-cell>
          <table:table-cell office:value-type="float" office:value="-0.346287273752563" calcext:value-type="float">
            <text:p>-0.346287273752563</text:p>
          </table:table-cell>
          <table:table-cell office:value-type="float" office:value="-0.347137560843547" calcext:value-type="float">
            <text:p>-0.347137560843547</text:p>
          </table:table-cell>
          <table:table-cell office:value-type="float" office:value="-0.360208089643261" calcext:value-type="float">
            <text:p>-0.360208089643261</text:p>
          </table:table-cell>
          <table:table-cell office:value-type="float" office:value="-0.363764295715708" calcext:value-type="float">
            <text:p>-0.363764295715708</text:p>
          </table:table-cell>
          <table:table-cell office:value-type="float" office:value="-0.369413161410866" calcext:value-type="float">
            <text:p>-0.369413161410866</text:p>
          </table:table-cell>
          <table:table-cell office:value-type="float" office:value="-0.3802490905717" calcext:value-type="float">
            <text:p>-0.3802490905717</text:p>
          </table:table-cell>
          <table:table-cell office:value-type="float" office:value="-0.379553628725088" calcext:value-type="float">
            <text:p>-0.379553628725088</text:p>
          </table:table-cell>
          <table:table-cell office:value-type="float" office:value="-0.366411111606002" calcext:value-type="float">
            <text:p>-0.366411111606002</text:p>
          </table:table-cell>
          <table:table-cell office:value-type="float" office:value="-0.362874652912892" calcext:value-type="float">
            <text:p>-0.362874652912892</text:p>
          </table:table-cell>
          <table:table-cell office:value-type="float" office:value="-0.433189473196074" calcext:value-type="float">
            <text:p>-0.433189473196074</text:p>
          </table:table-cell>
          <table:table-cell office:value-type="float" office:value="-0.410177197452303" calcext:value-type="float">
            <text:p>-0.410177197452303</text:p>
          </table:table-cell>
          <table:table-cell office:value-type="float" office:value="-0.42170424961988" calcext:value-type="float">
            <text:p>-0.42170424961988</text:p>
          </table:table-cell>
          <table:table-cell office:value-type="float" office:value="-0.42451942016219" calcext:value-type="float">
            <text:p>-0.42451942016219</text:p>
          </table:table-cell>
          <table:table-cell office:value-type="float" office:value="-0.429665672821207" calcext:value-type="float">
            <text:p>-0.429665672821207</text:p>
          </table:table-cell>
          <table:table-cell office:value-type="float" office:value="-0.426917106447656" calcext:value-type="float">
            <text:p>-0.426917106447656</text:p>
          </table:table-cell>
          <table:table-cell office:value-type="float" office:value="-0.422912282640128" calcext:value-type="float">
            <text:p>-0.422912282640128</text:p>
          </table:table-cell>
          <table:table-cell office:value-type="float" office:value="-0.456507014794965" calcext:value-type="float">
            <text:p>-0.456507014794965</text:p>
          </table:table-cell>
          <table:table-cell office:value-type="float" office:value="-0.44518351943342" calcext:value-type="float">
            <text:p>-0.44518351943342</text:p>
          </table:table-cell>
          <table:table-cell office:value-type="float" office:value="-0.445543413971088" calcext:value-type="float">
            <text:p>-0.445543413971088</text:p>
          </table:table-cell>
          <table:table-cell office:value-type="float" office:value="-0.440217162716654" calcext:value-type="float">
            <text:p>-0.440217162716654</text:p>
          </table:table-cell>
          <table:table-cell office:value-type="float" office:value="-0.383663106520041" calcext:value-type="float">
            <text:p>-0.383663106520041</text:p>
          </table:table-cell>
          <table:table-cell office:value-type="float" office:value="-0.351558075595372" calcext:value-type="float">
            <text:p>-0.351558075595372</text:p>
          </table:table-cell>
          <table:table-cell office:value-type="float" office:value="-0.357583883037438" calcext:value-type="float">
            <text:p>-0.357583883037438</text:p>
          </table:table-cell>
          <table:table-cell office:value-type="float" office:value="-0.363604067613693" calcext:value-type="float">
            <text:p>-0.363604067613693</text:p>
          </table:table-cell>
          <table:table-cell office:value-type="float" office:value="-0.366329741430737" calcext:value-type="float">
            <text:p>-0.366329741430737</text:p>
          </table:table-cell>
          <table:table-cell office:value-type="float" office:value="-0.377387665225716" calcext:value-type="float">
            <text:p>-0.377387665225716</text:p>
          </table:table-cell>
          <table:table-cell office:value-type="float" office:value="-0.378666844228371" calcext:value-type="float">
            <text:p>-0.378666844228371</text:p>
          </table:table-cell>
          <table:table-cell office:value-type="float" office:value="-0.386474180850471" calcext:value-type="float">
            <text:p>-0.386474180850471</text:p>
          </table:table-cell>
          <table:table-cell office:value-type="float" office:value="-0.391411704090089" calcext:value-type="float">
            <text:p>-0.391411704090089</text:p>
          </table:table-cell>
          <table:table-cell office:value-type="float" office:value="-0.393137590387896" calcext:value-type="float">
            <text:p>-0.393137590387896</text:p>
          </table:table-cell>
          <table:table-cell office:value-type="float" office:value="-0.396388037416489" calcext:value-type="float">
            <text:p>-0.396388037416489</text:p>
          </table:table-cell>
          <table:table-cell office:value-type="float" office:value="-0.393235890502335" calcext:value-type="float">
            <text:p>-0.393235890502335</text:p>
          </table:table-cell>
          <table:table-cell office:value-type="float" office:value="-0.382745521884502" calcext:value-type="float">
            <text:p>-0.382745521884502</text:p>
          </table:table-cell>
          <table:table-cell office:value-type="float" office:value="-0.374760031310892" calcext:value-type="float">
            <text:p>-0.374760031310892</text:p>
          </table:table-cell>
          <table:table-cell office:value-type="float" office:value="-0.368990601594581" calcext:value-type="float">
            <text:p>-0.368990601594581</text:p>
          </table:table-cell>
          <table:table-cell office:value-type="float" office:value="-0.371662075429308" calcext:value-type="float">
            <text:p>-0.371662075429308</text:p>
          </table:table-cell>
          <table:table-cell office:value-type="float" office:value="-0.395481718849778" calcext:value-type="float">
            <text:p>-0.395481718849778</text:p>
          </table:table-cell>
          <table:table-cell office:value-type="float" office:value="-0.403103294233237" calcext:value-type="float">
            <text:p>-0.403103294233237</text:p>
          </table:table-cell>
          <table:table-cell office:value-type="float" office:value="-0.360634240328595" calcext:value-type="float">
            <text:p>-0.360634240328595</text:p>
          </table:table-cell>
          <table:table-cell office:value-type="float" office:value="-0.407133245013763" calcext:value-type="float">
            <text:p>-0.407133245013763</text:p>
          </table:table-cell>
          <table:table-cell office:value-type="float" office:value="-0.408211422046868" calcext:value-type="float">
            <text:p>-0.408211422046868</text:p>
          </table:table-cell>
          <table:table-cell office:value-type="float" office:value="-0.404798113396452" calcext:value-type="float">
            <text:p>-0.404798113396452</text:p>
          </table:table-cell>
          <table:table-cell office:value-type="float" office:value="-0.405892822880555" calcext:value-type="float">
            <text:p>-0.405892822880555</text:p>
          </table:table-cell>
          <table:table-cell office:value-type="float" office:value="-0.397977032971758" calcext:value-type="float">
            <text:p>-0.397977032971758</text:p>
          </table:table-cell>
          <table:table-cell office:value-type="float" office:value="-0.360677362809231" calcext:value-type="float">
            <text:p>-0.360677362809231</text:p>
          </table:table-cell>
          <table:table-cell office:value-type="float" office:value="-0.348229493553618" calcext:value-type="float">
            <text:p>-0.348229493553618</text:p>
          </table:table-cell>
          <table:table-cell office:value-type="float" office:value="-0.33758598609735" calcext:value-type="float">
            <text:p>-0.33758598609735</text:p>
          </table:table-cell>
          <table:table-cell office:value-type="float" office:value="-0.344152123743692" calcext:value-type="float">
            <text:p>-0.344152123743692</text:p>
          </table:table-cell>
          <table:table-cell office:value-type="float" office:value="-0.330380851689914" calcext:value-type="float">
            <text:p>-0.330380851689914</text:p>
          </table:table-cell>
          <table:table-cell office:value-type="float" office:value="-0.337540697441969" calcext:value-type="float">
            <text:p>-0.337540697441969</text:p>
          </table:table-cell>
          <table:table-cell office:value-type="float" office:value="-0.357930868220836" calcext:value-type="float">
            <text:p>-0.357930868220836</text:p>
          </table:table-cell>
          <table:table-cell office:value-type="float" office:value="-0.37877412391232" calcext:value-type="float">
            <text:p>-0.37877412391232</text:p>
          </table:table-cell>
          <table:table-cell office:value-type="float" office:value="-0.3956706721418" calcext:value-type="float">
            <text:p>-0.3956706721418</text:p>
          </table:table-cell>
          <table:table-cell office:value-type="float" office:value="-0.402573154915822" calcext:value-type="float">
            <text:p>-0.402573154915822</text:p>
          </table:table-cell>
          <table:table-cell office:value-type="float" office:value="-0.394311623974232" calcext:value-type="float">
            <text:p>-0.394311623974232</text:p>
          </table:table-cell>
          <table:table-cell office:value-type="float" office:value="-0.375505985042867" calcext:value-type="float">
            <text:p>-0.375505985042867</text:p>
          </table:table-cell>
          <table:table-cell office:value-type="float" office:value="-0.3622667548712" calcext:value-type="float">
            <text:p>-0.3622667548712</text:p>
          </table:table-cell>
          <table:table-cell office:value-type="float" office:value="-0.395118341978806" calcext:value-type="float">
            <text:p>-0.395118341978806</text:p>
          </table:table-cell>
          <table:table-cell office:value-type="float" office:value="-0.395938688103562" calcext:value-type="float">
            <text:p>-0.395938688103562</text:p>
          </table:table-cell>
          <table:table-cell office:value-type="float" office:value="-0.401731079748785" calcext:value-type="float">
            <text:p>-0.401731079748785</text:p>
          </table:table-cell>
          <table:table-cell office:value-type="float" office:value="-0.410941304394577" calcext:value-type="float">
            <text:p>-0.410941304394577</text:p>
          </table:table-cell>
          <table:table-cell office:value-type="float" office:value="-0.410815353714457" calcext:value-type="float">
            <text:p>-0.410815353714457</text:p>
          </table:table-cell>
          <table:table-cell office:value-type="float" office:value="-0.410124313106088" calcext:value-type="float">
            <text:p>-0.410124313106088</text:p>
          </table:table-cell>
          <table:table-cell office:value-type="float" office:value="-0.405066322908609" calcext:value-type="float">
            <text:p>-0.405066322908609</text:p>
          </table:table-cell>
          <table:table-cell office:value-type="float" office:value="-0.383754178220438" calcext:value-type="float">
            <text:p>-0.383754178220438</text:p>
          </table:table-cell>
          <table:table-cell office:value-type="float" office:value="-0.398620698395138" calcext:value-type="float">
            <text:p>-0.398620698395138</text:p>
          </table:table-cell>
          <table:table-cell office:value-type="float" office:value="-0.383330575920274" calcext:value-type="float">
            <text:p>-0.383330575920274</text:p>
          </table:table-cell>
          <table:table-cell office:value-type="float" office:value="-0.430100057315142" calcext:value-type="float">
            <text:p>-0.430100057315142</text:p>
          </table:table-cell>
          <table:table-cell office:value-type="float" office:value="-0.418907896875258" calcext:value-type="float">
            <text:p>-0.418907896875258</text:p>
          </table:table-cell>
          <table:table-cell office:value-type="float" office:value="-0.411027535001021" calcext:value-type="float">
            <text:p>-0.411027535001021</text:p>
          </table:table-cell>
          <table:table-cell office:value-type="float" office:value="-0.401465576324089" calcext:value-type="float">
            <text:p>-0.401465576324089</text:p>
          </table:table-cell>
          <table:table-cell office:value-type="float" office:value="-0.400063396018641" calcext:value-type="float">
            <text:p>-0.400063396018641</text:p>
          </table:table-cell>
          <table:table-cell office:value-type="float" office:value="-0.399303619579915" calcext:value-type="float">
            <text:p>-0.399303619579915</text:p>
          </table:table-cell>
          <table:table-cell office:value-type="float" office:value="-0.405637083421224" calcext:value-type="float">
            <text:p>-0.405637083421224</text:p>
          </table:table-cell>
          <table:table-cell office:value-type="float" office:value="-0.417546538084908" calcext:value-type="float">
            <text:p>-0.417546538084908</text:p>
          </table:table-cell>
          <table:table-cell office:value-type="float" office:value="-0.419702670920521" calcext:value-type="float">
            <text:p>-0.419702670920521</text:p>
          </table:table-cell>
          <table:table-cell office:value-type="float" office:value="-0.45864728438858" calcext:value-type="float">
            <text:p>-0.45864728438858</text:p>
          </table:table-cell>
          <table:table-cell office:value-type="float" office:value="-0.460730436820303" calcext:value-type="float">
            <text:p>-0.460730436820303</text:p>
          </table:table-cell>
          <table:table-cell office:value-type="float" office:value="-0.453408010533931" calcext:value-type="float">
            <text:p>-0.453408010533931</text:p>
          </table:table-cell>
          <table:table-cell office:value-type="float" office:value="-0.458165467996836" calcext:value-type="float">
            <text:p>-0.458165467996836</text:p>
          </table:table-cell>
          <table:table-cell office:value-type="float" office:value="-0.434736634759284" calcext:value-type="float">
            <text:p>-0.434736634759284</text:p>
          </table:table-cell>
          <table:table-cell office:value-type="float" office:value="-0.437504954419154" calcext:value-type="float">
            <text:p>-0.437504954419154</text:p>
          </table:table-cell>
          <table:table-cell office:value-type="float" office:value="-0.406732286447995" calcext:value-type="float">
            <text:p>-0.406732286447995</text:p>
          </table:table-cell>
          <table:table-cell office:value-type="float" office:value="-0.381075119423131" calcext:value-type="float">
            <text:p>-0.381075119423131</text:p>
          </table:table-cell>
          <table:table-cell office:value-type="float" office:value="-0.366069547276316" calcext:value-type="float">
            <text:p>-0.366069547276316</text:p>
          </table:table-cell>
          <table:table-cell office:value-type="float" office:value="-0.359601557649607" calcext:value-type="float">
            <text:p>-0.359601557649607</text:p>
          </table:table-cell>
          <table:table-cell office:value-type="float" office:value="-0.367560112668169" calcext:value-type="float">
            <text:p>-0.367560112668169</text:p>
          </table:table-cell>
          <table:table-cell office:value-type="float" office:value="-0.37518942553694" calcext:value-type="float">
            <text:p>-0.37518942553694</text:p>
          </table:table-cell>
          <table:table-cell office:value-type="float" office:value="-0.397873813670753" calcext:value-type="float">
            <text:p>-0.397873813670753</text:p>
          </table:table-cell>
          <table:table-cell office:value-type="float" office:value="-0.405825074662087" calcext:value-type="float">
            <text:p>-0.405825074662087</text:p>
          </table:table-cell>
          <table:table-cell office:value-type="float" office:value="-0.410142845535506" calcext:value-type="float">
            <text:p>-0.410142845535506</text:p>
          </table:table-cell>
          <table:table-cell office:value-type="float" office:value="-0.407610712866333" calcext:value-type="float">
            <text:p>-0.407610712866333</text:p>
          </table:table-cell>
          <table:table-cell office:value-type="float" office:value="-0.405273420960151" calcext:value-type="float">
            <text:p>-0.405273420960151</text:p>
          </table:table-cell>
          <table:table-cell office:value-type="float" office:value="-0.400137598910968" calcext:value-type="float">
            <text:p>-0.400137598910968</text:p>
          </table:table-cell>
          <table:table-cell office:value-type="float" office:value="-0.401152337525006" calcext:value-type="float">
            <text:p>-0.401152337525006</text:p>
          </table:table-cell>
          <table:table-cell office:value-type="float" office:value="-0.401213097128717" calcext:value-type="float">
            <text:p>-0.401213097128717</text:p>
          </table:table-cell>
          <table:table-cell office:value-type="float" office:value="-0.404817946648601" calcext:value-type="float">
            <text:p>-0.404817946648601</text:p>
          </table:table-cell>
          <table:table-cell office:value-type="float" office:value="-0.405945436222008" calcext:value-type="float">
            <text:p>-0.405945436222008</text:p>
          </table:table-cell>
          <table:table-cell office:value-type="float" office:value="-0.405603947718286" calcext:value-type="float">
            <text:p>-0.405603947718286</text:p>
          </table:table-cell>
          <table:table-cell office:value-type="float" office:value="-0.403912525552592" calcext:value-type="float">
            <text:p>-0.403912525552592</text:p>
          </table:table-cell>
          <table:table-cell office:value-type="float" office:value="-0.40430367067015" calcext:value-type="float">
            <text:p>-0.40430367067015</text:p>
          </table:table-cell>
          <table:table-cell office:value-type="float" office:value="-0.405867211785187" calcext:value-type="float">
            <text:p>-0.405867211785187</text:p>
          </table:table-cell>
          <table:table-cell office:value-type="float" office:value="-0.405072506324764" calcext:value-type="float">
            <text:p>-0.405072506324764</text:p>
          </table:table-cell>
          <table:table-cell office:value-type="float" office:value="-0.403443180316151" calcext:value-type="float">
            <text:p>-0.403443180316151</text:p>
          </table:table-cell>
          <table:table-cell office:value-type="float" office:value="-0.402151519248221" calcext:value-type="float">
            <text:p>-0.402151519248221</text:p>
          </table:table-cell>
          <table:table-cell office:value-type="float" office:value="-0.401999620979635" calcext:value-type="float">
            <text:p>-0.401999620979635</text:p>
          </table:table-cell>
          <table:table-cell office:value-type="float" office:value="-0.402179240745001" calcext:value-type="float">
            <text:p>-0.402179240745001</text:p>
          </table:table-cell>
          <table:table-cell office:value-type="float" office:value="-0.400650475587395" calcext:value-type="float">
            <text:p>-0.400650475587395</text:p>
          </table:table-cell>
          <table:table-cell office:value-type="float" office:value="-0.400596616345523" calcext:value-type="float">
            <text:p>-0.400596616345523</text:p>
          </table:table-cell>
          <table:table-cell office:value-type="float" office:value="-0.400848328304243" calcext:value-type="float">
            <text:p>-0.400848328304243</text:p>
          </table:table-cell>
          <table:table-cell office:value-type="float" office:value="-0.400664542011229" calcext:value-type="float">
            <text:p>-0.400664542011229</text:p>
          </table:table-cell>
          <table:table-cell office:value-type="float" office:value="-0.400977623782659" calcext:value-type="float">
            <text:p>-0.400977623782659</text:p>
          </table:table-cell>
          <table:table-cell office:value-type="float" office:value="-0.399311964093807" calcext:value-type="float">
            <text:p>-0.399311964093807</text:p>
          </table:table-cell>
          <table:table-cell office:value-type="float" office:value="-0.399504027201122" calcext:value-type="float">
            <text:p>-0.399504027201122</text:p>
          </table:table-cell>
          <table:table-cell office:value-type="float" office:value="-0.399150769977166" calcext:value-type="float">
            <text:p>-0.399150769977166</text:p>
          </table:table-cell>
          <table:table-cell office:value-type="float" office:value="-0.398841753208911" calcext:value-type="float">
            <text:p>-0.398841753208911</text:p>
          </table:table-cell>
          <table:table-cell office:value-type="float" office:value="-0.399100484928913" calcext:value-type="float">
            <text:p>-0.399100484928913</text:p>
          </table:table-cell>
          <table:table-cell office:value-type="float" office:value="-0.399504589660811" calcext:value-type="float">
            <text:p>-0.399504589660811</text:p>
          </table:table-cell>
          <table:table-cell office:value-type="float" office:value="-0.400402958746324" calcext:value-type="float">
            <text:p>-0.400402958746324</text:p>
          </table:table-cell>
          <table:table-cell office:value-type="float" office:value="-0.398293536665752" calcext:value-type="float">
            <text:p>-0.398293536665752</text:p>
          </table:table-cell>
          <table:table-cell office:value-type="float" office:value="-0.398545429968968" calcext:value-type="float">
            <text:p>-0.398545429968968</text:p>
          </table:table-cell>
          <table:table-cell office:value-type="float" office:value="-0.399040023571732" calcext:value-type="float">
            <text:p>-0.399040023571732</text:p>
          </table:table-cell>
          <table:table-cell office:value-type="float" office:value="-0.399151342158678" calcext:value-type="float">
            <text:p>-0.399151342158678</text:p>
          </table:table-cell>
          <table:table-cell office:value-type="float" office:value="-0.399011588255516" calcext:value-type="float">
            <text:p>-0.399011588255516</text:p>
          </table:table-cell>
          <table:table-cell office:value-type="float" office:value="-0.39927290487922" calcext:value-type="float">
            <text:p>-0.39927290487922</text:p>
          </table:table-cell>
          <table:table-cell office:value-type="float" office:value="-0.398906647135503" calcext:value-type="float">
            <text:p>-0.398906647135503</text:p>
          </table:table-cell>
          <table:table-cell office:value-type="float" office:value="-0.400049265403855" calcext:value-type="float">
            <text:p>-0.400049265403855</text:p>
          </table:table-cell>
          <table:table-cell office:value-type="float" office:value="-0.397990607125486" calcext:value-type="float">
            <text:p>-0.397990607125486</text:p>
          </table:table-cell>
          <table:table-cell office:value-type="float" office:value="-0.399794257774672" calcext:value-type="float">
            <text:p>-0.399794257774672</text:p>
          </table:table-cell>
          <table:table-cell office:value-type="float" office:value="-0.398868929041845" calcext:value-type="float">
            <text:p>-0.398868929041845</text:p>
          </table:table-cell>
          <table:table-cell office:value-type="float" office:value="-0.398406075891744" calcext:value-type="float">
            <text:p>-0.398406075891744</text:p>
          </table:table-cell>
          <table:table-cell office:value-type="float" office:value="-0.39876951750954" calcext:value-type="float">
            <text:p>-0.39876951750954</text:p>
          </table:table-cell>
          <table:table-cell office:value-type="float" office:value="-0.398580386014425" calcext:value-type="float">
            <text:p>-0.398580386014425</text:p>
          </table:table-cell>
          <table:table-cell office:value-type="float" office:value="-0.398898619304212" calcext:value-type="float">
            <text:p>-0.398898619304212</text:p>
          </table:table-cell>
          <table:table-cell office:value-type="float" office:value="-0.397859989756857" calcext:value-type="float">
            <text:p>-0.397859989756857</text:p>
          </table:table-cell>
          <table:table-cell office:value-type="float" office:value="-0.397279959155798" calcext:value-type="float">
            <text:p>-0.397279959155798</text:p>
          </table:table-cell>
          <table:table-cell office:value-type="float" office:value="-0.397262452135981" calcext:value-type="float">
            <text:p>-0.397262452135981</text:p>
          </table:table-cell>
          <table:table-cell office:value-type="float" office:value="-0.396592143519168" calcext:value-type="float">
            <text:p>-0.396592143519168</text:p>
          </table:table-cell>
          <table:table-cell office:value-type="float" office:value="-0.39699983813727" calcext:value-type="float">
            <text:p>-0.39699983813727</text:p>
          </table:table-cell>
          <table:table-cell office:value-type="float" office:value="-0.396158398008752" calcext:value-type="float">
            <text:p>-0.396158398008752</text:p>
          </table:table-cell>
          <table:table-cell office:value-type="float" office:value="-0.396197095886" calcext:value-type="float">
            <text:p>-0.396197095886</text:p>
          </table:table-cell>
          <table:table-cell office:value-type="float" office:value="-0.395770662826246" calcext:value-type="float">
            <text:p>-0.395770662826246</text:p>
          </table:table-cell>
          <table:table-cell office:value-type="float" office:value="-0.396128459869679" calcext:value-type="float">
            <text:p>-0.396128459869679</text:p>
          </table:table-cell>
          <table:table-cell office:value-type="float" office:value="-0.396184785327529" calcext:value-type="float">
            <text:p>-0.396184785327529</text:p>
          </table:table-cell>
          <table:table-cell office:value-type="float" office:value="-0.396576158055829" calcext:value-type="float">
            <text:p>-0.396576158055829</text:p>
          </table:table-cell>
          <table:table-cell office:value-type="float" office:value="-0.397010429301428" calcext:value-type="float">
            <text:p>-0.397010429301428</text:p>
          </table:table-cell>
          <table:table-cell office:value-type="float" office:value="-0.396019204074587" calcext:value-type="float">
            <text:p>-0.396019204074587</text:p>
          </table:table-cell>
          <table:table-cell office:value-type="float" office:value="-0.397241511796678" calcext:value-type="float">
            <text:p>-0.397241511796678</text:p>
          </table:table-cell>
          <table:table-cell office:value-type="float" office:value="-0.39566272196653" calcext:value-type="float">
            <text:p>-0.39566272196653</text:p>
          </table:table-cell>
          <table:table-cell office:value-type="float" office:value="-0.39670100612813" calcext:value-type="float">
            <text:p>-0.39670100612813</text:p>
          </table:table-cell>
          <table:table-cell office:value-type="float" office:value="-0.396194409755861" calcext:value-type="float">
            <text:p>-0.396194409755861</text:p>
          </table:table-cell>
          <table:table-cell office:value-type="float" office:value="-0.39633171484215" calcext:value-type="float">
            <text:p>-0.39633171484215</text:p>
          </table:table-cell>
          <table:table-cell office:value-type="float" office:value="-0.396346121529615" calcext:value-type="float">
            <text:p>-0.396346121529615</text:p>
          </table:table-cell>
          <table:table-cell office:value-type="float" office:value="-0.395828392928859" calcext:value-type="float">
            <text:p>-0.395828392928859</text:p>
          </table:table-cell>
          <table:table-cell office:value-type="float" office:value="-0.396490526024191" calcext:value-type="float">
            <text:p>-0.396490526024191</text:p>
          </table:table-cell>
          <table:table-cell office:value-type="float" office:value="-0.396154986387013" calcext:value-type="float">
            <text:p>-0.396154986387013</text:p>
          </table:table-cell>
          <table:table-cell office:value-type="float" office:value="-0.396912606242663" calcext:value-type="float">
            <text:p>-0.396912606242663</text:p>
          </table:table-cell>
          <table:table-cell office:value-type="float" office:value="-0.396506898206792" calcext:value-type="float">
            <text:p>-0.396506898206792</text:p>
          </table:table-cell>
          <table:table-cell office:value-type="float" office:value="-0.396365819902149" calcext:value-type="float">
            <text:p>-0.396365819902149</text:p>
          </table:table-cell>
          <table:table-cell office:value-type="float" office:value="-0.397562352389195" calcext:value-type="float">
            <text:p>-0.397562352389195</text:p>
          </table:table-cell>
          <table:table-cell office:value-type="float" office:value="-0.39649717934578" calcext:value-type="float">
            <text:p>-0.39649717934578</text:p>
          </table:table-cell>
          <table:table-cell office:value-type="float" office:value="-0.396145741447909" calcext:value-type="float">
            <text:p>-0.396145741447909</text:p>
          </table:table-cell>
          <table:table-cell office:value-type="float" office:value="-0.39663566337871" calcext:value-type="float">
            <text:p>-0.39663566337871</text:p>
          </table:table-cell>
          <table:table-cell office:value-type="float" office:value="-0.397438012797572" calcext:value-type="float">
            <text:p>-0.397438012797572</text:p>
          </table:table-cell>
          <table:table-cell office:value-type="float" office:value="-0.396456716534569" calcext:value-type="float">
            <text:p>-0.396456716534569</text:p>
          </table:table-cell>
          <table:table-cell office:value-type="float" office:value="-0.397177953539465" calcext:value-type="float">
            <text:p>-0.397177953539465</text:p>
          </table:table-cell>
          <table:table-cell office:value-type="float" office:value="-0.396350864626844" calcext:value-type="float">
            <text:p>-0.396350864626844</text:p>
          </table:table-cell>
          <table:table-cell office:value-type="float" office:value="-0.396376711525964" calcext:value-type="float">
            <text:p>-0.396376711525964</text:p>
          </table:table-cell>
          <table:table-cell office:value-type="float" office:value="-0.397051054024136" calcext:value-type="float">
            <text:p>-0.397051054024136</text:p>
          </table:table-cell>
          <table:table-cell office:value-type="float" office:value="-0.396811153634212" calcext:value-type="float">
            <text:p>-0.396811153634212</text:p>
          </table:table-cell>
          <table:table-cell office:value-type="float" office:value="-0.395906578210267" calcext:value-type="float">
            <text:p>-0.395906578210267</text:p>
          </table:table-cell>
          <table:table-cell office:value-type="float" office:value="-0.396634521308618" calcext:value-type="float">
            <text:p>-0.396634521308618</text:p>
          </table:table-cell>
          <table:table-cell office:value-type="float" office:value="-0.396149007371779" calcext:value-type="float">
            <text:p>-0.396149007371779</text:p>
          </table:table-cell>
          <table:table-cell office:value-type="float" office:value="-0.39614353288951" calcext:value-type="float">
            <text:p>-0.39614353288951</text:p>
          </table:table-cell>
          <table:table-cell office:value-type="float" office:value="-0.396731046175867" calcext:value-type="float">
            <text:p>-0.396731046175867</text:p>
          </table:table-cell>
          <table:table-cell office:value-type="float" office:value="-0.395990541911246" calcext:value-type="float">
            <text:p>-0.395990541911246</text:p>
          </table:table-cell>
          <table:table-cell office:value-type="float" office:value="-0.396688538585599" calcext:value-type="float">
            <text:p>-0.396688538585599</text:p>
          </table:table-cell>
          <table:table-cell office:value-type="float" office:value="-0.396130030968898" calcext:value-type="float">
            <text:p>-0.396130030968898</text:p>
          </table:table-cell>
          <table:table-cell office:value-type="float" office:value="-0.397502147484808" calcext:value-type="float">
            <text:p>-0.397502147484808</text:p>
          </table:table-cell>
          <table:table-cell office:value-type="float" office:value="-0.396652725938735" calcext:value-type="float">
            <text:p>-0.396652725938735</text:p>
          </table:table-cell>
          <table:table-cell office:value-type="float" office:value="-0.396940685538761" calcext:value-type="float">
            <text:p>-0.396940685538761</text:p>
          </table:table-cell>
          <table:table-cell office:value-type="float" office:value="-0.39733400674272" calcext:value-type="float">
            <text:p>-0.39733400674272</text:p>
          </table:table-cell>
          <table:table-cell office:value-type="float" office:value="-0.395785357105072" calcext:value-type="float">
            <text:p>-0.395785357105072</text:p>
          </table:table-cell>
          <table:table-cell office:value-type="float" office:value="-0.396141697043976" calcext:value-type="float">
            <text:p>-0.396141697043976</text:p>
          </table:table-cell>
          <table:table-cell office:value-type="float" office:value="-0.397308884038514" calcext:value-type="float">
            <text:p>-0.397308884038514</text:p>
          </table:table-cell>
          <table:table-cell office:value-type="float" office:value="-0.396590455445001" calcext:value-type="float">
            <text:p>-0.396590455445001</text:p>
          </table:table-cell>
          <table:table-cell office:value-type="float" office:value="-0.396476733121764" calcext:value-type="float">
            <text:p>-0.396476733121764</text:p>
          </table:table-cell>
          <table:table-cell office:value-type="float" office:value="-0.397062867879745" calcext:value-type="float">
            <text:p>-0.397062867879745</text:p>
          </table:table-cell>
          <table:table-cell office:value-type="float" office:value="-0.396129753901881" calcext:value-type="float">
            <text:p>-0.396129753901881</text:p>
          </table:table-cell>
          <table:table-cell office:value-type="float" office:value="-0.396221870416273" calcext:value-type="float">
            <text:p>-0.396221870416273</text:p>
          </table:table-cell>
          <table:table-cell office:value-type="float" office:value="-0.396714962305886" calcext:value-type="float">
            <text:p>-0.396714962305886</text:p>
          </table:table-cell>
          <table:table-cell office:value-type="float" office:value="-0.396460371046191" calcext:value-type="float">
            <text:p>-0.396460371046191</text:p>
          </table:table-cell>
          <table:table-cell office:value-type="float" office:value="-0.397290313027399" calcext:value-type="float">
            <text:p>-0.397290313027399</text:p>
          </table:table-cell>
          <table:table-cell office:value-type="float" office:value="-0.396777589851161" calcext:value-type="float">
            <text:p>-0.396777589851161</text:p>
          </table:table-cell>
          <table:table-cell office:value-type="float" office:value="-0.396359940882786" calcext:value-type="float">
            <text:p>-0.396359940882786</text:p>
          </table:table-cell>
          <table:table-cell office:value-type="float" office:value="-0.397803894139316" calcext:value-type="float">
            <text:p>-0.397803894139316</text:p>
          </table:table-cell>
          <table:table-cell office:value-type="float" office:value="-0.395743395281279" calcext:value-type="float">
            <text:p>-0.395743395281279</text:p>
          </table:table-cell>
          <table:table-cell office:value-type="float" office:value="-0.396709500489807" calcext:value-type="float">
            <text:p>-0.396709500489807</text:p>
          </table:table-cell>
          <table:table-cell office:value-type="float" office:value="-0.39655059538119" calcext:value-type="float">
            <text:p>-0.39655059538119</text:p>
          </table:table-cell>
          <table:table-cell office:value-type="float" office:value="-0.3968482918002" calcext:value-type="float">
            <text:p>-0.3968482918002</text:p>
          </table:table-cell>
          <table:table-cell office:value-type="float" office:value="-0.396254688105025" calcext:value-type="float">
            <text:p>-0.396254688105025</text:p>
          </table:table-cell>
          <table:table-cell office:value-type="float" office:value="-0.396618706134972" calcext:value-type="float">
            <text:p>-0.396618706134972</text:p>
          </table:table-cell>
          <table:table-cell office:value-type="float" office:value="-0.396520882818364" calcext:value-type="float">
            <text:p>-0.396520882818364</text:p>
          </table:table-cell>
          <table:table-cell office:value-type="float" office:value="-0.397023553560058" calcext:value-type="float">
            <text:p>-0.397023553560058</text:p>
          </table:table-cell>
          <table:table-cell office:value-type="float" office:value="-0.39561176183354" calcext:value-type="float">
            <text:p>-0.39561176183354</text:p>
          </table:table-cell>
          <table:table-cell office:value-type="float" office:value="-0.395896043937363" calcext:value-type="float">
            <text:p>-0.395896043937363</text:p>
          </table:table-cell>
          <table:table-cell office:value-type="float" office:value="-0.396750036485001" calcext:value-type="float">
            <text:p>-0.396750036485001</text:p>
          </table:table-cell>
          <table:table-cell office:value-type="float" office:value="-0.396931264084134" calcext:value-type="float">
            <text:p>-0.396931264084134</text:p>
          </table:table-cell>
          <table:table-cell office:value-type="float" office:value="-0.396823034107554" calcext:value-type="float">
            <text:p>-0.396823034107554</text:p>
          </table:table-cell>
          <table:table-cell office:value-type="float" office:value="-0.396294996678527" calcext:value-type="float">
            <text:p>-0.396294996678527</text:p>
          </table:table-cell>
          <table:table-cell office:value-type="float" office:value="-0.396685913990499" calcext:value-type="float">
            <text:p>-0.396685913990499</text:p>
          </table:table-cell>
          <table:table-cell office:value-type="float" office:value="-0.396122834241258" calcext:value-type="float">
            <text:p>-0.396122834241258</text:p>
          </table:table-cell>
          <table:table-cell office:value-type="float" office:value="-0.396889153007781" calcext:value-type="float">
            <text:p>-0.396889153007781</text:p>
          </table:table-cell>
          <table:table-cell office:value-type="float" office:value="-0.397033177650948" calcext:value-type="float">
            <text:p>-0.397033177650948</text:p>
          </table:table-cell>
          <table:table-cell office:value-type="float" office:value="-0.396313142261201" calcext:value-type="float">
            <text:p>-0.396313142261201</text:p>
          </table:table-cell>
          <table:table-cell office:value-type="float" office:value="-0.395794099525776" calcext:value-type="float">
            <text:p>-0.395794099525776</text:p>
          </table:table-cell>
          <table:table-cell office:value-type="float" office:value="-0.396865785975902" calcext:value-type="float">
            <text:p>-0.396865785975902</text:p>
          </table:table-cell>
          <table:table-cell office:value-type="float" office:value="-0.396340454873964" calcext:value-type="float">
            <text:p>-0.396340454873964</text:p>
          </table:table-cell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175664858754199" calcext:value-type="float">
            <text:p>1.75664858754199E-05</text:p>
          </table:table-cell>
          <table:table-cell office:value-type="float" office:value="-0.000041545981940283" calcext:value-type="float">
            <text:p>-4.1545981940283E-05</text:p>
          </table:table-cell>
          <table:table-cell office:value-type="float" office:value="0.00000253181667597691" calcext:value-type="float">
            <text:p>2.53181667597691E-06</text:p>
          </table:table-cell>
          <table:table-cell office:value-type="float" office:value="0.0000286719755494547" calcext:value-type="float">
            <text:p>2.86719755494547E-05</text:p>
          </table:table-cell>
          <table:table-cell office:value-type="float" office:value="0.0000233340964935214" calcext:value-type="float">
            <text:p>2.33340964935214E-05</text:p>
          </table:table-cell>
          <table:table-cell office:value-type="float" office:value="-0.0000354835670353104" calcext:value-type="float">
            <text:p>-3.54835670353104E-05</text:p>
          </table:table-cell>
          <table:table-cell office:value-type="float" office:value="-0.00000767275461610595" calcext:value-type="float">
            <text:p>-7.67275461610595E-06</text:p>
          </table:table-cell>
          <table:table-cell office:value-type="float" office:value="0.0000153755517734444" calcext:value-type="float">
            <text:p>1.53755517734444E-05</text:p>
          </table:table-cell>
          <table:table-cell office:value-type="float" office:value="-0.0000120508912213047" calcext:value-type="float">
            <text:p>-1.20508912213047E-05</text:p>
          </table:table-cell>
          <table:table-cell office:value-type="float" office:value="-0.0000132179153647383" calcext:value-type="float">
            <text:p>-1.32179153647383E-05</text:p>
          </table:table-cell>
          <table:table-cell office:value-type="float" office:value="0.0000513128303399335" calcext:value-type="float">
            <text:p>5.13128303399335E-05</text:p>
          </table:table-cell>
          <table:table-cell office:value-type="float" office:value="-0.0000410188304018622" calcext:value-type="float">
            <text:p>-4.10188304018622E-05</text:p>
          </table:table-cell>
          <table:table-cell office:value-type="float" office:value="0.0000191380763281956" calcext:value-type="float">
            <text:p>1.91380763281956E-05</text:p>
          </table:table-cell>
          <table:table-cell office:value-type="float" office:value="-0.0000416414610953653" calcext:value-type="float">
            <text:p>-4.16414610953653E-05</text:p>
          </table:table-cell>
          <table:table-cell office:value-type="float" office:value="0.0000231233764616534" calcext:value-type="float">
            <text:p>2.31233764616534E-05</text:p>
          </table:table-cell>
          <table:table-cell office:value-type="float" office:value="-0.0000257472567954387" calcext:value-type="float">
            <text:p>-2.57472567954387E-05</text:p>
          </table:table-cell>
          <table:table-cell office:value-type="float" office:value="0.0000180352876801848" calcext:value-type="float">
            <text:p>1.80352876801848E-05</text:p>
          </table:table-cell>
          <table:table-cell office:value-type="float" office:value="-0.00000403295913220525" calcext:value-type="float">
            <text:p>-4.03295913220525E-06</text:p>
          </table:table-cell>
          <table:table-cell office:value-type="float" office:value="-0.0000230456649909505" calcext:value-type="float">
            <text:p>-2.30456649909505E-05</text:p>
          </table:table-cell>
          <table:table-cell office:value-type="float" office:value="0.0000469453936896569" calcext:value-type="float">
            <text:p>4.69453936896569E-05</text:p>
          </table:table-cell>
          <table:table-cell office:value-type="float" office:value="-0.0000134221457615547" calcext:value-type="float">
            <text:p>-1.34221457615547E-05</text:p>
          </table:table-cell>
          <table:table-cell office:value-type="float" office:value="-0.0000109369236628298" calcext:value-type="float">
            <text:p>-1.09369236628298E-05</text:p>
          </table:table-cell>
          <table:table-cell office:value-type="float" office:value="-0.0000253204576566302" calcext:value-type="float">
            <text:p>-2.53204576566302E-05</text:p>
          </table:table-cell>
          <table:table-cell office:value-type="float" office:value="0.00000102043778921201" calcext:value-type="float">
            <text:p>1.02043778921201E-06</text:p>
          </table:table-cell>
          <table:table-cell office:value-type="float" office:value="0.000020010019465222" calcext:value-type="float">
            <text:p>2.0010019465222E-05</text:p>
          </table:table-cell>
          <table:table-cell office:value-type="float" office:value="-0.0000518211712449146" calcext:value-type="float">
            <text:p>-5.18211712449146E-05</text:p>
          </table:table-cell>
          <table:table-cell office:value-type="float" office:value="0.0000751745208755206" calcext:value-type="float">
            <text:p>7.51745208755206E-05</text:p>
          </table:table-cell>
          <table:table-cell office:value-type="float" office:value="-0.00000377719524002895" calcext:value-type="float">
            <text:p>-3.77719524002895E-06</text:p>
          </table:table-cell>
          <table:table-cell office:value-type="float" office:value="-0.0000452315152931204" calcext:value-type="float">
            <text:p>-4.52315152931204E-05</text:p>
          </table:table-cell>
          <table:table-cell office:value-type="float" office:value="0.0000607851897360123" calcext:value-type="float">
            <text:p>6.07851897360123E-05</text:p>
          </table:table-cell>
          <table:table-cell office:value-type="float" office:value="-0.0000527060209069008" calcext:value-type="float">
            <text:p>-5.27060209069008E-05</text:p>
          </table:table-cell>
          <table:table-cell office:value-type="float" office:value="0.000066457122226693" calcext:value-type="float">
            <text:p>6.6457122226693E-05</text:p>
          </table:table-cell>
          <table:table-cell office:value-type="float" office:value="-0.000203708759562715" calcext:value-type="float">
            <text:p>-0.000203708759563</text:p>
          </table:table-cell>
          <table:table-cell office:value-type="float" office:value="-0.0000878781607129286" calcext:value-type="float">
            <text:p>-8.78781607129286E-05</text:p>
          </table:table-cell>
          <table:table-cell office:value-type="float" office:value="-0.0000198321640257904" calcext:value-type="float">
            <text:p>-1.98321640257904E-05</text:p>
          </table:table-cell>
          <table:table-cell office:value-type="float" office:value="-0.000094909527176168" calcext:value-type="float">
            <text:p>-9.4909527176168E-05</text:p>
          </table:table-cell>
          <table:table-cell office:value-type="float" office:value="0.000144024099745399" calcext:value-type="float">
            <text:p>0.000144024099745</text:p>
          </table:table-cell>
          <table:table-cell office:value-type="float" office:value="-0.00000220949708334972" calcext:value-type="float">
            <text:p>-2.20949708334972E-06</text:p>
          </table:table-cell>
          <table:table-cell office:value-type="float" office:value="-0.0000950086581716358" calcext:value-type="float">
            <text:p>-9.50086581716358E-05</text:p>
          </table:table-cell>
          <table:table-cell office:value-type="float" office:value="0.000252419787553582" calcext:value-type="float">
            <text:p>0.000252419787554</text:p>
          </table:table-cell>
          <table:table-cell office:value-type="float" office:value="-0.000235463876567532" calcext:value-type="float">
            <text:p>-0.000235463876568</text:p>
          </table:table-cell>
          <table:table-cell office:value-type="float" office:value="-0.00166419157287984" calcext:value-type="float">
            <text:p>-0.00166419157288</text:p>
          </table:table-cell>
          <table:table-cell office:value-type="float" office:value="0.0363640214951846" calcext:value-type="float">
            <text:p>0.036364021495185</text:p>
          </table:table-cell>
          <table:table-cell office:value-type="float" office:value="0.00234799119388096" calcext:value-type="float">
            <text:p>0.002347991193881</text:p>
          </table:table-cell>
          <table:table-cell office:value-type="float" office:value="-0.00186953508143323" calcext:value-type="float">
            <text:p>-0.001869535081433</text:p>
          </table:table-cell>
          <table:table-cell office:value-type="float" office:value="-0.0041725615558818" calcext:value-type="float">
            <text:p>-0.004172561555882</text:p>
          </table:table-cell>
          <table:table-cell office:value-type="float" office:value="-0.0374646259378119" calcext:value-type="float">
            <text:p>-0.037464625937812</text:p>
          </table:table-cell>
          <table:table-cell office:value-type="float" office:value="-0.00298625585968193" calcext:value-type="float">
            <text:p>-0.002986255859682</text:p>
          </table:table-cell>
          <table:table-cell office:value-type="float" office:value="0.0398591600645504" calcext:value-type="float">
            <text:p>0.03985916006455</text:p>
          </table:table-cell>
          <table:table-cell office:value-type="float" office:value="-0.000671838474794184" calcext:value-type="float">
            <text:p>-0.000671838474794</text:p>
          </table:table-cell>
          <table:table-cell office:value-type="float" office:value="-0.00379012137979989" calcext:value-type="float">
            <text:p>-0.0037901213798</text:p>
          </table:table-cell>
          <table:table-cell office:value-type="float" office:value="-0.0294993690500372" calcext:value-type="float">
            <text:p>-0.029499369050037</text:p>
          </table:table-cell>
          <table:table-cell office:value-type="float" office:value="-0.00421681479202385" calcext:value-type="float">
            <text:p>-0.004216814792024</text:p>
          </table:table-cell>
          <table:table-cell office:value-type="float" office:value="-0.00478542911277352" calcext:value-type="float">
            <text:p>-0.004785429112774</text:p>
          </table:table-cell>
          <table:table-cell office:value-type="float" office:value="-0.0041409374393645" calcext:value-type="float">
            <text:p>-0.004140937439365</text:p>
          </table:table-cell>
          <table:table-cell office:value-type="float" office:value="0.00229158039819821" calcext:value-type="float">
            <text:p>0.002291580398198</text:p>
          </table:table-cell>
          <table:table-cell office:value-type="float" office:value="0.013572830242375" calcext:value-type="float">
            <text:p>0.013572830242375</text:p>
          </table:table-cell>
          <table:table-cell office:value-type="float" office:value="0.00338481327883039" calcext:value-type="float">
            <text:p>0.00338481327883</text:p>
          </table:table-cell>
          <table:table-cell office:value-type="float" office:value="0.00046633499194304" calcext:value-type="float">
            <text:p>0.000466334991943</text:p>
          </table:table-cell>
          <table:table-cell office:value-type="float" office:value="-0.000474135937156839" calcext:value-type="float">
            <text:p>-0.000474135937157</text:p>
          </table:table-cell>
          <table:table-cell office:value-type="float" office:value="-0.00157191663541917" calcext:value-type="float">
            <text:p>-0.001571916635419</text:p>
          </table:table-cell>
          <table:table-cell office:value-type="float" office:value="-0.00125512995678095" calcext:value-type="float">
            <text:p>-0.001255129956781</text:p>
          </table:table-cell>
          <table:table-cell office:value-type="float" office:value="-0.00103429782019043" calcext:value-type="float">
            <text:p>-0.00103429782019</text:p>
          </table:table-cell>
          <table:table-cell office:value-type="float" office:value="-0.00111962267628302" calcext:value-type="float">
            <text:p>-0.001119622676283</text:p>
          </table:table-cell>
          <table:table-cell office:value-type="float" office:value="-0.000662969388001589" calcext:value-type="float">
            <text:p>-0.000662969388002</text:p>
          </table:table-cell>
          <table:table-cell office:value-type="float" office:value="-0.00463053256895596" calcext:value-type="float">
            <text:p>-0.004630532568956</text:p>
          </table:table-cell>
          <table:table-cell office:value-type="float" office:value="0.0112006754494456" calcext:value-type="float">
            <text:p>0.011200675449446</text:p>
          </table:table-cell>
          <table:table-cell office:value-type="float" office:value="0.00831201119502667" calcext:value-type="float">
            <text:p>0.008312011195027</text:p>
          </table:table-cell>
          <table:table-cell office:value-type="float" office:value="0.00546908968347537" calcext:value-type="float">
            <text:p>0.005469089683475</text:p>
          </table:table-cell>
          <table:table-cell office:value-type="float" office:value="-0.00197854361580396" calcext:value-type="float">
            <text:p>-0.001978543615804</text:p>
          </table:table-cell>
          <table:table-cell office:value-type="float" office:value="0.00533541803860771" calcext:value-type="float">
            <text:p>0.005335418038608</text:p>
          </table:table-cell>
          <table:table-cell office:value-type="float" office:value="0.00997348809280657" calcext:value-type="float">
            <text:p>0.009973488092807</text:p>
          </table:table-cell>
          <table:table-cell office:value-type="float" office:value="0.00211161898235285" calcext:value-type="float">
            <text:p>0.002111618982353</text:p>
          </table:table-cell>
          <table:table-cell office:value-type="float" office:value="0.0019619722496898" calcext:value-type="float">
            <text:p>0.00196197224969</text:p>
          </table:table-cell>
          <table:table-cell office:value-type="float" office:value="-0.00087838450809502" calcext:value-type="float">
            <text:p>-0.000878384508095</text:p>
          </table:table-cell>
          <table:table-cell office:value-type="float" office:value="-0.00163828414112754" calcext:value-type="float">
            <text:p>-0.001638284141128</text:p>
          </table:table-cell>
          <table:table-cell office:value-type="float" office:value="-0.00118622033823584" calcext:value-type="float">
            <text:p>-0.001186220338236</text:p>
          </table:table-cell>
          <table:table-cell office:value-type="float" office:value="-0.00087297746537579" calcext:value-type="float">
            <text:p>-0.000872977465376</text:p>
          </table:table-cell>
          <table:table-cell office:value-type="float" office:value="-0.000405274271375933" calcext:value-type="float">
            <text:p>-0.000405274271376</text:p>
          </table:table-cell>
          <table:table-cell office:value-type="float" office:value="0.00165677296491384" calcext:value-type="float">
            <text:p>0.001656772964914</text:p>
          </table:table-cell>
          <table:table-cell office:value-type="float" office:value="-0.00152272993101055" calcext:value-type="float">
            <text:p>-0.001522729931011</text:p>
          </table:table-cell>
          <table:table-cell office:value-type="float" office:value="-0.0237007528478995" calcext:value-type="float">
            <text:p>-0.0237007528479</text:p>
          </table:table-cell>
          <table:table-cell office:value-type="float" office:value="0.00068095823171177" calcext:value-type="float">
            <text:p>0.000680958231712</text:p>
          </table:table-cell>
          <table:table-cell office:value-type="float" office:value="-0.000270090317519012" calcext:value-type="float">
            <text:p>-0.000270090317519</text:p>
          </table:table-cell>
          <table:table-cell office:value-type="float" office:value="0.0240247620717763" calcext:value-type="float">
            <text:p>0.024024762071776</text:p>
          </table:table-cell>
          <table:table-cell office:value-type="float" office:value="-0.000445389960110454" calcext:value-type="float">
            <text:p>-0.00044538996011</text:p>
          </table:table-cell>
          <table:table-cell office:value-type="float" office:value="-0.000842139375341333" calcext:value-type="float">
            <text:p>-0.000842139375341</text:p>
          </table:table-cell>
          <table:table-cell office:value-type="float" office:value="-0.00197405594763656" calcext:value-type="float">
            <text:p>-0.001974055947637</text:p>
          </table:table-cell>
          <table:table-cell office:value-type="float" office:value="-0.0318414138442115" calcext:value-type="float">
            <text:p>-0.031841413844212</text:p>
          </table:table-cell>
          <table:table-cell office:value-type="float" office:value="-0.00925211922833763" calcext:value-type="float">
            <text:p>-0.009252119228338</text:p>
          </table:table-cell>
          <table:table-cell office:value-type="float" office:value="0.0176377054010988" calcext:value-type="float">
            <text:p>0.017637705401099</text:p>
          </table:table-cell>
          <table:table-cell office:value-type="float" office:value="0.000750271395840607" calcext:value-type="float">
            <text:p>0.000750271395841</text:p>
          </table:table-cell>
          <table:table-cell office:value-type="float" office:value="-0.000637905824878493" calcext:value-type="float">
            <text:p>-0.000637905824878</text:p>
          </table:table-cell>
          <table:table-cell office:value-type="float" office:value="-0.000835936619078603" calcext:value-type="float">
            <text:p>-0.000835936619079</text:p>
          </table:table-cell>
          <table:table-cell office:value-type="float" office:value="-0.000899828309133988" calcext:value-type="float">
            <text:p>-0.000899828309134</text:p>
          </table:table-cell>
          <table:table-cell office:value-type="float" office:value="-0.000479089561060686" calcext:value-type="float">
            <text:p>-0.000479089561061</text:p>
          </table:table-cell>
          <table:table-cell office:value-type="float" office:value="-0.00182052000603927" calcext:value-type="float">
            <text:p>-0.001820520006039</text:p>
          </table:table-cell>
          <table:table-cell office:value-type="float" office:value="-0.00146172000491224" calcext:value-type="float">
            <text:p>-0.001461720004912</text:p>
          </table:table-cell>
          <table:table-cell office:value-type="float" office:value="-0.000784809632152994" calcext:value-type="float">
            <text:p>-0.000784809632153</text:p>
          </table:table-cell>
          <table:table-cell office:value-type="float" office:value="-0.00153145615802963" calcext:value-type="float">
            <text:p>-0.00153145615803</text:p>
          </table:table-cell>
          <table:table-cell office:value-type="float" office:value="-0.00344608068149849" calcext:value-type="float">
            <text:p>-0.003446080681498</text:p>
          </table:table-cell>
          <table:table-cell office:value-type="float" office:value="0.00247118072924357" calcext:value-type="float">
            <text:p>0.002471180729244</text:p>
          </table:table-cell>
          <table:table-cell office:value-type="float" office:value="0.0207628935149796" calcext:value-type="float">
            <text:p>0.02076289351498</text:p>
          </table:table-cell>
          <table:table-cell office:value-type="float" office:value="0.00288504759464803" calcext:value-type="float">
            <text:p>0.002885047594648</text:p>
          </table:table-cell>
          <table:table-cell office:value-type="float" office:value="0.011406919070463" calcext:value-type="float">
            <text:p>0.011406919070463</text:p>
          </table:table-cell>
          <table:table-cell office:value-type="float" office:value="0.00168106813322838" calcext:value-type="float">
            <text:p>0.001681068133228</text:p>
          </table:table-cell>
          <table:table-cell office:value-type="float" office:value="0.0012459764308817" calcext:value-type="float">
            <text:p>0.001245976430882</text:p>
          </table:table-cell>
          <table:table-cell office:value-type="float" office:value="-0.0032845111561034" calcext:value-type="float">
            <text:p>-0.003284511156103</text:p>
          </table:table-cell>
          <table:table-cell office:value-type="float" office:value="-0.00161721273408705" calcext:value-type="float">
            <text:p>-0.001617212734087</text:p>
          </table:table-cell>
          <table:table-cell office:value-type="float" office:value="0.00246438655566994" calcext:value-type="float">
            <text:p>0.00246438655567</text:p>
          </table:table-cell>
          <table:table-cell office:value-type="float" office:value="-0.00425400684458677" calcext:value-type="float">
            <text:p>-0.004254006844587</text:p>
          </table:table-cell>
          <table:table-cell office:value-type="float" office:value="-0.0219791608648294" calcext:value-type="float">
            <text:p>-0.021979160864829</text:p>
          </table:table-cell>
          <table:table-cell office:value-type="float" office:value="-0.00550878242527697" calcext:value-type="float">
            <text:p>-0.005508782425277</text:p>
          </table:table-cell>
          <table:table-cell office:value-type="float" office:value="-0.00346042452572409" calcext:value-type="float">
            <text:p>-0.003460424525724</text:p>
          </table:table-cell>
          <table:table-cell office:value-type="float" office:value="-0.00228544480335036" calcext:value-type="float">
            <text:p>-0.00228544480335</text:p>
          </table:table-cell>
          <table:table-cell office:value-type="float" office:value="-0.0016924336208522" calcext:value-type="float">
            <text:p>-0.001692433620852</text:p>
          </table:table-cell>
          <table:table-cell office:value-type="float" office:value="0.0388882591935379" calcext:value-type="float">
            <text:p>0.038888259193538</text:p>
          </table:table-cell>
          <table:table-cell office:value-type="float" office:value="-0.00000768579537396841" calcext:value-type="float">
            <text:p>-7.68579537396841E-06</text:p>
          </table:table-cell>
          <table:table-cell office:value-type="float" office:value="0.000581375583217469" calcext:value-type="float">
            <text:p>0.000581375583217</text:p>
          </table:table-cell>
          <table:table-cell office:value-type="float" office:value="-0.00201191489587704" calcext:value-type="float">
            <text:p>-0.002011914895877</text:p>
          </table:table-cell>
          <table:table-cell office:value-type="float" office:value="-0.00224834688259795" calcext:value-type="float">
            <text:p>-0.002248346882598</text:p>
          </table:table-cell>
          <table:table-cell office:value-type="float" office:value="-0.00445798170035206" calcext:value-type="float">
            <text:p>-0.004457981700352</text:p>
          </table:table-cell>
          <table:table-cell office:value-type="float" office:value="-0.0143384600339841" calcext:value-type="float">
            <text:p>-0.014338460033984</text:p>
          </table:table-cell>
          <table:table-cell office:value-type="float" office:value="-0.00492198218403733" calcext:value-type="float">
            <text:p>-0.004921982184037</text:p>
          </table:table-cell>
          <table:table-cell office:value-type="float" office:value="-0.00459551993582585" calcext:value-type="float">
            <text:p>-0.004595519935826</text:p>
          </table:table-cell>
          <table:table-cell office:value-type="float" office:value="-0.00530112403848937" calcext:value-type="float">
            <text:p>-0.005301124038489</text:p>
          </table:table-cell>
          <table:table-cell office:value-type="float" office:value="-0.00584013684087542" calcext:value-type="float">
            <text:p>-0.005840136840875</text:p>
          </table:table-cell>
          <table:table-cell office:value-type="float" office:value="0.0171660705768101" calcext:value-type="float">
            <text:p>0.01716607057681</text:p>
          </table:table-cell>
          <table:table-cell office:value-type="float" office:value="0.00103304229294499" calcext:value-type="float">
            <text:p>0.001033042292945</text:p>
          </table:table-cell>
          <table:table-cell office:value-type="float" office:value="-0.00143867121528557" calcext:value-type="float">
            <text:p>-0.001438671215286</text:p>
          </table:table-cell>
          <table:table-cell office:value-type="float" office:value="-0.000226545614686713" calcext:value-type="float">
            <text:p>-0.000226545614687</text:p>
          </table:table-cell>
          <table:table-cell office:value-type="float" office:value="-0.00130654161321669" calcext:value-type="float">
            <text:p>-0.001306541613217</text:p>
          </table:table-cell>
          <table:table-cell office:value-type="float" office:value="-0.000504549606176019" calcext:value-type="float">
            <text:p>-0.000504549606176</text:p>
          </table:table-cell>
          <table:table-cell office:value-type="float" office:value="-0.000895518991778532" calcext:value-type="float">
            <text:p>-0.000895518991779</text:p>
          </table:table-cell>
          <table:table-cell office:value-type="float" office:value="-0.00155574984395496" calcext:value-type="float">
            <text:p>-0.001555749843955</text:p>
          </table:table-cell>
          <table:table-cell office:value-type="float" office:value="-0.00201059971069617" calcext:value-type="float">
            <text:p>-0.002010599710696</text:p>
          </table:table-cell>
          <table:table-cell office:value-type="float" office:value="-0.00130748951861276" calcext:value-type="float">
            <text:p>-0.001307489518613</text:p>
          </table:table-cell>
          <table:table-cell office:value-type="float" office:value="0.0319307045936694" calcext:value-type="float">
            <text:p>0.031930704593669</text:p>
          </table:table-cell>
          <table:table-cell office:value-type="float" office:value="0.00515974212918041" calcext:value-type="float">
            <text:p>0.00515974212918</text:p>
          </table:table-cell>
          <table:table-cell office:value-type="float" office:value="0.00225311344487134" calcext:value-type="float">
            <text:p>0.002253113444871</text:p>
          </table:table-cell>
          <table:table-cell office:value-type="float" office:value="0.000477031910170123" calcext:value-type="float">
            <text:p>0.00047703191017</text:p>
          </table:table-cell>
          <table:table-cell office:value-type="float" office:value="-0.00116068374135592" calcext:value-type="float">
            <text:p>-0.001160683741356</text:p>
          </table:table-cell>
          <table:table-cell office:value-type="float" office:value="-0.00271152047641199" calcext:value-type="float">
            <text:p>-0.002711520476412</text:p>
          </table:table-cell>
          <table:table-cell office:value-type="float" office:value="0.000919472261918464" calcext:value-type="float">
            <text:p>0.000919472261918</text:p>
          </table:table-cell>
          <table:table-cell office:value-type="float" office:value="-0.00256881896795374" calcext:value-type="float">
            <text:p>-0.002568818967954</text:p>
          </table:table-cell>
          <table:table-cell office:value-type="float" office:value="-0.000220516601882714" calcext:value-type="float">
            <text:p>-0.000220516601883</text:p>
          </table:table-cell>
          <table:table-cell office:value-type="float" office:value="-0.000469395190044464" calcext:value-type="float">
            <text:p>-0.000469395190044</text:p>
          </table:table-cell>
          <table:table-cell office:value-type="float" office:value="-0.00190415559163826" calcext:value-type="float">
            <text:p>-0.001904155591638</text:p>
          </table:table-cell>
          <table:table-cell office:value-type="float" office:value="-0.0336025494775084" calcext:value-type="float">
            <text:p>-0.033602549477508</text:p>
          </table:table-cell>
          <table:table-cell office:value-type="float" office:value="-0.00989601471270957" calcext:value-type="float">
            <text:p>-0.00989601471271</text:p>
          </table:table-cell>
          <table:table-cell office:value-type="float" office:value="0.0031687965194796" calcext:value-type="float">
            <text:p>0.00316879651948</text:p>
          </table:table-cell>
          <table:table-cell office:value-type="float" office:value="0.0164305597122784" calcext:value-type="float">
            <text:p>0.016430559712278</text:p>
          </table:table-cell>
          <table:table-cell office:value-type="float" office:value="0.00175109712129984" calcext:value-type="float">
            <text:p>0.0017510971213</text:p>
          </table:table-cell>
          <table:table-cell office:value-type="float" office:value="-0.0000141098297178899" calcext:value-type="float">
            <text:p>-1.41098297178899E-05</text:p>
          </table:table-cell>
          <table:table-cell office:value-type="float" office:value="-0.00105440087176234" calcext:value-type="float">
            <text:p>-0.001054400871762</text:p>
          </table:table-cell>
          <table:table-cell office:value-type="float" office:value="-0.000239807450556961" calcext:value-type="float">
            <text:p>-0.000239807450557</text:p>
          </table:table-cell>
          <table:table-cell office:value-type="float" office:value="-0.00101066187983961" calcext:value-type="float">
            <text:p>-0.00101066187984</text:p>
          </table:table-cell>
          <table:table-cell office:value-type="float" office:value="-0.000405522864230901" calcext:value-type="float">
            <text:p>-0.000405522864231</text:p>
          </table:table-cell>
          <table:table-cell office:value-type="float" office:value="-0.000856055603909833" calcext:value-type="float">
            <text:p>-0.00085605560391</text:p>
          </table:table-cell>
          <table:table-cell office:value-type="float" office:value="-0.00120685178092583" calcext:value-type="float">
            <text:p>-0.001206851780926</text:p>
          </table:table-cell>
          <table:table-cell office:value-type="float" office:value="-0.00170490432783088" calcext:value-type="float">
            <text:p>-0.001704904327831</text:p>
          </table:table-cell>
          <table:table-cell office:value-type="float" office:value="-0.00131546859204695" calcext:value-type="float">
            <text:p>-0.001315468592047</text:p>
          </table:table-cell>
          <table:table-cell office:value-type="float" office:value="-0.00268099984259335" calcext:value-type="float">
            <text:p>-0.002680999842593</text:p>
          </table:table-cell>
          <table:table-cell office:value-type="float" office:value="0.000277742937699277" calcext:value-type="float">
            <text:p>0.000277742937699</text:p>
          </table:table-cell>
          <table:table-cell office:value-type="float" office:value="0.0312332265053898" calcext:value-type="float">
            <text:p>0.03123322650539</text:p>
          </table:table-cell>
          <table:table-cell office:value-type="float" office:value="0.00746583324363731" calcext:value-type="float">
            <text:p>0.007465833243637</text:p>
          </table:table-cell>
          <table:table-cell office:value-type="float" office:value="-0.0303022762869207" calcext:value-type="float">
            <text:p>-0.030302276286921</text:p>
          </table:table-cell>
          <table:table-cell office:value-type="float" office:value="0.0262291785221051" calcext:value-type="float">
            <text:p>0.026229178522105</text:p>
          </table:table-cell>
          <table:table-cell office:value-type="float" office:value="-0.00166276777267438" calcext:value-type="float">
            <text:p>-0.001662767772674</text:p>
          </table:table-cell>
          <table:table-cell office:value-type="float" office:value="-0.00176179325694215" calcext:value-type="float">
            <text:p>-0.001761793256942</text:p>
          </table:table-cell>
          <table:table-cell office:value-type="float" office:value="-0.00299260299637716" calcext:value-type="float">
            <text:p>-0.002992602996377</text:p>
          </table:table-cell>
          <table:table-cell office:value-type="float" office:value="-0.00574375970329794" calcext:value-type="float">
            <text:p>-0.005743759703298</text:p>
          </table:table-cell>
          <table:table-cell office:value-type="float" office:value="-0.0144469081808361" calcext:value-type="float">
            <text:p>-0.014446908180836</text:p>
          </table:table-cell>
          <table:table-cell office:value-type="float" office:value="-0.00461831172656002" calcext:value-type="float">
            <text:p>-0.00461831172656</text:p>
          </table:table-cell>
          <table:table-cell office:value-type="float" office:value="-0.00560167797157418" calcext:value-type="float">
            <text:p>-0.005601677971574</text:p>
          </table:table-cell>
          <table:table-cell office:value-type="float" office:value="-0.0067238722074015" calcext:value-type="float">
            <text:p>-0.006723872207402</text:p>
          </table:table-cell>
          <table:table-cell office:value-type="float" office:value="-0.000376964963651083" calcext:value-type="float">
            <text:p>-0.000376964963651</text:p>
          </table:table-cell>
          <table:table-cell office:value-type="float" office:value="0.0125972628167506" calcext:value-type="float">
            <text:p>0.012597262816751</text:p>
          </table:table-cell>
          <table:table-cell office:value-type="float" office:value="0.00375089749950108" calcext:value-type="float">
            <text:p>0.003750897499501</text:p>
          </table:table-cell>
          <table:table-cell office:value-type="float" office:value="-0.00104914252795152" calcext:value-type="float">
            <text:p>-0.001049142527952</text:p>
          </table:table-cell>
          <table:table-cell office:value-type="float" office:value="-0.00206665270836459" calcext:value-type="float">
            <text:p>-0.002066652708365</text:p>
          </table:table-cell>
          <table:table-cell office:value-type="float" office:value="-0.00119434558954601" calcext:value-type="float">
            <text:p>-0.001194345589546</text:p>
          </table:table-cell>
          <table:table-cell office:value-type="float" office:value="-0.00267410913969057" calcext:value-type="float">
            <text:p>-0.002674109139691</text:p>
          </table:table-cell>
          <table:table-cell office:value-type="float" office:value="-0.00431454489040761" calcext:value-type="float">
            <text:p>-0.004314544890408</text:p>
          </table:table-cell>
          <table:table-cell office:value-type="float" office:value="0.00214489968340348" calcext:value-type="float">
            <text:p>0.002144899683403</text:p>
          </table:table-cell>
          <table:table-cell office:value-type="float" office:value="0.0205176353368167" calcext:value-type="float">
            <text:p>0.020517635336817</text:p>
          </table:table-cell>
          <table:table-cell office:value-type="float" office:value="0.00784337263226337" calcext:value-type="float">
            <text:p>0.007843372632263</text:p>
          </table:table-cell>
          <table:table-cell office:value-type="float" office:value="0.00259503258611132" calcext:value-type="float">
            <text:p>0.002595032586111</text:p>
          </table:table-cell>
          <table:table-cell office:value-type="float" office:value="-0.000345235512901887" calcext:value-type="float">
            <text:p>-0.000345235512902</text:p>
          </table:table-cell>
          <table:table-cell office:value-type="float" office:value="-0.00439589732781731" calcext:value-type="float">
            <text:p>-0.004395897327817</text:p>
          </table:table-cell>
          <table:table-cell office:value-type="float" office:value="-0.00324327896203391" calcext:value-type="float">
            <text:p>-0.003243278962034</text:p>
          </table:table-cell>
          <table:table-cell office:value-type="float" office:value="-0.00208533168391584" calcext:value-type="float">
            <text:p>-0.002085331683916</text:p>
          </table:table-cell>
          <table:table-cell office:value-type="float" office:value="-0.0119577245055818" calcext:value-type="float">
            <text:p>-0.011957724505582</text:p>
          </table:table-cell>
          <table:table-cell office:value-type="float" office:value="0.00737783104473805" calcext:value-type="float">
            <text:p>0.007377831044738</text:p>
          </table:table-cell>
          <table:table-cell office:value-type="float" office:value="0.000972390595183947" calcext:value-type="float">
            <text:p>0.000972390595184</text:p>
          </table:table-cell>
          <table:table-cell office:value-type="float" office:value="-0.0148682314592915" calcext:value-type="float">
            <text:p>-0.014868231459292</text:p>
          </table:table-cell>
          <table:table-cell office:value-type="float" office:value="-0.00235883688056715" calcext:value-type="float">
            <text:p>-0.002358836880567</text:p>
          </table:table-cell>
          <table:table-cell office:value-type="float" office:value="-0.00279630199602399" calcext:value-type="float">
            <text:p>-0.002796301996024</text:p>
          </table:table-cell>
          <table:table-cell office:value-type="float" office:value="-0.00259000161992529" calcext:value-type="float">
            <text:p>-0.002590001619925</text:p>
          </table:table-cell>
          <table:table-cell office:value-type="float" office:value="-0.00241400349099224" calcext:value-type="float">
            <text:p>-0.002414003490992</text:p>
          </table:table-cell>
          <table:table-cell office:value-type="float" office:value="-0.0015505601151154" calcext:value-type="float">
            <text:p>-0.001550560115115</text:p>
          </table:table-cell>
          <table:table-cell office:value-type="float" office:value="-0.00100277478621619" calcext:value-type="float">
            <text:p>-0.001002774786216</text:p>
          </table:table-cell>
          <table:table-cell office:value-type="float" office:value="0.00139940083404155" calcext:value-type="float">
            <text:p>0.001399400834042</text:p>
          </table:table-cell>
          <table:table-cell office:value-type="float" office:value="0.000229398124694302" calcext:value-type="float">
            <text:p>0.000229398124694</text:p>
          </table:table-cell>
          <table:table-cell office:value-type="float" office:value="0.00280276719182015" calcext:value-type="float">
            <text:p>0.00280276719182</text:p>
          </table:table-cell>
          <table:table-cell office:value-type="float" office:value="0.0359135933761155" calcext:value-type="float">
            <text:p>0.035913593376116</text:p>
          </table:table-cell>
          <table:table-cell office:value-type="float" office:value="0.00276479274788788" calcext:value-type="float">
            <text:p>0.002764792747888</text:p>
          </table:table-cell>
          <table:table-cell office:value-type="float" office:value="0.00421114100295061" calcext:value-type="float">
            <text:p>0.004211141002951</text:p>
          </table:table-cell>
          <table:table-cell office:value-type="float" office:value="-0.00329605477993439" calcext:value-type="float">
            <text:p>-0.003296054779934</text:p>
          </table:table-cell>
          <table:table-cell office:value-type="float" office:value="-0.00414087321525436" calcext:value-type="float">
            <text:p>-0.004140873215254</text:p>
          </table:table-cell>
          <table:table-cell office:value-type="float" office:value="-0.0125425838825192" calcext:value-type="float">
            <text:p>-0.012542583882519</text:p>
          </table:table-cell>
          <table:table-cell office:value-type="float" office:value="-0.00596376962806389" calcext:value-type="float">
            <text:p>-0.005963769628064</text:p>
          </table:table-cell>
          <table:table-cell office:value-type="float" office:value="-0.00289345627303211" calcext:value-type="float">
            <text:p>-0.002893456273032</text:p>
          </table:table-cell>
          <table:table-cell office:value-type="float" office:value="-0.00988331892435879" calcext:value-type="float">
            <text:p>-0.009883318924359</text:p>
          </table:table-cell>
          <table:table-cell office:value-type="float" office:value="0.00337567226513352" calcext:value-type="float">
            <text:p>0.003375672265134</text:p>
          </table:table-cell>
          <table:table-cell office:value-type="float" office:value="0.00539431957799735" calcext:value-type="float">
            <text:p>0.005394319577997</text:p>
          </table:table-cell>
          <table:table-cell office:value-type="float" office:value="-0.000519436826573461" calcext:value-type="float">
            <text:p>-0.000519436826573</text:p>
          </table:table-cell>
          <table:table-cell office:value-type="float" office:value="0.000388049942060376" calcext:value-type="float">
            <text:p>0.00038804994206</text:p>
          </table:table-cell>
          <table:table-cell office:value-type="float" office:value="0.0000618584459147198" calcext:value-type="float">
            <text:p>6.18584459147198E-05</text:p>
          </table:table-cell>
          <table:table-cell office:value-type="float" office:value="-0.000865359445614222" calcext:value-type="float">
            <text:p>-0.000865359445614</text:p>
          </table:table-cell>
          <table:table-cell office:value-type="float" office:value="-0.000995513274767323" calcext:value-type="float">
            <text:p>-0.000995513274767</text:p>
          </table:table-cell>
          <table:table-cell office:value-type="float" office:value="-0.000838736099740056" calcext:value-type="float">
            <text:p>-0.00083873609974</text:p>
          </table:table-cell>
          <table:table-cell office:value-type="float" office:value="-0.00000710752601246201" calcext:value-type="float">
            <text:p>-7.10752601246201E-06</text:p>
          </table:table-cell>
          <table:table-cell office:value-type="float" office:value="-0.000164227921050752" calcext:value-type="float">
            <text:p>-0.000164227921051</text:p>
          </table:table-cell>
          <table:table-cell office:value-type="float" office:value="0.000739068842747215" calcext:value-type="float">
            <text:p>0.000739068842747</text:p>
          </table:table-cell>
          <table:table-cell office:value-type="float" office:value="-0.0000665483536599343" calcext:value-type="float">
            <text:p>-6.65483536599343E-05</text:p>
          </table:table-cell>
          <table:table-cell office:value-type="float" office:value="-0.000201953909479913" calcext:value-type="float">
            <text:p>-0.00020195390948</text:p>
          </table:table-cell>
          <table:table-cell office:value-type="float" office:value="-0.000129829687588123" calcext:value-type="float">
            <text:p>-0.000129829687588</text:p>
          </table:table-cell>
          <table:table-cell office:value-type="float" office:value="0.00014270252279458" calcext:value-type="float">
            <text:p>0.000142702522795</text:p>
          </table:table-cell>
          <table:table-cell office:value-type="float" office:value="0.000258071185245401" calcext:value-type="float">
            <text:p>0.000258071185245</text:p>
          </table:table-cell>
          <table:table-cell office:value-type="float" office:value="0.0000149205164147181" calcext:value-type="float">
            <text:p>1.49205164147181E-05</text:p>
          </table:table-cell>
          <table:table-cell office:value-type="float" office:value="-0.000166346980745802" calcext:value-type="float">
            <text:p>-0.000166346980746</text:p>
          </table:table-cell>
          <table:table-cell office:value-type="float" office:value="0.0000755564183527735" calcext:value-type="float">
            <text:p>7.55564183527735E-05</text:p>
          </table:table-cell>
          <table:table-cell office:value-type="float" office:value="0.00000381476853283935" calcext:value-type="float">
            <text:p>3.81476853283935E-06</text:p>
          </table:table-cell>
          <table:table-cell office:value-type="float" office:value="0.000151053035971072" calcext:value-type="float">
            <text:p>0.000151053035971</text:p>
          </table:table-cell>
          <table:table-cell office:value-type="float" office:value="0.000112729703659664" calcext:value-type="float">
            <text:p>0.00011272970366</text:p>
          </table:table-cell>
          <table:table-cell office:value-type="float" office:value="-0.00012502701200634" calcext:value-type="float">
            <text:p>-0.000125027012006</text:p>
          </table:table-cell>
          <table:table-cell office:value-type="float" office:value="-0.0000699879878900966" calcext:value-type="float">
            <text:p>-6.99879878900966E-05</text:p>
          </table:table-cell>
          <table:table-cell office:value-type="float" office:value="0.0000261592992904514" calcext:value-type="float">
            <text:p>2.61592992904514E-05</text:p>
          </table:table-cell>
          <table:table-cell office:value-type="float" office:value="0.0000407948164473648" calcext:value-type="float">
            <text:p>4.07948164473648E-05</text:p>
          </table:table-cell>
          <table:table-cell office:value-type="float" office:value="0.0000664941246162898" calcext:value-type="float">
            <text:p>6.64941246162898E-05</text:p>
          </table:table-cell>
          <table:table-cell office:value-type="float" office:value="0.0000121013953921501" calcext:value-type="float">
            <text:p>1.21013953921501E-05</text:p>
          </table:table-cell>
          <table:table-cell office:value-type="float" office:value="-0.00000539082188533158" calcext:value-type="float">
            <text:p>-5.39082188533158E-06</text:p>
          </table:table-cell>
          <table:table-cell office:value-type="float" office:value="-0.0000409723423369091" calcext:value-type="float">
            <text:p>-4.09723423369091E-05</text:p>
          </table:table-cell>
          <table:table-cell office:value-type="float" office:value="0.0000780850916149989" calcext:value-type="float">
            <text:p>7.80850916149989E-05</text:p>
          </table:table-cell>
          <table:table-cell office:value-type="float" office:value="-0.0000373460168585638" calcext:value-type="float">
            <text:p>-3.73460168585638E-05</text:p>
          </table:table-cell>
          <table:table-cell office:value-type="float" office:value="-0.00000399581492172008" calcext:value-type="float">
            <text:p>-3.99581492172008E-06</text:p>
          </table:table-cell>
          <table:table-cell office:value-type="float" office:value="0.00000241616471596817" calcext:value-type="float">
            <text:p>2.41616471596817E-06</text:p>
          </table:table-cell>
          <table:table-cell office:value-type="float" office:value="-0.0000202671111710906" calcext:value-type="float">
            <text:p>-2.02671111710906E-05</text:p>
          </table:table-cell>
          <table:table-cell office:value-type="float" office:value="0.000044006431864696" calcext:value-type="float">
            <text:p>4.4006431864696E-05</text:p>
          </table:table-cell>
          <table:table-cell office:value-type="float" office:value="-0.00000506589984522465" calcext:value-type="float">
            <text:p>-5.06589984522465E-06</text:p>
          </table:table-cell>
          <table:table-cell office:value-type="float" office:value="0.0000361950200641337" calcext:value-type="float">
            <text:p>3.61950200641337E-05</text:p>
          </table:table-cell>
          <table:table-cell office:value-type="float" office:value="-0.00000819310741406731" calcext:value-type="float">
            <text:p>-8.19310741406731E-06</text:p>
          </table:table-cell>
          <table:table-cell office:value-type="float" office:value="0.0000480999138791627" calcext:value-type="float">
            <text:p>4.80999138791627E-05</text:p>
          </table:table-cell>
          <table:table-cell office:value-type="float" office:value="0.0000606392585656979" calcext:value-type="float">
            <text:p>6.06392585656979E-05</text:p>
          </table:table-cell>
          <table:table-cell office:value-type="float" office:value="-0.0000778649944120358" calcext:value-type="float">
            <text:p>-7.78649944120358E-05</text:p>
          </table:table-cell>
          <table:table-cell office:value-type="float" office:value="0.0000878731342722205" calcext:value-type="float">
            <text:p>8.78731342722205E-05</text:p>
          </table:table-cell>
          <table:table-cell office:value-type="float" office:value="-0.0000265865042925473" calcext:value-type="float">
            <text:p>-2.65865042925473E-05</text:p>
          </table:table-cell>
          <table:table-cell office:value-type="float" office:value="-0.000026197541718509" calcext:value-type="float">
            <text:p>-2.6197541718509E-05</text:p>
          </table:table-cell>
          <table:table-cell office:value-type="float" office:value="0.0000214989528384835" calcext:value-type="float">
            <text:p>2.14989528384835E-05</text:p>
          </table:table-cell>
          <table:table-cell office:value-type="float" office:value="0.00000778806914308872" calcext:value-type="float">
            <text:p>7.78806914308872E-06</text:p>
          </table:table-cell>
          <table:table-cell office:value-type="float" office:value="0.0000326046173688144" calcext:value-type="float">
            <text:p>3.26046173688144E-05</text:p>
          </table:table-cell>
          <table:table-cell office:value-type="float" office:value="-0.00000557482286239752" calcext:value-type="float">
            <text:p>-5.57482286239752E-06</text:p>
          </table:table-cell>
          <table:table-cell office:value-type="float" office:value="0.0000108974777635051" calcext:value-type="float">
            <text:p>1.08974777635051E-05</text:p>
          </table:table-cell>
          <table:table-cell office:value-type="float" office:value="-0.00000204711133638957" calcext:value-type="float">
            <text:p>-2.04711133638957E-06</text:p>
          </table:table-cell>
          <table:table-cell office:value-type="float" office:value="-0.000042808634575453" calcext:value-type="float">
            <text:p>-4.2808634575453E-05</text:p>
          </table:table-cell>
          <table:table-cell office:value-type="float" office:value="0.000038652632496472" calcext:value-type="float">
            <text:p>3.8652632496472E-05</text:p>
          </table:table-cell>
          <table:table-cell office:value-type="float" office:value="-0.0000307608532983949" calcext:value-type="float">
            <text:p>-3.07608532983949E-05</text:p>
          </table:table-cell>
          <table:table-cell office:value-type="float" office:value="-0.00000520830256989235" calcext:value-type="float">
            <text:p>-5.20830256989235E-06</text:p>
          </table:table-cell>
          <table:table-cell office:value-type="float" office:value="-0.0000166231832414154" calcext:value-type="float">
            <text:p>-1.66231832414154E-05</text:p>
          </table:table-cell>
          <table:table-cell office:value-type="float" office:value="-0.0000000366580911181913" calcext:value-type="float">
            <text:p>-3.66580911181913E-08</text:p>
          </table:table-cell>
          <table:table-cell office:value-type="float" office:value="0.0000176295662566162" calcext:value-type="float">
            <text:p>1.76295662566162E-05</text:p>
          </table:table-cell>
          <table:table-cell office:value-type="float" office:value="0.0000291318965996434" calcext:value-type="float">
            <text:p>2.91318965996434E-05</text:p>
          </table:table-cell>
          <table:table-cell office:value-type="float" office:value="-0.0000186022579863332" calcext:value-type="float">
            <text:p>-1.86022579863332E-05</text:p>
          </table:table-cell>
          <table:table-cell office:value-type="float" office:value="-0.0000110124739913786" calcext:value-type="float">
            <text:p>-1.10124739913786E-05</text:p>
          </table:table-cell>
          <table:table-cell office:value-type="float" office:value="0.0000236531328374756" calcext:value-type="float">
            <text:p>2.36531328374756E-05</text:p>
          </table:table-cell>
          <table:table-cell office:value-type="float" office:value="-0.0000411272383172845" calcext:value-type="float">
            <text:p>-4.11272383172845E-05</text:p>
          </table:table-cell>
          <table:table-cell office:value-type="float" office:value="0.0000458001855343504" calcext:value-type="float">
            <text:p>4.58001855343504E-05</text:p>
          </table:table-cell>
          <table:table-cell office:value-type="float" office:value="-0.0000124034317765531" calcext:value-type="float">
            <text:p>-1.24034317765531E-05</text:p>
          </table:table-cell>
          <table:table-cell office:value-type="float" office:value="-0.00000168156476021419" calcext:value-type="float">
            <text:p>-1.68156476021419E-06</text:p>
          </table:table-cell>
          <table:table-cell office:value-type="float" office:value="0.000000732661453783923" calcext:value-type="float">
            <text:p>7.32661453783923E-07</text:p>
          </table:table-cell>
          <table:table-cell office:value-type="float" office:value="-0.000024825308475418" calcext:value-type="float">
            <text:p>-2.4825308475418E-05</text:p>
          </table:table-cell>
          <table:table-cell office:value-type="float" office:value="0.0000378642934409923" calcext:value-type="float">
            <text:p>3.78642934409923E-05</text:p>
          </table:table-cell>
          <table:table-cell office:value-type="float" office:value="-0.000025125167305351" calcext:value-type="float">
            <text:p>-2.5125167305351E-05</text:p>
          </table:table-cell>
          <table:table-cell office:value-type="float" office:value="0.00000935514511790636" calcext:value-type="float">
            <text:p>9.35514511790636E-06</text:p>
          </table:table-cell>
          <table:table-cell office:value-type="float" office:value="-0.00000505840321657347" calcext:value-type="float">
            <text:p>-5.05840321657347E-06</text:p>
          </table:table-cell>
          <table:table-cell office:value-type="float" office:value="0.00000346389754224408" calcext:value-type="float">
            <text:p>3.46389754224408E-06</text:p>
          </table:table-cell>
          <table:table-cell office:value-type="float" office:value="0.0000345419351987508" calcext:value-type="float">
            <text:p>3.45419351987508E-05</text:p>
          </table:table-cell>
          <table:table-cell office:value-type="float" office:value="-0.0000208177876654947" calcext:value-type="float">
            <text:p>-2.08177876654947E-05</text:p>
          </table:table-cell>
          <table:table-cell office:value-type="float" office:value="-0.0000238774210497006" calcext:value-type="float">
            <text:p>-2.38774210497006E-05</text:p>
          </table:table-cell>
          <table:table-cell office:value-type="float" office:value="0.0000287898207942949" calcext:value-type="float">
            <text:p>2.87898207942949E-05</text:p>
          </table:table-cell>
          <table:table-cell office:value-type="float" office:value="0.0000142904909686825" calcext:value-type="float">
            <text:p>1.42904909686825E-05</text:p>
          </table:table-cell>
          <table:table-cell office:value-type="float" office:value="-0.0000329299305585895" calcext:value-type="float">
            <text:p>-3.29299305585895E-05</text:p>
          </table:table-cell>
          <table:table-cell office:value-type="float" office:value="0.0000153514944285504" calcext:value-type="float">
            <text:p>1.53514944285504E-05</text:p>
          </table:table-cell>
          <table:table-cell office:value-type="float" office:value="-0.0000044021340167566" calcext:value-type="float">
            <text:p>-4.4021340167566E-06</text:p>
          </table:table-cell>
          <table:table-cell office:value-type="float" office:value="-0.000016217115754058" calcext:value-type="float">
            <text:p>-1.6217115754058E-05</text:p>
          </table:table-cell>
          <table:table-cell office:value-type="float" office:value="0.0000126435311027517" calcext:value-type="float">
            <text:p>1.26435311027517E-05</text:p>
          </table:table-cell>
          <table:table-cell office:value-type="float" office:value="-0.00000196945908798041" calcext:value-type="float">
            <text:p>-1.96945908798041E-06</text:p>
          </table:table-cell>
          <table:table-cell office:value-type="float" office:value="-0.0000141359942572028" calcext:value-type="float">
            <text:p>-1.41359942572028E-05</text:p>
          </table:table-cell>
          <table:table-cell office:value-type="float" office:value="0.0000141461551274036" calcext:value-type="float">
            <text:p>1.41461551274036E-05</text:p>
          </table:table-cell>
          <table:table-cell office:value-type="float" office:value="-0.0000504270328042233" calcext:value-type="float">
            <text:p>-5.04270328042233E-05</text:p>
          </table:table-cell>
          <table:table-cell office:value-type="float" office:value="0.0000472737313155225" calcext:value-type="float">
            <text:p>4.72737313155225E-05</text:p>
          </table:table-cell>
          <table:table-cell office:value-type="float" office:value="0.0000043877103911294" calcext:value-type="float">
            <text:p>4.3877103911294E-06</text:p>
          </table:table-cell>
          <table:table-cell office:value-type="float" office:value="-0.000034309693219825" calcext:value-type="float">
            <text:p>-3.4309693219825E-05</text:p>
          </table:table-cell>
          <table:table-cell office:value-type="float" office:value="0.0000407398549602256" calcext:value-type="float">
            <text:p>4.07398549602256E-05</text:p>
          </table:table-cell>
          <table:table-cell office:value-type="float" office:value="-0.0000184988188360324" calcext:value-type="float">
            <text:p>-1.84988188360324E-05</text:p>
          </table:table-cell>
          <table:table-cell office:value-type="float" office:value="0.0000111247377571067" calcext:value-type="float">
            <text:p>1.11247377571067E-05</text:p>
          </table:table-cell>
          <table:table-cell office:value-type="float" office:value="-0.00000204859590691164" calcext:value-type="float">
            <text:p>-2.04859590691164E-06</text:p>
          </table:table-cell>
          <table:table-cell office:value-type="float" office:value="-0.00000461580402699724" calcext:value-type="float">
            <text:p>-4.61580402699724E-06</text:p>
          </table:table-cell>
          <table:table-cell office:value-type="float" office:value="0.0000277791982595255" calcext:value-type="float">
            <text:p>2.77791982595255E-05</text:p>
          </table:table-cell>
          <table:table-cell office:value-type="float" office:value="-0.0000493269978739663" calcext:value-type="float">
            <text:p>-4.93269978739663E-05</text:p>
          </table:table-cell>
          <table:table-cell office:value-type="float" office:value="0.00000956248340866495" calcext:value-type="float">
            <text:p>9.56248340866495E-06</text:p>
          </table:table-cell>
          <table:table-cell office:value-type="float" office:value="0.0000308196791451998" calcext:value-type="float">
            <text:p>3.08196791451998E-05</text:p>
          </table:table-cell>
          <table:table-cell office:value-type="float" office:value="-0.0000135311135032179" calcext:value-type="float">
            <text:p>-1.35311135032179E-05</text:p>
          </table:table-cell>
          <table:table-cell office:value-type="float" office:value="-0.00000907716391845836" calcext:value-type="float">
            <text:p>-9.07716391845836E-06</text:p>
          </table:table-cell>
          <table:table-cell office:value-type="float" office:value="0.0000245516184523842" calcext:value-type="float">
            <text:p>2.45516184523842E-05</text:p>
          </table:table-cell>
          <table:table-cell office:value-type="float" office:value="-0.0000581438858982541" calcext:value-type="float">
            <text:p>-5.81438858982541E-05</text:p>
          </table:table-cell>
          <table:table-cell office:value-type="float" office:value="0.0000238158052001669" calcext:value-type="float">
            <text:p>2.38158052001669E-05</text:p>
          </table:table-cell>
          <table:table-cell office:value-type="float" office:value="0.0000180430301793266" calcext:value-type="float">
            <text:p>1.80430301793266E-05</text:p>
          </table:table-cell>
          <table:table-cell office:value-type="float" office:value="0.00000180076714995092" calcext:value-type="float">
            <text:p>1.80076714995092E-06</text:p>
          </table:table-cell>
          <table:table-cell office:value-type="float" office:value="0.0000394848511872103" calcext:value-type="float">
            <text:p>3.94848511872103E-05</text:p>
          </table:table-cell>
          <table:table-cell office:value-type="float" office:value="-0.0000577903349724407" calcext:value-type="float">
            <text:p>-5.77903349724407E-05</text:p>
          </table:table-cell>
          <table:table-cell office:value-type="float" office:value="0.000000782265411503058" calcext:value-type="float">
            <text:p>7.82265411503058E-07</text:p>
          </table:table-cell>
          <table:table-cell office:value-type="float" office:value="0.0000579137074255831" calcext:value-type="float">
            <text:p>5.79137074255831E-05</text:p>
          </table:table-cell>
          <table:table-cell office:value-type="float" office:value="-0.0000816816282951383" calcext:value-type="float">
            <text:p>-8.16816282951383E-05</text:p>
          </table:table-cell>
          <table:table-cell office:value-type="float" office:value="0.000052780402080066" calcext:value-type="float">
            <text:p>5.2780402080066E-05</text:p>
          </table:table-cell>
          <table:table-cell office:value-type="float" office:value="-0.00000362513419743804" calcext:value-type="float">
            <text:p>-3.62513419743804E-06</text:p>
          </table:table-cell>
          <table:table-cell office:value-type="float" office:value="0.0000113334414993393" calcext:value-type="float">
            <text:p>1.13334414993393E-05</text:p>
          </table:table-cell>
          <table:table-cell office:value-type="float" office:value="-0.0000293987592553946" calcext:value-type="float">
            <text:p>-2.93987592553946E-05</text:p>
          </table:table-cell>
          <table:table-cell office:value-type="float" office:value="0.000010773132418318" calcext:value-type="float">
            <text:p>1.0773132418318E-05</text:p>
          </table:table-cell>
          <table:table-cell office:value-type="float" office:value="0.00000137875076805516" calcext:value-type="float">
            <text:p>1.37875076805516E-06</text:p>
          </table:table-cell>
          <table:table-cell office:value-type="float" office:value="-0.000000564305374539664" calcext:value-type="float">
            <text:p>-5.64305374539664E-07</text:p>
          </table:table-cell>
          <table:table-cell office:value-type="float" office:value="-0.0000436349208977616" calcext:value-type="float">
            <text:p>-4.36349208977616E-05</text:p>
          </table:table-cell>
          <table:table-cell office:value-type="float" office:value="0.00000885569388325846" calcext:value-type="float">
            <text:p>8.85569388325846E-06</text:p>
          </table:table-cell>
          <table:table-cell office:value-type="float" office:value="0.0000497926750491762" calcext:value-type="float">
            <text:p>4.97926750491762E-05</text:p>
          </table:table-cell>
          <table:table-cell office:value-type="float" office:value="-0.00000471700746684789" calcext:value-type="float">
            <text:p>-4.71700746684789E-06</text:p>
          </table:table-cell>
          <table:table-cell office:value-type="float" office:value="-0.0000229637251242254" calcext:value-type="float">
            <text:p>-2.29637251242254E-05</text:p>
          </table:table-cell>
          <table:table-cell office:value-type="float" office:value="-0.00000095798213434195" calcext:value-type="float">
            <text:p>-9.5798213434195E-07</text:p>
          </table:table-cell>
          <table:table-cell office:value-type="float" office:value="0.00000442812594797504" calcext:value-type="float">
            <text:p>4.42812594797504E-06</text:p>
          </table:table-cell>
          <table:table-cell office:value-type="float" office:value="-0.0000259816308986194" calcext:value-type="float">
            <text:p>-2.59816308986194E-05</text:p>
          </table:table-cell>
          <table:table-cell office:value-type="float" office:value="0.0000383300855265611" calcext:value-type="float">
            <text:p>3.83300855265611E-05</text:p>
          </table:table-cell>
          <table:table-cell office:value-type="float" office:value="0.00000548535546118778" calcext:value-type="float">
            <text:p>5.48535546118778E-06</text:p>
          </table:table-cell>
          <table:table-cell office:value-type="float" office:value="-0.0000282515298802855" calcext:value-type="float">
            <text:p>-2.82515298802855E-05</text:p>
          </table:table-cell>
          <table:table-cell office:value-type="float" office:value="-0.00000381482125955124" calcext:value-type="float">
            <text:p>-3.81482125955124E-06</text:p>
          </table:table-cell>
          <table:table-cell office:value-type="float" office:value="0.0000247431854997204" calcext:value-type="float">
            <text:p>2.47431854997204E-05</text:p>
          </table:table-cell>
          <table:table-cell office:value-type="float" office:value="-0.0000181344463723865" calcext:value-type="float">
            <text:p>-1.81344463723865E-05</text:p>
          </table:table-cell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06859161877489" calcext:value-type="float">
            <text:p>1.06859161877489</text:p>
          </table:table-cell>
          <table:table-cell table:number-columns-repeated="345"/>
        </table:table-row>
        <table:table-row table:style-name="ro1">
          <table:table-cell/>
          <table:table-cell office:value-type="float" office:value="1.8680317401886" calcext:value-type="float">
            <text:p>1.8680317401886</text:p>
          </table:table-cell>
          <table:table-cell office:value-type="float" office:value="18.7468829154968" calcext:value-type="float">
            <text:p>18.7468829154968</text:p>
          </table:table-cell>
          <table:table-cell table:formula="of:=[.C10]-[.B10]" office:value-type="float" office:value="16.8788511753082" calcext:value-type="float">
            <text:p>16.8788511753082</text:p>
          </table:table-cell>
          <table:table-cell office:value-type="float" office:value="11" calcext:value-type="float">
            <text:p>11</text:p>
          </table:table-cell>
          <table:table-cell table:formula="of:=[.D10]/[.E10]" office:value-type="float" office:value="1.53444101593711" calcext:value-type="float">
            <text:p>1.53444101593711</text:p>
          </table:table-cell>
          <table:table-cell table:number-columns-repeated="3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16:53:33.921254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5T16:56:12.211507555</dc:date>
    <meta:editing-duration>PT3M18S</meta:editing-duration>
    <meta:editing-cycles>2</meta:editing-cycles>
    <meta:generator>LibreOffice/6.4.7.2$Linux_X86_64 LibreOffice_project/40$Build-2</meta:generator>
    <meta:document-statistic meta:table-count="1" meta:cell-count="278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99cm" svg:height="13.906cm" xlink:href=".." xlink:type="simple" chart:class="chart:scatter" chart:row-mapping="0 1" chart:style-name="ch1">
        <chart:legend chart:legend-position="end" svg:x="21.424cm" svg:y="6.405cm" style:legend-expansion="high" chart:style-name="ch2"/>
        <chart:plot-area chart:style-name="ch3" table:cell-range-address="tfoot9.B1:tfoot9.MI1 tfoot9.A6:tfoot9.MI6 tfoot9.A8:tfoot9.MI8" chart:data-source-has-labels="both" svg:x="0.493cm" svg:y="0.278cm" svg:width="20.438cm" svg:height="13.35cm">
          <chartooo:coordinate-region svg:x="1.511cm" svg:y="0.478cm" svg:width="19.233cm" svg:height="12.951cm"/>
          <chart:axis chart:dimension="x" chart:name="primary-x" chart:style-name="ch4" chartooo:axis-type="auto">
            <chart:categories table:cell-range-address="tfoot9.B1:tfoot9.M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9.B6:tfoot9.MI6" chart:label-cell-address="tfoot9.A6:tfoot9.A6" chart:class="chart:scatter">
            <chart:domain table:cell-range-address="tfoot9.B1:tfoot9.MI1"/>
            <chart:data-point chart:repeated="346"/>
          </chart:series>
          <chart:series chart:style-name="ch7" chart:values-cell-range-address="tfoot9.B8:tfoot9.MI8" chart:label-cell-address="tfoot9.A8:tfoot9.A8" chart:class="chart:scatter">
            <chart:data-point chart:repeated="3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9.B1:tfoot9.MI1</svg:desc>
                </draw:g>
              </table:table-cell>
              <table:table-cell office:value-type="float" office:value="0.066713809967041">
                <text:p>0.066713809967041</text:p>
              </table:table-cell>
              <table:table-cell office:value-type="float" office:value="0.100070714950562">
                <text:p>0.100070714950562</text:p>
              </table:table-cell>
              <table:table-cell office:value-type="float" office:value="0.133427381515503">
                <text:p>0.133427381515503</text:p>
              </table:table-cell>
              <table:table-cell office:value-type="float" office:value="0.166784286499023">
                <text:p>0.166784286499023</text:p>
              </table:table-cell>
              <table:table-cell office:value-type="float" office:value="0.200141191482544">
                <text:p>0.200141191482544</text:p>
              </table:table-cell>
              <table:table-cell office:value-type="float" office:value="0.233497858047485">
                <text:p>0.233497858047485</text:p>
              </table:table-cell>
              <table:table-cell office:value-type="float" office:value="0.300211429595947">
                <text:p>0.300211429595947</text:p>
              </table:table-cell>
              <table:table-cell office:value-type="float" office:value="0.333568572998047">
                <text:p>0.333568572998047</text:p>
              </table:table-cell>
              <table:table-cell office:value-type="float" office:value="0.366925239562988">
                <text:p>0.366925239562988</text:p>
              </table:table-cell>
              <table:table-cell office:value-type="float" office:value="0.400282144546509">
                <text:p>0.400282144546509</text:p>
              </table:table-cell>
              <table:table-cell office:value-type="float" office:value="0.43363881111145">
                <text:p>0.43363881111145</text:p>
              </table:table-cell>
              <table:table-cell office:value-type="float" office:value="0.466995716094971">
                <text:p>0.466995716094971</text:p>
              </table:table-cell>
              <table:table-cell office:value-type="float" office:value="0.500352382659912">
                <text:p>0.500352382659912</text:p>
              </table:table-cell>
              <table:table-cell office:value-type="float" office:value="0.533709287643433">
                <text:p>0.533709287643433</text:p>
              </table:table-cell>
              <table:table-cell office:value-type="float" office:value="0.600422859191895">
                <text:p>0.600422859191895</text:p>
              </table:table-cell>
              <table:table-cell office:value-type="float" office:value="0.633779525756836">
                <text:p>0.633779525756836</text:p>
              </table:table-cell>
              <table:table-cell office:value-type="float" office:value="0.667136430740356">
                <text:p>0.667136430740356</text:p>
              </table:table-cell>
              <table:table-cell office:value-type="float" office:value="0.733850002288818">
                <text:p>0.733850002288818</text:p>
              </table:table-cell>
              <table:table-cell office:value-type="float" office:value="0.76720666885376">
                <text:p>0.76720666885376</text:p>
              </table:table-cell>
              <table:table-cell office:value-type="float" office:value="0.80056357383728">
                <text:p>0.80056357383728</text:p>
              </table:table-cell>
              <table:table-cell office:value-type="float" office:value="0.867276906967163">
                <text:p>0.867276906967163</text:p>
              </table:table-cell>
              <table:table-cell office:value-type="float" office:value="0.933990478515625">
                <text:p>0.933990478515625</text:p>
              </table:table-cell>
              <table:table-cell office:value-type="float" office:value="1.00070762634277">
                <text:p>1.00070762634277</text:p>
              </table:table-cell>
              <table:table-cell office:value-type="float" office:value="1.06742477416992">
                <text:p>1.06742477416992</text:p>
              </table:table-cell>
              <table:table-cell office:value-type="float" office:value="1.13414168357849">
                <text:p>1.13414168357849</text:p>
              </table:table-cell>
              <table:table-cell office:value-type="float" office:value="1.20085906982422">
                <text:p>1.20085906982422</text:p>
              </table:table-cell>
              <table:table-cell office:value-type="float" office:value="1.26757597923279">
                <text:p>1.26757597923279</text:p>
              </table:table-cell>
              <table:table-cell office:value-type="float" office:value="1.33429336547852">
                <text:p>1.33429336547852</text:p>
              </table:table-cell>
              <table:table-cell office:value-type="float" office:value="1.40101051330566">
                <text:p>1.40101051330566</text:p>
              </table:table-cell>
              <table:table-cell office:value-type="float" office:value="1.46772789955139">
                <text:p>1.46772789955139</text:p>
              </table:table-cell>
              <table:table-cell office:value-type="float" office:value="1.50108647346497">
                <text:p>1.50108647346497</text:p>
              </table:table-cell>
              <table:table-cell office:value-type="float" office:value="1.56780385971069">
                <text:p>1.56780385971069</text:p>
              </table:table-cell>
              <table:table-cell office:value-type="float" office:value="1.60116243362427">
                <text:p>1.60116243362427</text:p>
              </table:table-cell>
              <table:table-cell office:value-type="float" office:value="1.66787981987">
                <text:p>1.66787981987</text:p>
              </table:table-cell>
              <table:table-cell office:value-type="float" office:value="1.73459696769714">
                <text:p>1.73459696769714</text:p>
              </table:table-cell>
              <table:table-cell office:value-type="float" office:value="1.80131435394287">
                <text:p>1.80131435394287</text:p>
              </table:table-cell>
              <table:table-cell office:value-type="float" office:value="1.8680317401886">
                <text:p>1.8680317401886</text:p>
              </table:table-cell>
              <table:table-cell office:value-type="float" office:value="1.90139055252075">
                <text:p>1.90139055252075</text:p>
              </table:table-cell>
              <table:table-cell office:value-type="float" office:value="1.96810841560364">
                <text:p>1.96810841560364</text:p>
              </table:table-cell>
              <table:table-cell office:value-type="float" office:value="2.03482723236084">
                <text:p>2.03482723236084</text:p>
              </table:table-cell>
              <table:table-cell office:value-type="float" office:value="2.10154604911804">
                <text:p>2.10154604911804</text:p>
              </table:table-cell>
              <table:table-cell office:value-type="float" office:value="2.50185966491699">
                <text:p>2.50185966491699</text:p>
              </table:table-cell>
              <table:table-cell office:value-type="float" office:value="2.56857872009277">
                <text:p>2.56857872009277</text:p>
              </table:table-cell>
              <table:table-cell office:value-type="float" office:value="2.63529801368713">
                <text:p>2.63529801368713</text:p>
              </table:table-cell>
              <table:table-cell office:value-type="float" office:value="2.73537683486938">
                <text:p>2.73537683486938</text:p>
              </table:table-cell>
              <table:table-cell office:value-type="float" office:value="3.43587899208069">
                <text:p>3.43587899208069</text:p>
              </table:table-cell>
              <table:table-cell office:value-type="float" office:value="3.53594756126404">
                <text:p>3.53594756126404</text:p>
              </table:table-cell>
              <table:table-cell office:value-type="float" office:value="3.80279684066772">
                <text:p>3.80279684066772</text:p>
              </table:table-cell>
              <table:table-cell office:value-type="float" office:value="3.86950898170471">
                <text:p>3.86950898170471</text:p>
              </table:table-cell>
              <table:table-cell office:value-type="float" office:value="3.9362211227417">
                <text:p>3.9362211227417</text:p>
              </table:table-cell>
              <table:table-cell office:value-type="float" office:value="4.06964778900147">
                <text:p>4.06964778900147</text:p>
              </table:table-cell>
              <table:table-cell office:value-type="float" office:value="4.10300445556641">
                <text:p>4.10300445556641</text:p>
              </table:table-cell>
              <table:table-cell office:value-type="float" office:value="4.13636112213135">
                <text:p>4.13636112213135</text:p>
              </table:table-cell>
              <table:table-cell office:value-type="float" office:value="4.16971778869629">
                <text:p>4.16971778869629</text:p>
              </table:table-cell>
              <table:table-cell office:value-type="float" office:value="4.20307445526123">
                <text:p>4.20307445526123</text:p>
              </table:table-cell>
              <table:table-cell office:value-type="float" office:value="4.26978802680969">
                <text:p>4.26978802680969</text:p>
              </table:table-cell>
              <table:table-cell office:value-type="float" office:value="4.33650135993958">
                <text:p>4.33650135993958</text:p>
              </table:table-cell>
              <table:table-cell office:value-type="float" office:value="4.40321469306946">
                <text:p>4.40321469306946</text:p>
              </table:table-cell>
              <table:table-cell office:value-type="float" office:value="4.4365713596344">
                <text:p>4.4365713596344</text:p>
              </table:table-cell>
              <table:table-cell office:value-type="float" office:value="4.5032844543457">
                <text:p>4.5032844543457</text:p>
              </table:table-cell>
              <table:table-cell office:value-type="float" office:value="4.53664112091064">
                <text:p>4.53664112091064</text:p>
              </table:table-cell>
              <table:table-cell office:value-type="float" office:value="4.56999754905701">
                <text:p>4.56999754905701</text:p>
              </table:table-cell>
              <table:table-cell office:value-type="float" office:value="4.60335445404053">
                <text:p>4.60335445404053</text:p>
              </table:table-cell>
              <table:table-cell office:value-type="float" office:value="4.63671112060547">
                <text:p>4.63671112060547</text:p>
              </table:table-cell>
              <table:table-cell office:value-type="float" office:value="4.70342421531677">
                <text:p>4.70342421531677</text:p>
              </table:table-cell>
              <table:table-cell office:value-type="float" office:value="4.77013731002808">
                <text:p>4.77013731002808</text:p>
              </table:table-cell>
              <table:table-cell office:value-type="float" office:value="4.80349397659302">
                <text:p>4.80349397659302</text:p>
              </table:table-cell>
              <table:table-cell office:value-type="float" office:value="4.83685040473938">
                <text:p>4.83685040473938</text:p>
              </table:table-cell>
              <table:table-cell office:value-type="float" office:value="4.97027707099915">
                <text:p>4.97027707099915</text:p>
              </table:table-cell>
              <table:table-cell office:value-type="float" office:value="5.00363397598267">
                <text:p>5.00363397598267</text:p>
              </table:table-cell>
              <table:table-cell office:value-type="float" office:value="5.07034754753113">
                <text:p>5.07034754753113</text:p>
              </table:table-cell>
              <table:table-cell office:value-type="float" office:value="5.10370445251465">
                <text:p>5.10370445251465</text:p>
              </table:table-cell>
              <table:table-cell office:value-type="float" office:value="5.13706111907959">
                <text:p>5.13706111907959</text:p>
              </table:table-cell>
              <table:table-cell office:value-type="float" office:value="5.17041802406311">
                <text:p>5.17041802406311</text:p>
              </table:table-cell>
              <table:table-cell office:value-type="float" office:value="5.20377469062805">
                <text:p>5.20377469062805</text:p>
              </table:table-cell>
              <table:table-cell office:value-type="float" office:value="5.23713159561157">
                <text:p>5.23713159561157</text:p>
              </table:table-cell>
              <table:table-cell office:value-type="float" office:value="5.27048850059509">
                <text:p>5.27048850059509</text:p>
              </table:table-cell>
              <table:table-cell office:value-type="float" office:value="5.30384516716003">
                <text:p>5.30384516716003</text:p>
              </table:table-cell>
              <table:table-cell office:value-type="float" office:value="5.3705587387085">
                <text:p>5.3705587387085</text:p>
              </table:table-cell>
              <table:table-cell office:value-type="float" office:value="5.40391564369202">
                <text:p>5.40391564369202</text:p>
              </table:table-cell>
              <table:table-cell office:value-type="float" office:value="5.70412635803223">
                <text:p>5.70412635803223</text:p>
              </table:table-cell>
              <table:table-cell office:value-type="float" office:value="5.77083969116211">
                <text:p>5.77083969116211</text:p>
              </table:table-cell>
              <table:table-cell office:value-type="float" office:value="5.83755302429199">
                <text:p>5.83755302429199</text:p>
              </table:table-cell>
              <table:table-cell office:value-type="float" office:value="6.40462136268616">
                <text:p>6.40462136268616</text:p>
              </table:table-cell>
              <table:table-cell office:value-type="float" office:value="6.43797826766968">
                <text:p>6.43797826766968</text:p>
              </table:table-cell>
              <table:table-cell office:value-type="float" office:value="6.47133564949036">
                <text:p>6.47133564949036</text:p>
              </table:table-cell>
              <table:table-cell office:value-type="float" office:value="6.50469255447388">
                <text:p>6.50469255447388</text:p>
              </table:table-cell>
              <table:table-cell office:value-type="float" office:value="6.70483422279358">
                <text:p>6.70483422279358</text:p>
              </table:table-cell>
              <table:table-cell office:value-type="float" office:value="6.7715482711792">
                <text:p>6.7715482711792</text:p>
              </table:table-cell>
              <table:table-cell office:value-type="float" office:value="6.87161922454834">
                <text:p>6.87161922454834</text:p>
              </table:table-cell>
              <table:table-cell office:value-type="float" office:value="6.90497612953186">
                <text:p>6.90497612953186</text:p>
              </table:table-cell>
              <table:table-cell office:value-type="float" office:value="6.93833303451538">
                <text:p>6.93833303451538</text:p>
              </table:table-cell>
              <table:table-cell office:value-type="float" office:value="7.00504875183106">
                <text:p>7.00504875183106</text:p>
              </table:table-cell>
              <table:table-cell office:value-type="float" office:value="7.03840637207031">
                <text:p>7.03840637207031</text:p>
              </table:table-cell>
              <table:table-cell office:value-type="float" office:value="7.07176399230957">
                <text:p>7.07176399230957</text:p>
              </table:table-cell>
              <table:table-cell office:value-type="float" office:value="7.13847970962524">
                <text:p>7.13847970962524</text:p>
              </table:table-cell>
              <table:table-cell office:value-type="float" office:value="7.1718373298645">
                <text:p>7.1718373298645</text:p>
              </table:table-cell>
              <table:table-cell office:value-type="float" office:value="7.20519518852234">
                <text:p>7.20519518852234</text:p>
              </table:table-cell>
              <table:table-cell office:value-type="float" office:value="7.2385528087616">
                <text:p>7.2385528087616</text:p>
              </table:table-cell>
              <table:table-cell office:value-type="float" office:value="7.27191042900085">
                <text:p>7.27191042900085</text:p>
              </table:table-cell>
              <table:table-cell office:value-type="float" office:value="7.30526852607727">
                <text:p>7.30526852607727</text:p>
              </table:table-cell>
              <table:table-cell office:value-type="float" office:value="7.40534162521362">
                <text:p>7.40534162521362</text:p>
              </table:table-cell>
              <table:table-cell office:value-type="float" office:value="7.57213044166565">
                <text:p>7.57213044166565</text:p>
              </table:table-cell>
              <table:table-cell office:value-type="float" office:value="7.63884615898132">
                <text:p>7.63884615898132</text:p>
              </table:table-cell>
              <table:table-cell office:value-type="float" office:value="7.67220401763916">
                <text:p>7.67220401763916</text:p>
              </table:table-cell>
              <table:table-cell office:value-type="float" office:value="7.73891949653626">
                <text:p>7.73891949653626</text:p>
              </table:table-cell>
              <table:table-cell office:value-type="float" office:value="7.80563521385193">
                <text:p>7.80563521385193</text:p>
              </table:table-cell>
              <table:table-cell office:value-type="float" office:value="7.87235069274902">
                <text:p>7.87235069274902</text:p>
              </table:table-cell>
              <table:table-cell office:value-type="float" office:value="7.93906617164612">
                <text:p>7.93906617164612</text:p>
              </table:table-cell>
              <table:table-cell office:value-type="float" office:value="8.005779504776">
                <text:p>8.005779504776</text:p>
              </table:table-cell>
              <table:table-cell office:value-type="float" office:value="8.37270069122314">
                <text:p>8.37270069122314</text:p>
              </table:table-cell>
              <table:table-cell office:value-type="float" office:value="8.50612664222717">
                <text:p>8.50612664222717</text:p>
              </table:table-cell>
              <table:table-cell office:value-type="float" office:value="8.5728394985199">
                <text:p>8.5728394985199</text:p>
              </table:table-cell>
              <table:table-cell office:value-type="float" office:value="8.63955211639404">
                <text:p>8.63955211639404</text:p>
              </table:table-cell>
              <table:table-cell office:value-type="float" office:value="8.70626497268677">
                <text:p>8.70626497268677</text:p>
              </table:table-cell>
              <table:table-cell office:value-type="float" office:value="8.97311592102051">
                <text:p>8.97311592102051</text:p>
              </table:table-cell>
              <table:table-cell office:value-type="float" office:value="9.00647211074829">
                <text:p>9.00647211074829</text:p>
              </table:table-cell>
              <table:table-cell office:value-type="float" office:value="9.03982853889465">
                <text:p>9.03982853889465</text:p>
              </table:table-cell>
              <table:table-cell office:value-type="float" office:value="9.07318472862244">
                <text:p>9.07318472862244</text:p>
              </table:table-cell>
              <table:table-cell office:value-type="float" office:value="9.1065411567688">
                <text:p>9.1065411567688</text:p>
              </table:table-cell>
              <table:table-cell office:value-type="float" office:value="9.13989734649658">
                <text:p>9.13989734649658</text:p>
              </table:table-cell>
              <table:table-cell office:value-type="float" office:value="9.20660996437073">
                <text:p>9.20660996437073</text:p>
              </table:table-cell>
              <table:table-cell office:value-type="float" office:value="9.23996639251709">
                <text:p>9.23996639251709</text:p>
              </table:table-cell>
              <table:table-cell office:value-type="float" office:value="9.27332258224487">
                <text:p>9.27332258224487</text:p>
              </table:table-cell>
              <table:table-cell office:value-type="float" office:value="9.30667877197266">
                <text:p>9.30667877197266</text:p>
              </table:table-cell>
              <table:table-cell office:value-type="float" office:value="9.34003520011902">
                <text:p>9.34003520011902</text:p>
              </table:table-cell>
              <table:table-cell office:value-type="float" office:value="9.44010376930237">
                <text:p>9.44010376930237</text:p>
              </table:table-cell>
              <table:table-cell office:value-type="float" office:value="9.47345995903015">
                <text:p>9.47345995903015</text:p>
              </table:table-cell>
              <table:table-cell office:value-type="float" office:value="9.50681614875793">
                <text:p>9.50681614875793</text:p>
              </table:table-cell>
              <table:table-cell office:value-type="float" office:value="9.5401725769043">
                <text:p>9.5401725769043</text:p>
              </table:table-cell>
              <table:table-cell office:value-type="float" office:value="9.57352876663208">
                <text:p>9.57352876663208</text:p>
              </table:table-cell>
              <table:table-cell office:value-type="float" office:value="9.60688495635986">
                <text:p>9.60688495635986</text:p>
              </table:table-cell>
              <table:table-cell office:value-type="float" office:value="9.67359733581543">
                <text:p>9.67359733581543</text:p>
              </table:table-cell>
              <table:table-cell office:value-type="float" office:value="9.740309715271">
                <text:p>9.740309715271</text:p>
              </table:table-cell>
              <table:table-cell office:value-type="float" office:value="9.80702209472656">
                <text:p>9.80702209472656</text:p>
              </table:table-cell>
              <table:table-cell office:value-type="float" office:value="9.87373423576355">
                <text:p>9.87373423576355</text:p>
              </table:table-cell>
              <table:table-cell office:value-type="float" office:value="10.1739552021027">
                <text:p>10.1739552021027</text:p>
              </table:table-cell>
              <table:table-cell office:value-type="float" office:value="10.2406721115112">
                <text:p>10.2406721115112</text:p>
              </table:table-cell>
              <table:table-cell office:value-type="float" office:value="10.2740306854248">
                <text:p>10.2740306854248</text:p>
              </table:table-cell>
              <table:table-cell office:value-type="float" office:value="10.3073890209198">
                <text:p>10.3073890209198</text:p>
              </table:table-cell>
              <table:table-cell office:value-type="float" office:value="10.3407475948334">
                <text:p>10.3407475948334</text:p>
              </table:table-cell>
              <table:table-cell office:value-type="float" office:value="10.4074647426605">
                <text:p>10.4074647426605</text:p>
              </table:table-cell>
              <table:table-cell office:value-type="float" office:value="10.5408987998962">
                <text:p>10.5408987998962</text:p>
              </table:table-cell>
              <table:table-cell office:value-type="float" office:value="11.5416395664215">
                <text:p>11.5416395664215</text:p>
              </table:table-cell>
              <table:table-cell office:value-type="float" office:value="11.5749971866608">
                <text:p>11.5749971866608</text:p>
              </table:table-cell>
              <table:table-cell office:value-type="float" office:value="11.6083545684814">
                <text:p>11.6083545684814</text:p>
              </table:table-cell>
              <table:table-cell office:value-type="float" office:value="11.6417121887207">
                <text:p>11.6417121887207</text:p>
              </table:table-cell>
              <table:table-cell office:value-type="float" office:value="11.8418581485748">
                <text:p>11.8418581485748</text:p>
              </table:table-cell>
              <table:table-cell office:value-type="float" office:value="11.9085736274719">
                <text:p>11.9085736274719</text:p>
              </table:table-cell>
              <table:table-cell office:value-type="float" office:value="11.9419312477112">
                <text:p>11.9419312477112</text:p>
              </table:table-cell>
              <table:table-cell office:value-type="float" office:value="12.0086450576782">
                <text:p>12.0086450576782</text:p>
              </table:table-cell>
              <table:table-cell office:value-type="float" office:value="12.0753591060638">
                <text:p>12.0753591060638</text:p>
              </table:table-cell>
              <table:table-cell office:value-type="float" office:value="12.1087160110474">
                <text:p>12.1087160110474</text:p>
              </table:table-cell>
              <table:table-cell office:value-type="float" office:value="12.1420729160309">
                <text:p>12.1420729160309</text:p>
              </table:table-cell>
              <table:table-cell office:value-type="float" office:value="12.1754298210144">
                <text:p>12.1754298210144</text:p>
              </table:table-cell>
              <table:table-cell office:value-type="float" office:value="12.2087867259979">
                <text:p>12.2087867259979</text:p>
              </table:table-cell>
              <table:table-cell office:value-type="float" office:value="12.2421436309814">
                <text:p>12.2421436309814</text:p>
              </table:table-cell>
              <table:table-cell office:value-type="float" office:value="12.275500535965">
                <text:p>12.275500535965</text:p>
              </table:table-cell>
              <table:table-cell office:value-type="float" office:value="12.3088574409485">
                <text:p>12.3088574409485</text:p>
              </table:table-cell>
              <table:table-cell office:value-type="float" office:value="12.342214345932">
                <text:p>12.342214345932</text:p>
              </table:table-cell>
              <table:table-cell office:value-type="float" office:value="12.3755714893341">
                <text:p>12.3755714893341</text:p>
              </table:table-cell>
              <table:table-cell office:value-type="float" office:value="12.408928155899">
                <text:p>12.408928155899</text:p>
              </table:table-cell>
              <table:table-cell office:value-type="float" office:value="12.4422850608826">
                <text:p>12.4422850608826</text:p>
              </table:table-cell>
              <table:table-cell office:value-type="float" office:value="12.7424967288971">
                <text:p>12.7424967288971</text:p>
              </table:table-cell>
              <table:table-cell office:value-type="float" office:value="12.8092103004456">
                <text:p>12.8092103004456</text:p>
              </table:table-cell>
              <table:table-cell office:value-type="float" office:value="13.4763398170471">
                <text:p>13.4763398170471</text:p>
              </table:table-cell>
              <table:table-cell office:value-type="float" office:value="14.1768190860748">
                <text:p>14.1768190860748</text:p>
              </table:table-cell>
              <table:table-cell office:value-type="float" office:value="14.210175037384">
                <text:p>14.210175037384</text:p>
              </table:table-cell>
              <table:table-cell office:value-type="float" office:value="14.2435309886932">
                <text:p>14.2435309886932</text:p>
              </table:table-cell>
              <table:table-cell office:value-type="float" office:value="14.276887178421">
                <text:p>14.276887178421</text:p>
              </table:table-cell>
              <table:table-cell office:value-type="float" office:value="14.3102431297302">
                <text:p>14.3102431297302</text:p>
              </table:table-cell>
              <table:table-cell office:value-type="float" office:value="14.3769547939301">
                <text:p>14.3769547939301</text:p>
              </table:table-cell>
              <table:table-cell office:value-type="float" office:value="14.4103107452393">
                <text:p>14.4103107452393</text:p>
              </table:table-cell>
              <table:table-cell office:value-type="float" office:value="14.4436666965485">
                <text:p>14.4436666965485</text:p>
              </table:table-cell>
              <table:table-cell office:value-type="float" office:value="14.4770224094391">
                <text:p>14.4770224094391</text:p>
              </table:table-cell>
              <table:table-cell office:value-type="float" office:value="14.5103783607483">
                <text:p>14.5103783607483</text:p>
              </table:table-cell>
              <table:table-cell office:value-type="float" office:value="14.5770900249481">
                <text:p>14.5770900249481</text:p>
              </table:table-cell>
              <table:table-cell office:value-type="float" office:value="14.6438016891479">
                <text:p>14.6438016891479</text:p>
              </table:table-cell>
              <table:table-cell office:value-type="float" office:value="14.7105131149292">
                <text:p>14.7105131149292</text:p>
              </table:table-cell>
              <table:table-cell office:value-type="float" office:value="14.777224779129">
                <text:p>14.777224779129</text:p>
              </table:table-cell>
              <table:table-cell office:value-type="float" office:value="14.8439362049103">
                <text:p>14.8439362049103</text:p>
              </table:table-cell>
              <table:table-cell office:value-type="float" office:value="14.9106476306915">
                <text:p>14.9106476306915</text:p>
              </table:table-cell>
              <table:table-cell office:value-type="float" office:value="14.9773607254028">
                <text:p>14.9773607254028</text:p>
              </table:table-cell>
              <table:table-cell office:value-type="float" office:value="15.0440754890442">
                <text:p>15.0440754890442</text:p>
              </table:table-cell>
              <table:table-cell office:value-type="float" office:value="15.3109357357025">
                <text:p>15.3109357357025</text:p>
              </table:table-cell>
              <table:table-cell office:value-type="float" office:value="15.3776504993439">
                <text:p>15.3776504993439</text:p>
              </table:table-cell>
              <table:table-cell office:value-type="float" office:value="15.4110081195831">
                <text:p>15.4110081195831</text:p>
              </table:table-cell>
              <table:table-cell office:value-type="float" office:value="15.4777233600616">
                <text:p>15.4777233600616</text:p>
              </table:table-cell>
              <table:table-cell office:value-type="float" office:value="15.544438123703">
                <text:p>15.544438123703</text:p>
              </table:table-cell>
              <table:table-cell office:value-type="float" office:value="15.6111531257629">
                <text:p>15.6111531257629</text:p>
              </table:table-cell>
              <table:table-cell office:value-type="float" office:value="15.6778683662415">
                <text:p>15.6778683662415</text:p>
              </table:table-cell>
              <table:table-cell office:value-type="float" office:value="15.74458360672">
                <text:p>15.74458360672</text:p>
              </table:table-cell>
              <table:table-cell office:value-type="float" office:value="15.8112986087799">
                <text:p>15.8112986087799</text:p>
              </table:table-cell>
              <table:table-cell office:value-type="float" office:value="15.8446559906006">
                <text:p>15.8446559906006</text:p>
              </table:table-cell>
              <table:table-cell office:value-type="float" office:value="16.1782422065735">
                <text:p>16.1782422065735</text:p>
              </table:table-cell>
              <table:table-cell office:value-type="float" office:value="16.2116014957428">
                <text:p>16.2116014957428</text:p>
              </table:table-cell>
              <table:table-cell office:value-type="float" office:value="16.2449605464935">
                <text:p>16.2449605464935</text:p>
              </table:table-cell>
              <table:table-cell office:value-type="float" office:value="16.2783193588257">
                <text:p>16.2783193588257</text:p>
              </table:table-cell>
              <table:table-cell office:value-type="float" office:value="16.311678647995">
                <text:p>16.311678647995</text:p>
              </table:table-cell>
              <table:table-cell office:value-type="float" office:value="16.3450376987457">
                <text:p>16.3450376987457</text:p>
              </table:table-cell>
              <table:table-cell office:value-type="float" office:value="16.3783967494965">
                <text:p>16.3783967494965</text:p>
              </table:table-cell>
              <table:table-cell office:value-type="float" office:value="16.4117560386658">
                <text:p>16.4117560386658</text:p>
              </table:table-cell>
              <table:table-cell office:value-type="float" office:value="16.4451150894165">
                <text:p>16.4451150894165</text:p>
              </table:table-cell>
              <table:table-cell office:value-type="float" office:value="16.4784741401672">
                <text:p>16.4784741401672</text:p>
              </table:table-cell>
              <table:table-cell office:value-type="float" office:value="16.6452701091766">
                <text:p>16.6452701091766</text:p>
              </table:table-cell>
              <table:table-cell office:value-type="float" office:value="16.6786293983459">
                <text:p>16.6786293983459</text:p>
              </table:table-cell>
              <table:table-cell office:value-type="float" office:value="16.745347738266">
                <text:p>16.745347738266</text:p>
              </table:table-cell>
              <table:table-cell office:value-type="float" office:value="16.8120663166046">
                <text:p>16.8120663166046</text:p>
              </table:table-cell>
              <table:table-cell office:value-type="float" office:value="16.8454256057739">
                <text:p>16.8454256057739</text:p>
              </table:table-cell>
              <table:table-cell office:value-type="float" office:value="16.9121441841126">
                <text:p>16.9121441841126</text:p>
              </table:table-cell>
              <table:table-cell office:value-type="float" office:value="16.9788618087769">
                <text:p>16.9788618087769</text:p>
              </table:table-cell>
              <table:table-cell office:value-type="float" office:value="17.0122203826904">
                <text:p>17.0122203826904</text:p>
              </table:table-cell>
              <table:table-cell office:value-type="float" office:value="17.0789375305176">
                <text:p>17.0789375305176</text:p>
              </table:table-cell>
              <table:table-cell office:value-type="float" office:value="17.1456546783447">
                <text:p>17.1456546783447</text:p>
              </table:table-cell>
              <table:table-cell office:value-type="float" office:value="17.2123718261719">
                <text:p>17.2123718261719</text:p>
              </table:table-cell>
              <table:table-cell office:value-type="float" office:value="17.2790892124176">
                <text:p>17.2790892124176</text:p>
              </table:table-cell>
              <table:table-cell office:value-type="float" office:value="17.3124477863312">
                <text:p>17.3124477863312</text:p>
              </table:table-cell>
              <table:table-cell office:value-type="float" office:value="17.3458065986633">
                <text:p>17.3458065986633</text:p>
              </table:table-cell>
              <table:table-cell office:value-type="float" office:value="17.3791651725769">
                <text:p>17.3791651725769</text:p>
              </table:table-cell>
              <table:table-cell office:value-type="float" office:value="17.4125239849091">
                <text:p>17.4125239849091</text:p>
              </table:table-cell>
              <table:table-cell office:value-type="float" office:value="17.4458825588226">
                <text:p>17.4458825588226</text:p>
              </table:table-cell>
              <table:table-cell office:value-type="float" office:value="17.4792413711548">
                <text:p>17.4792413711548</text:p>
              </table:table-cell>
              <table:table-cell office:value-type="float" office:value="17.5125999450684">
                <text:p>17.5125999450684</text:p>
              </table:table-cell>
              <table:table-cell office:value-type="float" office:value="17.5793175697327">
                <text:p>17.5793175697327</text:p>
              </table:table-cell>
              <table:table-cell office:value-type="float" office:value="17.6126763820648">
                <text:p>17.6126763820648</text:p>
              </table:table-cell>
              <table:table-cell office:value-type="float" office:value="17.6460349559784">
                <text:p>17.6460349559784</text:p>
              </table:table-cell>
              <table:table-cell office:value-type="float" office:value="17.6793940067291">
                <text:p>17.6793940067291</text:p>
              </table:table-cell>
              <table:table-cell office:value-type="float" office:value="17.7127525806427">
                <text:p>17.7127525806427</text:p>
              </table:table-cell>
              <table:table-cell office:value-type="float" office:value="17.7461113929749">
                <text:p>17.7461113929749</text:p>
              </table:table-cell>
              <table:table-cell office:value-type="float" office:value="17.779470205307">
                <text:p>17.779470205307</text:p>
              </table:table-cell>
              <table:table-cell office:value-type="float" office:value="17.8128292560577">
                <text:p>17.8128292560577</text:p>
              </table:table-cell>
              <table:table-cell office:value-type="float" office:value="17.8461878299713">
                <text:p>17.8461878299713</text:p>
              </table:table-cell>
              <table:table-cell office:value-type="float" office:value="17.8795466423035">
                <text:p>17.8795466423035</text:p>
              </table:table-cell>
              <table:table-cell office:value-type="float" office:value="17.9129056930542">
                <text:p>17.9129056930542</text:p>
              </table:table-cell>
              <table:table-cell office:value-type="float" office:value="17.9462645053864">
                <text:p>17.9462645053864</text:p>
              </table:table-cell>
              <table:table-cell office:value-type="float" office:value="17.9796233177185">
                <text:p>17.9796233177185</text:p>
              </table:table-cell>
              <table:table-cell office:value-type="float" office:value="18.0129823684692">
                <text:p>18.0129823684692</text:p>
              </table:table-cell>
              <table:table-cell office:value-type="float" office:value="18.0463411808014">
                <text:p>18.0463411808014</text:p>
              </table:table-cell>
              <table:table-cell office:value-type="float" office:value="18.0797002315521">
                <text:p>18.0797002315521</text:p>
              </table:table-cell>
              <table:table-cell office:value-type="float" office:value="18.1130592823029">
                <text:p>18.1130592823029</text:p>
              </table:table-cell>
              <table:table-cell office:value-type="float" office:value="18.1464183330536">
                <text:p>18.1464183330536</text:p>
              </table:table-cell>
              <table:table-cell office:value-type="float" office:value="18.1797771453857">
                <text:p>18.1797771453857</text:p>
              </table:table-cell>
              <table:table-cell office:value-type="float" office:value="18.2131364345551">
                <text:p>18.2131364345551</text:p>
              </table:table-cell>
              <table:table-cell office:value-type="float" office:value="18.2464952468872">
                <text:p>18.2464952468872</text:p>
              </table:table-cell>
              <table:table-cell office:value-type="float" office:value="18.2798542976379">
                <text:p>18.2798542976379</text:p>
              </table:table-cell>
              <table:table-cell office:value-type="float" office:value="18.3132135868073">
                <text:p>18.3132135868073</text:p>
              </table:table-cell>
              <table:table-cell office:value-type="float" office:value="18.346572637558">
                <text:p>18.346572637558</text:p>
              </table:table-cell>
              <table:table-cell office:value-type="float" office:value="18.3799314498901">
                <text:p>18.3799314498901</text:p>
              </table:table-cell>
              <table:table-cell office:value-type="float" office:value="18.4132907390594">
                <text:p>18.4132907390594</text:p>
              </table:table-cell>
              <table:table-cell office:value-type="float" office:value="18.4466497898102">
                <text:p>18.4466497898102</text:p>
              </table:table-cell>
              <table:table-cell office:value-type="float" office:value="18.5133683681488">
                <text:p>18.5133683681488</text:p>
              </table:table-cell>
              <table:table-cell office:value-type="float" office:value="18.5467274188995">
                <text:p>18.5467274188995</text:p>
              </table:table-cell>
              <table:table-cell office:value-type="float" office:value="18.6134459972382">
                <text:p>18.6134459972382</text:p>
              </table:table-cell>
              <table:table-cell office:value-type="float" office:value="18.6801643371582">
                <text:p>18.6801643371582</text:p>
              </table:table-cell>
              <table:table-cell office:value-type="float" office:value="18.7468829154968">
                <text:p>18.7468829154968</text:p>
              </table:table-cell>
              <table:table-cell office:value-type="float" office:value="18.8136014938355">
                <text:p>18.8136014938355</text:p>
              </table:table-cell>
              <table:table-cell office:value-type="float" office:value="18.8803200721741">
                <text:p>18.8803200721741</text:p>
              </table:table-cell>
              <table:table-cell office:value-type="float" office:value="18.913679599762">
                <text:p>18.913679599762</text:p>
              </table:table-cell>
              <table:table-cell office:value-type="float" office:value="18.9470388889313">
                <text:p>18.9470388889313</text:p>
              </table:table-cell>
              <table:table-cell office:value-type="float" office:value="18.9803953170776">
                <text:p>18.9803953170776</text:p>
              </table:table-cell>
              <table:table-cell office:value-type="float" office:value="19.0137515068054">
                <text:p>19.0137515068054</text:p>
              </table:table-cell>
              <table:table-cell office:value-type="float" office:value="19.0804641246796">
                <text:p>19.0804641246796</text:p>
              </table:table-cell>
              <table:table-cell office:value-type="float" office:value="19.1471767425537">
                <text:p>19.1471767425537</text:p>
              </table:table-cell>
              <table:table-cell office:value-type="float" office:value="19.2138895988464">
                <text:p>19.2138895988464</text:p>
              </table:table-cell>
              <table:table-cell office:value-type="float" office:value="19.280601978302">
                <text:p>19.280601978302</text:p>
              </table:table-cell>
              <table:table-cell office:value-type="float" office:value="19.3473145961761">
                <text:p>19.3473145961761</text:p>
              </table:table-cell>
              <table:table-cell office:value-type="float" office:value="19.4140269756317">
                <text:p>19.4140269756317</text:p>
              </table:table-cell>
              <table:table-cell office:value-type="float" office:value="19.4807395935059">
                <text:p>19.4807395935059</text:p>
              </table:table-cell>
              <table:table-cell office:value-type="float" office:value="19.5474519729614">
                <text:p>19.5474519729614</text:p>
              </table:table-cell>
              <table:table-cell office:value-type="float" office:value="19.614164352417">
                <text:p>19.614164352417</text:p>
              </table:table-cell>
              <table:table-cell office:value-type="float" office:value="19.680876493454">
                <text:p>19.680876493454</text:p>
              </table:table-cell>
              <table:table-cell office:value-type="float" office:value="19.7142326831818">
                <text:p>19.7142326831818</text:p>
              </table:table-cell>
              <table:table-cell office:value-type="float" office:value="19.7809450626373">
                <text:p>19.7809450626373</text:p>
              </table:table-cell>
              <table:table-cell office:value-type="float" office:value="19.8143010139465">
                <text:p>19.8143010139465</text:p>
              </table:table-cell>
              <table:table-cell office:value-type="float" office:value="19.8476574420929">
                <text:p>19.8476574420929</text:p>
              </table:table-cell>
              <table:table-cell office:value-type="float" office:value="19.8810136318207">
                <text:p>19.8810136318207</text:p>
              </table:table-cell>
              <table:table-cell office:value-type="float" office:value="19.9477257728577">
                <text:p>19.9477257728577</text:p>
              </table:table-cell>
              <table:table-cell office:value-type="float" office:value="19.9810831546783">
                <text:p>19.9810831546783</text:p>
              </table:table-cell>
              <table:table-cell office:value-type="float" office:value="20.0477976799011">
                <text:p>20.0477976799011</text:p>
              </table:table-cell>
              <table:table-cell office:value-type="float" office:value="20.1478698253632">
                <text:p>20.1478698253632</text:p>
              </table:table-cell>
              <table:table-cell office:value-type="float" office:value="20.1812269687653">
                <text:p>20.1812269687653</text:p>
              </table:table-cell>
              <table:table-cell office:value-type="float" office:value="20.2479417324066">
                <text:p>20.2479417324066</text:p>
              </table:table-cell>
              <table:table-cell office:value-type="float" office:value="20.3146562576294">
                <text:p>20.3146562576294</text:p>
              </table:table-cell>
              <table:table-cell office:value-type="float" office:value="20.3480136394501">
                <text:p>20.3480136394501</text:p>
              </table:table-cell>
              <table:table-cell office:value-type="float" office:value="20.4147281646728">
                <text:p>20.4147281646728</text:p>
              </table:table-cell>
              <table:table-cell office:value-type="float" office:value="20.4814426898956">
                <text:p>20.4814426898956</text:p>
              </table:table-cell>
              <table:table-cell office:value-type="float" office:value="20.5481572151184">
                <text:p>20.5481572151184</text:p>
              </table:table-cell>
              <table:table-cell office:value-type="float" office:value="20.6148719787598">
                <text:p>20.6148719787598</text:p>
              </table:table-cell>
              <table:table-cell office:value-type="float" office:value="20.6815867424011">
                <text:p>20.6815867424011</text:p>
              </table:table-cell>
              <table:table-cell office:value-type="float" office:value="20.7149438858032">
                <text:p>20.7149438858032</text:p>
              </table:table-cell>
              <table:table-cell office:value-type="float" office:value="20.7816586494446">
                <text:p>20.7816586494446</text:p>
              </table:table-cell>
              <table:table-cell office:value-type="float" office:value="20.8150157928467">
                <text:p>20.8150157928467</text:p>
              </table:table-cell>
              <table:table-cell office:value-type="float" office:value="20.8483731746674">
                <text:p>20.8483731746674</text:p>
              </table:table-cell>
              <table:table-cell office:value-type="float" office:value="20.8817303180695">
                <text:p>20.8817303180695</text:p>
              </table:table-cell>
              <table:table-cell office:value-type="float" office:value="20.9150876998901">
                <text:p>20.9150876998901</text:p>
              </table:table-cell>
              <table:table-cell office:value-type="float" office:value="20.9484448432922">
                <text:p>20.9484448432922</text:p>
              </table:table-cell>
              <table:table-cell office:value-type="float" office:value="20.9818024635315">
                <text:p>20.9818024635315</text:p>
              </table:table-cell>
              <table:table-cell office:value-type="float" office:value="21.0151598453522">
                <text:p>21.0151598453522</text:p>
              </table:table-cell>
              <table:table-cell office:value-type="float" office:value="21.0485169887543">
                <text:p>21.0485169887543</text:p>
              </table:table-cell>
              <table:table-cell office:value-type="float" office:value="21.081874370575">
                <text:p>21.081874370575</text:p>
              </table:table-cell>
              <table:table-cell office:value-type="float" office:value="21.1152317523956">
                <text:p>21.1152317523956</text:p>
              </table:table-cell>
              <table:table-cell office:value-type="float" office:value="21.1485891342163">
                <text:p>21.1485891342163</text:p>
              </table:table-cell>
              <table:table-cell office:value-type="float" office:value="21.1819462776184">
                <text:p>21.1819462776184</text:p>
              </table:table-cell>
              <table:table-cell office:value-type="float" office:value="21.2153038978577">
                <text:p>21.2153038978577</text:p>
              </table:table-cell>
              <table:table-cell office:value-type="float" office:value="21.2486612796783">
                <text:p>21.2486612796783</text:p>
              </table:table-cell>
              <table:table-cell office:value-type="float" office:value="21.2820184230804">
                <text:p>21.2820184230804</text:p>
              </table:table-cell>
              <table:table-cell office:value-type="float" office:value="21.3153758049011">
                <text:p>21.3153758049011</text:p>
              </table:table-cell>
              <table:table-cell office:value-type="float" office:value="21.3487331867218">
                <text:p>21.3487331867218</text:p>
              </table:table-cell>
              <table:table-cell office:value-type="float" office:value="21.3820903301239">
                <text:p>21.3820903301239</text:p>
              </table:table-cell>
              <table:table-cell office:value-type="float" office:value="21.4154479503632">
                <text:p>21.4154479503632</text:p>
              </table:table-cell>
              <table:table-cell office:value-type="float" office:value="21.4488053321838">
                <text:p>21.4488053321838</text:p>
              </table:table-cell>
              <table:table-cell office:value-type="float" office:value="21.4821624755859">
                <text:p>21.4821624755859</text:p>
              </table:table-cell>
              <table:table-cell office:value-type="float" office:value="21.5155198574066">
                <text:p>21.5155198574066</text:p>
              </table:table-cell>
              <table:table-cell office:value-type="float" office:value="21.5488772392273">
                <text:p>21.5488772392273</text:p>
              </table:table-cell>
              <table:table-cell office:value-type="float" office:value="21.5822343826294">
                <text:p>21.5822343826294</text:p>
              </table:table-cell>
              <table:table-cell office:value-type="float" office:value="21.6155920028687">
                <text:p>21.6155920028687</text:p>
              </table:table-cell>
              <table:table-cell office:value-type="float" office:value="21.6489493846893">
                <text:p>21.6489493846893</text:p>
              </table:table-cell>
              <table:table-cell office:value-type="float" office:value="21.6823065280914">
                <text:p>21.6823065280914</text:p>
              </table:table-cell>
              <table:table-cell office:value-type="float" office:value="21.7156639099121">
                <text:p>21.7156639099121</text:p>
              </table:table-cell>
              <table:table-cell office:value-type="float" office:value="21.7490212917328">
                <text:p>21.7490212917328</text:p>
              </table:table-cell>
              <table:table-cell office:value-type="float" office:value="21.7823784351349">
                <text:p>21.7823784351349</text:p>
              </table:table-cell>
              <table:table-cell office:value-type="float" office:value="21.8157360553741">
                <text:p>21.8157360553741</text:p>
              </table:table-cell>
              <table:table-cell office:value-type="float" office:value="21.8490934371948">
                <text:p>21.8490934371948</text:p>
              </table:table-cell>
              <table:table-cell office:value-type="float" office:value="21.8824505805969">
                <text:p>21.8824505805969</text:p>
              </table:table-cell>
              <table:table-cell office:value-type="float" office:value="21.9491653442383">
                <text:p>21.9491653442383</text:p>
              </table:table-cell>
              <table:table-cell office:value-type="float" office:value="22.0158786773682">
                <text:p>22.0158786773682</text:p>
              </table:table-cell>
              <table:table-cell office:value-type="float" office:value="22.0492353439331">
                <text:p>22.0492353439331</text:p>
              </table:table-cell>
              <table:table-cell office:value-type="float" office:value="22.0825922489166">
                <text:p>22.0825922489166</text:p>
              </table:table-cell>
              <table:table-cell office:value-type="float" office:value="22.1159489154816">
                <text:p>22.1159489154816</text:p>
              </table:table-cell>
              <table:table-cell office:value-type="float" office:value="22.1493055820465">
                <text:p>22.1493055820465</text:p>
              </table:table-cell>
              <table:table-cell office:value-type="float" office:value="22.1826622486114">
                <text:p>22.1826622486114</text:p>
              </table:table-cell>
              <table:table-cell office:value-type="float" office:value="22.2160189151764">
                <text:p>22.2160189151764</text:p>
              </table:table-cell>
              <table:table-cell office:value-type="float" office:value="22.2493755817413">
                <text:p>22.2493755817413</text:p>
              </table:table-cell>
              <table:table-cell office:value-type="float" office:value="22.2827322483063">
                <text:p>22.2827322483063</text:p>
              </table:table-cell>
              <table:table-cell office:value-type="float" office:value="22.3160886764526">
                <text:p>22.3160886764526</text:p>
              </table:table-cell>
              <table:table-cell office:value-type="float" office:value="22.3494453430176">
                <text:p>22.3494453430176</text:p>
              </table:table-cell>
              <table:table-cell office:value-type="float" office:value="22.4161586761475">
                <text:p>22.4161586761475</text:p>
              </table:table-cell>
              <table:table-cell office:value-type="float" office:value="22.4828722476959">
                <text:p>22.4828722476959</text:p>
              </table:table-cell>
              <table:table-cell office:value-type="float" office:value="22.5162286758423">
                <text:p>22.5162286758423</text:p>
              </table:table-cell>
              <table:table-cell office:value-type="float" office:value="22.5495853424072">
                <text:p>22.5495853424072</text:p>
              </table:table-cell>
              <table:table-cell office:value-type="float" office:value="22.5829420089722">
                <text:p>22.5829420089722</text:p>
              </table:table-cell>
              <table:table-cell office:value-type="float" office:value="22.6162986755371">
                <text:p>22.6162986755371</text:p>
              </table:table-cell>
              <table:table-cell office:value-type="float" office:value="22.6496551036835">
                <text:p>22.6496551036835</text:p>
              </table:table-cell>
              <table:table-cell office:value-type="float" office:value="22.6830117702484">
                <text:p>22.6830117702484</text:p>
              </table:table-cell>
              <table:table-cell office:value-type="float" office:value="22.7163684368134">
                <text:p>22.716368436813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9.B1:tfoot9.MI1</svg:desc>
                </draw:g>
              </table:table-cell>
              <table:table-cell office:value-type="float" office:value="0.066713809967041">
                <text:p>0.066713809967041</text:p>
              </table:table-cell>
              <table:table-cell office:value-type="float" office:value="0.100070714950562">
                <text:p>0.100070714950562</text:p>
              </table:table-cell>
              <table:table-cell office:value-type="float" office:value="0.133427381515503">
                <text:p>0.133427381515503</text:p>
              </table:table-cell>
              <table:table-cell office:value-type="float" office:value="0.166784286499023">
                <text:p>0.166784286499023</text:p>
              </table:table-cell>
              <table:table-cell office:value-type="float" office:value="0.200141191482544">
                <text:p>0.200141191482544</text:p>
              </table:table-cell>
              <table:table-cell office:value-type="float" office:value="0.233497858047485">
                <text:p>0.233497858047485</text:p>
              </table:table-cell>
              <table:table-cell office:value-type="float" office:value="0.300211429595947">
                <text:p>0.300211429595947</text:p>
              </table:table-cell>
              <table:table-cell office:value-type="float" office:value="0.333568572998047">
                <text:p>0.333568572998047</text:p>
              </table:table-cell>
              <table:table-cell office:value-type="float" office:value="0.366925239562988">
                <text:p>0.366925239562988</text:p>
              </table:table-cell>
              <table:table-cell office:value-type="float" office:value="0.400282144546509">
                <text:p>0.400282144546509</text:p>
              </table:table-cell>
              <table:table-cell office:value-type="float" office:value="0.43363881111145">
                <text:p>0.43363881111145</text:p>
              </table:table-cell>
              <table:table-cell office:value-type="float" office:value="0.466995716094971">
                <text:p>0.466995716094971</text:p>
              </table:table-cell>
              <table:table-cell office:value-type="float" office:value="0.500352382659912">
                <text:p>0.500352382659912</text:p>
              </table:table-cell>
              <table:table-cell office:value-type="float" office:value="0.533709287643433">
                <text:p>0.533709287643433</text:p>
              </table:table-cell>
              <table:table-cell office:value-type="float" office:value="0.600422859191895">
                <text:p>0.600422859191895</text:p>
              </table:table-cell>
              <table:table-cell office:value-type="float" office:value="0.633779525756836">
                <text:p>0.633779525756836</text:p>
              </table:table-cell>
              <table:table-cell office:value-type="float" office:value="0.667136430740356">
                <text:p>0.667136430740356</text:p>
              </table:table-cell>
              <table:table-cell office:value-type="float" office:value="0.733850002288818">
                <text:p>0.733850002288818</text:p>
              </table:table-cell>
              <table:table-cell office:value-type="float" office:value="0.76720666885376">
                <text:p>0.76720666885376</text:p>
              </table:table-cell>
              <table:table-cell office:value-type="float" office:value="0.80056357383728">
                <text:p>0.80056357383728</text:p>
              </table:table-cell>
              <table:table-cell office:value-type="float" office:value="0.867276906967163">
                <text:p>0.867276906967163</text:p>
              </table:table-cell>
              <table:table-cell office:value-type="float" office:value="0.933990478515625">
                <text:p>0.933990478515625</text:p>
              </table:table-cell>
              <table:table-cell office:value-type="float" office:value="1.00070762634277">
                <text:p>1.00070762634277</text:p>
              </table:table-cell>
              <table:table-cell office:value-type="float" office:value="1.06742477416992">
                <text:p>1.06742477416992</text:p>
              </table:table-cell>
              <table:table-cell office:value-type="float" office:value="1.13414168357849">
                <text:p>1.13414168357849</text:p>
              </table:table-cell>
              <table:table-cell office:value-type="float" office:value="1.20085906982422">
                <text:p>1.20085906982422</text:p>
              </table:table-cell>
              <table:table-cell office:value-type="float" office:value="1.26757597923279">
                <text:p>1.26757597923279</text:p>
              </table:table-cell>
              <table:table-cell office:value-type="float" office:value="1.33429336547852">
                <text:p>1.33429336547852</text:p>
              </table:table-cell>
              <table:table-cell office:value-type="float" office:value="1.40101051330566">
                <text:p>1.40101051330566</text:p>
              </table:table-cell>
              <table:table-cell office:value-type="float" office:value="1.46772789955139">
                <text:p>1.46772789955139</text:p>
              </table:table-cell>
              <table:table-cell office:value-type="float" office:value="1.50108647346497">
                <text:p>1.50108647346497</text:p>
              </table:table-cell>
              <table:table-cell office:value-type="float" office:value="1.56780385971069">
                <text:p>1.56780385971069</text:p>
              </table:table-cell>
              <table:table-cell office:value-type="float" office:value="1.60116243362427">
                <text:p>1.60116243362427</text:p>
              </table:table-cell>
              <table:table-cell office:value-type="float" office:value="1.66787981987">
                <text:p>1.66787981987</text:p>
              </table:table-cell>
              <table:table-cell office:value-type="float" office:value="1.73459696769714">
                <text:p>1.73459696769714</text:p>
              </table:table-cell>
              <table:table-cell office:value-type="float" office:value="1.80131435394287">
                <text:p>1.80131435394287</text:p>
              </table:table-cell>
              <table:table-cell office:value-type="float" office:value="1.8680317401886">
                <text:p>1.8680317401886</text:p>
              </table:table-cell>
              <table:table-cell office:value-type="float" office:value="1.90139055252075">
                <text:p>1.90139055252075</text:p>
              </table:table-cell>
              <table:table-cell office:value-type="float" office:value="1.96810841560364">
                <text:p>1.96810841560364</text:p>
              </table:table-cell>
              <table:table-cell office:value-type="float" office:value="2.03482723236084">
                <text:p>2.03482723236084</text:p>
              </table:table-cell>
              <table:table-cell office:value-type="float" office:value="2.10154604911804">
                <text:p>2.10154604911804</text:p>
              </table:table-cell>
              <table:table-cell office:value-type="float" office:value="2.50185966491699">
                <text:p>2.50185966491699</text:p>
              </table:table-cell>
              <table:table-cell office:value-type="float" office:value="2.56857872009277">
                <text:p>2.56857872009277</text:p>
              </table:table-cell>
              <table:table-cell office:value-type="float" office:value="2.63529801368713">
                <text:p>2.63529801368713</text:p>
              </table:table-cell>
              <table:table-cell office:value-type="float" office:value="2.73537683486938">
                <text:p>2.73537683486938</text:p>
              </table:table-cell>
              <table:table-cell office:value-type="float" office:value="3.43587899208069">
                <text:p>3.43587899208069</text:p>
              </table:table-cell>
              <table:table-cell office:value-type="float" office:value="3.53594756126404">
                <text:p>3.53594756126404</text:p>
              </table:table-cell>
              <table:table-cell office:value-type="float" office:value="3.80279684066772">
                <text:p>3.80279684066772</text:p>
              </table:table-cell>
              <table:table-cell office:value-type="float" office:value="3.86950898170471">
                <text:p>3.86950898170471</text:p>
              </table:table-cell>
              <table:table-cell office:value-type="float" office:value="3.9362211227417">
                <text:p>3.9362211227417</text:p>
              </table:table-cell>
              <table:table-cell office:value-type="float" office:value="4.06964778900147">
                <text:p>4.06964778900147</text:p>
              </table:table-cell>
              <table:table-cell office:value-type="float" office:value="4.10300445556641">
                <text:p>4.10300445556641</text:p>
              </table:table-cell>
              <table:table-cell office:value-type="float" office:value="4.13636112213135">
                <text:p>4.13636112213135</text:p>
              </table:table-cell>
              <table:table-cell office:value-type="float" office:value="4.16971778869629">
                <text:p>4.16971778869629</text:p>
              </table:table-cell>
              <table:table-cell office:value-type="float" office:value="4.20307445526123">
                <text:p>4.20307445526123</text:p>
              </table:table-cell>
              <table:table-cell office:value-type="float" office:value="4.26978802680969">
                <text:p>4.26978802680969</text:p>
              </table:table-cell>
              <table:table-cell office:value-type="float" office:value="4.33650135993958">
                <text:p>4.33650135993958</text:p>
              </table:table-cell>
              <table:table-cell office:value-type="float" office:value="4.40321469306946">
                <text:p>4.40321469306946</text:p>
              </table:table-cell>
              <table:table-cell office:value-type="float" office:value="4.4365713596344">
                <text:p>4.4365713596344</text:p>
              </table:table-cell>
              <table:table-cell office:value-type="float" office:value="4.5032844543457">
                <text:p>4.5032844543457</text:p>
              </table:table-cell>
              <table:table-cell office:value-type="float" office:value="4.53664112091064">
                <text:p>4.53664112091064</text:p>
              </table:table-cell>
              <table:table-cell office:value-type="float" office:value="4.56999754905701">
                <text:p>4.56999754905701</text:p>
              </table:table-cell>
              <table:table-cell office:value-type="float" office:value="4.60335445404053">
                <text:p>4.60335445404053</text:p>
              </table:table-cell>
              <table:table-cell office:value-type="float" office:value="4.63671112060547">
                <text:p>4.63671112060547</text:p>
              </table:table-cell>
              <table:table-cell office:value-type="float" office:value="4.70342421531677">
                <text:p>4.70342421531677</text:p>
              </table:table-cell>
              <table:table-cell office:value-type="float" office:value="4.77013731002808">
                <text:p>4.77013731002808</text:p>
              </table:table-cell>
              <table:table-cell office:value-type="float" office:value="4.80349397659302">
                <text:p>4.80349397659302</text:p>
              </table:table-cell>
              <table:table-cell office:value-type="float" office:value="4.83685040473938">
                <text:p>4.83685040473938</text:p>
              </table:table-cell>
              <table:table-cell office:value-type="float" office:value="4.97027707099915">
                <text:p>4.97027707099915</text:p>
              </table:table-cell>
              <table:table-cell office:value-type="float" office:value="5.00363397598267">
                <text:p>5.00363397598267</text:p>
              </table:table-cell>
              <table:table-cell office:value-type="float" office:value="5.07034754753113">
                <text:p>5.07034754753113</text:p>
              </table:table-cell>
              <table:table-cell office:value-type="float" office:value="5.10370445251465">
                <text:p>5.10370445251465</text:p>
              </table:table-cell>
              <table:table-cell office:value-type="float" office:value="5.13706111907959">
                <text:p>5.13706111907959</text:p>
              </table:table-cell>
              <table:table-cell office:value-type="float" office:value="5.17041802406311">
                <text:p>5.17041802406311</text:p>
              </table:table-cell>
              <table:table-cell office:value-type="float" office:value="5.20377469062805">
                <text:p>5.20377469062805</text:p>
              </table:table-cell>
              <table:table-cell office:value-type="float" office:value="5.23713159561157">
                <text:p>5.23713159561157</text:p>
              </table:table-cell>
              <table:table-cell office:value-type="float" office:value="5.27048850059509">
                <text:p>5.27048850059509</text:p>
              </table:table-cell>
              <table:table-cell office:value-type="float" office:value="5.30384516716003">
                <text:p>5.30384516716003</text:p>
              </table:table-cell>
              <table:table-cell office:value-type="float" office:value="5.3705587387085">
                <text:p>5.3705587387085</text:p>
              </table:table-cell>
              <table:table-cell office:value-type="float" office:value="5.40391564369202">
                <text:p>5.40391564369202</text:p>
              </table:table-cell>
              <table:table-cell office:value-type="float" office:value="5.70412635803223">
                <text:p>5.70412635803223</text:p>
              </table:table-cell>
              <table:table-cell office:value-type="float" office:value="5.77083969116211">
                <text:p>5.77083969116211</text:p>
              </table:table-cell>
              <table:table-cell office:value-type="float" office:value="5.83755302429199">
                <text:p>5.83755302429199</text:p>
              </table:table-cell>
              <table:table-cell office:value-type="float" office:value="6.40462136268616">
                <text:p>6.40462136268616</text:p>
              </table:table-cell>
              <table:table-cell office:value-type="float" office:value="6.43797826766968">
                <text:p>6.43797826766968</text:p>
              </table:table-cell>
              <table:table-cell office:value-type="float" office:value="6.47133564949036">
                <text:p>6.47133564949036</text:p>
              </table:table-cell>
              <table:table-cell office:value-type="float" office:value="6.50469255447388">
                <text:p>6.50469255447388</text:p>
              </table:table-cell>
              <table:table-cell office:value-type="float" office:value="6.70483422279358">
                <text:p>6.70483422279358</text:p>
              </table:table-cell>
              <table:table-cell office:value-type="float" office:value="6.7715482711792">
                <text:p>6.7715482711792</text:p>
              </table:table-cell>
              <table:table-cell office:value-type="float" office:value="6.87161922454834">
                <text:p>6.87161922454834</text:p>
              </table:table-cell>
              <table:table-cell office:value-type="float" office:value="6.90497612953186">
                <text:p>6.90497612953186</text:p>
              </table:table-cell>
              <table:table-cell office:value-type="float" office:value="6.93833303451538">
                <text:p>6.93833303451538</text:p>
              </table:table-cell>
              <table:table-cell office:value-type="float" office:value="7.00504875183106">
                <text:p>7.00504875183106</text:p>
              </table:table-cell>
              <table:table-cell office:value-type="float" office:value="7.03840637207031">
                <text:p>7.03840637207031</text:p>
              </table:table-cell>
              <table:table-cell office:value-type="float" office:value="7.07176399230957">
                <text:p>7.07176399230957</text:p>
              </table:table-cell>
              <table:table-cell office:value-type="float" office:value="7.13847970962524">
                <text:p>7.13847970962524</text:p>
              </table:table-cell>
              <table:table-cell office:value-type="float" office:value="7.1718373298645">
                <text:p>7.1718373298645</text:p>
              </table:table-cell>
              <table:table-cell office:value-type="float" office:value="7.20519518852234">
                <text:p>7.20519518852234</text:p>
              </table:table-cell>
              <table:table-cell office:value-type="float" office:value="7.2385528087616">
                <text:p>7.2385528087616</text:p>
              </table:table-cell>
              <table:table-cell office:value-type="float" office:value="7.27191042900085">
                <text:p>7.27191042900085</text:p>
              </table:table-cell>
              <table:table-cell office:value-type="float" office:value="7.30526852607727">
                <text:p>7.30526852607727</text:p>
              </table:table-cell>
              <table:table-cell office:value-type="float" office:value="7.40534162521362">
                <text:p>7.40534162521362</text:p>
              </table:table-cell>
              <table:table-cell office:value-type="float" office:value="7.57213044166565">
                <text:p>7.57213044166565</text:p>
              </table:table-cell>
              <table:table-cell office:value-type="float" office:value="7.63884615898132">
                <text:p>7.63884615898132</text:p>
              </table:table-cell>
              <table:table-cell office:value-type="float" office:value="7.67220401763916">
                <text:p>7.67220401763916</text:p>
              </table:table-cell>
              <table:table-cell office:value-type="float" office:value="7.73891949653626">
                <text:p>7.73891949653626</text:p>
              </table:table-cell>
              <table:table-cell office:value-type="float" office:value="7.80563521385193">
                <text:p>7.80563521385193</text:p>
              </table:table-cell>
              <table:table-cell office:value-type="float" office:value="7.87235069274902">
                <text:p>7.87235069274902</text:p>
              </table:table-cell>
              <table:table-cell office:value-type="float" office:value="7.93906617164612">
                <text:p>7.93906617164612</text:p>
              </table:table-cell>
              <table:table-cell office:value-type="float" office:value="8.005779504776">
                <text:p>8.005779504776</text:p>
              </table:table-cell>
              <table:table-cell office:value-type="float" office:value="8.37270069122314">
                <text:p>8.37270069122314</text:p>
              </table:table-cell>
              <table:table-cell office:value-type="float" office:value="8.50612664222717">
                <text:p>8.50612664222717</text:p>
              </table:table-cell>
              <table:table-cell office:value-type="float" office:value="8.5728394985199">
                <text:p>8.5728394985199</text:p>
              </table:table-cell>
              <table:table-cell office:value-type="float" office:value="8.63955211639404">
                <text:p>8.63955211639404</text:p>
              </table:table-cell>
              <table:table-cell office:value-type="float" office:value="8.70626497268677">
                <text:p>8.70626497268677</text:p>
              </table:table-cell>
              <table:table-cell office:value-type="float" office:value="8.97311592102051">
                <text:p>8.97311592102051</text:p>
              </table:table-cell>
              <table:table-cell office:value-type="float" office:value="9.00647211074829">
                <text:p>9.00647211074829</text:p>
              </table:table-cell>
              <table:table-cell office:value-type="float" office:value="9.03982853889465">
                <text:p>9.03982853889465</text:p>
              </table:table-cell>
              <table:table-cell office:value-type="float" office:value="9.07318472862244">
                <text:p>9.07318472862244</text:p>
              </table:table-cell>
              <table:table-cell office:value-type="float" office:value="9.1065411567688">
                <text:p>9.1065411567688</text:p>
              </table:table-cell>
              <table:table-cell office:value-type="float" office:value="9.13989734649658">
                <text:p>9.13989734649658</text:p>
              </table:table-cell>
              <table:table-cell office:value-type="float" office:value="9.20660996437073">
                <text:p>9.20660996437073</text:p>
              </table:table-cell>
              <table:table-cell office:value-type="float" office:value="9.23996639251709">
                <text:p>9.23996639251709</text:p>
              </table:table-cell>
              <table:table-cell office:value-type="float" office:value="9.27332258224487">
                <text:p>9.27332258224487</text:p>
              </table:table-cell>
              <table:table-cell office:value-type="float" office:value="9.30667877197266">
                <text:p>9.30667877197266</text:p>
              </table:table-cell>
              <table:table-cell office:value-type="float" office:value="9.34003520011902">
                <text:p>9.34003520011902</text:p>
              </table:table-cell>
              <table:table-cell office:value-type="float" office:value="9.44010376930237">
                <text:p>9.44010376930237</text:p>
              </table:table-cell>
              <table:table-cell office:value-type="float" office:value="9.47345995903015">
                <text:p>9.47345995903015</text:p>
              </table:table-cell>
              <table:table-cell office:value-type="float" office:value="9.50681614875793">
                <text:p>9.50681614875793</text:p>
              </table:table-cell>
              <table:table-cell office:value-type="float" office:value="9.5401725769043">
                <text:p>9.5401725769043</text:p>
              </table:table-cell>
              <table:table-cell office:value-type="float" office:value="9.57352876663208">
                <text:p>9.57352876663208</text:p>
              </table:table-cell>
              <table:table-cell office:value-type="float" office:value="9.60688495635986">
                <text:p>9.60688495635986</text:p>
              </table:table-cell>
              <table:table-cell office:value-type="float" office:value="9.67359733581543">
                <text:p>9.67359733581543</text:p>
              </table:table-cell>
              <table:table-cell office:value-type="float" office:value="9.740309715271">
                <text:p>9.740309715271</text:p>
              </table:table-cell>
              <table:table-cell office:value-type="float" office:value="9.80702209472656">
                <text:p>9.80702209472656</text:p>
              </table:table-cell>
              <table:table-cell office:value-type="float" office:value="9.87373423576355">
                <text:p>9.87373423576355</text:p>
              </table:table-cell>
              <table:table-cell office:value-type="float" office:value="10.1739552021027">
                <text:p>10.1739552021027</text:p>
              </table:table-cell>
              <table:table-cell office:value-type="float" office:value="10.2406721115112">
                <text:p>10.2406721115112</text:p>
              </table:table-cell>
              <table:table-cell office:value-type="float" office:value="10.2740306854248">
                <text:p>10.2740306854248</text:p>
              </table:table-cell>
              <table:table-cell office:value-type="float" office:value="10.3073890209198">
                <text:p>10.3073890209198</text:p>
              </table:table-cell>
              <table:table-cell office:value-type="float" office:value="10.3407475948334">
                <text:p>10.3407475948334</text:p>
              </table:table-cell>
              <table:table-cell office:value-type="float" office:value="10.4074647426605">
                <text:p>10.4074647426605</text:p>
              </table:table-cell>
              <table:table-cell office:value-type="float" office:value="10.5408987998962">
                <text:p>10.5408987998962</text:p>
              </table:table-cell>
              <table:table-cell office:value-type="float" office:value="11.5416395664215">
                <text:p>11.5416395664215</text:p>
              </table:table-cell>
              <table:table-cell office:value-type="float" office:value="11.5749971866608">
                <text:p>11.5749971866608</text:p>
              </table:table-cell>
              <table:table-cell office:value-type="float" office:value="11.6083545684814">
                <text:p>11.6083545684814</text:p>
              </table:table-cell>
              <table:table-cell office:value-type="float" office:value="11.6417121887207">
                <text:p>11.6417121887207</text:p>
              </table:table-cell>
              <table:table-cell office:value-type="float" office:value="11.8418581485748">
                <text:p>11.8418581485748</text:p>
              </table:table-cell>
              <table:table-cell office:value-type="float" office:value="11.9085736274719">
                <text:p>11.9085736274719</text:p>
              </table:table-cell>
              <table:table-cell office:value-type="float" office:value="11.9419312477112">
                <text:p>11.9419312477112</text:p>
              </table:table-cell>
              <table:table-cell office:value-type="float" office:value="12.0086450576782">
                <text:p>12.0086450576782</text:p>
              </table:table-cell>
              <table:table-cell office:value-type="float" office:value="12.0753591060638">
                <text:p>12.0753591060638</text:p>
              </table:table-cell>
              <table:table-cell office:value-type="float" office:value="12.1087160110474">
                <text:p>12.1087160110474</text:p>
              </table:table-cell>
              <table:table-cell office:value-type="float" office:value="12.1420729160309">
                <text:p>12.1420729160309</text:p>
              </table:table-cell>
              <table:table-cell office:value-type="float" office:value="12.1754298210144">
                <text:p>12.1754298210144</text:p>
              </table:table-cell>
              <table:table-cell office:value-type="float" office:value="12.2087867259979">
                <text:p>12.2087867259979</text:p>
              </table:table-cell>
              <table:table-cell office:value-type="float" office:value="12.2421436309814">
                <text:p>12.2421436309814</text:p>
              </table:table-cell>
              <table:table-cell office:value-type="float" office:value="12.275500535965">
                <text:p>12.275500535965</text:p>
              </table:table-cell>
              <table:table-cell office:value-type="float" office:value="12.3088574409485">
                <text:p>12.3088574409485</text:p>
              </table:table-cell>
              <table:table-cell office:value-type="float" office:value="12.342214345932">
                <text:p>12.342214345932</text:p>
              </table:table-cell>
              <table:table-cell office:value-type="float" office:value="12.3755714893341">
                <text:p>12.3755714893341</text:p>
              </table:table-cell>
              <table:table-cell office:value-type="float" office:value="12.408928155899">
                <text:p>12.408928155899</text:p>
              </table:table-cell>
              <table:table-cell office:value-type="float" office:value="12.4422850608826">
                <text:p>12.4422850608826</text:p>
              </table:table-cell>
              <table:table-cell office:value-type="float" office:value="12.7424967288971">
                <text:p>12.7424967288971</text:p>
              </table:table-cell>
              <table:table-cell office:value-type="float" office:value="12.8092103004456">
                <text:p>12.8092103004456</text:p>
              </table:table-cell>
              <table:table-cell office:value-type="float" office:value="13.4763398170471">
                <text:p>13.4763398170471</text:p>
              </table:table-cell>
              <table:table-cell office:value-type="float" office:value="14.1768190860748">
                <text:p>14.1768190860748</text:p>
              </table:table-cell>
              <table:table-cell office:value-type="float" office:value="14.210175037384">
                <text:p>14.210175037384</text:p>
              </table:table-cell>
              <table:table-cell office:value-type="float" office:value="14.2435309886932">
                <text:p>14.2435309886932</text:p>
              </table:table-cell>
              <table:table-cell office:value-type="float" office:value="14.276887178421">
                <text:p>14.276887178421</text:p>
              </table:table-cell>
              <table:table-cell office:value-type="float" office:value="14.3102431297302">
                <text:p>14.3102431297302</text:p>
              </table:table-cell>
              <table:table-cell office:value-type="float" office:value="14.3769547939301">
                <text:p>14.3769547939301</text:p>
              </table:table-cell>
              <table:table-cell office:value-type="float" office:value="14.4103107452393">
                <text:p>14.4103107452393</text:p>
              </table:table-cell>
              <table:table-cell office:value-type="float" office:value="14.4436666965485">
                <text:p>14.4436666965485</text:p>
              </table:table-cell>
              <table:table-cell office:value-type="float" office:value="14.4770224094391">
                <text:p>14.4770224094391</text:p>
              </table:table-cell>
              <table:table-cell office:value-type="float" office:value="14.5103783607483">
                <text:p>14.5103783607483</text:p>
              </table:table-cell>
              <table:table-cell office:value-type="float" office:value="14.5770900249481">
                <text:p>14.5770900249481</text:p>
              </table:table-cell>
              <table:table-cell office:value-type="float" office:value="14.6438016891479">
                <text:p>14.6438016891479</text:p>
              </table:table-cell>
              <table:table-cell office:value-type="float" office:value="14.7105131149292">
                <text:p>14.7105131149292</text:p>
              </table:table-cell>
              <table:table-cell office:value-type="float" office:value="14.777224779129">
                <text:p>14.777224779129</text:p>
              </table:table-cell>
              <table:table-cell office:value-type="float" office:value="14.8439362049103">
                <text:p>14.8439362049103</text:p>
              </table:table-cell>
              <table:table-cell office:value-type="float" office:value="14.9106476306915">
                <text:p>14.9106476306915</text:p>
              </table:table-cell>
              <table:table-cell office:value-type="float" office:value="14.9773607254028">
                <text:p>14.9773607254028</text:p>
              </table:table-cell>
              <table:table-cell office:value-type="float" office:value="15.0440754890442">
                <text:p>15.0440754890442</text:p>
              </table:table-cell>
              <table:table-cell office:value-type="float" office:value="15.3109357357025">
                <text:p>15.3109357357025</text:p>
              </table:table-cell>
              <table:table-cell office:value-type="float" office:value="15.3776504993439">
                <text:p>15.3776504993439</text:p>
              </table:table-cell>
              <table:table-cell office:value-type="float" office:value="15.4110081195831">
                <text:p>15.4110081195831</text:p>
              </table:table-cell>
              <table:table-cell office:value-type="float" office:value="15.4777233600616">
                <text:p>15.4777233600616</text:p>
              </table:table-cell>
              <table:table-cell office:value-type="float" office:value="15.544438123703">
                <text:p>15.544438123703</text:p>
              </table:table-cell>
              <table:table-cell office:value-type="float" office:value="15.6111531257629">
                <text:p>15.6111531257629</text:p>
              </table:table-cell>
              <table:table-cell office:value-type="float" office:value="15.6778683662415">
                <text:p>15.6778683662415</text:p>
              </table:table-cell>
              <table:table-cell office:value-type="float" office:value="15.74458360672">
                <text:p>15.74458360672</text:p>
              </table:table-cell>
              <table:table-cell office:value-type="float" office:value="15.8112986087799">
                <text:p>15.8112986087799</text:p>
              </table:table-cell>
              <table:table-cell office:value-type="float" office:value="15.8446559906006">
                <text:p>15.8446559906006</text:p>
              </table:table-cell>
              <table:table-cell office:value-type="float" office:value="16.1782422065735">
                <text:p>16.1782422065735</text:p>
              </table:table-cell>
              <table:table-cell office:value-type="float" office:value="16.2116014957428">
                <text:p>16.2116014957428</text:p>
              </table:table-cell>
              <table:table-cell office:value-type="float" office:value="16.2449605464935">
                <text:p>16.2449605464935</text:p>
              </table:table-cell>
              <table:table-cell office:value-type="float" office:value="16.2783193588257">
                <text:p>16.2783193588257</text:p>
              </table:table-cell>
              <table:table-cell office:value-type="float" office:value="16.311678647995">
                <text:p>16.311678647995</text:p>
              </table:table-cell>
              <table:table-cell office:value-type="float" office:value="16.3450376987457">
                <text:p>16.3450376987457</text:p>
              </table:table-cell>
              <table:table-cell office:value-type="float" office:value="16.3783967494965">
                <text:p>16.3783967494965</text:p>
              </table:table-cell>
              <table:table-cell office:value-type="float" office:value="16.4117560386658">
                <text:p>16.4117560386658</text:p>
              </table:table-cell>
              <table:table-cell office:value-type="float" office:value="16.4451150894165">
                <text:p>16.4451150894165</text:p>
              </table:table-cell>
              <table:table-cell office:value-type="float" office:value="16.4784741401672">
                <text:p>16.4784741401672</text:p>
              </table:table-cell>
              <table:table-cell office:value-type="float" office:value="16.6452701091766">
                <text:p>16.6452701091766</text:p>
              </table:table-cell>
              <table:table-cell office:value-type="float" office:value="16.6786293983459">
                <text:p>16.6786293983459</text:p>
              </table:table-cell>
              <table:table-cell office:value-type="float" office:value="16.745347738266">
                <text:p>16.745347738266</text:p>
              </table:table-cell>
              <table:table-cell office:value-type="float" office:value="16.8120663166046">
                <text:p>16.8120663166046</text:p>
              </table:table-cell>
              <table:table-cell office:value-type="float" office:value="16.8454256057739">
                <text:p>16.8454256057739</text:p>
              </table:table-cell>
              <table:table-cell office:value-type="float" office:value="16.9121441841126">
                <text:p>16.9121441841126</text:p>
              </table:table-cell>
              <table:table-cell office:value-type="float" office:value="16.9788618087769">
                <text:p>16.9788618087769</text:p>
              </table:table-cell>
              <table:table-cell office:value-type="float" office:value="17.0122203826904">
                <text:p>17.0122203826904</text:p>
              </table:table-cell>
              <table:table-cell office:value-type="float" office:value="17.0789375305176">
                <text:p>17.0789375305176</text:p>
              </table:table-cell>
              <table:table-cell office:value-type="float" office:value="17.1456546783447">
                <text:p>17.1456546783447</text:p>
              </table:table-cell>
              <table:table-cell office:value-type="float" office:value="17.2123718261719">
                <text:p>17.2123718261719</text:p>
              </table:table-cell>
              <table:table-cell office:value-type="float" office:value="17.2790892124176">
                <text:p>17.2790892124176</text:p>
              </table:table-cell>
              <table:table-cell office:value-type="float" office:value="17.3124477863312">
                <text:p>17.3124477863312</text:p>
              </table:table-cell>
              <table:table-cell office:value-type="float" office:value="17.3458065986633">
                <text:p>17.3458065986633</text:p>
              </table:table-cell>
              <table:table-cell office:value-type="float" office:value="17.3791651725769">
                <text:p>17.3791651725769</text:p>
              </table:table-cell>
              <table:table-cell office:value-type="float" office:value="17.4125239849091">
                <text:p>17.4125239849091</text:p>
              </table:table-cell>
              <table:table-cell office:value-type="float" office:value="17.4458825588226">
                <text:p>17.4458825588226</text:p>
              </table:table-cell>
              <table:table-cell office:value-type="float" office:value="17.4792413711548">
                <text:p>17.4792413711548</text:p>
              </table:table-cell>
              <table:table-cell office:value-type="float" office:value="17.5125999450684">
                <text:p>17.5125999450684</text:p>
              </table:table-cell>
              <table:table-cell office:value-type="float" office:value="17.5793175697327">
                <text:p>17.5793175697327</text:p>
              </table:table-cell>
              <table:table-cell office:value-type="float" office:value="17.6126763820648">
                <text:p>17.6126763820648</text:p>
              </table:table-cell>
              <table:table-cell office:value-type="float" office:value="17.6460349559784">
                <text:p>17.6460349559784</text:p>
              </table:table-cell>
              <table:table-cell office:value-type="float" office:value="17.6793940067291">
                <text:p>17.6793940067291</text:p>
              </table:table-cell>
              <table:table-cell office:value-type="float" office:value="17.7127525806427">
                <text:p>17.7127525806427</text:p>
              </table:table-cell>
              <table:table-cell office:value-type="float" office:value="17.7461113929749">
                <text:p>17.7461113929749</text:p>
              </table:table-cell>
              <table:table-cell office:value-type="float" office:value="17.779470205307">
                <text:p>17.779470205307</text:p>
              </table:table-cell>
              <table:table-cell office:value-type="float" office:value="17.8128292560577">
                <text:p>17.8128292560577</text:p>
              </table:table-cell>
              <table:table-cell office:value-type="float" office:value="17.8461878299713">
                <text:p>17.8461878299713</text:p>
              </table:table-cell>
              <table:table-cell office:value-type="float" office:value="17.8795466423035">
                <text:p>17.8795466423035</text:p>
              </table:table-cell>
              <table:table-cell office:value-type="float" office:value="17.9129056930542">
                <text:p>17.9129056930542</text:p>
              </table:table-cell>
              <table:table-cell office:value-type="float" office:value="17.9462645053864">
                <text:p>17.9462645053864</text:p>
              </table:table-cell>
              <table:table-cell office:value-type="float" office:value="17.9796233177185">
                <text:p>17.9796233177185</text:p>
              </table:table-cell>
              <table:table-cell office:value-type="float" office:value="18.0129823684692">
                <text:p>18.0129823684692</text:p>
              </table:table-cell>
              <table:table-cell office:value-type="float" office:value="18.0463411808014">
                <text:p>18.0463411808014</text:p>
              </table:table-cell>
              <table:table-cell office:value-type="float" office:value="18.0797002315521">
                <text:p>18.0797002315521</text:p>
              </table:table-cell>
              <table:table-cell office:value-type="float" office:value="18.1130592823029">
                <text:p>18.1130592823029</text:p>
              </table:table-cell>
              <table:table-cell office:value-type="float" office:value="18.1464183330536">
                <text:p>18.1464183330536</text:p>
              </table:table-cell>
              <table:table-cell office:value-type="float" office:value="18.1797771453857">
                <text:p>18.1797771453857</text:p>
              </table:table-cell>
              <table:table-cell office:value-type="float" office:value="18.2131364345551">
                <text:p>18.2131364345551</text:p>
              </table:table-cell>
              <table:table-cell office:value-type="float" office:value="18.2464952468872">
                <text:p>18.2464952468872</text:p>
              </table:table-cell>
              <table:table-cell office:value-type="float" office:value="18.2798542976379">
                <text:p>18.2798542976379</text:p>
              </table:table-cell>
              <table:table-cell office:value-type="float" office:value="18.3132135868073">
                <text:p>18.3132135868073</text:p>
              </table:table-cell>
              <table:table-cell office:value-type="float" office:value="18.346572637558">
                <text:p>18.346572637558</text:p>
              </table:table-cell>
              <table:table-cell office:value-type="float" office:value="18.3799314498901">
                <text:p>18.3799314498901</text:p>
              </table:table-cell>
              <table:table-cell office:value-type="float" office:value="18.4132907390594">
                <text:p>18.4132907390594</text:p>
              </table:table-cell>
              <table:table-cell office:value-type="float" office:value="18.4466497898102">
                <text:p>18.4466497898102</text:p>
              </table:table-cell>
              <table:table-cell office:value-type="float" office:value="18.5133683681488">
                <text:p>18.5133683681488</text:p>
              </table:table-cell>
              <table:table-cell office:value-type="float" office:value="18.5467274188995">
                <text:p>18.5467274188995</text:p>
              </table:table-cell>
              <table:table-cell office:value-type="float" office:value="18.6134459972382">
                <text:p>18.6134459972382</text:p>
              </table:table-cell>
              <table:table-cell office:value-type="float" office:value="18.6801643371582">
                <text:p>18.6801643371582</text:p>
              </table:table-cell>
              <table:table-cell office:value-type="float" office:value="18.7468829154968">
                <text:p>18.7468829154968</text:p>
              </table:table-cell>
              <table:table-cell office:value-type="float" office:value="18.8136014938355">
                <text:p>18.8136014938355</text:p>
              </table:table-cell>
              <table:table-cell office:value-type="float" office:value="18.8803200721741">
                <text:p>18.8803200721741</text:p>
              </table:table-cell>
              <table:table-cell office:value-type="float" office:value="18.913679599762">
                <text:p>18.913679599762</text:p>
              </table:table-cell>
              <table:table-cell office:value-type="float" office:value="18.9470388889313">
                <text:p>18.9470388889313</text:p>
              </table:table-cell>
              <table:table-cell office:value-type="float" office:value="18.9803953170776">
                <text:p>18.9803953170776</text:p>
              </table:table-cell>
              <table:table-cell office:value-type="float" office:value="19.0137515068054">
                <text:p>19.0137515068054</text:p>
              </table:table-cell>
              <table:table-cell office:value-type="float" office:value="19.0804641246796">
                <text:p>19.0804641246796</text:p>
              </table:table-cell>
              <table:table-cell office:value-type="float" office:value="19.1471767425537">
                <text:p>19.1471767425537</text:p>
              </table:table-cell>
              <table:table-cell office:value-type="float" office:value="19.2138895988464">
                <text:p>19.2138895988464</text:p>
              </table:table-cell>
              <table:table-cell office:value-type="float" office:value="19.280601978302">
                <text:p>19.280601978302</text:p>
              </table:table-cell>
              <table:table-cell office:value-type="float" office:value="19.3473145961761">
                <text:p>19.3473145961761</text:p>
              </table:table-cell>
              <table:table-cell office:value-type="float" office:value="19.4140269756317">
                <text:p>19.4140269756317</text:p>
              </table:table-cell>
              <table:table-cell office:value-type="float" office:value="19.4807395935059">
                <text:p>19.4807395935059</text:p>
              </table:table-cell>
              <table:table-cell office:value-type="float" office:value="19.5474519729614">
                <text:p>19.5474519729614</text:p>
              </table:table-cell>
              <table:table-cell office:value-type="float" office:value="19.614164352417">
                <text:p>19.614164352417</text:p>
              </table:table-cell>
              <table:table-cell office:value-type="float" office:value="19.680876493454">
                <text:p>19.680876493454</text:p>
              </table:table-cell>
              <table:table-cell office:value-type="float" office:value="19.7142326831818">
                <text:p>19.7142326831818</text:p>
              </table:table-cell>
              <table:table-cell office:value-type="float" office:value="19.7809450626373">
                <text:p>19.7809450626373</text:p>
              </table:table-cell>
              <table:table-cell office:value-type="float" office:value="19.8143010139465">
                <text:p>19.8143010139465</text:p>
              </table:table-cell>
              <table:table-cell office:value-type="float" office:value="19.8476574420929">
                <text:p>19.8476574420929</text:p>
              </table:table-cell>
              <table:table-cell office:value-type="float" office:value="19.8810136318207">
                <text:p>19.8810136318207</text:p>
              </table:table-cell>
              <table:table-cell office:value-type="float" office:value="19.9477257728577">
                <text:p>19.9477257728577</text:p>
              </table:table-cell>
              <table:table-cell office:value-type="float" office:value="19.9810831546783">
                <text:p>19.9810831546783</text:p>
              </table:table-cell>
              <table:table-cell office:value-type="float" office:value="20.0477976799011">
                <text:p>20.0477976799011</text:p>
              </table:table-cell>
              <table:table-cell office:value-type="float" office:value="20.1478698253632">
                <text:p>20.1478698253632</text:p>
              </table:table-cell>
              <table:table-cell office:value-type="float" office:value="20.1812269687653">
                <text:p>20.1812269687653</text:p>
              </table:table-cell>
              <table:table-cell office:value-type="float" office:value="20.2479417324066">
                <text:p>20.2479417324066</text:p>
              </table:table-cell>
              <table:table-cell office:value-type="float" office:value="20.3146562576294">
                <text:p>20.3146562576294</text:p>
              </table:table-cell>
              <table:table-cell office:value-type="float" office:value="20.3480136394501">
                <text:p>20.3480136394501</text:p>
              </table:table-cell>
              <table:table-cell office:value-type="float" office:value="20.4147281646728">
                <text:p>20.4147281646728</text:p>
              </table:table-cell>
              <table:table-cell office:value-type="float" office:value="20.4814426898956">
                <text:p>20.4814426898956</text:p>
              </table:table-cell>
              <table:table-cell office:value-type="float" office:value="20.5481572151184">
                <text:p>20.5481572151184</text:p>
              </table:table-cell>
              <table:table-cell office:value-type="float" office:value="20.6148719787598">
                <text:p>20.6148719787598</text:p>
              </table:table-cell>
              <table:table-cell office:value-type="float" office:value="20.6815867424011">
                <text:p>20.6815867424011</text:p>
              </table:table-cell>
              <table:table-cell office:value-type="float" office:value="20.7149438858032">
                <text:p>20.7149438858032</text:p>
              </table:table-cell>
              <table:table-cell office:value-type="float" office:value="20.7816586494446">
                <text:p>20.7816586494446</text:p>
              </table:table-cell>
              <table:table-cell office:value-type="float" office:value="20.8150157928467">
                <text:p>20.8150157928467</text:p>
              </table:table-cell>
              <table:table-cell office:value-type="float" office:value="20.8483731746674">
                <text:p>20.8483731746674</text:p>
              </table:table-cell>
              <table:table-cell office:value-type="float" office:value="20.8817303180695">
                <text:p>20.8817303180695</text:p>
              </table:table-cell>
              <table:table-cell office:value-type="float" office:value="20.9150876998901">
                <text:p>20.9150876998901</text:p>
              </table:table-cell>
              <table:table-cell office:value-type="float" office:value="20.9484448432922">
                <text:p>20.9484448432922</text:p>
              </table:table-cell>
              <table:table-cell office:value-type="float" office:value="20.9818024635315">
                <text:p>20.9818024635315</text:p>
              </table:table-cell>
              <table:table-cell office:value-type="float" office:value="21.0151598453522">
                <text:p>21.0151598453522</text:p>
              </table:table-cell>
              <table:table-cell office:value-type="float" office:value="21.0485169887543">
                <text:p>21.0485169887543</text:p>
              </table:table-cell>
              <table:table-cell office:value-type="float" office:value="21.081874370575">
                <text:p>21.081874370575</text:p>
              </table:table-cell>
              <table:table-cell office:value-type="float" office:value="21.1152317523956">
                <text:p>21.1152317523956</text:p>
              </table:table-cell>
              <table:table-cell office:value-type="float" office:value="21.1485891342163">
                <text:p>21.1485891342163</text:p>
              </table:table-cell>
              <table:table-cell office:value-type="float" office:value="21.1819462776184">
                <text:p>21.1819462776184</text:p>
              </table:table-cell>
              <table:table-cell office:value-type="float" office:value="21.2153038978577">
                <text:p>21.2153038978577</text:p>
              </table:table-cell>
              <table:table-cell office:value-type="float" office:value="21.2486612796783">
                <text:p>21.2486612796783</text:p>
              </table:table-cell>
              <table:table-cell office:value-type="float" office:value="21.2820184230804">
                <text:p>21.2820184230804</text:p>
              </table:table-cell>
              <table:table-cell office:value-type="float" office:value="21.3153758049011">
                <text:p>21.3153758049011</text:p>
              </table:table-cell>
              <table:table-cell office:value-type="float" office:value="21.3487331867218">
                <text:p>21.3487331867218</text:p>
              </table:table-cell>
              <table:table-cell office:value-type="float" office:value="21.3820903301239">
                <text:p>21.3820903301239</text:p>
              </table:table-cell>
              <table:table-cell office:value-type="float" office:value="21.4154479503632">
                <text:p>21.4154479503632</text:p>
              </table:table-cell>
              <table:table-cell office:value-type="float" office:value="21.4488053321838">
                <text:p>21.4488053321838</text:p>
              </table:table-cell>
              <table:table-cell office:value-type="float" office:value="21.4821624755859">
                <text:p>21.4821624755859</text:p>
              </table:table-cell>
              <table:table-cell office:value-type="float" office:value="21.5155198574066">
                <text:p>21.5155198574066</text:p>
              </table:table-cell>
              <table:table-cell office:value-type="float" office:value="21.5488772392273">
                <text:p>21.5488772392273</text:p>
              </table:table-cell>
              <table:table-cell office:value-type="float" office:value="21.5822343826294">
                <text:p>21.5822343826294</text:p>
              </table:table-cell>
              <table:table-cell office:value-type="float" office:value="21.6155920028687">
                <text:p>21.6155920028687</text:p>
              </table:table-cell>
              <table:table-cell office:value-type="float" office:value="21.6489493846893">
                <text:p>21.6489493846893</text:p>
              </table:table-cell>
              <table:table-cell office:value-type="float" office:value="21.6823065280914">
                <text:p>21.6823065280914</text:p>
              </table:table-cell>
              <table:table-cell office:value-type="float" office:value="21.7156639099121">
                <text:p>21.7156639099121</text:p>
              </table:table-cell>
              <table:table-cell office:value-type="float" office:value="21.7490212917328">
                <text:p>21.7490212917328</text:p>
              </table:table-cell>
              <table:table-cell office:value-type="float" office:value="21.7823784351349">
                <text:p>21.7823784351349</text:p>
              </table:table-cell>
              <table:table-cell office:value-type="float" office:value="21.8157360553741">
                <text:p>21.8157360553741</text:p>
              </table:table-cell>
              <table:table-cell office:value-type="float" office:value="21.8490934371948">
                <text:p>21.8490934371948</text:p>
              </table:table-cell>
              <table:table-cell office:value-type="float" office:value="21.8824505805969">
                <text:p>21.8824505805969</text:p>
              </table:table-cell>
              <table:table-cell office:value-type="float" office:value="21.9491653442383">
                <text:p>21.9491653442383</text:p>
              </table:table-cell>
              <table:table-cell office:value-type="float" office:value="22.0158786773682">
                <text:p>22.0158786773682</text:p>
              </table:table-cell>
              <table:table-cell office:value-type="float" office:value="22.0492353439331">
                <text:p>22.0492353439331</text:p>
              </table:table-cell>
              <table:table-cell office:value-type="float" office:value="22.0825922489166">
                <text:p>22.0825922489166</text:p>
              </table:table-cell>
              <table:table-cell office:value-type="float" office:value="22.1159489154816">
                <text:p>22.1159489154816</text:p>
              </table:table-cell>
              <table:table-cell office:value-type="float" office:value="22.1493055820465">
                <text:p>22.1493055820465</text:p>
              </table:table-cell>
              <table:table-cell office:value-type="float" office:value="22.1826622486114">
                <text:p>22.1826622486114</text:p>
              </table:table-cell>
              <table:table-cell office:value-type="float" office:value="22.2160189151764">
                <text:p>22.2160189151764</text:p>
              </table:table-cell>
              <table:table-cell office:value-type="float" office:value="22.2493755817413">
                <text:p>22.2493755817413</text:p>
              </table:table-cell>
              <table:table-cell office:value-type="float" office:value="22.2827322483063">
                <text:p>22.2827322483063</text:p>
              </table:table-cell>
              <table:table-cell office:value-type="float" office:value="22.3160886764526">
                <text:p>22.3160886764526</text:p>
              </table:table-cell>
              <table:table-cell office:value-type="float" office:value="22.3494453430176">
                <text:p>22.3494453430176</text:p>
              </table:table-cell>
              <table:table-cell office:value-type="float" office:value="22.4161586761475">
                <text:p>22.4161586761475</text:p>
              </table:table-cell>
              <table:table-cell office:value-type="float" office:value="22.4828722476959">
                <text:p>22.4828722476959</text:p>
              </table:table-cell>
              <table:table-cell office:value-type="float" office:value="22.5162286758423">
                <text:p>22.5162286758423</text:p>
              </table:table-cell>
              <table:table-cell office:value-type="float" office:value="22.5495853424072">
                <text:p>22.5495853424072</text:p>
              </table:table-cell>
              <table:table-cell office:value-type="float" office:value="22.5829420089722">
                <text:p>22.5829420089722</text:p>
              </table:table-cell>
              <table:table-cell office:value-type="float" office:value="22.6162986755371">
                <text:p>22.6162986755371</text:p>
              </table:table-cell>
              <table:table-cell office:value-type="float" office:value="22.6496551036835">
                <text:p>22.6496551036835</text:p>
              </table:table-cell>
              <table:table-cell office:value-type="float" office:value="22.6830117702484">
                <text:p>22.6830117702484</text:p>
              </table:table-cell>
              <table:table-cell office:value-type="float" office:value="22.7163684368134">
                <text:p>22.7163684368134</text:p>
              </table:table-cell>
            </table:table-row>
            <table:table-row>
              <table:table-cell office:value-type="string">
                <text:p>y_disp-axis</text:p>
                <draw:g>
                  <svg:desc>tfoot9.A6:tfoot9.A6</svg:desc>
                </draw:g>
              </table:table-cell>
              <table:table-cell office:value-type="float" office:value="0.304492408073803">
                <text:p>0.304492408073803</text:p>
                <draw:g>
                  <svg:desc>tfoot9.B6:tfoot9.MI6</svg:desc>
                </draw:g>
              </table:table-cell>
              <table:table-cell office:value-type="float" office:value="0.304450862091863">
                <text:p>0.304450862091863</text:p>
              </table:table-cell>
              <table:table-cell office:value-type="float" office:value="0.304453393908539">
                <text:p>0.304453393908539</text:p>
              </table:table-cell>
              <table:table-cell office:value-type="float" office:value="0.304482065884088">
                <text:p>0.304482065884088</text:p>
              </table:table-cell>
              <table:table-cell office:value-type="float" office:value="0.304505399980582">
                <text:p>0.304505399980582</text:p>
              </table:table-cell>
              <table:table-cell office:value-type="float" office:value="0.304469916413546">
                <text:p>0.304469916413546</text:p>
              </table:table-cell>
              <table:table-cell office:value-type="float" office:value="0.30446224365893">
                <text:p>0.30446224365893</text:p>
              </table:table-cell>
              <table:table-cell office:value-type="float" office:value="0.304477619210704">
                <text:p>0.304477619210704</text:p>
              </table:table-cell>
              <table:table-cell office:value-type="float" office:value="0.304465568319482">
                <text:p>0.304465568319482</text:p>
              </table:table-cell>
              <table:table-cell office:value-type="float" office:value="0.304452350404118">
                <text:p>0.304452350404118</text:p>
              </table:table-cell>
              <table:table-cell office:value-type="float" office:value="0.304503663234458">
                <text:p>0.304503663234458</text:p>
              </table:table-cell>
              <table:table-cell office:value-type="float" office:value="0.304462644404056">
                <text:p>0.304462644404056</text:p>
              </table:table-cell>
              <table:table-cell office:value-type="float" office:value="0.304481782480384">
                <text:p>0.304481782480384</text:p>
              </table:table-cell>
              <table:table-cell office:value-type="float" office:value="0.304440141019289">
                <text:p>0.304440141019289</text:p>
              </table:table-cell>
              <table:table-cell office:value-type="float" office:value="0.30446326439575">
                <text:p>0.30446326439575</text:p>
              </table:table-cell>
              <table:table-cell office:value-type="float" office:value="0.304437517138955">
                <text:p>0.304437517138955</text:p>
              </table:table-cell>
              <table:table-cell office:value-type="float" office:value="0.304455552426635">
                <text:p>0.304455552426635</text:p>
              </table:table-cell>
              <table:table-cell office:value-type="float" office:value="0.304451519467503">
                <text:p>0.304451519467503</text:p>
              </table:table-cell>
              <table:table-cell office:value-type="float" office:value="0.304428473802512">
                <text:p>0.304428473802512</text:p>
              </table:table-cell>
              <table:table-cell office:value-type="float" office:value="0.304475419196202">
                <text:p>0.304475419196202</text:p>
              </table:table-cell>
              <table:table-cell office:value-type="float" office:value="0.30446199705044">
                <text:p>0.30446199705044</text:p>
              </table:table-cell>
              <table:table-cell office:value-type="float" office:value="0.304451060126777">
                <text:p>0.304451060126777</text:p>
              </table:table-cell>
              <table:table-cell office:value-type="float" office:value="0.304425739669121">
                <text:p>0.304425739669121</text:p>
              </table:table-cell>
              <table:table-cell office:value-type="float" office:value="0.30442676010691">
                <text:p>0.30442676010691</text:p>
              </table:table-cell>
              <table:table-cell office:value-type="float" office:value="0.304446770126375">
                <text:p>0.304446770126375</text:p>
              </table:table-cell>
              <table:table-cell office:value-type="float" office:value="0.30439494895513">
                <text:p>0.30439494895513</text:p>
              </table:table-cell>
              <table:table-cell office:value-type="float" office:value="0.304470123476006">
                <text:p>0.304470123476006</text:p>
              </table:table-cell>
              <table:table-cell office:value-type="float" office:value="0.304466346280766">
                <text:p>0.304466346280766</text:p>
              </table:table-cell>
              <table:table-cell office:value-type="float" office:value="0.304421114765472">
                <text:p>0.304421114765472</text:p>
              </table:table-cell>
              <table:table-cell office:value-type="float" office:value="0.304481899955208">
                <text:p>0.304481899955208</text:p>
              </table:table-cell>
              <table:table-cell office:value-type="float" office:value="0.304429193934302">
                <text:p>0.304429193934302</text:p>
              </table:table-cell>
              <table:table-cell office:value-type="float" office:value="0.304495651056528">
                <text:p>0.304495651056528</text:p>
              </table:table-cell>
              <table:table-cell office:value-type="float" office:value="0.304291942296966">
                <text:p>0.304291942296966</text:p>
              </table:table-cell>
              <table:table-cell office:value-type="float" office:value="0.304204064136253">
                <text:p>0.304204064136253</text:p>
              </table:table-cell>
              <table:table-cell office:value-type="float" office:value="0.304184231972227">
                <text:p>0.304184231972227</text:p>
              </table:table-cell>
              <table:table-cell office:value-type="float" office:value="0.304089322445051">
                <text:p>0.304089322445051</text:p>
              </table:table-cell>
              <table:table-cell office:value-type="float" office:value="0.304233346544796">
                <text:p>0.304233346544796</text:p>
              </table:table-cell>
              <table:table-cell office:value-type="float" office:value="0.304231137047713">
                <text:p>0.304231137047713</text:p>
              </table:table-cell>
              <table:table-cell office:value-type="float" office:value="0.304136128389541">
                <text:p>0.304136128389541</text:p>
              </table:table-cell>
              <table:table-cell office:value-type="float" office:value="0.304388548177095">
                <text:p>0.304388548177095</text:p>
              </table:table-cell>
              <table:table-cell office:value-type="float" office:value="0.304153084300527">
                <text:p>0.304153084300527</text:p>
              </table:table-cell>
              <table:table-cell office:value-type="float" office:value="0.302488892727647">
                <text:p>0.302488892727647</text:p>
              </table:table-cell>
              <table:table-cell office:value-type="float" office:value="0.338852914222832">
                <text:p>0.338852914222832</text:p>
              </table:table-cell>
              <table:table-cell office:value-type="float" office:value="0.341200905416713">
                <text:p>0.341200905416713</text:p>
              </table:table-cell>
              <table:table-cell office:value-type="float" office:value="0.33933137033528">
                <text:p>0.33933137033528</text:p>
              </table:table-cell>
              <table:table-cell office:value-type="float" office:value="0.335158808779398">
                <text:p>0.335158808779398</text:p>
              </table:table-cell>
              <table:table-cell office:value-type="float" office:value="0.297694182841586">
                <text:p>0.297694182841586</text:p>
              </table:table-cell>
              <table:table-cell office:value-type="float" office:value="0.294707926981904">
                <text:p>0.294707926981904</text:p>
              </table:table-cell>
              <table:table-cell office:value-type="float" office:value="0.334567087046454">
                <text:p>0.334567087046454</text:p>
              </table:table-cell>
              <table:table-cell office:value-type="float" office:value="0.33389524857166">
                <text:p>0.33389524857166</text:p>
              </table:table-cell>
              <table:table-cell office:value-type="float" office:value="0.33010512719186">
                <text:p>0.33010512719186</text:p>
              </table:table-cell>
              <table:table-cell office:value-type="float" office:value="0.300605758141823">
                <text:p>0.300605758141823</text:p>
              </table:table-cell>
              <table:table-cell office:value-type="float" office:value="0.296388943349799">
                <text:p>0.296388943349799</text:p>
              </table:table-cell>
              <table:table-cell office:value-type="float" office:value="0.291603514237026">
                <text:p>0.291603514237026</text:p>
              </table:table-cell>
              <table:table-cell office:value-type="float" office:value="0.287462576797661">
                <text:p>0.287462576797661</text:p>
              </table:table-cell>
              <table:table-cell office:value-type="float" office:value="0.289754157195859">
                <text:p>0.289754157195859</text:p>
              </table:table-cell>
              <table:table-cell office:value-type="float" office:value="0.303326987438235">
                <text:p>0.303326987438235</text:p>
              </table:table-cell>
              <table:table-cell office:value-type="float" office:value="0.306711800717065">
                <text:p>0.306711800717065</text:p>
              </table:table-cell>
              <table:table-cell office:value-type="float" office:value="0.307178135709008">
                <text:p>0.307178135709008</text:p>
              </table:table-cell>
              <table:table-cell office:value-type="float" office:value="0.306703999771851">
                <text:p>0.306703999771851</text:p>
              </table:table-cell>
              <table:table-cell office:value-type="float" office:value="0.305132083136432">
                <text:p>0.305132083136432</text:p>
              </table:table-cell>
              <table:table-cell office:value-type="float" office:value="0.303876953179651">
                <text:p>0.303876953179651</text:p>
              </table:table-cell>
              <table:table-cell office:value-type="float" office:value="0.302842655359461">
                <text:p>0.302842655359461</text:p>
              </table:table-cell>
              <table:table-cell office:value-type="float" office:value="0.301723032683178">
                <text:p>0.301723032683178</text:p>
              </table:table-cell>
              <table:table-cell office:value-type="float" office:value="0.301060063295176">
                <text:p>0.301060063295176</text:p>
              </table:table-cell>
              <table:table-cell office:value-type="float" office:value="0.29642953072622">
                <text:p>0.29642953072622</text:p>
              </table:table-cell>
              <table:table-cell office:value-type="float" office:value="0.307630206175666">
                <text:p>0.307630206175666</text:p>
              </table:table-cell>
              <table:table-cell office:value-type="float" office:value="0.315942217370692">
                <text:p>0.315942217370692</text:p>
              </table:table-cell>
              <table:table-cell office:value-type="float" office:value="0.321411307054168">
                <text:p>0.321411307054168</text:p>
              </table:table-cell>
              <table:table-cell office:value-type="float" office:value="0.319432763438364">
                <text:p>0.319432763438364</text:p>
              </table:table-cell>
              <table:table-cell office:value-type="float" office:value="0.324768181476971">
                <text:p>0.324768181476971</text:p>
              </table:table-cell>
              <table:table-cell office:value-type="float" office:value="0.334741669569778">
                <text:p>0.334741669569778</text:p>
              </table:table-cell>
              <table:table-cell office:value-type="float" office:value="0.336853288552131">
                <text:p>0.336853288552131</text:p>
              </table:table-cell>
              <table:table-cell office:value-type="float" office:value="0.338815260801821">
                <text:p>0.338815260801821</text:p>
              </table:table-cell>
              <table:table-cell office:value-type="float" office:value="0.337936876293726">
                <text:p>0.337936876293726</text:p>
              </table:table-cell>
              <table:table-cell office:value-type="float" office:value="0.336298592152598">
                <text:p>0.336298592152598</text:p>
              </table:table-cell>
              <table:table-cell office:value-type="float" office:value="0.335112371814362">
                <text:p>0.335112371814362</text:p>
              </table:table-cell>
              <table:table-cell office:value-type="float" office:value="0.334239394348986">
                <text:p>0.334239394348986</text:p>
              </table:table-cell>
              <table:table-cell office:value-type="float" office:value="0.33383412007761">
                <text:p>0.33383412007761</text:p>
              </table:table-cell>
              <table:table-cell office:value-type="float" office:value="0.335490893042524">
                <text:p>0.335490893042524</text:p>
              </table:table-cell>
              <table:table-cell office:value-type="float" office:value="0.333968163111514">
                <text:p>0.333968163111514</text:p>
              </table:table-cell>
              <table:table-cell office:value-type="float" office:value="0.310267410263614">
                <text:p>0.310267410263614</text:p>
              </table:table-cell>
              <table:table-cell office:value-type="float" office:value="0.310948368495326">
                <text:p>0.310948368495326</text:p>
              </table:table-cell>
              <table:table-cell office:value-type="float" office:value="0.310678278177807">
                <text:p>0.310678278177807</text:p>
              </table:table-cell>
              <table:table-cell office:value-type="float" office:value="0.334703040249583">
                <text:p>0.334703040249583</text:p>
              </table:table-cell>
              <table:table-cell office:value-type="float" office:value="0.334257650289473">
                <text:p>0.334257650289473</text:p>
              </table:table-cell>
              <table:table-cell office:value-type="float" office:value="0.333415510914132">
                <text:p>0.333415510914132</text:p>
              </table:table-cell>
              <table:table-cell office:value-type="float" office:value="0.331441454966495">
                <text:p>0.331441454966495</text:p>
              </table:table-cell>
              <table:table-cell office:value-type="float" office:value="0.299600041122283">
                <text:p>0.299600041122283</text:p>
              </table:table-cell>
              <table:table-cell office:value-type="float" office:value="0.290347921893946">
                <text:p>0.290347921893946</text:p>
              </table:table-cell>
              <table:table-cell office:value-type="float" office:value="0.307985627295045">
                <text:p>0.307985627295045</text:p>
              </table:table-cell>
              <table:table-cell office:value-type="float" office:value="0.308735898690885">
                <text:p>0.308735898690885</text:p>
              </table:table-cell>
              <table:table-cell office:value-type="float" office:value="0.308097992866007">
                <text:p>0.308097992866007</text:p>
              </table:table-cell>
              <table:table-cell office:value-type="float" office:value="0.307262056246928">
                <text:p>0.307262056246928</text:p>
              </table:table-cell>
              <table:table-cell office:value-type="float" office:value="0.306362227937794">
                <text:p>0.306362227937794</text:p>
              </table:table-cell>
              <table:table-cell office:value-type="float" office:value="0.305883138376733">
                <text:p>0.305883138376733</text:p>
              </table:table-cell>
              <table:table-cell office:value-type="float" office:value="0.304062618370694">
                <text:p>0.304062618370694</text:p>
              </table:table-cell>
              <table:table-cell office:value-type="float" office:value="0.302600898365782">
                <text:p>0.302600898365782</text:p>
              </table:table-cell>
              <table:table-cell office:value-type="float" office:value="0.301816088733629">
                <text:p>0.301816088733629</text:p>
              </table:table-cell>
              <table:table-cell office:value-type="float" office:value="0.300284632575599">
                <text:p>0.300284632575599</text:p>
              </table:table-cell>
              <table:table-cell office:value-type="float" office:value="0.296838551894101">
                <text:p>0.296838551894101</text:p>
              </table:table-cell>
              <table:table-cell office:value-type="float" office:value="0.299309732623344">
                <text:p>0.299309732623344</text:p>
              </table:table-cell>
              <table:table-cell office:value-type="float" office:value="0.320072626138324">
                <text:p>0.320072626138324</text:p>
              </table:table-cell>
              <table:table-cell office:value-type="float" office:value="0.322957673732972">
                <text:p>0.322957673732972</text:p>
              </table:table-cell>
              <table:table-cell office:value-type="float" office:value="0.334364592803435">
                <text:p>0.334364592803435</text:p>
              </table:table-cell>
              <table:table-cell office:value-type="float" office:value="0.336045660936663">
                <text:p>0.336045660936663</text:p>
              </table:table-cell>
              <table:table-cell office:value-type="float" office:value="0.337291637367545">
                <text:p>0.337291637367545</text:p>
              </table:table-cell>
              <table:table-cell office:value-type="float" office:value="0.334007126211442">
                <text:p>0.334007126211442</text:p>
              </table:table-cell>
              <table:table-cell office:value-type="float" office:value="0.332389913477355">
                <text:p>0.332389913477355</text:p>
              </table:table-cell>
              <table:table-cell office:value-type="float" office:value="0.334854300033025">
                <text:p>0.334854300033025</text:p>
              </table:table-cell>
              <table:table-cell office:value-type="float" office:value="0.330600293188438">
                <text:p>0.330600293188438</text:p>
              </table:table-cell>
              <table:table-cell office:value-type="float" office:value="0.308621132323608">
                <text:p>0.308621132323608</text:p>
              </table:table-cell>
              <table:table-cell office:value-type="float" office:value="0.303112349898332">
                <text:p>0.303112349898332</text:p>
              </table:table-cell>
              <table:table-cell office:value-type="float" office:value="0.299651925372607">
                <text:p>0.299651925372607</text:p>
              </table:table-cell>
              <table:table-cell office:value-type="float" office:value="0.297366480569257">
                <text:p>0.297366480569257</text:p>
              </table:table-cell>
              <table:table-cell office:value-type="float" office:value="0.295674046948405">
                <text:p>0.295674046948405</text:p>
              </table:table-cell>
              <table:table-cell office:value-type="float" office:value="0.334562306141943">
                <text:p>0.334562306141943</text:p>
              </table:table-cell>
              <table:table-cell office:value-type="float" office:value="0.334554620346569">
                <text:p>0.334554620346569</text:p>
              </table:table-cell>
              <table:table-cell office:value-type="float" office:value="0.335135995929786">
                <text:p>0.335135995929786</text:p>
              </table:table-cell>
              <table:table-cell office:value-type="float" office:value="0.333124081033909">
                <text:p>0.333124081033909</text:p>
              </table:table-cell>
              <table:table-cell office:value-type="float" office:value="0.330875734151311">
                <text:p>0.330875734151311</text:p>
              </table:table-cell>
              <table:table-cell office:value-type="float" office:value="0.326417752450959">
                <text:p>0.326417752450959</text:p>
              </table:table-cell>
              <table:table-cell office:value-type="float" office:value="0.312079292416975">
                <text:p>0.312079292416975</text:p>
              </table:table-cell>
              <table:table-cell office:value-type="float" office:value="0.307157310232938">
                <text:p>0.307157310232938</text:p>
              </table:table-cell>
              <table:table-cell office:value-type="float" office:value="0.302561790297112">
                <text:p>0.302561790297112</text:p>
              </table:table-cell>
              <table:table-cell office:value-type="float" office:value="0.297260666258622">
                <text:p>0.297260666258622</text:p>
              </table:table-cell>
              <table:table-cell office:value-type="float" office:value="0.291420529417747">
                <text:p>0.291420529417747</text:p>
              </table:table-cell>
              <table:table-cell office:value-type="float" office:value="0.308586599994557">
                <text:p>0.308586599994557</text:p>
              </table:table-cell>
              <table:table-cell office:value-type="float" office:value="0.309619642287502">
                <text:p>0.309619642287502</text:p>
              </table:table-cell>
              <table:table-cell office:value-type="float" office:value="0.308180971072217">
                <text:p>0.308180971072217</text:p>
              </table:table-cell>
              <table:table-cell office:value-type="float" office:value="0.30795442545753">
                <text:p>0.30795442545753</text:p>
              </table:table-cell>
              <table:table-cell office:value-type="float" office:value="0.306647883844313">
                <text:p>0.306647883844313</text:p>
              </table:table-cell>
              <table:table-cell office:value-type="float" office:value="0.306143334238137">
                <text:p>0.306143334238137</text:p>
              </table:table-cell>
              <table:table-cell office:value-type="float" office:value="0.305247815246359">
                <text:p>0.305247815246359</text:p>
              </table:table-cell>
              <table:table-cell office:value-type="float" office:value="0.303692065402404">
                <text:p>0.303692065402404</text:p>
              </table:table-cell>
              <table:table-cell office:value-type="float" office:value="0.301681465691707">
                <text:p>0.301681465691707</text:p>
              </table:table-cell>
              <table:table-cell office:value-type="float" office:value="0.300373976173095">
                <text:p>0.300373976173095</text:p>
              </table:table-cell>
              <table:table-cell office:value-type="float" office:value="0.332304680766764">
                <text:p>0.332304680766764</text:p>
              </table:table-cell>
              <table:table-cell office:value-type="float" office:value="0.337464422895945">
                <text:p>0.337464422895945</text:p>
              </table:table-cell>
              <table:table-cell office:value-type="float" office:value="0.339717536340816">
                <text:p>0.339717536340816</text:p>
              </table:table-cell>
              <table:table-cell office:value-type="float" office:value="0.340194568250986">
                <text:p>0.340194568250986</text:p>
              </table:table-cell>
              <table:table-cell office:value-type="float" office:value="0.33903388450963">
                <text:p>0.33903388450963</text:p>
              </table:table-cell>
              <table:table-cell office:value-type="float" office:value="0.336322364033218">
                <text:p>0.336322364033218</text:p>
              </table:table-cell>
              <table:table-cell office:value-type="float" office:value="0.337241836295137">
                <text:p>0.337241836295137</text:p>
              </table:table-cell>
              <table:table-cell office:value-type="float" office:value="0.334673017327183">
                <text:p>0.334673017327183</text:p>
              </table:table-cell>
              <table:table-cell office:value-type="float" office:value="0.3344525007253">
                <text:p>0.3344525007253</text:p>
              </table:table-cell>
              <table:table-cell office:value-type="float" office:value="0.333983105535256">
                <text:p>0.333983105535256</text:p>
              </table:table-cell>
              <table:table-cell office:value-type="float" office:value="0.332078949943617">
                <text:p>0.332078949943617</text:p>
              </table:table-cell>
              <table:table-cell office:value-type="float" office:value="0.298476400466109">
                <text:p>0.298476400466109</text:p>
              </table:table-cell>
              <table:table-cell office:value-type="float" office:value="0.288580385753399">
                <text:p>0.288580385753399</text:p>
              </table:table-cell>
              <table:table-cell office:value-type="float" office:value="0.291749182272879">
                <text:p>0.291749182272879</text:p>
              </table:table-cell>
              <table:table-cell office:value-type="float" office:value="0.308179741985157">
                <text:p>0.308179741985157</text:p>
              </table:table-cell>
              <table:table-cell office:value-type="float" office:value="0.309930839106457">
                <text:p>0.309930839106457</text:p>
              </table:table-cell>
              <table:table-cell office:value-type="float" office:value="0.309916729276739">
                <text:p>0.309916729276739</text:p>
              </table:table-cell>
              <table:table-cell office:value-type="float" office:value="0.308862328404977">
                <text:p>0.308862328404977</text:p>
              </table:table-cell>
              <table:table-cell office:value-type="float" office:value="0.30862252095442">
                <text:p>0.30862252095442</text:p>
              </table:table-cell>
              <table:table-cell office:value-type="float" office:value="0.30761185907458">
                <text:p>0.30761185907458</text:p>
              </table:table-cell>
              <table:table-cell office:value-type="float" office:value="0.30720633621035">
                <text:p>0.30720633621035</text:p>
              </table:table-cell>
              <table:table-cell office:value-type="float" office:value="0.30635028060644">
                <text:p>0.30635028060644</text:p>
              </table:table-cell>
              <table:table-cell office:value-type="float" office:value="0.305143428825514">
                <text:p>0.305143428825514</text:p>
              </table:table-cell>
              <table:table-cell office:value-type="float" office:value="0.303438524497683">
                <text:p>0.303438524497683</text:p>
              </table:table-cell>
              <table:table-cell office:value-type="float" office:value="0.302123055905636">
                <text:p>0.302123055905636</text:p>
              </table:table-cell>
              <table:table-cell office:value-type="float" office:value="0.299442056063043">
                <text:p>0.299442056063043</text:p>
              </table:table-cell>
              <table:table-cell office:value-type="float" office:value="0.299719799000742">
                <text:p>0.299719799000742</text:p>
              </table:table-cell>
              <table:table-cell office:value-type="float" office:value="0.330953025506132">
                <text:p>0.330953025506132</text:p>
              </table:table-cell>
              <table:table-cell office:value-type="float" office:value="0.338418858749769">
                <text:p>0.338418858749769</text:p>
              </table:table-cell>
              <table:table-cell office:value-type="float" office:value="0.308116582462848">
                <text:p>0.308116582462848</text:p>
              </table:table-cell>
              <table:table-cell office:value-type="float" office:value="0.334345760984953">
                <text:p>0.334345760984953</text:p>
              </table:table-cell>
              <table:table-cell office:value-type="float" office:value="0.332682993212279">
                <text:p>0.332682993212279</text:p>
              </table:table-cell>
              <table:table-cell office:value-type="float" office:value="0.330921199955337">
                <text:p>0.330921199955337</text:p>
              </table:table-cell>
              <table:table-cell office:value-type="float" office:value="0.32792859695896">
                <text:p>0.32792859695896</text:p>
              </table:table-cell>
              <table:table-cell office:value-type="float" office:value="0.322184837255662">
                <text:p>0.322184837255662</text:p>
              </table:table-cell>
              <table:table-cell office:value-type="float" office:value="0.307737929074826">
                <text:p>0.307737929074826</text:p>
              </table:table-cell>
              <table:table-cell office:value-type="float" office:value="0.303119617348266">
                <text:p>0.303119617348266</text:p>
              </table:table-cell>
              <table:table-cell office:value-type="float" office:value="0.297517939376692">
                <text:p>0.297517939376692</text:p>
              </table:table-cell>
              <table:table-cell office:value-type="float" office:value="0.29079406716929">
                <text:p>0.29079406716929</text:p>
              </table:table-cell>
              <table:table-cell office:value-type="float" office:value="0.290417102205639">
                <text:p>0.290417102205639</text:p>
              </table:table-cell>
              <table:table-cell office:value-type="float" office:value="0.30301436502239">
                <text:p>0.30301436502239</text:p>
              </table:table-cell>
              <table:table-cell office:value-type="float" office:value="0.306765262521891">
                <text:p>0.306765262521891</text:p>
              </table:table-cell>
              <table:table-cell office:value-type="float" office:value="0.305716119993939">
                <text:p>0.305716119993939</text:p>
              </table:table-cell>
              <table:table-cell office:value-type="float" office:value="0.303649467285575">
                <text:p>0.303649467285575</text:p>
              </table:table-cell>
              <table:table-cell office:value-type="float" office:value="0.302455121696028">
                <text:p>0.302455121696028</text:p>
              </table:table-cell>
              <table:table-cell office:value-type="float" office:value="0.299781012556338">
                <text:p>0.299781012556338</text:p>
              </table:table-cell>
              <table:table-cell office:value-type="float" office:value="0.29546646766593">
                <text:p>0.29546646766593</text:p>
              </table:table-cell>
              <table:table-cell office:value-type="float" office:value="0.297611367349334">
                <text:p>0.297611367349334</text:p>
              </table:table-cell>
              <table:table-cell office:value-type="float" office:value="0.318129002686151">
                <text:p>0.318129002686151</text:p>
              </table:table-cell>
              <table:table-cell office:value-type="float" office:value="0.325972375318414">
                <text:p>0.325972375318414</text:p>
              </table:table-cell>
              <table:table-cell office:value-type="float" office:value="0.328567407904525">
                <text:p>0.328567407904525</text:p>
              </table:table-cell>
              <table:table-cell office:value-type="float" office:value="0.328222172391623">
                <text:p>0.328222172391623</text:p>
              </table:table-cell>
              <table:table-cell office:value-type="float" office:value="0.323826275063806">
                <text:p>0.323826275063806</text:p>
              </table:table-cell>
              <table:table-cell office:value-type="float" office:value="0.320582996101772">
                <text:p>0.320582996101772</text:p>
              </table:table-cell>
              <table:table-cell office:value-type="float" office:value="0.318497664417856">
                <text:p>0.318497664417856</text:p>
              </table:table-cell>
              <table:table-cell office:value-type="float" office:value="0.306539939912274">
                <text:p>0.306539939912274</text:p>
              </table:table-cell>
              <table:table-cell office:value-type="float" office:value="0.313917770957012">
                <text:p>0.313917770957012</text:p>
              </table:table-cell>
              <table:table-cell office:value-type="float" office:value="0.314890161552196">
                <text:p>0.314890161552196</text:p>
              </table:table-cell>
              <table:table-cell office:value-type="float" office:value="0.300021930092905">
                <text:p>0.300021930092905</text:p>
              </table:table-cell>
              <table:table-cell office:value-type="float" office:value="0.297663093212338">
                <text:p>0.297663093212338</text:p>
              </table:table-cell>
              <table:table-cell office:value-type="float" office:value="0.294866791216314">
                <text:p>0.294866791216314</text:p>
              </table:table-cell>
              <table:table-cell office:value-type="float" office:value="0.292276789596389">
                <text:p>0.292276789596389</text:p>
              </table:table-cell>
              <table:table-cell office:value-type="float" office:value="0.289862786105396">
                <text:p>0.289862786105396</text:p>
              </table:table-cell>
              <table:table-cell office:value-type="float" office:value="0.288312225990281">
                <text:p>0.288312225990281</text:p>
              </table:table-cell>
              <table:table-cell office:value-type="float" office:value="0.287309451204065">
                <text:p>0.287309451204065</text:p>
              </table:table-cell>
              <table:table-cell office:value-type="float" office:value="0.288708852038106">
                <text:p>0.288708852038106</text:p>
              </table:table-cell>
              <table:table-cell office:value-type="float" office:value="0.288938250162801">
                <text:p>0.288938250162801</text:p>
              </table:table-cell>
              <table:table-cell office:value-type="float" office:value="0.291741017354621">
                <text:p>0.291741017354621</text:p>
              </table:table-cell>
              <table:table-cell office:value-type="float" office:value="0.327654610730736">
                <text:p>0.327654610730736</text:p>
              </table:table-cell>
              <table:table-cell office:value-type="float" office:value="0.330419403478624">
                <text:p>0.330419403478624</text:p>
              </table:table-cell>
              <table:table-cell office:value-type="float" office:value="0.334630544481575">
                <text:p>0.334630544481575</text:p>
              </table:table-cell>
              <table:table-cell office:value-type="float" office:value="0.33133448970164">
                <text:p>0.33133448970164</text:p>
              </table:table-cell>
              <table:table-cell office:value-type="float" office:value="0.327193616486386">
                <text:p>0.327193616486386</text:p>
              </table:table-cell>
              <table:table-cell office:value-type="float" office:value="0.314651032603867">
                <text:p>0.314651032603867</text:p>
              </table:table-cell>
              <table:table-cell office:value-type="float" office:value="0.308687262975803">
                <text:p>0.308687262975803</text:p>
              </table:table-cell>
              <table:table-cell office:value-type="float" office:value="0.305793806702771">
                <text:p>0.305793806702771</text:p>
              </table:table-cell>
              <table:table-cell office:value-type="float" office:value="0.295910487778412">
                <text:p>0.295910487778412</text:p>
              </table:table-cell>
              <table:table-cell office:value-type="float" office:value="0.299286160043546">
                <text:p>0.299286160043546</text:p>
              </table:table-cell>
              <table:table-cell office:value-type="float" office:value="0.304680479621543">
                <text:p>0.304680479621543</text:p>
              </table:table-cell>
              <table:table-cell office:value-type="float" office:value="0.30416104279497">
                <text:p>0.30416104279497</text:p>
              </table:table-cell>
              <table:table-cell office:value-type="float" office:value="0.30454909273703">
                <text:p>0.30454909273703</text:p>
              </table:table-cell>
              <table:table-cell office:value-type="float" office:value="0.304610951182945">
                <text:p>0.304610951182945</text:p>
              </table:table-cell>
              <table:table-cell office:value-type="float" office:value="0.30374559173733">
                <text:p>0.30374559173733</text:p>
              </table:table-cell>
              <table:table-cell office:value-type="float" office:value="0.302750078462563">
                <text:p>0.302750078462563</text:p>
              </table:table-cell>
              <table:table-cell office:value-type="float" office:value="0.301911342362823">
                <text:p>0.301911342362823</text:p>
              </table:table-cell>
              <table:table-cell office:value-type="float" office:value="0.30190423483681">
                <text:p>0.30190423483681</text:p>
              </table:table-cell>
              <table:table-cell office:value-type="float" office:value="0.30174000691576">
                <text:p>0.30174000691576</text:p>
              </table:table-cell>
              <table:table-cell office:value-type="float" office:value="0.302479075758507">
                <text:p>0.302479075758507</text:p>
              </table:table-cell>
              <table:table-cell office:value-type="float" office:value="0.302412527404847">
                <text:p>0.302412527404847</text:p>
              </table:table-cell>
              <table:table-cell office:value-type="float" office:value="0.302210573495367">
                <text:p>0.302210573495367</text:p>
              </table:table-cell>
              <table:table-cell office:value-type="float" office:value="0.302080743807779">
                <text:p>0.302080743807779</text:p>
              </table:table-cell>
              <table:table-cell office:value-type="float" office:value="0.302223446330574">
                <text:p>0.302223446330574</text:p>
              </table:table-cell>
              <table:table-cell office:value-type="float" office:value="0.302481517515819">
                <text:p>0.302481517515819</text:p>
              </table:table-cell>
              <table:table-cell office:value-type="float" office:value="0.302496438032234">
                <text:p>0.302496438032234</text:p>
              </table:table-cell>
              <table:table-cell office:value-type="float" office:value="0.302330091051488">
                <text:p>0.302330091051488</text:p>
              </table:table-cell>
              <table:table-cell office:value-type="float" office:value="0.302405647469841">
                <text:p>0.302405647469841</text:p>
              </table:table-cell>
              <table:table-cell office:value-type="float" office:value="0.302409462238373">
                <text:p>0.302409462238373</text:p>
              </table:table-cell>
              <table:table-cell office:value-type="float" office:value="0.302560515274345">
                <text:p>0.302560515274345</text:p>
              </table:table-cell>
              <table:table-cell office:value-type="float" office:value="0.302673244978004">
                <text:p>0.302673244978004</text:p>
              </table:table-cell>
              <table:table-cell office:value-type="float" office:value="0.302548217965998">
                <text:p>0.302548217965998</text:p>
              </table:table-cell>
              <table:table-cell office:value-type="float" office:value="0.302478229978108">
                <text:p>0.302478229978108</text:p>
              </table:table-cell>
              <table:table-cell office:value-type="float" office:value="0.302504389277398">
                <text:p>0.302504389277398</text:p>
              </table:table-cell>
              <table:table-cell office:value-type="float" office:value="0.302545184093846">
                <text:p>0.302545184093846</text:p>
              </table:table-cell>
              <table:table-cell office:value-type="float" office:value="0.302611678218462">
                <text:p>0.302611678218462</text:p>
              </table:table-cell>
              <table:table-cell office:value-type="float" office:value="0.302623779613854">
                <text:p>0.302623779613854</text:p>
              </table:table-cell>
              <table:table-cell office:value-type="float" office:value="0.302618388791969">
                <text:p>0.302618388791969</text:p>
              </table:table-cell>
              <table:table-cell office:value-type="float" office:value="0.302577416449632">
                <text:p>0.302577416449632</text:p>
              </table:table-cell>
              <table:table-cell office:value-type="float" office:value="0.302655501541247">
                <text:p>0.302655501541247</text:p>
              </table:table-cell>
              <table:table-cell office:value-type="float" office:value="0.302618155524388">
                <text:p>0.302618155524388</text:p>
              </table:table-cell>
              <table:table-cell office:value-type="float" office:value="0.302614159709467">
                <text:p>0.302614159709467</text:p>
              </table:table-cell>
              <table:table-cell office:value-type="float" office:value="0.302616575874182">
                <text:p>0.302616575874182</text:p>
              </table:table-cell>
              <table:table-cell office:value-type="float" office:value="0.302596308763011">
                <text:p>0.302596308763011</text:p>
              </table:table-cell>
              <table:table-cell office:value-type="float" office:value="0.302640315194876">
                <text:p>0.302640315194876</text:p>
              </table:table-cell>
              <table:table-cell office:value-type="float" office:value="0.302635249295031">
                <text:p>0.302635249295031</text:p>
              </table:table-cell>
              <table:table-cell office:value-type="float" office:value="0.302671444315095">
                <text:p>0.302671444315095</text:p>
              </table:table-cell>
              <table:table-cell office:value-type="float" office:value="0.302663251207681">
                <text:p>0.302663251207681</text:p>
              </table:table-cell>
              <table:table-cell office:value-type="float" office:value="0.30271135112156">
                <text:p>0.30271135112156</text:p>
              </table:table-cell>
              <table:table-cell office:value-type="float" office:value="0.302771990380126">
                <text:p>0.302771990380126</text:p>
              </table:table-cell>
              <table:table-cell office:value-type="float" office:value="0.302694125385714">
                <text:p>0.302694125385714</text:p>
              </table:table-cell>
              <table:table-cell office:value-type="float" office:value="0.302781998519986">
                <text:p>0.302781998519986</text:p>
              </table:table-cell>
              <table:table-cell office:value-type="float" office:value="0.302755412015693">
                <text:p>0.302755412015693</text:p>
              </table:table-cell>
              <table:table-cell office:value-type="float" office:value="0.302729214473975">
                <text:p>0.302729214473975</text:p>
              </table:table-cell>
              <table:table-cell office:value-type="float" office:value="0.302750713426813">
                <text:p>0.302750713426813</text:p>
              </table:table-cell>
              <table:table-cell office:value-type="float" office:value="0.302758501495956">
                <text:p>0.302758501495956</text:p>
              </table:table-cell>
              <table:table-cell office:value-type="float" office:value="0.302791106113325">
                <text:p>0.302791106113325</text:p>
              </table:table-cell>
              <table:table-cell office:value-type="float" office:value="0.302785531290463">
                <text:p>0.302785531290463</text:p>
              </table:table-cell>
              <table:table-cell office:value-type="float" office:value="0.302796428768226">
                <text:p>0.302796428768226</text:p>
              </table:table-cell>
              <table:table-cell office:value-type="float" office:value="0.30279438165689">
                <text:p>0.30279438165689</text:p>
              </table:table-cell>
              <table:table-cell office:value-type="float" office:value="0.302751573022315">
                <text:p>0.302751573022315</text:p>
              </table:table-cell>
              <table:table-cell office:value-type="float" office:value="0.302790225654811">
                <text:p>0.302790225654811</text:p>
              </table:table-cell>
              <table:table-cell office:value-type="float" office:value="0.302759464801513">
                <text:p>0.302759464801513</text:p>
              </table:table-cell>
              <table:table-cell office:value-type="float" office:value="0.302754256498943">
                <text:p>0.302754256498943</text:p>
              </table:table-cell>
              <table:table-cell office:value-type="float" office:value="0.302737633315701">
                <text:p>0.302737633315701</text:p>
              </table:table-cell>
              <table:table-cell office:value-type="float" office:value="0.30273759665761">
                <text:p>0.30273759665761</text:p>
              </table:table-cell>
              <table:table-cell office:value-type="float" office:value="0.302755226223867">
                <text:p>0.302755226223867</text:p>
              </table:table-cell>
              <table:table-cell office:value-type="float" office:value="0.302784358120466">
                <text:p>0.302784358120466</text:p>
              </table:table-cell>
              <table:table-cell office:value-type="float" office:value="0.30276575586248">
                <text:p>0.30276575586248</text:p>
              </table:table-cell>
              <table:table-cell office:value-type="float" office:value="0.302754743388489">
                <text:p>0.302754743388489</text:p>
              </table:table-cell>
              <table:table-cell office:value-type="float" office:value="0.302778396521326">
                <text:p>0.302778396521326</text:p>
              </table:table-cell>
              <table:table-cell office:value-type="float" office:value="0.302737269283009">
                <text:p>0.302737269283009</text:p>
              </table:table-cell>
              <table:table-cell office:value-type="float" office:value="0.302783069468543">
                <text:p>0.302783069468543</text:p>
              </table:table-cell>
              <table:table-cell office:value-type="float" office:value="0.302770666036767">
                <text:p>0.302770666036767</text:p>
              </table:table-cell>
              <table:table-cell office:value-type="float" office:value="0.302768984472007">
                <text:p>0.302768984472007</text:p>
              </table:table-cell>
              <table:table-cell office:value-type="float" office:value="0.30276971713346">
                <text:p>0.30276971713346</text:p>
              </table:table-cell>
              <table:table-cell office:value-type="float" office:value="0.302744891824985">
                <text:p>0.302744891824985</text:p>
              </table:table-cell>
              <table:table-cell office:value-type="float" office:value="0.302782756118426">
                <text:p>0.302782756118426</text:p>
              </table:table-cell>
              <table:table-cell office:value-type="float" office:value="0.302757630951121">
                <text:p>0.302757630951121</text:p>
              </table:table-cell>
              <table:table-cell office:value-type="float" office:value="0.302766986096238">
                <text:p>0.302766986096238</text:p>
              </table:table-cell>
              <table:table-cell office:value-type="float" office:value="0.302761927693022">
                <text:p>0.302761927693022</text:p>
              </table:table-cell>
              <table:table-cell office:value-type="float" office:value="0.302765391590564">
                <text:p>0.302765391590564</text:p>
              </table:table-cell>
              <table:table-cell office:value-type="float" office:value="0.302799933525763">
                <text:p>0.302799933525763</text:p>
              </table:table-cell>
              <table:table-cell office:value-type="float" office:value="0.302779115738097">
                <text:p>0.302779115738097</text:p>
              </table:table-cell>
              <table:table-cell office:value-type="float" office:value="0.302755238317048">
                <text:p>0.302755238317048</text:p>
              </table:table-cell>
              <table:table-cell office:value-type="float" office:value="0.302784028137842">
                <text:p>0.302784028137842</text:p>
              </table:table-cell>
              <table:table-cell office:value-type="float" office:value="0.302798318628811">
                <text:p>0.302798318628811</text:p>
              </table:table-cell>
              <table:table-cell office:value-type="float" office:value="0.302765388698252">
                <text:p>0.302765388698252</text:p>
              </table:table-cell>
              <table:table-cell office:value-type="float" office:value="0.302780740192681">
                <text:p>0.302780740192681</text:p>
              </table:table-cell>
              <table:table-cell office:value-type="float" office:value="0.302776338058664">
                <text:p>0.302776338058664</text:p>
              </table:table-cell>
              <table:table-cell office:value-type="float" office:value="0.30276012094291">
                <text:p>0.30276012094291</text:p>
              </table:table-cell>
              <table:table-cell office:value-type="float" office:value="0.302772764474013">
                <text:p>0.302772764474013</text:p>
              </table:table-cell>
              <table:table-cell office:value-type="float" office:value="0.302770795014925">
                <text:p>0.302770795014925</text:p>
              </table:table-cell>
              <table:table-cell office:value-type="float" office:value="0.302756659020667">
                <text:p>0.302756659020667</text:p>
              </table:table-cell>
              <table:table-cell office:value-type="float" office:value="0.302770805175795">
                <text:p>0.302770805175795</text:p>
              </table:table-cell>
              <table:table-cell office:value-type="float" office:value="0.302720378142991">
                <text:p>0.302720378142991</text:p>
              </table:table-cell>
              <table:table-cell office:value-type="float" office:value="0.302767651874306">
                <text:p>0.302767651874306</text:p>
              </table:table-cell>
              <table:table-cell office:value-type="float" office:value="0.302772039584697">
                <text:p>0.302772039584697</text:p>
              </table:table-cell>
              <table:table-cell office:value-type="float" office:value="0.302737729891477">
                <text:p>0.302737729891477</text:p>
              </table:table-cell>
              <table:table-cell office:value-type="float" office:value="0.302778469746438">
                <text:p>0.302778469746438</text:p>
              </table:table-cell>
              <table:table-cell office:value-type="float" office:value="0.302759970927602">
                <text:p>0.302759970927602</text:p>
              </table:table-cell>
              <table:table-cell office:value-type="float" office:value="0.302771095665359">
                <text:p>0.302771095665359</text:p>
              </table:table-cell>
              <table:table-cell office:value-type="float" office:value="0.302769047069452">
                <text:p>0.302769047069452</text:p>
              </table:table-cell>
              <table:table-cell office:value-type="float" office:value="0.302764431265425">
                <text:p>0.302764431265425</text:p>
              </table:table-cell>
              <table:table-cell office:value-type="float" office:value="0.302792210463684">
                <text:p>0.302792210463684</text:p>
              </table:table-cell>
              <table:table-cell office:value-type="float" office:value="0.30274288346581">
                <text:p>0.30274288346581</text:p>
              </table:table-cell>
              <table:table-cell office:value-type="float" office:value="0.302752445949219">
                <text:p>0.302752445949219</text:p>
              </table:table-cell>
              <table:table-cell office:value-type="float" office:value="0.302783265628364">
                <text:p>0.302783265628364</text:p>
              </table:table-cell>
              <table:table-cell office:value-type="float" office:value="0.302769734514861">
                <text:p>0.302769734514861</text:p>
              </table:table-cell>
              <table:table-cell office:value-type="float" office:value="0.302760657350943">
                <text:p>0.302760657350943</text:p>
              </table:table-cell>
              <table:table-cell office:value-type="float" office:value="0.302785208969395">
                <text:p>0.302785208969395</text:p>
              </table:table-cell>
              <table:table-cell office:value-type="float" office:value="0.302727065083497">
                <text:p>0.302727065083497</text:p>
              </table:table-cell>
              <table:table-cell office:value-type="float" office:value="0.302750880888697">
                <text:p>0.302750880888697</text:p>
              </table:table-cell>
              <table:table-cell office:value-type="float" office:value="0.302768923918876">
                <text:p>0.302768923918876</text:p>
              </table:table-cell>
              <table:table-cell office:value-type="float" office:value="0.302770724686026">
                <text:p>0.302770724686026</text:p>
              </table:table-cell>
              <table:table-cell office:value-type="float" office:value="0.302810209537213">
                <text:p>0.302810209537213</text:p>
              </table:table-cell>
              <table:table-cell office:value-type="float" office:value="0.302752419202241">
                <text:p>0.302752419202241</text:p>
              </table:table-cell>
              <table:table-cell office:value-type="float" office:value="0.302753201467652">
                <text:p>0.302753201467652</text:p>
              </table:table-cell>
              <table:table-cell office:value-type="float" office:value="0.302811115175078">
                <text:p>0.302811115175078</text:p>
              </table:table-cell>
              <table:table-cell office:value-type="float" office:value="0.302729433546783">
                <text:p>0.302729433546783</text:p>
              </table:table-cell>
              <table:table-cell office:value-type="float" office:value="0.302782213948863">
                <text:p>0.302782213948863</text:p>
              </table:table-cell>
              <table:table-cell office:value-type="float" office:value="0.302778588814665">
                <text:p>0.302778588814665</text:p>
              </table:table-cell>
              <table:table-cell office:value-type="float" office:value="0.302789922256165">
                <text:p>0.302789922256165</text:p>
              </table:table-cell>
              <table:table-cell office:value-type="float" office:value="0.302760523496909">
                <text:p>0.302760523496909</text:p>
              </table:table-cell>
              <table:table-cell office:value-type="float" office:value="0.302771296629328">
                <text:p>0.302771296629328</text:p>
              </table:table-cell>
              <table:table-cell office:value-type="float" office:value="0.302772675380096">
                <text:p>0.302772675380096</text:p>
              </table:table-cell>
              <table:table-cell office:value-type="float" office:value="0.302772111074721">
                <text:p>0.302772111074721</text:p>
              </table:table-cell>
              <table:table-cell office:value-type="float" office:value="0.302728476153823">
                <text:p>0.302728476153823</text:p>
              </table:table-cell>
              <table:table-cell office:value-type="float" office:value="0.302737331847707">
                <text:p>0.302737331847707</text:p>
              </table:table-cell>
              <table:table-cell office:value-type="float" office:value="0.302787124522756">
                <text:p>0.302787124522756</text:p>
              </table:table-cell>
              <table:table-cell office:value-type="float" office:value="0.302782407515289">
                <text:p>0.302782407515289</text:p>
              </table:table-cell>
              <table:table-cell office:value-type="float" office:value="0.302759443790165">
                <text:p>0.302759443790165</text:p>
              </table:table-cell>
              <table:table-cell office:value-type="float" office:value="0.30275848580803">
                <text:p>0.30275848580803</text:p>
              </table:table-cell>
              <table:table-cell office:value-type="float" office:value="0.302762913933978">
                <text:p>0.302762913933978</text:p>
              </table:table-cell>
              <table:table-cell office:value-type="float" office:value="0.30273693230308">
                <text:p>0.30273693230308</text:p>
              </table:table-cell>
              <table:table-cell office:value-type="float" office:value="0.302775262388606">
                <text:p>0.302775262388606</text:p>
              </table:table-cell>
              <table:table-cell office:value-type="float" office:value="0.302780747744068">
                <text:p>0.302780747744068</text:p>
              </table:table-cell>
              <table:table-cell office:value-type="float" office:value="0.302752496214187">
                <text:p>0.302752496214187</text:p>
              </table:table-cell>
              <table:table-cell office:value-type="float" office:value="0.302748681392928">
                <text:p>0.302748681392928</text:p>
              </table:table-cell>
              <table:table-cell office:value-type="float" office:value="0.302773424578427">
                <text:p>0.302773424578427</text:p>
              </table:table-cell>
              <table:table-cell office:value-type="float" office:value="0.302755290132055">
                <text:p>0.302755290132055</text:p>
              </table:table-cell>
            </table:table-row>
            <table:table-row>
              <table:table-cell office:value-type="string">
                <text:p>Potential diff</text:p>
                <draw:g>
                  <svg:desc>tfoot9.A8:tfoot9.A8</svg:desc>
                </draw:g>
              </table:table-cell>
              <table:table-cell office:value-type="float" office:value="0.0000175664858754199">
                <text:p>0.0000175664858754199</text:p>
                <draw:g>
                  <svg:desc>tfoot9.B8:tfoot9.MI8</svg:desc>
                </draw:g>
              </table:table-cell>
              <table:table-cell office:value-type="float" office:value="-0.000041545981940283">
                <text:p>-0.000041545981940283</text:p>
              </table:table-cell>
              <table:table-cell office:value-type="float" office:value="0.00000253181667597691">
                <text:p>0.00000253181667597691</text:p>
              </table:table-cell>
              <table:table-cell office:value-type="float" office:value="0.0000286719755494547">
                <text:p>0.0000286719755494547</text:p>
              </table:table-cell>
              <table:table-cell office:value-type="float" office:value="0.0000233340964935214">
                <text:p>0.0000233340964935214</text:p>
              </table:table-cell>
              <table:table-cell office:value-type="float" office:value="-0.0000354835670353104">
                <text:p>-0.0000354835670353104</text:p>
              </table:table-cell>
              <table:table-cell office:value-type="float" office:value="-0.00000767275461610595">
                <text:p>-0.00000767275461610595</text:p>
              </table:table-cell>
              <table:table-cell office:value-type="float" office:value="0.0000153755517734444">
                <text:p>0.0000153755517734444</text:p>
              </table:table-cell>
              <table:table-cell office:value-type="float" office:value="-0.0000120508912213047">
                <text:p>-0.0000120508912213047</text:p>
              </table:table-cell>
              <table:table-cell office:value-type="float" office:value="-0.0000132179153647383">
                <text:p>-0.0000132179153647383</text:p>
              </table:table-cell>
              <table:table-cell office:value-type="float" office:value="0.0000513128303399335">
                <text:p>0.0000513128303399335</text:p>
              </table:table-cell>
              <table:table-cell office:value-type="float" office:value="-0.0000410188304018622">
                <text:p>-0.0000410188304018622</text:p>
              </table:table-cell>
              <table:table-cell office:value-type="float" office:value="0.0000191380763281956">
                <text:p>0.0000191380763281956</text:p>
              </table:table-cell>
              <table:table-cell office:value-type="float" office:value="-0.0000416414610953653">
                <text:p>-0.0000416414610953653</text:p>
              </table:table-cell>
              <table:table-cell office:value-type="float" office:value="0.0000231233764616534">
                <text:p>0.0000231233764616534</text:p>
              </table:table-cell>
              <table:table-cell office:value-type="float" office:value="-0.0000257472567954387">
                <text:p>-0.0000257472567954387</text:p>
              </table:table-cell>
              <table:table-cell office:value-type="float" office:value="0.0000180352876801848">
                <text:p>0.0000180352876801848</text:p>
              </table:table-cell>
              <table:table-cell office:value-type="float" office:value="-0.00000403295913220525">
                <text:p>-0.00000403295913220525</text:p>
              </table:table-cell>
              <table:table-cell office:value-type="float" office:value="-0.0000230456649909505">
                <text:p>-0.0000230456649909505</text:p>
              </table:table-cell>
              <table:table-cell office:value-type="float" office:value="0.0000469453936896569">
                <text:p>0.0000469453936896569</text:p>
              </table:table-cell>
              <table:table-cell office:value-type="float" office:value="-0.0000134221457615547">
                <text:p>-0.0000134221457615547</text:p>
              </table:table-cell>
              <table:table-cell office:value-type="float" office:value="-0.0000109369236628298">
                <text:p>-0.0000109369236628298</text:p>
              </table:table-cell>
              <table:table-cell office:value-type="float" office:value="-0.0000253204576566302">
                <text:p>-0.0000253204576566302</text:p>
              </table:table-cell>
              <table:table-cell office:value-type="float" office:value="0.00000102043778921201">
                <text:p>0.00000102043778921201</text:p>
              </table:table-cell>
              <table:table-cell office:value-type="float" office:value="0.000020010019465222">
                <text:p>0.000020010019465222</text:p>
              </table:table-cell>
              <table:table-cell office:value-type="float" office:value="-0.0000518211712449146">
                <text:p>-0.0000518211712449146</text:p>
              </table:table-cell>
              <table:table-cell office:value-type="float" office:value="0.0000751745208755206">
                <text:p>0.0000751745208755206</text:p>
              </table:table-cell>
              <table:table-cell office:value-type="float" office:value="-0.00000377719524002895">
                <text:p>-0.00000377719524002895</text:p>
              </table:table-cell>
              <table:table-cell office:value-type="float" office:value="-0.0000452315152931204">
                <text:p>-0.0000452315152931204</text:p>
              </table:table-cell>
              <table:table-cell office:value-type="float" office:value="0.0000607851897360123">
                <text:p>0.0000607851897360123</text:p>
              </table:table-cell>
              <table:table-cell office:value-type="float" office:value="-0.0000527060209069008">
                <text:p>-0.0000527060209069008</text:p>
              </table:table-cell>
              <table:table-cell office:value-type="float" office:value="0.000066457122226693">
                <text:p>0.000066457122226693</text:p>
              </table:table-cell>
              <table:table-cell office:value-type="float" office:value="-0.000203708759562715">
                <text:p>-0.000203708759562715</text:p>
              </table:table-cell>
              <table:table-cell office:value-type="float" office:value="-0.0000878781607129286">
                <text:p>-0.0000878781607129286</text:p>
              </table:table-cell>
              <table:table-cell office:value-type="float" office:value="-0.0000198321640257904">
                <text:p>-0.0000198321640257904</text:p>
              </table:table-cell>
              <table:table-cell office:value-type="float" office:value="-0.000094909527176168">
                <text:p>-0.000094909527176168</text:p>
              </table:table-cell>
              <table:table-cell office:value-type="float" office:value="0.000144024099745399">
                <text:p>0.000144024099745399</text:p>
              </table:table-cell>
              <table:table-cell office:value-type="float" office:value="-0.00000220949708334972">
                <text:p>-0.00000220949708334972</text:p>
              </table:table-cell>
              <table:table-cell office:value-type="float" office:value="-0.0000950086581716358">
                <text:p>-0.0000950086581716358</text:p>
              </table:table-cell>
              <table:table-cell office:value-type="float" office:value="0.000252419787553582">
                <text:p>0.000252419787553582</text:p>
              </table:table-cell>
              <table:table-cell office:value-type="float" office:value="-0.000235463876567532">
                <text:p>-0.000235463876567532</text:p>
              </table:table-cell>
              <table:table-cell office:value-type="float" office:value="-0.00166419157287984">
                <text:p>-0.00166419157287984</text:p>
              </table:table-cell>
              <table:table-cell office:value-type="float" office:value="0.0363640214951846">
                <text:p>0.0363640214951846</text:p>
              </table:table-cell>
              <table:table-cell office:value-type="float" office:value="0.00234799119388096">
                <text:p>0.00234799119388096</text:p>
              </table:table-cell>
              <table:table-cell office:value-type="float" office:value="-0.00186953508143323">
                <text:p>-0.00186953508143323</text:p>
              </table:table-cell>
              <table:table-cell office:value-type="float" office:value="-0.0041725615558818">
                <text:p>-0.0041725615558818</text:p>
              </table:table-cell>
              <table:table-cell office:value-type="float" office:value="-0.0374646259378119">
                <text:p>-0.0374646259378119</text:p>
              </table:table-cell>
              <table:table-cell office:value-type="float" office:value="-0.00298625585968193">
                <text:p>-0.00298625585968193</text:p>
              </table:table-cell>
              <table:table-cell office:value-type="float" office:value="0.0398591600645504">
                <text:p>0.0398591600645504</text:p>
              </table:table-cell>
              <table:table-cell office:value-type="float" office:value="-0.000671838474794184">
                <text:p>-0.000671838474794184</text:p>
              </table:table-cell>
              <table:table-cell office:value-type="float" office:value="-0.00379012137979989">
                <text:p>-0.00379012137979989</text:p>
              </table:table-cell>
              <table:table-cell office:value-type="float" office:value="-0.0294993690500372">
                <text:p>-0.0294993690500372</text:p>
              </table:table-cell>
              <table:table-cell office:value-type="float" office:value="-0.00421681479202385">
                <text:p>-0.00421681479202385</text:p>
              </table:table-cell>
              <table:table-cell office:value-type="float" office:value="-0.00478542911277352">
                <text:p>-0.00478542911277352</text:p>
              </table:table-cell>
              <table:table-cell office:value-type="float" office:value="-0.0041409374393645">
                <text:p>-0.0041409374393645</text:p>
              </table:table-cell>
              <table:table-cell office:value-type="float" office:value="0.00229158039819821">
                <text:p>0.00229158039819821</text:p>
              </table:table-cell>
              <table:table-cell office:value-type="float" office:value="0.013572830242375">
                <text:p>0.013572830242375</text:p>
              </table:table-cell>
              <table:table-cell office:value-type="float" office:value="0.00338481327883039">
                <text:p>0.00338481327883039</text:p>
              </table:table-cell>
              <table:table-cell office:value-type="float" office:value="0.00046633499194304">
                <text:p>0.00046633499194304</text:p>
              </table:table-cell>
              <table:table-cell office:value-type="float" office:value="-0.000474135937156839">
                <text:p>-0.000474135937156839</text:p>
              </table:table-cell>
              <table:table-cell office:value-type="float" office:value="-0.00157191663541917">
                <text:p>-0.00157191663541917</text:p>
              </table:table-cell>
              <table:table-cell office:value-type="float" office:value="-0.00125512995678095">
                <text:p>-0.00125512995678095</text:p>
              </table:table-cell>
              <table:table-cell office:value-type="float" office:value="-0.00103429782019043">
                <text:p>-0.00103429782019043</text:p>
              </table:table-cell>
              <table:table-cell office:value-type="float" office:value="-0.00111962267628302">
                <text:p>-0.00111962267628302</text:p>
              </table:table-cell>
              <table:table-cell office:value-type="float" office:value="-0.000662969388001589">
                <text:p>-0.000662969388001589</text:p>
              </table:table-cell>
              <table:table-cell office:value-type="float" office:value="-0.00463053256895596">
                <text:p>-0.00463053256895596</text:p>
              </table:table-cell>
              <table:table-cell office:value-type="float" office:value="0.0112006754494456">
                <text:p>0.0112006754494456</text:p>
              </table:table-cell>
              <table:table-cell office:value-type="float" office:value="0.00831201119502667">
                <text:p>0.00831201119502667</text:p>
              </table:table-cell>
              <table:table-cell office:value-type="float" office:value="0.00546908968347537">
                <text:p>0.00546908968347537</text:p>
              </table:table-cell>
              <table:table-cell office:value-type="float" office:value="-0.00197854361580396">
                <text:p>-0.00197854361580396</text:p>
              </table:table-cell>
              <table:table-cell office:value-type="float" office:value="0.00533541803860771">
                <text:p>0.00533541803860771</text:p>
              </table:table-cell>
              <table:table-cell office:value-type="float" office:value="0.00997348809280657">
                <text:p>0.00997348809280657</text:p>
              </table:table-cell>
              <table:table-cell office:value-type="float" office:value="0.00211161898235285">
                <text:p>0.00211161898235285</text:p>
              </table:table-cell>
              <table:table-cell office:value-type="float" office:value="0.0019619722496898">
                <text:p>0.0019619722496898</text:p>
              </table:table-cell>
              <table:table-cell office:value-type="float" office:value="-0.00087838450809502">
                <text:p>-0.00087838450809502</text:p>
              </table:table-cell>
              <table:table-cell office:value-type="float" office:value="-0.00163828414112754">
                <text:p>-0.00163828414112754</text:p>
              </table:table-cell>
              <table:table-cell office:value-type="float" office:value="-0.00118622033823584">
                <text:p>-0.00118622033823584</text:p>
              </table:table-cell>
              <table:table-cell office:value-type="float" office:value="-0.00087297746537579">
                <text:p>-0.00087297746537579</text:p>
              </table:table-cell>
              <table:table-cell office:value-type="float" office:value="-0.000405274271375933">
                <text:p>-0.000405274271375933</text:p>
              </table:table-cell>
              <table:table-cell office:value-type="float" office:value="0.00165677296491384">
                <text:p>0.00165677296491384</text:p>
              </table:table-cell>
              <table:table-cell office:value-type="float" office:value="-0.00152272993101055">
                <text:p>-0.00152272993101055</text:p>
              </table:table-cell>
              <table:table-cell office:value-type="float" office:value="-0.0237007528478995">
                <text:p>-0.0237007528478995</text:p>
              </table:table-cell>
              <table:table-cell office:value-type="float" office:value="0.00068095823171177">
                <text:p>0.00068095823171177</text:p>
              </table:table-cell>
              <table:table-cell office:value-type="float" office:value="-0.000270090317519012">
                <text:p>-0.000270090317519012</text:p>
              </table:table-cell>
              <table:table-cell office:value-type="float" office:value="0.0240247620717763">
                <text:p>0.0240247620717763</text:p>
              </table:table-cell>
              <table:table-cell office:value-type="float" office:value="-0.000445389960110454">
                <text:p>-0.000445389960110454</text:p>
              </table:table-cell>
              <table:table-cell office:value-type="float" office:value="-0.000842139375341333">
                <text:p>-0.000842139375341333</text:p>
              </table:table-cell>
              <table:table-cell office:value-type="float" office:value="-0.00197405594763656">
                <text:p>-0.00197405594763656</text:p>
              </table:table-cell>
              <table:table-cell office:value-type="float" office:value="-0.0318414138442115">
                <text:p>-0.0318414138442115</text:p>
              </table:table-cell>
              <table:table-cell office:value-type="float" office:value="-0.00925211922833763">
                <text:p>-0.00925211922833763</text:p>
              </table:table-cell>
              <table:table-cell office:value-type="float" office:value="0.0176377054010988">
                <text:p>0.0176377054010988</text:p>
              </table:table-cell>
              <table:table-cell office:value-type="float" office:value="0.000750271395840607">
                <text:p>0.000750271395840607</text:p>
              </table:table-cell>
              <table:table-cell office:value-type="float" office:value="-0.000637905824878493">
                <text:p>-0.000637905824878493</text:p>
              </table:table-cell>
              <table:table-cell office:value-type="float" office:value="-0.000835936619078603">
                <text:p>-0.000835936619078603</text:p>
              </table:table-cell>
              <table:table-cell office:value-type="float" office:value="-0.000899828309133988">
                <text:p>-0.000899828309133988</text:p>
              </table:table-cell>
              <table:table-cell office:value-type="float" office:value="-0.000479089561060686">
                <text:p>-0.000479089561060686</text:p>
              </table:table-cell>
              <table:table-cell office:value-type="float" office:value="-0.00182052000603927">
                <text:p>-0.00182052000603927</text:p>
              </table:table-cell>
              <table:table-cell office:value-type="float" office:value="-0.00146172000491224">
                <text:p>-0.00146172000491224</text:p>
              </table:table-cell>
              <table:table-cell office:value-type="float" office:value="-0.000784809632152994">
                <text:p>-0.000784809632152994</text:p>
              </table:table-cell>
              <table:table-cell office:value-type="float" office:value="-0.00153145615802963">
                <text:p>-0.00153145615802963</text:p>
              </table:table-cell>
              <table:table-cell office:value-type="float" office:value="-0.00344608068149849">
                <text:p>-0.00344608068149849</text:p>
              </table:table-cell>
              <table:table-cell office:value-type="float" office:value="0.00247118072924357">
                <text:p>0.00247118072924357</text:p>
              </table:table-cell>
              <table:table-cell office:value-type="float" office:value="0.0207628935149796">
                <text:p>0.0207628935149796</text:p>
              </table:table-cell>
              <table:table-cell office:value-type="float" office:value="0.00288504759464803">
                <text:p>0.00288504759464803</text:p>
              </table:table-cell>
              <table:table-cell office:value-type="float" office:value="0.011406919070463">
                <text:p>0.011406919070463</text:p>
              </table:table-cell>
              <table:table-cell office:value-type="float" office:value="0.00168106813322838">
                <text:p>0.00168106813322838</text:p>
              </table:table-cell>
              <table:table-cell office:value-type="float" office:value="0.0012459764308817">
                <text:p>0.0012459764308817</text:p>
              </table:table-cell>
              <table:table-cell office:value-type="float" office:value="-0.0032845111561034">
                <text:p>-0.0032845111561034</text:p>
              </table:table-cell>
              <table:table-cell office:value-type="float" office:value="-0.00161721273408705">
                <text:p>-0.00161721273408705</text:p>
              </table:table-cell>
              <table:table-cell office:value-type="float" office:value="0.00246438655566994">
                <text:p>0.00246438655566994</text:p>
              </table:table-cell>
              <table:table-cell office:value-type="float" office:value="-0.00425400684458677">
                <text:p>-0.00425400684458677</text:p>
              </table:table-cell>
              <table:table-cell office:value-type="float" office:value="-0.0219791608648294">
                <text:p>-0.0219791608648294</text:p>
              </table:table-cell>
              <table:table-cell office:value-type="float" office:value="-0.00550878242527697">
                <text:p>-0.00550878242527697</text:p>
              </table:table-cell>
              <table:table-cell office:value-type="float" office:value="-0.00346042452572409">
                <text:p>-0.00346042452572409</text:p>
              </table:table-cell>
              <table:table-cell office:value-type="float" office:value="-0.00228544480335036">
                <text:p>-0.00228544480335036</text:p>
              </table:table-cell>
              <table:table-cell office:value-type="float" office:value="-0.0016924336208522">
                <text:p>-0.0016924336208522</text:p>
              </table:table-cell>
              <table:table-cell office:value-type="float" office:value="0.0388882591935379">
                <text:p>0.0388882591935379</text:p>
              </table:table-cell>
              <table:table-cell office:value-type="float" office:value="-0.00000768579537396841">
                <text:p>-0.00000768579537396841</text:p>
              </table:table-cell>
              <table:table-cell office:value-type="float" office:value="0.000581375583217469">
                <text:p>0.000581375583217469</text:p>
              </table:table-cell>
              <table:table-cell office:value-type="float" office:value="-0.00201191489587704">
                <text:p>-0.00201191489587704</text:p>
              </table:table-cell>
              <table:table-cell office:value-type="float" office:value="-0.00224834688259795">
                <text:p>-0.00224834688259795</text:p>
              </table:table-cell>
              <table:table-cell office:value-type="float" office:value="-0.00445798170035206">
                <text:p>-0.00445798170035206</text:p>
              </table:table-cell>
              <table:table-cell office:value-type="float" office:value="-0.0143384600339841">
                <text:p>-0.0143384600339841</text:p>
              </table:table-cell>
              <table:table-cell office:value-type="float" office:value="-0.00492198218403733">
                <text:p>-0.00492198218403733</text:p>
              </table:table-cell>
              <table:table-cell office:value-type="float" office:value="-0.00459551993582585">
                <text:p>-0.00459551993582585</text:p>
              </table:table-cell>
              <table:table-cell office:value-type="float" office:value="-0.00530112403848937">
                <text:p>-0.00530112403848937</text:p>
              </table:table-cell>
              <table:table-cell office:value-type="float" office:value="-0.00584013684087542">
                <text:p>-0.00584013684087542</text:p>
              </table:table-cell>
              <table:table-cell office:value-type="float" office:value="0.0171660705768101">
                <text:p>0.0171660705768101</text:p>
              </table:table-cell>
              <table:table-cell office:value-type="float" office:value="0.00103304229294499">
                <text:p>0.00103304229294499</text:p>
              </table:table-cell>
              <table:table-cell office:value-type="float" office:value="-0.00143867121528557">
                <text:p>-0.00143867121528557</text:p>
              </table:table-cell>
              <table:table-cell office:value-type="float" office:value="-0.000226545614686713">
                <text:p>-0.000226545614686713</text:p>
              </table:table-cell>
              <table:table-cell office:value-type="float" office:value="-0.00130654161321669">
                <text:p>-0.00130654161321669</text:p>
              </table:table-cell>
              <table:table-cell office:value-type="float" office:value="-0.000504549606176019">
                <text:p>-0.000504549606176019</text:p>
              </table:table-cell>
              <table:table-cell office:value-type="float" office:value="-0.000895518991778532">
                <text:p>-0.000895518991778532</text:p>
              </table:table-cell>
              <table:table-cell office:value-type="float" office:value="-0.00155574984395496">
                <text:p>-0.00155574984395496</text:p>
              </table:table-cell>
              <table:table-cell office:value-type="float" office:value="-0.00201059971069617">
                <text:p>-0.00201059971069617</text:p>
              </table:table-cell>
              <table:table-cell office:value-type="float" office:value="-0.00130748951861276">
                <text:p>-0.00130748951861276</text:p>
              </table:table-cell>
              <table:table-cell office:value-type="float" office:value="0.0319307045936694">
                <text:p>0.0319307045936694</text:p>
              </table:table-cell>
              <table:table-cell office:value-type="float" office:value="0.00515974212918041">
                <text:p>0.00515974212918041</text:p>
              </table:table-cell>
              <table:table-cell office:value-type="float" office:value="0.00225311344487134">
                <text:p>0.00225311344487134</text:p>
              </table:table-cell>
              <table:table-cell office:value-type="float" office:value="0.000477031910170123">
                <text:p>0.000477031910170123</text:p>
              </table:table-cell>
              <table:table-cell office:value-type="float" office:value="-0.00116068374135592">
                <text:p>-0.00116068374135592</text:p>
              </table:table-cell>
              <table:table-cell office:value-type="float" office:value="-0.00271152047641199">
                <text:p>-0.00271152047641199</text:p>
              </table:table-cell>
              <table:table-cell office:value-type="float" office:value="0.000919472261918464">
                <text:p>0.000919472261918464</text:p>
              </table:table-cell>
              <table:table-cell office:value-type="float" office:value="-0.00256881896795374">
                <text:p>-0.00256881896795374</text:p>
              </table:table-cell>
              <table:table-cell office:value-type="float" office:value="-0.000220516601882714">
                <text:p>-0.000220516601882714</text:p>
              </table:table-cell>
              <table:table-cell office:value-type="float" office:value="-0.000469395190044464">
                <text:p>-0.000469395190044464</text:p>
              </table:table-cell>
              <table:table-cell office:value-type="float" office:value="-0.00190415559163826">
                <text:p>-0.00190415559163826</text:p>
              </table:table-cell>
              <table:table-cell office:value-type="float" office:value="-0.0336025494775084">
                <text:p>-0.0336025494775084</text:p>
              </table:table-cell>
              <table:table-cell office:value-type="float" office:value="-0.00989601471270957">
                <text:p>-0.00989601471270957</text:p>
              </table:table-cell>
              <table:table-cell office:value-type="float" office:value="0.0031687965194796">
                <text:p>0.0031687965194796</text:p>
              </table:table-cell>
              <table:table-cell office:value-type="float" office:value="0.0164305597122784">
                <text:p>0.0164305597122784</text:p>
              </table:table-cell>
              <table:table-cell office:value-type="float" office:value="0.00175109712129984">
                <text:p>0.00175109712129984</text:p>
              </table:table-cell>
              <table:table-cell office:value-type="float" office:value="-0.0000141098297178899">
                <text:p>-0.0000141098297178899</text:p>
              </table:table-cell>
              <table:table-cell office:value-type="float" office:value="-0.00105440087176234">
                <text:p>-0.00105440087176234</text:p>
              </table:table-cell>
              <table:table-cell office:value-type="float" office:value="-0.000239807450556961">
                <text:p>-0.000239807450556961</text:p>
              </table:table-cell>
              <table:table-cell office:value-type="float" office:value="-0.00101066187983961">
                <text:p>-0.00101066187983961</text:p>
              </table:table-cell>
              <table:table-cell office:value-type="float" office:value="-0.000405522864230901">
                <text:p>-0.000405522864230901</text:p>
              </table:table-cell>
              <table:table-cell office:value-type="float" office:value="-0.000856055603909833">
                <text:p>-0.000856055603909833</text:p>
              </table:table-cell>
              <table:table-cell office:value-type="float" office:value="-0.00120685178092583">
                <text:p>-0.00120685178092583</text:p>
              </table:table-cell>
              <table:table-cell office:value-type="float" office:value="-0.00170490432783088">
                <text:p>-0.00170490432783088</text:p>
              </table:table-cell>
              <table:table-cell office:value-type="float" office:value="-0.00131546859204695">
                <text:p>-0.00131546859204695</text:p>
              </table:table-cell>
              <table:table-cell office:value-type="float" office:value="-0.00268099984259335">
                <text:p>-0.00268099984259335</text:p>
              </table:table-cell>
              <table:table-cell office:value-type="float" office:value="0.000277742937699277">
                <text:p>0.000277742937699277</text:p>
              </table:table-cell>
              <table:table-cell office:value-type="float" office:value="0.0312332265053898">
                <text:p>0.0312332265053898</text:p>
              </table:table-cell>
              <table:table-cell office:value-type="float" office:value="0.00746583324363731">
                <text:p>0.00746583324363731</text:p>
              </table:table-cell>
              <table:table-cell office:value-type="float" office:value="-0.0303022762869207">
                <text:p>-0.0303022762869207</text:p>
              </table:table-cell>
              <table:table-cell office:value-type="float" office:value="0.0262291785221051">
                <text:p>0.0262291785221051</text:p>
              </table:table-cell>
              <table:table-cell office:value-type="float" office:value="-0.00166276777267438">
                <text:p>-0.00166276777267438</text:p>
              </table:table-cell>
              <table:table-cell office:value-type="float" office:value="-0.00176179325694215">
                <text:p>-0.00176179325694215</text:p>
              </table:table-cell>
              <table:table-cell office:value-type="float" office:value="-0.00299260299637716">
                <text:p>-0.00299260299637716</text:p>
              </table:table-cell>
              <table:table-cell office:value-type="float" office:value="-0.00574375970329794">
                <text:p>-0.00574375970329794</text:p>
              </table:table-cell>
              <table:table-cell office:value-type="float" office:value="-0.0144469081808361">
                <text:p>-0.0144469081808361</text:p>
              </table:table-cell>
              <table:table-cell office:value-type="float" office:value="-0.00461831172656002">
                <text:p>-0.00461831172656002</text:p>
              </table:table-cell>
              <table:table-cell office:value-type="float" office:value="-0.00560167797157418">
                <text:p>-0.00560167797157418</text:p>
              </table:table-cell>
              <table:table-cell office:value-type="float" office:value="-0.0067238722074015">
                <text:p>-0.0067238722074015</text:p>
              </table:table-cell>
              <table:table-cell office:value-type="float" office:value="-0.000376964963651083">
                <text:p>-0.000376964963651083</text:p>
              </table:table-cell>
              <table:table-cell office:value-type="float" office:value="0.0125972628167506">
                <text:p>0.0125972628167506</text:p>
              </table:table-cell>
              <table:table-cell office:value-type="float" office:value="0.00375089749950108">
                <text:p>0.00375089749950108</text:p>
              </table:table-cell>
              <table:table-cell office:value-type="float" office:value="-0.00104914252795152">
                <text:p>-0.00104914252795152</text:p>
              </table:table-cell>
              <table:table-cell office:value-type="float" office:value="-0.00206665270836459">
                <text:p>-0.00206665270836459</text:p>
              </table:table-cell>
              <table:table-cell office:value-type="float" office:value="-0.00119434558954601">
                <text:p>-0.00119434558954601</text:p>
              </table:table-cell>
              <table:table-cell office:value-type="float" office:value="-0.00267410913969057">
                <text:p>-0.00267410913969057</text:p>
              </table:table-cell>
              <table:table-cell office:value-type="float" office:value="-0.00431454489040761">
                <text:p>-0.00431454489040761</text:p>
              </table:table-cell>
              <table:table-cell office:value-type="float" office:value="0.00214489968340348">
                <text:p>0.00214489968340348</text:p>
              </table:table-cell>
              <table:table-cell office:value-type="float" office:value="0.0205176353368167">
                <text:p>0.0205176353368167</text:p>
              </table:table-cell>
              <table:table-cell office:value-type="float" office:value="0.00784337263226337">
                <text:p>0.00784337263226337</text:p>
              </table:table-cell>
              <table:table-cell office:value-type="float" office:value="0.00259503258611132">
                <text:p>0.00259503258611132</text:p>
              </table:table-cell>
              <table:table-cell office:value-type="float" office:value="-0.000345235512901887">
                <text:p>-0.000345235512901887</text:p>
              </table:table-cell>
              <table:table-cell office:value-type="float" office:value="-0.00439589732781731">
                <text:p>-0.00439589732781731</text:p>
              </table:table-cell>
              <table:table-cell office:value-type="float" office:value="-0.00324327896203391">
                <text:p>-0.00324327896203391</text:p>
              </table:table-cell>
              <table:table-cell office:value-type="float" office:value="-0.00208533168391584">
                <text:p>-0.00208533168391584</text:p>
              </table:table-cell>
              <table:table-cell office:value-type="float" office:value="-0.0119577245055818">
                <text:p>-0.0119577245055818</text:p>
              </table:table-cell>
              <table:table-cell office:value-type="float" office:value="0.00737783104473805">
                <text:p>0.00737783104473805</text:p>
              </table:table-cell>
              <table:table-cell office:value-type="float" office:value="0.000972390595183947">
                <text:p>0.000972390595183947</text:p>
              </table:table-cell>
              <table:table-cell office:value-type="float" office:value="-0.0148682314592915">
                <text:p>-0.0148682314592915</text:p>
              </table:table-cell>
              <table:table-cell office:value-type="float" office:value="-0.00235883688056715">
                <text:p>-0.00235883688056715</text:p>
              </table:table-cell>
              <table:table-cell office:value-type="float" office:value="-0.00279630199602399">
                <text:p>-0.00279630199602399</text:p>
              </table:table-cell>
              <table:table-cell office:value-type="float" office:value="-0.00259000161992529">
                <text:p>-0.00259000161992529</text:p>
              </table:table-cell>
              <table:table-cell office:value-type="float" office:value="-0.00241400349099224">
                <text:p>-0.00241400349099224</text:p>
              </table:table-cell>
              <table:table-cell office:value-type="float" office:value="-0.0015505601151154">
                <text:p>-0.0015505601151154</text:p>
              </table:table-cell>
              <table:table-cell office:value-type="float" office:value="-0.00100277478621619">
                <text:p>-0.00100277478621619</text:p>
              </table:table-cell>
              <table:table-cell office:value-type="float" office:value="0.00139940083404155">
                <text:p>0.00139940083404155</text:p>
              </table:table-cell>
              <table:table-cell office:value-type="float" office:value="0.000229398124694302">
                <text:p>0.000229398124694302</text:p>
              </table:table-cell>
              <table:table-cell office:value-type="float" office:value="0.00280276719182015">
                <text:p>0.00280276719182015</text:p>
              </table:table-cell>
              <table:table-cell office:value-type="float" office:value="0.0359135933761155">
                <text:p>0.0359135933761155</text:p>
              </table:table-cell>
              <table:table-cell office:value-type="float" office:value="0.00276479274788788">
                <text:p>0.00276479274788788</text:p>
              </table:table-cell>
              <table:table-cell office:value-type="float" office:value="0.00421114100295061">
                <text:p>0.00421114100295061</text:p>
              </table:table-cell>
              <table:table-cell office:value-type="float" office:value="-0.00329605477993439">
                <text:p>-0.00329605477993439</text:p>
              </table:table-cell>
              <table:table-cell office:value-type="float" office:value="-0.00414087321525436">
                <text:p>-0.00414087321525436</text:p>
              </table:table-cell>
              <table:table-cell office:value-type="float" office:value="-0.0125425838825192">
                <text:p>-0.0125425838825192</text:p>
              </table:table-cell>
              <table:table-cell office:value-type="float" office:value="-0.00596376962806389">
                <text:p>-0.00596376962806389</text:p>
              </table:table-cell>
              <table:table-cell office:value-type="float" office:value="-0.00289345627303211">
                <text:p>-0.00289345627303211</text:p>
              </table:table-cell>
              <table:table-cell office:value-type="float" office:value="-0.00988331892435879">
                <text:p>-0.00988331892435879</text:p>
              </table:table-cell>
              <table:table-cell office:value-type="float" office:value="0.00337567226513352">
                <text:p>0.00337567226513352</text:p>
              </table:table-cell>
              <table:table-cell office:value-type="float" office:value="0.00539431957799735">
                <text:p>0.00539431957799735</text:p>
              </table:table-cell>
              <table:table-cell office:value-type="float" office:value="-0.000519436826573461">
                <text:p>-0.000519436826573461</text:p>
              </table:table-cell>
              <table:table-cell office:value-type="float" office:value="0.000388049942060376">
                <text:p>0.000388049942060376</text:p>
              </table:table-cell>
              <table:table-cell office:value-type="float" office:value="0.0000618584459147198">
                <text:p>0.0000618584459147198</text:p>
              </table:table-cell>
              <table:table-cell office:value-type="float" office:value="-0.000865359445614222">
                <text:p>-0.000865359445614222</text:p>
              </table:table-cell>
              <table:table-cell office:value-type="float" office:value="-0.000995513274767323">
                <text:p>-0.000995513274767323</text:p>
              </table:table-cell>
              <table:table-cell office:value-type="float" office:value="-0.000838736099740056">
                <text:p>-0.000838736099740056</text:p>
              </table:table-cell>
              <table:table-cell office:value-type="float" office:value="-0.00000710752601246201">
                <text:p>-0.00000710752601246201</text:p>
              </table:table-cell>
              <table:table-cell office:value-type="float" office:value="-0.000164227921050752">
                <text:p>-0.000164227921050752</text:p>
              </table:table-cell>
              <table:table-cell office:value-type="float" office:value="0.000739068842747215">
                <text:p>0.000739068842747215</text:p>
              </table:table-cell>
              <table:table-cell office:value-type="float" office:value="-0.0000665483536599343">
                <text:p>-0.0000665483536599343</text:p>
              </table:table-cell>
              <table:table-cell office:value-type="float" office:value="-0.000201953909479913">
                <text:p>-0.000201953909479913</text:p>
              </table:table-cell>
              <table:table-cell office:value-type="float" office:value="-0.000129829687588123">
                <text:p>-0.000129829687588123</text:p>
              </table:table-cell>
              <table:table-cell office:value-type="float" office:value="0.00014270252279458">
                <text:p>0.00014270252279458</text:p>
              </table:table-cell>
              <table:table-cell office:value-type="float" office:value="0.000258071185245401">
                <text:p>0.000258071185245401</text:p>
              </table:table-cell>
              <table:table-cell office:value-type="float" office:value="0.0000149205164147181">
                <text:p>0.0000149205164147181</text:p>
              </table:table-cell>
              <table:table-cell office:value-type="float" office:value="-0.000166346980745802">
                <text:p>-0.000166346980745802</text:p>
              </table:table-cell>
              <table:table-cell office:value-type="float" office:value="0.0000755564183527735">
                <text:p>0.0000755564183527735</text:p>
              </table:table-cell>
              <table:table-cell office:value-type="float" office:value="0.00000381476853283935">
                <text:p>0.00000381476853283935</text:p>
              </table:table-cell>
              <table:table-cell office:value-type="float" office:value="0.000151053035971072">
                <text:p>0.000151053035971072</text:p>
              </table:table-cell>
              <table:table-cell office:value-type="float" office:value="0.000112729703659664">
                <text:p>0.000112729703659664</text:p>
              </table:table-cell>
              <table:table-cell office:value-type="float" office:value="-0.00012502701200634">
                <text:p>-0.00012502701200634</text:p>
              </table:table-cell>
              <table:table-cell office:value-type="float" office:value="-0.0000699879878900966">
                <text:p>-0.0000699879878900966</text:p>
              </table:table-cell>
              <table:table-cell office:value-type="float" office:value="0.0000261592992904514">
                <text:p>0.0000261592992904514</text:p>
              </table:table-cell>
              <table:table-cell office:value-type="float" office:value="0.0000407948164473648">
                <text:p>0.0000407948164473648</text:p>
              </table:table-cell>
              <table:table-cell office:value-type="float" office:value="0.0000664941246162898">
                <text:p>0.0000664941246162898</text:p>
              </table:table-cell>
              <table:table-cell office:value-type="float" office:value="0.0000121013953921501">
                <text:p>0.0000121013953921501</text:p>
              </table:table-cell>
              <table:table-cell office:value-type="float" office:value="-0.00000539082188533158">
                <text:p>-0.00000539082188533158</text:p>
              </table:table-cell>
              <table:table-cell office:value-type="float" office:value="-0.0000409723423369091">
                <text:p>-0.0000409723423369091</text:p>
              </table:table-cell>
              <table:table-cell office:value-type="float" office:value="0.0000780850916149989">
                <text:p>0.0000780850916149989</text:p>
              </table:table-cell>
              <table:table-cell office:value-type="float" office:value="-0.0000373460168585638">
                <text:p>-0.0000373460168585638</text:p>
              </table:table-cell>
              <table:table-cell office:value-type="float" office:value="-0.00000399581492172008">
                <text:p>-0.00000399581492172008</text:p>
              </table:table-cell>
              <table:table-cell office:value-type="float" office:value="0.00000241616471596817">
                <text:p>0.00000241616471596817</text:p>
              </table:table-cell>
              <table:table-cell office:value-type="float" office:value="-0.0000202671111710906">
                <text:p>-0.0000202671111710906</text:p>
              </table:table-cell>
              <table:table-cell office:value-type="float" office:value="0.000044006431864696">
                <text:p>0.000044006431864696</text:p>
              </table:table-cell>
              <table:table-cell office:value-type="float" office:value="-0.00000506589984522465">
                <text:p>-0.00000506589984522465</text:p>
              </table:table-cell>
              <table:table-cell office:value-type="float" office:value="0.0000361950200641337">
                <text:p>0.0000361950200641337</text:p>
              </table:table-cell>
              <table:table-cell office:value-type="float" office:value="-0.00000819310741406731">
                <text:p>-0.00000819310741406731</text:p>
              </table:table-cell>
              <table:table-cell office:value-type="float" office:value="0.0000480999138791627">
                <text:p>0.0000480999138791627</text:p>
              </table:table-cell>
              <table:table-cell office:value-type="float" office:value="0.0000606392585656979">
                <text:p>0.0000606392585656979</text:p>
              </table:table-cell>
              <table:table-cell office:value-type="float" office:value="-0.0000778649944120358">
                <text:p>-0.0000778649944120358</text:p>
              </table:table-cell>
              <table:table-cell office:value-type="float" office:value="0.0000878731342722205">
                <text:p>0.0000878731342722205</text:p>
              </table:table-cell>
              <table:table-cell office:value-type="float" office:value="-0.0000265865042925473">
                <text:p>-0.0000265865042925473</text:p>
              </table:table-cell>
              <table:table-cell office:value-type="float" office:value="-0.000026197541718509">
                <text:p>-0.000026197541718509</text:p>
              </table:table-cell>
              <table:table-cell office:value-type="float" office:value="0.0000214989528384835">
                <text:p>0.0000214989528384835</text:p>
              </table:table-cell>
              <table:table-cell office:value-type="float" office:value="0.00000778806914308872">
                <text:p>0.00000778806914308872</text:p>
              </table:table-cell>
              <table:table-cell office:value-type="float" office:value="0.0000326046173688144">
                <text:p>0.0000326046173688144</text:p>
              </table:table-cell>
              <table:table-cell office:value-type="float" office:value="-0.00000557482286239752">
                <text:p>-0.00000557482286239752</text:p>
              </table:table-cell>
              <table:table-cell office:value-type="float" office:value="0.0000108974777635051">
                <text:p>0.0000108974777635051</text:p>
              </table:table-cell>
              <table:table-cell office:value-type="float" office:value="-0.00000204711133638957">
                <text:p>-0.00000204711133638957</text:p>
              </table:table-cell>
              <table:table-cell office:value-type="float" office:value="-0.000042808634575453">
                <text:p>-0.000042808634575453</text:p>
              </table:table-cell>
              <table:table-cell office:value-type="float" office:value="0.000038652632496472">
                <text:p>0.000038652632496472</text:p>
              </table:table-cell>
              <table:table-cell office:value-type="float" office:value="-0.0000307608532983949">
                <text:p>-0.0000307608532983949</text:p>
              </table:table-cell>
              <table:table-cell office:value-type="float" office:value="-0.00000520830256989235">
                <text:p>-0.00000520830256989235</text:p>
              </table:table-cell>
              <table:table-cell office:value-type="float" office:value="-0.0000166231832414154">
                <text:p>-0.0000166231832414154</text:p>
              </table:table-cell>
              <table:table-cell office:value-type="float" office:value="-0.0000000366580911181913">
                <text:p>-0.0000000366580911181913</text:p>
              </table:table-cell>
              <table:table-cell office:value-type="float" office:value="0.0000176295662566162">
                <text:p>0.0000176295662566162</text:p>
              </table:table-cell>
              <table:table-cell office:value-type="float" office:value="0.0000291318965996434">
                <text:p>0.0000291318965996434</text:p>
              </table:table-cell>
              <table:table-cell office:value-type="float" office:value="-0.0000186022579863332">
                <text:p>-0.0000186022579863332</text:p>
              </table:table-cell>
              <table:table-cell office:value-type="float" office:value="-0.0000110124739913786">
                <text:p>-0.0000110124739913786</text:p>
              </table:table-cell>
              <table:table-cell office:value-type="float" office:value="0.0000236531328374756">
                <text:p>0.0000236531328374756</text:p>
              </table:table-cell>
              <table:table-cell office:value-type="float" office:value="-0.0000411272383172845">
                <text:p>-0.0000411272383172845</text:p>
              </table:table-cell>
              <table:table-cell office:value-type="float" office:value="0.0000458001855343504">
                <text:p>0.0000458001855343504</text:p>
              </table:table-cell>
              <table:table-cell office:value-type="float" office:value="-0.0000124034317765531">
                <text:p>-0.0000124034317765531</text:p>
              </table:table-cell>
              <table:table-cell office:value-type="float" office:value="-0.00000168156476021419">
                <text:p>-0.00000168156476021419</text:p>
              </table:table-cell>
              <table:table-cell office:value-type="float" office:value="0.000000732661453783923">
                <text:p>0.000000732661453783923</text:p>
              </table:table-cell>
              <table:table-cell office:value-type="float" office:value="-0.000024825308475418">
                <text:p>-0.000024825308475418</text:p>
              </table:table-cell>
              <table:table-cell office:value-type="float" office:value="0.0000378642934409923">
                <text:p>0.0000378642934409923</text:p>
              </table:table-cell>
              <table:table-cell office:value-type="float" office:value="-0.000025125167305351">
                <text:p>-0.000025125167305351</text:p>
              </table:table-cell>
              <table:table-cell office:value-type="float" office:value="0.00000935514511790636">
                <text:p>0.00000935514511790636</text:p>
              </table:table-cell>
              <table:table-cell office:value-type="float" office:value="-0.00000505840321657347">
                <text:p>-0.00000505840321657347</text:p>
              </table:table-cell>
              <table:table-cell office:value-type="float" office:value="0.00000346389754224408">
                <text:p>0.00000346389754224408</text:p>
              </table:table-cell>
              <table:table-cell office:value-type="float" office:value="0.0000345419351987508">
                <text:p>0.0000345419351987508</text:p>
              </table:table-cell>
              <table:table-cell office:value-type="float" office:value="-0.0000208177876654947">
                <text:p>-0.0000208177876654947</text:p>
              </table:table-cell>
              <table:table-cell office:value-type="float" office:value="-0.0000238774210497006">
                <text:p>-0.0000238774210497006</text:p>
              </table:table-cell>
              <table:table-cell office:value-type="float" office:value="0.0000287898207942949">
                <text:p>0.0000287898207942949</text:p>
              </table:table-cell>
              <table:table-cell office:value-type="float" office:value="0.0000142904909686825">
                <text:p>0.0000142904909686825</text:p>
              </table:table-cell>
              <table:table-cell office:value-type="float" office:value="-0.0000329299305585895">
                <text:p>-0.0000329299305585895</text:p>
              </table:table-cell>
              <table:table-cell office:value-type="float" office:value="0.0000153514944285504">
                <text:p>0.0000153514944285504</text:p>
              </table:table-cell>
              <table:table-cell office:value-type="float" office:value="-0.0000044021340167566">
                <text:p>-0.0000044021340167566</text:p>
              </table:table-cell>
              <table:table-cell office:value-type="float" office:value="-0.000016217115754058">
                <text:p>-0.000016217115754058</text:p>
              </table:table-cell>
              <table:table-cell office:value-type="float" office:value="0.0000126435311027517">
                <text:p>0.0000126435311027517</text:p>
              </table:table-cell>
              <table:table-cell office:value-type="float" office:value="-0.00000196945908798041">
                <text:p>-0.00000196945908798041</text:p>
              </table:table-cell>
              <table:table-cell office:value-type="float" office:value="-0.0000141359942572028">
                <text:p>-0.0000141359942572028</text:p>
              </table:table-cell>
              <table:table-cell office:value-type="float" office:value="0.0000141461551274036">
                <text:p>0.0000141461551274036</text:p>
              </table:table-cell>
              <table:table-cell office:value-type="float" office:value="-0.0000504270328042233">
                <text:p>-0.0000504270328042233</text:p>
              </table:table-cell>
              <table:table-cell office:value-type="float" office:value="0.0000472737313155225">
                <text:p>0.0000472737313155225</text:p>
              </table:table-cell>
              <table:table-cell office:value-type="float" office:value="0.0000043877103911294">
                <text:p>0.0000043877103911294</text:p>
              </table:table-cell>
              <table:table-cell office:value-type="float" office:value="-0.000034309693219825">
                <text:p>-0.000034309693219825</text:p>
              </table:table-cell>
              <table:table-cell office:value-type="float" office:value="0.0000407398549602256">
                <text:p>0.0000407398549602256</text:p>
              </table:table-cell>
              <table:table-cell office:value-type="float" office:value="-0.0000184988188360324">
                <text:p>-0.0000184988188360324</text:p>
              </table:table-cell>
              <table:table-cell office:value-type="float" office:value="0.0000111247377571067">
                <text:p>0.0000111247377571067</text:p>
              </table:table-cell>
              <table:table-cell office:value-type="float" office:value="-0.00000204859590691164">
                <text:p>-0.00000204859590691164</text:p>
              </table:table-cell>
              <table:table-cell office:value-type="float" office:value="-0.00000461580402699724">
                <text:p>-0.00000461580402699724</text:p>
              </table:table-cell>
              <table:table-cell office:value-type="float" office:value="0.0000277791982595255">
                <text:p>0.0000277791982595255</text:p>
              </table:table-cell>
              <table:table-cell office:value-type="float" office:value="-0.0000493269978739663">
                <text:p>-0.0000493269978739663</text:p>
              </table:table-cell>
              <table:table-cell office:value-type="float" office:value="0.00000956248340866495">
                <text:p>0.00000956248340866495</text:p>
              </table:table-cell>
              <table:table-cell office:value-type="float" office:value="0.0000308196791451998">
                <text:p>0.0000308196791451998</text:p>
              </table:table-cell>
              <table:table-cell office:value-type="float" office:value="-0.0000135311135032179">
                <text:p>-0.0000135311135032179</text:p>
              </table:table-cell>
              <table:table-cell office:value-type="float" office:value="-0.00000907716391845836">
                <text:p>-0.00000907716391845836</text:p>
              </table:table-cell>
              <table:table-cell office:value-type="float" office:value="0.0000245516184523842">
                <text:p>0.0000245516184523842</text:p>
              </table:table-cell>
              <table:table-cell office:value-type="float" office:value="-0.0000581438858982541">
                <text:p>-0.0000581438858982541</text:p>
              </table:table-cell>
              <table:table-cell office:value-type="float" office:value="0.0000238158052001669">
                <text:p>0.0000238158052001669</text:p>
              </table:table-cell>
              <table:table-cell office:value-type="float" office:value="0.0000180430301793266">
                <text:p>0.0000180430301793266</text:p>
              </table:table-cell>
              <table:table-cell office:value-type="float" office:value="0.00000180076714995092">
                <text:p>0.00000180076714995092</text:p>
              </table:table-cell>
              <table:table-cell office:value-type="float" office:value="0.0000394848511872103">
                <text:p>0.0000394848511872103</text:p>
              </table:table-cell>
              <table:table-cell office:value-type="float" office:value="-0.0000577903349724407">
                <text:p>-0.0000577903349724407</text:p>
              </table:table-cell>
              <table:table-cell office:value-type="float" office:value="0.000000782265411503058">
                <text:p>0.000000782265411503058</text:p>
              </table:table-cell>
              <table:table-cell office:value-type="float" office:value="0.0000579137074255831">
                <text:p>0.0000579137074255831</text:p>
              </table:table-cell>
              <table:table-cell office:value-type="float" office:value="-0.0000816816282951383">
                <text:p>-0.0000816816282951383</text:p>
              </table:table-cell>
              <table:table-cell office:value-type="float" office:value="0.000052780402080066">
                <text:p>0.000052780402080066</text:p>
              </table:table-cell>
              <table:table-cell office:value-type="float" office:value="-0.00000362513419743804">
                <text:p>-0.00000362513419743804</text:p>
              </table:table-cell>
              <table:table-cell office:value-type="float" office:value="0.0000113334414993393">
                <text:p>0.0000113334414993393</text:p>
              </table:table-cell>
              <table:table-cell office:value-type="float" office:value="-0.0000293987592553946">
                <text:p>-0.0000293987592553946</text:p>
              </table:table-cell>
              <table:table-cell office:value-type="float" office:value="0.000010773132418318">
                <text:p>0.000010773132418318</text:p>
              </table:table-cell>
              <table:table-cell office:value-type="float" office:value="0.00000137875076805516">
                <text:p>0.00000137875076805516</text:p>
              </table:table-cell>
              <table:table-cell office:value-type="float" office:value="-0.000000564305374539664">
                <text:p>-0.000000564305374539664</text:p>
              </table:table-cell>
              <table:table-cell office:value-type="float" office:value="-0.0000436349208977616">
                <text:p>-0.0000436349208977616</text:p>
              </table:table-cell>
              <table:table-cell office:value-type="float" office:value="0.00000885569388325846">
                <text:p>0.00000885569388325846</text:p>
              </table:table-cell>
              <table:table-cell office:value-type="float" office:value="0.0000497926750491762">
                <text:p>0.0000497926750491762</text:p>
              </table:table-cell>
              <table:table-cell office:value-type="float" office:value="-0.00000471700746684789">
                <text:p>-0.00000471700746684789</text:p>
              </table:table-cell>
              <table:table-cell office:value-type="float" office:value="-0.0000229637251242254">
                <text:p>-0.0000229637251242254</text:p>
              </table:table-cell>
              <table:table-cell office:value-type="float" office:value="-0.00000095798213434195">
                <text:p>-0.00000095798213434195</text:p>
              </table:table-cell>
              <table:table-cell office:value-type="float" office:value="0.00000442812594797504">
                <text:p>0.00000442812594797504</text:p>
              </table:table-cell>
              <table:table-cell office:value-type="float" office:value="-0.0000259816308986194">
                <text:p>-0.0000259816308986194</text:p>
              </table:table-cell>
              <table:table-cell office:value-type="float" office:value="0.0000383300855265611">
                <text:p>0.0000383300855265611</text:p>
              </table:table-cell>
              <table:table-cell office:value-type="float" office:value="0.00000548535546118778">
                <text:p>0.00000548535546118778</text:p>
              </table:table-cell>
              <table:table-cell office:value-type="float" office:value="-0.0000282515298802855">
                <text:p>-0.0000282515298802855</text:p>
              </table:table-cell>
              <table:table-cell office:value-type="float" office:value="-0.00000381482125955124">
                <text:p>-0.00000381482125955124</text:p>
              </table:table-cell>
              <table:table-cell office:value-type="float" office:value="0.0000247431854997204">
                <text:p>0.0000247431854997204</text:p>
              </table:table-cell>
              <table:table-cell office:value-type="float" office:value="-0.0000181344463723865">
                <text:p>-0.0000181344463723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